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58.62mm" svg:height="89.79mm" svg:x="121.92mm" svg:y="22.32mm">
            <loext:p draw:notify-on-update-of-ranges="Sheet1.A1:Sheet1.A1000 Sheet1.B1:Sheet1.B1000 Sheet1.C1:Sheet1.C1000 Sheet1.D1:Sheet1.D1000 Sheet1.E1:Sheet1.E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392" calcext:value-type="float">
            <text:p>22392</text:p>
          </table:table-cell>
          <table:table-cell office:value-type="float" office:value="200" calcext:value-type="float">
            <text:p>200</text:p>
          </table:table-cell>
          <table:table-cell office:value-type="float" office:value="13345" calcext:value-type="float">
            <text:p>133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041" calcext:value-type="float">
            <text:p>39041</text:p>
          </table:table-cell>
          <table:table-cell office:value-type="float" office:value="400" calcext:value-type="float">
            <text:p>400</text:p>
          </table:table-cell>
          <table:table-cell office:value-type="float" office:value="24092" calcext:value-type="float">
            <text:p>240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6364" calcext:value-type="float">
            <text:p>56364</text:p>
          </table:table-cell>
          <table:table-cell office:value-type="float" office:value="600" calcext:value-type="float">
            <text:p>600</text:p>
          </table:table-cell>
          <table:table-cell office:value-type="float" office:value="37437" calcext:value-type="float">
            <text:p>374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065" calcext:value-type="float">
            <text:p>87065</text:p>
          </table:table-cell>
          <table:table-cell office:value-type="float" office:value="800" calcext:value-type="float">
            <text:p>800</text:p>
          </table:table-cell>
          <table:table-cell office:value-type="float" office:value="16296" calcext:value-type="float">
            <text:p>162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270" calcext:value-type="float">
            <text:p>44270</text:p>
          </table:table-cell>
          <table:table-cell office:value-type="float" office:value="1000" calcext:value-type="float">
            <text:p>1000</text:p>
          </table:table-cell>
          <table:table-cell office:value-type="float" office:value="15109" calcext:value-type="float">
            <text:p>151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908" calcext:value-type="float">
            <text:p>33908</text:p>
          </table:table-cell>
          <table:table-cell office:value-type="float" office:value="1200" calcext:value-type="float">
            <text:p>1200</text:p>
          </table:table-cell>
          <table:table-cell office:value-type="float" office:value="16424" calcext:value-type="float">
            <text:p>1642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218" calcext:value-type="float">
            <text:p>36218</text:p>
          </table:table-cell>
          <table:table-cell office:value-type="float" office:value="1400" calcext:value-type="float">
            <text:p>1400</text:p>
          </table:table-cell>
          <table:table-cell office:value-type="float" office:value="19023" calcext:value-type="float">
            <text:p>1902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718" calcext:value-type="float">
            <text:p>50718</text:p>
          </table:table-cell>
          <table:table-cell office:value-type="float" office:value="1600" calcext:value-type="float">
            <text:p>1600</text:p>
          </table:table-cell>
          <table:table-cell office:value-type="float" office:value="22808" calcext:value-type="float">
            <text:p>2280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124" calcext:value-type="float">
            <text:p>53124</text:p>
          </table:table-cell>
          <table:table-cell office:value-type="float" office:value="1800" calcext:value-type="float">
            <text:p>1800</text:p>
          </table:table-cell>
          <table:table-cell office:value-type="float" office:value="24477" calcext:value-type="float">
            <text:p>2447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505" calcext:value-type="float">
            <text:p>48505</text:p>
          </table:table-cell>
          <table:table-cell office:value-type="float" office:value="2000" calcext:value-type="float">
            <text:p>2000</text:p>
          </table:table-cell>
          <table:table-cell office:value-type="float" office:value="26594" calcext:value-type="float">
            <text:p>265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3638" calcext:value-type="float">
            <text:p>53638</text:p>
          </table:table-cell>
          <table:table-cell office:value-type="float" office:value="2200" calcext:value-type="float">
            <text:p>2200</text:p>
          </table:table-cell>
          <table:table-cell office:value-type="float" office:value="28808" calcext:value-type="float">
            <text:p>2880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802" calcext:value-type="float">
            <text:p>64802</text:p>
          </table:table-cell>
          <table:table-cell office:value-type="float" office:value="2400" calcext:value-type="float">
            <text:p>2400</text:p>
          </table:table-cell>
          <table:table-cell office:value-type="float" office:value="38720" calcext:value-type="float">
            <text:p>3872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6694" calcext:value-type="float">
            <text:p>66694</text:p>
          </table:table-cell>
          <table:table-cell office:value-type="float" office:value="2600" calcext:value-type="float">
            <text:p>2600</text:p>
          </table:table-cell>
          <table:table-cell office:value-type="float" office:value="39041" calcext:value-type="float">
            <text:p>3904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1731" calcext:value-type="float">
            <text:p>71731</text:p>
          </table:table-cell>
          <table:table-cell office:value-type="float" office:value="2800" calcext:value-type="float">
            <text:p>2800</text:p>
          </table:table-cell>
          <table:table-cell office:value-type="float" office:value="41672" calcext:value-type="float">
            <text:p>4167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216" calcext:value-type="float">
            <text:p>83216</text:p>
          </table:table-cell>
          <table:table-cell office:value-type="float" office:value="3000" calcext:value-type="float">
            <text:p>3000</text:p>
          </table:table-cell>
          <table:table-cell office:value-type="float" office:value="53284" calcext:value-type="float">
            <text:p>5328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6359" calcext:value-type="float">
            <text:p>86359</text:p>
          </table:table-cell>
          <table:table-cell office:value-type="float" office:value="3200" calcext:value-type="float">
            <text:p>3200</text:p>
          </table:table-cell>
          <table:table-cell office:value-type="float" office:value="57070" calcext:value-type="float">
            <text:p>5707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3400" calcext:value-type="float">
            <text:p>3400</text:p>
          </table:table-cell>
          <table:table-cell office:value-type="float" office:value="59797" calcext:value-type="float">
            <text:p>59797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7468" calcext:value-type="float">
            <text:p>107468</text:p>
          </table:table-cell>
          <table:table-cell office:value-type="float" office:value="3600" calcext:value-type="float">
            <text:p>3600</text:p>
          </table:table-cell>
          <table:table-cell office:value-type="float" office:value="63679" calcext:value-type="float">
            <text:p>63679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98313" calcext:value-type="float">
            <text:p>298313</text:p>
          </table:table-cell>
          <table:table-cell office:value-type="float" office:value="3800" calcext:value-type="float">
            <text:p>3800</text:p>
          </table:table-cell>
          <table:table-cell office:value-type="float" office:value="49147" calcext:value-type="float">
            <text:p>4914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4522" calcext:value-type="float">
            <text:p>74522</text:p>
          </table:table-cell>
          <table:table-cell office:value-type="float" office:value="4000" calcext:value-type="float">
            <text:p>4000</text:p>
          </table:table-cell>
          <table:table-cell office:value-type="float" office:value="36635" calcext:value-type="float">
            <text:p>3663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6575" calcext:value-type="float">
            <text:p>76575</text:p>
          </table:table-cell>
          <table:table-cell office:value-type="float" office:value="4200" calcext:value-type="float">
            <text:p>4200</text:p>
          </table:table-cell>
          <table:table-cell office:value-type="float" office:value="36892" calcext:value-type="float">
            <text:p>3689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714" calcext:value-type="float">
            <text:p>80714</text:p>
          </table:table-cell>
          <table:table-cell office:value-type="float" office:value="4400" calcext:value-type="float">
            <text:p>4400</text:p>
          </table:table-cell>
          <table:table-cell office:value-type="float" office:value="44944" calcext:value-type="float">
            <text:p>44944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305" calcext:value-type="float">
            <text:p>90305</text:p>
          </table:table-cell>
          <table:table-cell office:value-type="float" office:value="4600" calcext:value-type="float">
            <text:p>4600</text:p>
          </table:table-cell>
          <table:table-cell office:value-type="float" office:value="60920" calcext:value-type="float">
            <text:p>6092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5891" calcext:value-type="float">
            <text:p>135891</text:p>
          </table:table-cell>
          <table:table-cell office:value-type="float" office:value="4800" calcext:value-type="float">
            <text:p>4800</text:p>
          </table:table-cell>
          <table:table-cell office:value-type="float" office:value="51681" calcext:value-type="float">
            <text:p>5168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3234" calcext:value-type="float">
            <text:p>103234</text:p>
          </table:table-cell>
          <table:table-cell office:value-type="float" office:value="5000" calcext:value-type="float">
            <text:p>5000</text:p>
          </table:table-cell>
          <table:table-cell office:value-type="float" office:value="46452" calcext:value-type="float">
            <text:p>4645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3257" calcext:value-type="float">
            <text:p>93257</text:p>
          </table:table-cell>
          <table:table-cell office:value-type="float" office:value="5200" calcext:value-type="float">
            <text:p>5200</text:p>
          </table:table-cell>
          <table:table-cell office:value-type="float" office:value="47382" calcext:value-type="float">
            <text:p>4738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8036" calcext:value-type="float">
            <text:p>98036</text:p>
          </table:table-cell>
          <table:table-cell office:value-type="float" office:value="5400" calcext:value-type="float">
            <text:p>5400</text:p>
          </table:table-cell>
          <table:table-cell office:value-type="float" office:value="58867" calcext:value-type="float">
            <text:p>58867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7372" calcext:value-type="float">
            <text:p>107372</text:p>
          </table:table-cell>
          <table:table-cell office:value-type="float" office:value="5600" calcext:value-type="float">
            <text:p>5600</text:p>
          </table:table-cell>
          <table:table-cell office:value-type="float" office:value="51103" calcext:value-type="float">
            <text:p>5110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2688" calcext:value-type="float">
            <text:p>102688</text:p>
          </table:table-cell>
          <table:table-cell office:value-type="float" office:value="5800" calcext:value-type="float">
            <text:p>5800</text:p>
          </table:table-cell>
          <table:table-cell office:value-type="float" office:value="52707" calcext:value-type="float">
            <text:p>52707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869" calcext:value-type="float">
            <text:p>110869</text:p>
          </table:table-cell>
          <table:table-cell office:value-type="float" office:value="6000" calcext:value-type="float">
            <text:p>6000</text:p>
          </table:table-cell>
          <table:table-cell office:value-type="float" office:value="63358" calcext:value-type="float">
            <text:p>633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2109" calcext:value-type="float">
            <text:p>242109</text:p>
          </table:table-cell>
          <table:table-cell office:value-type="float" office:value="6200" calcext:value-type="float">
            <text:p>6200</text:p>
          </table:table-cell>
          <table:table-cell office:value-type="float" office:value="70287" calcext:value-type="float">
            <text:p>70287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0268" calcext:value-type="float">
            <text:p>120268</text:p>
          </table:table-cell>
          <table:table-cell office:value-type="float" office:value="6400" calcext:value-type="float">
            <text:p>6400</text:p>
          </table:table-cell>
          <table:table-cell office:value-type="float" office:value="57551" calcext:value-type="float">
            <text:p>57551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52252" calcext:value-type="float">
            <text:p>152252</text:p>
          </table:table-cell>
          <table:table-cell office:value-type="float" office:value="6600" calcext:value-type="float">
            <text:p>6600</text:p>
          </table:table-cell>
          <table:table-cell office:value-type="float" office:value="59765" calcext:value-type="float">
            <text:p>5976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7679" calcext:value-type="float">
            <text:p>127679</text:p>
          </table:table-cell>
          <table:table-cell office:value-type="float" office:value="6800" calcext:value-type="float">
            <text:p>6800</text:p>
          </table:table-cell>
          <table:table-cell office:value-type="float" office:value="67978" calcext:value-type="float">
            <text:p>6797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30341" calcext:value-type="float">
            <text:p>130341</text:p>
          </table:table-cell>
          <table:table-cell office:value-type="float" office:value="7000" calcext:value-type="float">
            <text:p>7000</text:p>
          </table:table-cell>
          <table:table-cell office:value-type="float" office:value="73688" calcext:value-type="float">
            <text:p>7368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8269" calcext:value-type="float">
            <text:p>178269</text:p>
          </table:table-cell>
          <table:table-cell office:value-type="float" office:value="7200" calcext:value-type="float">
            <text:p>7200</text:p>
          </table:table-cell>
          <table:table-cell office:value-type="float" office:value="76639" calcext:value-type="float">
            <text:p>7663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42628" calcext:value-type="float">
            <text:p>142628</text:p>
          </table:table-cell>
          <table:table-cell office:value-type="float" office:value="7400" calcext:value-type="float">
            <text:p>7400</text:p>
          </table:table-cell>
          <table:table-cell office:value-type="float" office:value="73110" calcext:value-type="float">
            <text:p>7311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42692" calcext:value-type="float">
            <text:p>142692</text:p>
          </table:table-cell>
          <table:table-cell office:value-type="float" office:value="7600" calcext:value-type="float">
            <text:p>7600</text:p>
          </table:table-cell>
          <table:table-cell office:value-type="float" office:value="68780" calcext:value-type="float">
            <text:p>6878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43590" calcext:value-type="float">
            <text:p>143590</text:p>
          </table:table-cell>
          <table:table-cell office:value-type="float" office:value="7800" calcext:value-type="float">
            <text:p>7800</text:p>
          </table:table-cell>
          <table:table-cell office:value-type="float" office:value="74650" calcext:value-type="float">
            <text:p>74650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5011" calcext:value-type="float">
            <text:p>155011</text:p>
          </table:table-cell>
          <table:table-cell office:value-type="float" office:value="8000" calcext:value-type="float">
            <text:p>8000</text:p>
          </table:table-cell>
          <table:table-cell office:value-type="float" office:value="73238" calcext:value-type="float">
            <text:p>7323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78943" calcext:value-type="float">
            <text:p>178943</text:p>
          </table:table-cell>
          <table:table-cell office:value-type="float" office:value="8200" calcext:value-type="float">
            <text:p>8200</text:p>
          </table:table-cell>
          <table:table-cell office:value-type="float" office:value="72148" calcext:value-type="float">
            <text:p>72148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51771" calcext:value-type="float">
            <text:p>151771</text:p>
          </table:table-cell>
          <table:table-cell office:value-type="float" office:value="8400" calcext:value-type="float">
            <text:p>8400</text:p>
          </table:table-cell>
          <table:table-cell office:value-type="float" office:value="78147" calcext:value-type="float">
            <text:p>78147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81798" calcext:value-type="float">
            <text:p>181798</text:p>
          </table:table-cell>
          <table:table-cell office:value-type="float" office:value="8600" calcext:value-type="float">
            <text:p>8600</text:p>
          </table:table-cell>
          <table:table-cell office:value-type="float" office:value="77922" calcext:value-type="float">
            <text:p>77922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58508" calcext:value-type="float">
            <text:p>158508</text:p>
          </table:table-cell>
          <table:table-cell office:value-type="float" office:value="8800" calcext:value-type="float">
            <text:p>8800</text:p>
          </table:table-cell>
          <table:table-cell office:value-type="float" office:value="81066" calcext:value-type="float">
            <text:p>81066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7683" calcext:value-type="float">
            <text:p>167683</text:p>
          </table:table-cell>
          <table:table-cell office:value-type="float" office:value="9000" calcext:value-type="float">
            <text:p>9000</text:p>
          </table:table-cell>
          <table:table-cell office:value-type="float" office:value="136244" calcext:value-type="float">
            <text:p>136244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82183" calcext:value-type="float">
            <text:p>182183</text:p>
          </table:table-cell>
          <table:table-cell office:value-type="float" office:value="9200" calcext:value-type="float">
            <text:p>9200</text:p>
          </table:table-cell>
          <table:table-cell office:value-type="float" office:value="88092" calcext:value-type="float">
            <text:p>88092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75606" calcext:value-type="float">
            <text:p>175606</text:p>
          </table:table-cell>
          <table:table-cell office:value-type="float" office:value="9400" calcext:value-type="float">
            <text:p>9400</text:p>
          </table:table-cell>
          <table:table-cell office:value-type="float" office:value="84916" calcext:value-type="float">
            <text:p>84916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75414" calcext:value-type="float">
            <text:p>175414</text:p>
          </table:table-cell>
          <table:table-cell office:value-type="float" office:value="9600" calcext:value-type="float">
            <text:p>9600</text:p>
          </table:table-cell>
          <table:table-cell office:value-type="float" office:value="89311" calcext:value-type="float">
            <text:p>89311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2265" calcext:value-type="float">
            <text:p>202265</text:p>
          </table:table-cell>
          <table:table-cell office:value-type="float" office:value="9800" calcext:value-type="float">
            <text:p>9800</text:p>
          </table:table-cell>
          <table:table-cell office:value-type="float" office:value="345632" calcext:value-type="float">
            <text:p>345632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0792" calcext:value-type="float">
            <text:p>310792</text:p>
          </table:table-cell>
          <table:table-cell office:value-type="float" office:value="10000" calcext:value-type="float">
            <text:p>10000</text:p>
          </table:table-cell>
          <table:table-cell office:value-type="float" office:value="156038" calcext:value-type="float">
            <text:p>15603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25010" calcext:value-type="float">
            <text:p>225010</text:p>
          </table:table-cell>
          <table:table-cell office:value-type="float" office:value="10200" calcext:value-type="float">
            <text:p>10200</text:p>
          </table:table-cell>
          <table:table-cell office:value-type="float" office:value="136758" calcext:value-type="float">
            <text:p>13675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97100" calcext:value-type="float">
            <text:p>197100</text:p>
          </table:table-cell>
          <table:table-cell office:value-type="float" office:value="10400" calcext:value-type="float">
            <text:p>10400</text:p>
          </table:table-cell>
          <table:table-cell office:value-type="float" office:value="94957" calcext:value-type="float">
            <text:p>94957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48910" calcext:value-type="float">
            <text:p>248910</text:p>
          </table:table-cell>
          <table:table-cell office:value-type="float" office:value="10600" calcext:value-type="float">
            <text:p>10600</text:p>
          </table:table-cell>
          <table:table-cell office:value-type="float" office:value="115231" calcext:value-type="float">
            <text:p>115231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18626" calcext:value-type="float">
            <text:p>218626</text:p>
          </table:table-cell>
          <table:table-cell office:value-type="float" office:value="10800" calcext:value-type="float">
            <text:p>10800</text:p>
          </table:table-cell>
          <table:table-cell office:value-type="float" office:value="97010" calcext:value-type="float">
            <text:p>9701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03613" calcext:value-type="float">
            <text:p>203613</text:p>
          </table:table-cell>
          <table:table-cell office:value-type="float" office:value="11000" calcext:value-type="float">
            <text:p>11000</text:p>
          </table:table-cell>
          <table:table-cell office:value-type="float" office:value="177275" calcext:value-type="float">
            <text:p>17727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92962" calcext:value-type="float">
            <text:p>192962</text:p>
          </table:table-cell>
          <table:table-cell office:value-type="float" office:value="11200" calcext:value-type="float">
            <text:p>11200</text:p>
          </table:table-cell>
          <table:table-cell office:value-type="float" office:value="101790" calcext:value-type="float">
            <text:p>10179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14905" calcext:value-type="float">
            <text:p>214905</text:p>
          </table:table-cell>
          <table:table-cell office:value-type="float" office:value="11400" calcext:value-type="float">
            <text:p>11400</text:p>
          </table:table-cell>
          <table:table-cell office:value-type="float" office:value="107083" calcext:value-type="float">
            <text:p>107083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98030" calcext:value-type="float">
            <text:p>198030</text:p>
          </table:table-cell>
          <table:table-cell office:value-type="float" office:value="11600" calcext:value-type="float">
            <text:p>11600</text:p>
          </table:table-cell>
          <table:table-cell office:value-type="float" office:value="247113" calcext:value-type="float">
            <text:p>24711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917750" calcext:value-type="float">
            <text:p>917750</text:p>
          </table:table-cell>
          <table:table-cell office:value-type="float" office:value="11800" calcext:value-type="float">
            <text:p>11800</text:p>
          </table:table-cell>
          <table:table-cell office:value-type="float" office:value="107404" calcext:value-type="float">
            <text:p>107404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88272" calcext:value-type="float">
            <text:p>288272</text:p>
          </table:table-cell>
          <table:table-cell office:value-type="float" office:value="12000" calcext:value-type="float">
            <text:p>12000</text:p>
          </table:table-cell>
          <table:table-cell office:value-type="float" office:value="270532" calcext:value-type="float">
            <text:p>2705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18819" calcext:value-type="float">
            <text:p>218819</text:p>
          </table:table-cell>
          <table:table-cell office:value-type="float" office:value="12200" calcext:value-type="float">
            <text:p>12200</text:p>
          </table:table-cell>
          <table:table-cell office:value-type="float" office:value="109233" calcext:value-type="float">
            <text:p>109233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53144" calcext:value-type="float">
            <text:p>253144</text:p>
          </table:table-cell>
          <table:table-cell office:value-type="float" office:value="12400" calcext:value-type="float">
            <text:p>12400</text:p>
          </table:table-cell>
          <table:table-cell office:value-type="float" office:value="128930" calcext:value-type="float">
            <text:p>128930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56417" calcext:value-type="float">
            <text:p>256417</text:p>
          </table:table-cell>
          <table:table-cell office:value-type="float" office:value="12600" calcext:value-type="float">
            <text:p>12600</text:p>
          </table:table-cell>
          <table:table-cell office:value-type="float" office:value="115969" calcext:value-type="float">
            <text:p>115969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36719" calcext:value-type="float">
            <text:p>236719</text:p>
          </table:table-cell>
          <table:table-cell office:value-type="float" office:value="12800" calcext:value-type="float">
            <text:p>12800</text:p>
          </table:table-cell>
          <table:table-cell office:value-type="float" office:value="111960" calcext:value-type="float">
            <text:p>11196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62384" calcext:value-type="float">
            <text:p>262384</text:p>
          </table:table-cell>
          <table:table-cell office:value-type="float" office:value="13000" calcext:value-type="float">
            <text:p>13000</text:p>
          </table:table-cell>
          <table:table-cell office:value-type="float" office:value="131753" calcext:value-type="float">
            <text:p>131753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38419" calcext:value-type="float">
            <text:p>238419</text:p>
          </table:table-cell>
          <table:table-cell office:value-type="float" office:value="13200" calcext:value-type="float">
            <text:p>13200</text:p>
          </table:table-cell>
          <table:table-cell office:value-type="float" office:value="114943" calcext:value-type="float">
            <text:p>114943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36399" calcext:value-type="float">
            <text:p>236399</text:p>
          </table:table-cell>
          <table:table-cell office:value-type="float" office:value="13400" calcext:value-type="float">
            <text:p>13400</text:p>
          </table:table-cell>
          <table:table-cell office:value-type="float" office:value="121616" calcext:value-type="float">
            <text:p>121616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30002" calcext:value-type="float">
            <text:p>430002</text:p>
          </table:table-cell>
          <table:table-cell office:value-type="float" office:value="13600" calcext:value-type="float">
            <text:p>13600</text:p>
          </table:table-cell>
          <table:table-cell office:value-type="float" office:value="129058" calcext:value-type="float">
            <text:p>129058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26806" calcext:value-type="float">
            <text:p>226806</text:p>
          </table:table-cell>
          <table:table-cell office:value-type="float" office:value="13800" calcext:value-type="float">
            <text:p>13800</text:p>
          </table:table-cell>
          <table:table-cell office:value-type="float" office:value="112152" calcext:value-type="float">
            <text:p>112152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8268" calcext:value-type="float">
            <text:p>248268</text:p>
          </table:table-cell>
          <table:table-cell office:value-type="float" office:value="14000" calcext:value-type="float">
            <text:p>14000</text:p>
          </table:table-cell>
          <table:table-cell office:value-type="float" office:value="119210" calcext:value-type="float">
            <text:p>11921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94688" calcext:value-type="float">
            <text:p>294688</text:p>
          </table:table-cell>
          <table:table-cell office:value-type="float" office:value="14200" calcext:value-type="float">
            <text:p>14200</text:p>
          </table:table-cell>
          <table:table-cell office:value-type="float" office:value="121936" calcext:value-type="float">
            <text:p>121936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8076" calcext:value-type="float">
            <text:p>248076</text:p>
          </table:table-cell>
          <table:table-cell office:value-type="float" office:value="14400" calcext:value-type="float">
            <text:p>14400</text:p>
          </table:table-cell>
          <table:table-cell office:value-type="float" office:value="126010" calcext:value-type="float">
            <text:p>12601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48076" calcext:value-type="float">
            <text:p>248076</text:p>
          </table:table-cell>
          <table:table-cell office:value-type="float" office:value="14600" calcext:value-type="float">
            <text:p>14600</text:p>
          </table:table-cell>
          <table:table-cell office:value-type="float" office:value="128481" calcext:value-type="float">
            <text:p>128481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32158" calcext:value-type="float">
            <text:p>332158</text:p>
          </table:table-cell>
          <table:table-cell office:value-type="float" office:value="14800" calcext:value-type="float">
            <text:p>14800</text:p>
          </table:table-cell>
          <table:table-cell office:value-type="float" office:value="163256" calcext:value-type="float">
            <text:p>163256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2910" calcext:value-type="float">
            <text:p>312910</text:p>
          </table:table-cell>
          <table:table-cell office:value-type="float" office:value="15000" calcext:value-type="float">
            <text:p>15000</text:p>
          </table:table-cell>
          <table:table-cell office:value-type="float" office:value="129796" calcext:value-type="float">
            <text:p>129796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69082" calcext:value-type="float">
            <text:p>369082</text:p>
          </table:table-cell>
          <table:table-cell office:value-type="float" office:value="15200" calcext:value-type="float">
            <text:p>15200</text:p>
          </table:table-cell>
          <table:table-cell office:value-type="float" office:value="135250" calcext:value-type="float">
            <text:p>13525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75729" calcext:value-type="float">
            <text:p>275729</text:p>
          </table:table-cell>
          <table:table-cell office:value-type="float" office:value="15400" calcext:value-type="float">
            <text:p>15400</text:p>
          </table:table-cell>
          <table:table-cell office:value-type="float" office:value="136533" calcext:value-type="float">
            <text:p>136533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16952" calcext:value-type="float">
            <text:p>316952</text:p>
          </table:table-cell>
          <table:table-cell office:value-type="float" office:value="15600" calcext:value-type="float">
            <text:p>15600</text:p>
          </table:table-cell>
          <table:table-cell office:value-type="float" office:value="147504" calcext:value-type="float">
            <text:p>14750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82241" calcext:value-type="float">
            <text:p>282241</text:p>
          </table:table-cell>
          <table:table-cell office:value-type="float" office:value="15800" calcext:value-type="float">
            <text:p>15800</text:p>
          </table:table-cell>
          <table:table-cell office:value-type="float" office:value="133645" calcext:value-type="float">
            <text:p>133645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42231" calcext:value-type="float">
            <text:p>342231</text:p>
          </table:table-cell>
          <table:table-cell office:value-type="float" office:value="16000" calcext:value-type="float">
            <text:p>16000</text:p>
          </table:table-cell>
          <table:table-cell office:value-type="float" office:value="141248" calcext:value-type="float">
            <text:p>141248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87021" calcext:value-type="float">
            <text:p>287021</text:p>
          </table:table-cell>
          <table:table-cell office:value-type="float" office:value="16200" calcext:value-type="float">
            <text:p>16200</text:p>
          </table:table-cell>
          <table:table-cell office:value-type="float" office:value="203581" calcext:value-type="float">
            <text:p>203581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24523" calcext:value-type="float">
            <text:p>324523</text:p>
          </table:table-cell>
          <table:table-cell office:value-type="float" office:value="16400" calcext:value-type="float">
            <text:p>16400</text:p>
          </table:table-cell>
          <table:table-cell office:value-type="float" office:value="135795" calcext:value-type="float">
            <text:p>135795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0627" calcext:value-type="float">
            <text:p>340627</text:p>
          </table:table-cell>
          <table:table-cell office:value-type="float" office:value="16600" calcext:value-type="float">
            <text:p>16600</text:p>
          </table:table-cell>
          <table:table-cell office:value-type="float" office:value="162999" calcext:value-type="float">
            <text:p>162999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17818" calcext:value-type="float">
            <text:p>317818</text:p>
          </table:table-cell>
          <table:table-cell office:value-type="float" office:value="16800" calcext:value-type="float">
            <text:p>16800</text:p>
          </table:table-cell>
          <table:table-cell office:value-type="float" office:value="144713" calcext:value-type="float">
            <text:p>144713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95587" calcext:value-type="float">
            <text:p>295587</text:p>
          </table:table-cell>
          <table:table-cell office:value-type="float" office:value="17000" calcext:value-type="float">
            <text:p>17000</text:p>
          </table:table-cell>
          <table:table-cell office:value-type="float" office:value="297832" calcext:value-type="float">
            <text:p>297832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55416" calcext:value-type="float">
            <text:p>355416</text:p>
          </table:table-cell>
          <table:table-cell office:value-type="float" office:value="17200" calcext:value-type="float">
            <text:p>17200</text:p>
          </table:table-cell>
          <table:table-cell office:value-type="float" office:value="153182" calcext:value-type="float">
            <text:p>153182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89908" calcext:value-type="float">
            <text:p>289908</text:p>
          </table:table-cell>
          <table:table-cell office:value-type="float" office:value="17400" calcext:value-type="float">
            <text:p>17400</text:p>
          </table:table-cell>
          <table:table-cell office:value-type="float" office:value="174387" calcext:value-type="float">
            <text:p>174387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08900" calcext:value-type="float">
            <text:p>308900</text:p>
          </table:table-cell>
          <table:table-cell office:value-type="float" office:value="17600" calcext:value-type="float">
            <text:p>17600</text:p>
          </table:table-cell>
          <table:table-cell office:value-type="float" office:value="153888" calcext:value-type="float">
            <text:p>153888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99115" calcext:value-type="float">
            <text:p>299115</text:p>
          </table:table-cell>
          <table:table-cell office:value-type="float" office:value="17800" calcext:value-type="float">
            <text:p>17800</text:p>
          </table:table-cell>
          <table:table-cell office:value-type="float" office:value="149397" calcext:value-type="float">
            <text:p>149397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22014" calcext:value-type="float">
            <text:p>42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154337" calcext:value-type="float">
            <text:p>154337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98859" calcext:value-type="float">
            <text:p>298859</text:p>
          </table:table-cell>
          <table:table-cell office:value-type="float" office:value="18200" calcext:value-type="float">
            <text:p>18200</text:p>
          </table:table-cell>
          <table:table-cell office:value-type="float" office:value="161395" calcext:value-type="float">
            <text:p>161395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96884" calcext:value-type="float">
            <text:p>596884</text:p>
          </table:table-cell>
          <table:table-cell office:value-type="float" office:value="18400" calcext:value-type="float">
            <text:p>18400</text:p>
          </table:table-cell>
          <table:table-cell office:value-type="float" office:value="162743" calcext:value-type="float">
            <text:p>162743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321411" calcext:value-type="float">
            <text:p>321411</text:p>
          </table:table-cell>
          <table:table-cell office:value-type="float" office:value="18600" calcext:value-type="float">
            <text:p>18600</text:p>
          </table:table-cell>
          <table:table-cell office:value-type="float" office:value="167554" calcext:value-type="float">
            <text:p>167554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24799" calcext:value-type="float">
            <text:p>524799</text:p>
          </table:table-cell>
          <table:table-cell office:value-type="float" office:value="18800" calcext:value-type="float">
            <text:p>188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85938" calcext:value-type="float">
            <text:p>685938</text:p>
          </table:table-cell>
          <table:table-cell office:value-type="float" office:value="19000" calcext:value-type="float">
            <text:p>19000</text:p>
          </table:table-cell>
          <table:table-cell office:value-type="float" office:value="264020" calcext:value-type="float">
            <text:p>26402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38311" calcext:value-type="float">
            <text:p>438311</text:p>
          </table:table-cell>
          <table:table-cell office:value-type="float" office:value="19200" calcext:value-type="float">
            <text:p>19200</text:p>
          </table:table-cell>
          <table:table-cell office:value-type="float" office:value="177628" calcext:value-type="float">
            <text:p>177628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56340" calcext:value-type="float">
            <text:p>456340</text:p>
          </table:table-cell>
          <table:table-cell office:value-type="float" office:value="19400" calcext:value-type="float">
            <text:p>19400</text:p>
          </table:table-cell>
          <table:table-cell office:value-type="float" office:value="186642" calcext:value-type="float">
            <text:p>186642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97146" calcext:value-type="float">
            <text:p>497146</text:p>
          </table:table-cell>
          <table:table-cell office:value-type="float" office:value="19600" calcext:value-type="float">
            <text:p>19600</text:p>
          </table:table-cell>
          <table:table-cell office:value-type="float" office:value="221642" calcext:value-type="float">
            <text:p>221642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05718" calcext:value-type="float">
            <text:p>405718</text:p>
          </table:table-cell>
          <table:table-cell office:value-type="float" office:value="19800" calcext:value-type="float">
            <text:p>19800</text:p>
          </table:table-cell>
          <table:table-cell office:value-type="float" office:value="184236" calcext:value-type="float">
            <text:p>184236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0806" calcext:value-type="float">
            <text:p>360806</text:p>
          </table:table-cell>
          <table:table-cell office:value-type="float" office:value="20000" calcext:value-type="float">
            <text:p>20000</text:p>
          </table:table-cell>
          <table:table-cell office:value-type="float" office:value="260234" calcext:value-type="float">
            <text:p>26023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358977" calcext:value-type="float">
            <text:p>358977</text:p>
          </table:table-cell>
          <table:table-cell office:value-type="float" office:value="20200" calcext:value-type="float">
            <text:p>20200</text:p>
          </table:table-cell>
          <table:table-cell office:value-type="float" office:value="177146" calcext:value-type="float">
            <text:p>177146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479887" calcext:value-type="float">
            <text:p>479887</text:p>
          </table:table-cell>
          <table:table-cell office:value-type="float" office:value="20400" calcext:value-type="float">
            <text:p>20400</text:p>
          </table:table-cell>
          <table:table-cell office:value-type="float" office:value="225651" calcext:value-type="float">
            <text:p>225651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371905" calcext:value-type="float">
            <text:p>371905</text:p>
          </table:table-cell>
          <table:table-cell office:value-type="float" office:value="20600" calcext:value-type="float">
            <text:p>20600</text:p>
          </table:table-cell>
          <table:table-cell office:value-type="float" office:value="198031" calcext:value-type="float">
            <text:p>198031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604583" calcext:value-type="float">
            <text:p>604583</text:p>
          </table:table-cell>
          <table:table-cell office:value-type="float" office:value="20800" calcext:value-type="float">
            <text:p>20800</text:p>
          </table:table-cell>
          <table:table-cell office:value-type="float" office:value="358015" calcext:value-type="float">
            <text:p>358015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521852" calcext:value-type="float">
            <text:p>1521852</text:p>
          </table:table-cell>
          <table:table-cell office:value-type="float" office:value="21000" calcext:value-type="float">
            <text:p>21000</text:p>
          </table:table-cell>
          <table:table-cell office:value-type="float" office:value="267035" calcext:value-type="float">
            <text:p>267035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500964" calcext:value-type="float">
            <text:p>500964</text:p>
          </table:table-cell>
          <table:table-cell office:value-type="float" office:value="21200" calcext:value-type="float">
            <text:p>21200</text:p>
          </table:table-cell>
          <table:table-cell office:value-type="float" office:value="193668" calcext:value-type="float">
            <text:p>193668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482069" calcext:value-type="float">
            <text:p>482069</text:p>
          </table:table-cell>
          <table:table-cell office:value-type="float" office:value="21400" calcext:value-type="float">
            <text:p>21400</text:p>
          </table:table-cell>
          <table:table-cell office:value-type="float" office:value="241563" calcext:value-type="float">
            <text:p>241563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32483" calcext:value-type="float">
            <text:p>1332483</text:p>
          </table:table-cell>
          <table:table-cell office:value-type="float" office:value="21600" calcext:value-type="float">
            <text:p>21600</text:p>
          </table:table-cell>
          <table:table-cell office:value-type="float" office:value="212178" calcext:value-type="float">
            <text:p>212178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867223" calcext:value-type="float">
            <text:p>867223</text:p>
          </table:table-cell>
          <table:table-cell office:value-type="float" office:value="21800" calcext:value-type="float">
            <text:p>21800</text:p>
          </table:table-cell>
          <table:table-cell office:value-type="float" office:value="299115" calcext:value-type="float">
            <text:p>299115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15863" calcext:value-type="float">
            <text:p>815863</text:p>
          </table:table-cell>
          <table:table-cell office:value-type="float" office:value="22000" calcext:value-type="float">
            <text:p>22000</text:p>
          </table:table-cell>
          <table:table-cell office:value-type="float" office:value="226967" calcext:value-type="float">
            <text:p>226967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103530" calcext:value-type="float">
            <text:p>2103530</text:p>
          </table:table-cell>
          <table:table-cell office:value-type="float" office:value="22200" calcext:value-type="float">
            <text:p>22200</text:p>
          </table:table-cell>
          <table:table-cell office:value-type="float" office:value="340788" calcext:value-type="float">
            <text:p>340788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707432" calcext:value-type="float">
            <text:p>707432</text:p>
          </table:table-cell>
          <table:table-cell office:value-type="float" office:value="22400" calcext:value-type="float">
            <text:p>22400</text:p>
          </table:table-cell>
          <table:table-cell office:value-type="float" office:value="210093" calcext:value-type="float">
            <text:p>210093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580876" calcext:value-type="float">
            <text:p>580876</text:p>
          </table:table-cell>
          <table:table-cell office:value-type="float" office:value="22600" calcext:value-type="float">
            <text:p>22600</text:p>
          </table:table-cell>
          <table:table-cell office:value-type="float" office:value="221546" calcext:value-type="float">
            <text:p>221546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445401" calcext:value-type="float">
            <text:p>445401</text:p>
          </table:table-cell>
          <table:table-cell office:value-type="float" office:value="22800" calcext:value-type="float">
            <text:p>22800</text:p>
          </table:table-cell>
          <table:table-cell office:value-type="float" office:value="251989" calcext:value-type="float">
            <text:p>251989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755905" calcext:value-type="float">
            <text:p>755905</text:p>
          </table:table-cell>
          <table:table-cell office:value-type="float" office:value="23000" calcext:value-type="float">
            <text:p>23000</text:p>
          </table:table-cell>
          <table:table-cell office:value-type="float" office:value="263314" calcext:value-type="float">
            <text:p>263314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372871" calcext:value-type="float">
            <text:p>1372871</text:p>
          </table:table-cell>
          <table:table-cell office:value-type="float" office:value="23200" calcext:value-type="float">
            <text:p>23200</text:p>
          </table:table-cell>
          <table:table-cell office:value-type="float" office:value="282209" calcext:value-type="float">
            <text:p>28220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449796" calcext:value-type="float">
            <text:p>449796</text:p>
          </table:table-cell>
          <table:table-cell office:value-type="float" office:value="23400" calcext:value-type="float">
            <text:p>23400</text:p>
          </table:table-cell>
          <table:table-cell office:value-type="float" office:value="202746" calcext:value-type="float">
            <text:p>202746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442578" calcext:value-type="float">
            <text:p>442578</text:p>
          </table:table-cell>
          <table:table-cell office:value-type="float" office:value="23600" calcext:value-type="float">
            <text:p>23600</text:p>
          </table:table-cell>
          <table:table-cell office:value-type="float" office:value="293662" calcext:value-type="float">
            <text:p>293662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430548" calcext:value-type="float">
            <text:p>430548</text:p>
          </table:table-cell>
          <table:table-cell office:value-type="float" office:value="23800" calcext:value-type="float">
            <text:p>23800</text:p>
          </table:table-cell>
          <table:table-cell office:value-type="float" office:value="202362" calcext:value-type="float">
            <text:p>202362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874121" calcext:value-type="float">
            <text:p>874121</text:p>
          </table:table-cell>
          <table:table-cell office:value-type="float" office:value="24000" calcext:value-type="float">
            <text:p>24000</text:p>
          </table:table-cell>
          <table:table-cell office:value-type="float" office:value="256321" calcext:value-type="float">
            <text:p>256321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526435" calcext:value-type="float">
            <text:p>526435</text:p>
          </table:table-cell>
          <table:table-cell office:value-type="float" office:value="24200" calcext:value-type="float">
            <text:p>24200</text:p>
          </table:table-cell>
          <table:table-cell office:value-type="float" office:value="220968" calcext:value-type="float">
            <text:p>220968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427179" calcext:value-type="float">
            <text:p>427179</text:p>
          </table:table-cell>
          <table:table-cell office:value-type="float" office:value="24400" calcext:value-type="float">
            <text:p>24400</text:p>
          </table:table-cell>
          <table:table-cell office:value-type="float" office:value="399109" calcext:value-type="float">
            <text:p>399109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424613" calcext:value-type="float">
            <text:p>424613</text:p>
          </table:table-cell>
          <table:table-cell office:value-type="float" office:value="24600" calcext:value-type="float">
            <text:p>24600</text:p>
          </table:table-cell>
          <table:table-cell office:value-type="float" office:value="227320" calcext:value-type="float">
            <text:p>227320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678977" calcext:value-type="float">
            <text:p>678977</text:p>
          </table:table-cell>
          <table:table-cell office:value-type="float" office:value="24800" calcext:value-type="float">
            <text:p>24800</text:p>
          </table:table-cell>
          <table:table-cell office:value-type="float" office:value="211151" calcext:value-type="float">
            <text:p>211151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49187" calcext:value-type="float">
            <text:p>449187</text:p>
          </table:table-cell>
          <table:table-cell office:value-type="float" office:value="25000" calcext:value-type="float">
            <text:p>25000</text:p>
          </table:table-cell>
          <table:table-cell office:value-type="float" office:value="228699" calcext:value-type="float">
            <text:p>228699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433948" calcext:value-type="float">
            <text:p>433948</text:p>
          </table:table-cell>
          <table:table-cell office:value-type="float" office:value="25200" calcext:value-type="float">
            <text:p>25200</text:p>
          </table:table-cell>
          <table:table-cell office:value-type="float" office:value="212948" calcext:value-type="float">
            <text:p>212948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957561" calcext:value-type="float">
            <text:p>957561</text:p>
          </table:table-cell>
          <table:table-cell office:value-type="float" office:value="25400" calcext:value-type="float">
            <text:p>25400</text:p>
          </table:table-cell>
          <table:table-cell office:value-type="float" office:value="211440" calcext:value-type="float">
            <text:p>211440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583186" calcext:value-type="float">
            <text:p>583186</text:p>
          </table:table-cell>
          <table:table-cell office:value-type="float" office:value="25600" calcext:value-type="float">
            <text:p>25600</text:p>
          </table:table-cell>
          <table:table-cell office:value-type="float" office:value="278231" calcext:value-type="float">
            <text:p>278231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423041" calcext:value-type="float">
            <text:p>423041</text:p>
          </table:table-cell>
          <table:table-cell office:value-type="float" office:value="25800" calcext:value-type="float">
            <text:p>25800</text:p>
          </table:table-cell>
          <table:table-cell office:value-type="float" office:value="238323" calcext:value-type="float">
            <text:p>238323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48834" calcext:value-type="float">
            <text:p>448834</text:p>
          </table:table-cell>
          <table:table-cell office:value-type="float" office:value="26000" calcext:value-type="float">
            <text:p>26000</text:p>
          </table:table-cell>
          <table:table-cell office:value-type="float" office:value="246247" calcext:value-type="float">
            <text:p>246247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459356" calcext:value-type="float">
            <text:p>459356</text:p>
          </table:table-cell>
          <table:table-cell office:value-type="float" office:value="26200" calcext:value-type="float">
            <text:p>26200</text:p>
          </table:table-cell>
          <table:table-cell office:value-type="float" office:value="214327" calcext:value-type="float">
            <text:p>214327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427982" calcext:value-type="float">
            <text:p>427982</text:p>
          </table:table-cell>
          <table:table-cell office:value-type="float" office:value="26400" calcext:value-type="float">
            <text:p>26400</text:p>
          </table:table-cell>
          <table:table-cell office:value-type="float" office:value="214744" calcext:value-type="float">
            <text:p>214744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508214" calcext:value-type="float">
            <text:p>508214</text:p>
          </table:table-cell>
          <table:table-cell office:value-type="float" office:value="26600" calcext:value-type="float">
            <text:p>26600</text:p>
          </table:table-cell>
          <table:table-cell office:value-type="float" office:value="254011" calcext:value-type="float">
            <text:p>254011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435616" calcext:value-type="float">
            <text:p>435616</text:p>
          </table:table-cell>
          <table:table-cell office:value-type="float" office:value="26800" calcext:value-type="float">
            <text:p>26800</text:p>
          </table:table-cell>
          <table:table-cell office:value-type="float" office:value="421309" calcext:value-type="float">
            <text:p>421309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438632" calcext:value-type="float">
            <text:p>438632</text:p>
          </table:table-cell>
          <table:table-cell office:value-type="float" office:value="27000" calcext:value-type="float">
            <text:p>27000</text:p>
          </table:table-cell>
          <table:table-cell office:value-type="float" office:value="221385" calcext:value-type="float">
            <text:p>221385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452972" calcext:value-type="float">
            <text:p>452972</text:p>
          </table:table-cell>
          <table:table-cell office:value-type="float" office:value="27200" calcext:value-type="float">
            <text:p>27200</text:p>
          </table:table-cell>
          <table:table-cell office:value-type="float" office:value="220294" calcext:value-type="float">
            <text:p>220294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437574" calcext:value-type="float">
            <text:p>437574</text:p>
          </table:table-cell>
          <table:table-cell office:value-type="float" office:value="27400" calcext:value-type="float">
            <text:p>27400</text:p>
          </table:table-cell>
          <table:table-cell office:value-type="float" office:value="221738" calcext:value-type="float">
            <text:p>221738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480689" calcext:value-type="float">
            <text:p>480689</text:p>
          </table:table-cell>
          <table:table-cell office:value-type="float" office:value="27600" calcext:value-type="float">
            <text:p>27600</text:p>
          </table:table-cell>
          <table:table-cell office:value-type="float" office:value="228539" calcext:value-type="float">
            <text:p>228539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453325" calcext:value-type="float">
            <text:p>453325</text:p>
          </table:table-cell>
          <table:table-cell office:value-type="float" office:value="27800" calcext:value-type="float">
            <text:p>27800</text:p>
          </table:table-cell>
          <table:table-cell office:value-type="float" office:value="251027" calcext:value-type="float">
            <text:p>251027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51592" calcext:value-type="float">
            <text:p>451592</text:p>
          </table:table-cell>
          <table:table-cell office:value-type="float" office:value="28000" calcext:value-type="float">
            <text:p>28000</text:p>
          </table:table-cell>
          <table:table-cell office:value-type="float" office:value="231779" calcext:value-type="float">
            <text:p>231779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532338" calcext:value-type="float">
            <text:p>532338</text:p>
          </table:table-cell>
          <table:table-cell office:value-type="float" office:value="28200" calcext:value-type="float">
            <text:p>28200</text:p>
          </table:table-cell>
          <table:table-cell office:value-type="float" office:value="263250" calcext:value-type="float">
            <text:p>263250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459484" calcext:value-type="float">
            <text:p>459484</text:p>
          </table:table-cell>
          <table:table-cell office:value-type="float" office:value="28400" calcext:value-type="float">
            <text:p>28400</text:p>
          </table:table-cell>
          <table:table-cell office:value-type="float" office:value="268832" calcext:value-type="float">
            <text:p>268832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466414" calcext:value-type="float">
            <text:p>466414</text:p>
          </table:table-cell>
          <table:table-cell office:value-type="float" office:value="28600" calcext:value-type="float">
            <text:p>28600</text:p>
          </table:table-cell>
          <table:table-cell office:value-type="float" office:value="233062" calcext:value-type="float">
            <text:p>233062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85534" calcext:value-type="float">
            <text:p>485534</text:p>
          </table:table-cell>
          <table:table-cell office:value-type="float" office:value="28800" calcext:value-type="float">
            <text:p>28800</text:p>
          </table:table-cell>
          <table:table-cell office:value-type="float" office:value="235692" calcext:value-type="float">
            <text:p>235692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474594" calcext:value-type="float">
            <text:p>474594</text:p>
          </table:table-cell>
          <table:table-cell office:value-type="float" office:value="29000" calcext:value-type="float">
            <text:p>29000</text:p>
          </table:table-cell>
          <table:table-cell office:value-type="float" office:value="235051" calcext:value-type="float">
            <text:p>235051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500451" calcext:value-type="float">
            <text:p>500451</text:p>
          </table:table-cell>
          <table:table-cell office:value-type="float" office:value="29200" calcext:value-type="float">
            <text:p>29200</text:p>
          </table:table-cell>
          <table:table-cell office:value-type="float" office:value="236751" calcext:value-type="float">
            <text:p>236751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467953" calcext:value-type="float">
            <text:p>467953</text:p>
          </table:table-cell>
          <table:table-cell office:value-type="float" office:value="29400" calcext:value-type="float">
            <text:p>29400</text:p>
          </table:table-cell>
          <table:table-cell office:value-type="float" office:value="243777" calcext:value-type="float">
            <text:p>243777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480657" calcext:value-type="float">
            <text:p>480657</text:p>
          </table:table-cell>
          <table:table-cell office:value-type="float" office:value="29600" calcext:value-type="float">
            <text:p>29600</text:p>
          </table:table-cell>
          <table:table-cell office:value-type="float" office:value="241146" calcext:value-type="float">
            <text:p>241146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571059" calcext:value-type="float">
            <text:p>571059</text:p>
          </table:table-cell>
          <table:table-cell office:value-type="float" office:value="29800" calcext:value-type="float">
            <text:p>29800</text:p>
          </table:table-cell>
          <table:table-cell office:value-type="float" office:value="254396" calcext:value-type="float">
            <text:p>254396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90987" calcext:value-type="float">
            <text:p>490987</text:p>
          </table:table-cell>
          <table:table-cell office:value-type="float" office:value="30000" calcext:value-type="float">
            <text:p>30000</text:p>
          </table:table-cell>
          <table:table-cell office:value-type="float" office:value="362634" calcext:value-type="float">
            <text:p>36263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499969" calcext:value-type="float">
            <text:p>499969</text:p>
          </table:table-cell>
          <table:table-cell office:value-type="float" office:value="30200" calcext:value-type="float">
            <text:p>30200</text:p>
          </table:table-cell>
          <table:table-cell office:value-type="float" office:value="261197" calcext:value-type="float">
            <text:p>261197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677597" calcext:value-type="float">
            <text:p>677597</text:p>
          </table:table-cell>
          <table:table-cell office:value-type="float" office:value="30400" calcext:value-type="float">
            <text:p>30400</text:p>
          </table:table-cell>
          <table:table-cell office:value-type="float" office:value="248525" calcext:value-type="float">
            <text:p>248525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585912" calcext:value-type="float">
            <text:p>585912</text:p>
          </table:table-cell>
          <table:table-cell office:value-type="float" office:value="30600" calcext:value-type="float">
            <text:p>30600</text:p>
          </table:table-cell>
          <table:table-cell office:value-type="float" office:value="247819" calcext:value-type="float">
            <text:p>247819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530670" calcext:value-type="float">
            <text:p>530670</text:p>
          </table:table-cell>
          <table:table-cell office:value-type="float" office:value="30800" calcext:value-type="float">
            <text:p>30800</text:p>
          </table:table-cell>
          <table:table-cell office:value-type="float" office:value="339986" calcext:value-type="float">
            <text:p>339986</text:p>
          </table:table-cell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15753" calcext:value-type="float">
            <text:p>515753</text:p>
          </table:table-cell>
          <table:table-cell office:value-type="float" office:value="31000" calcext:value-type="float">
            <text:p>31000</text:p>
          </table:table-cell>
          <table:table-cell office:value-type="float" office:value="263250" calcext:value-type="float">
            <text:p>26325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647474" calcext:value-type="float">
            <text:p>647474</text:p>
          </table:table-cell>
          <table:table-cell office:value-type="float" office:value="31200" calcext:value-type="float">
            <text:p>31200</text:p>
          </table:table-cell>
          <table:table-cell office:value-type="float" office:value="266393" calcext:value-type="float">
            <text:p>266393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575743" calcext:value-type="float">
            <text:p>575743</text:p>
          </table:table-cell>
          <table:table-cell office:value-type="float" office:value="31400" calcext:value-type="float">
            <text:p>31400</text:p>
          </table:table-cell>
          <table:table-cell office:value-type="float" office:value="258502" calcext:value-type="float">
            <text:p>258502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508727" calcext:value-type="float">
            <text:p>508727</text:p>
          </table:table-cell>
          <table:table-cell office:value-type="float" office:value="31600" calcext:value-type="float">
            <text:p>31600</text:p>
          </table:table-cell>
          <table:table-cell office:value-type="float" office:value="308868" calcext:value-type="float">
            <text:p>308868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634738" calcext:value-type="float">
            <text:p>634738</text:p>
          </table:table-cell>
          <table:table-cell office:value-type="float" office:value="31800" calcext:value-type="float">
            <text:p>31800</text:p>
          </table:table-cell>
          <table:table-cell office:value-type="float" office:value="270307" calcext:value-type="float">
            <text:p>270307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19917" calcext:value-type="float">
            <text:p>619917</text:p>
          </table:table-cell>
          <table:table-cell office:value-type="float" office:value="32000" calcext:value-type="float">
            <text:p>32000</text:p>
          </table:table-cell>
          <table:table-cell office:value-type="float" office:value="260042" calcext:value-type="float">
            <text:p>260042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616549" calcext:value-type="float">
            <text:p>616549</text:p>
          </table:table-cell>
          <table:table-cell office:value-type="float" office:value="32200" calcext:value-type="float">
            <text:p>32200</text:p>
          </table:table-cell>
          <table:table-cell office:value-type="float" office:value="277140" calcext:value-type="float">
            <text:p>27714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552035" calcext:value-type="float">
            <text:p>552035</text:p>
          </table:table-cell>
          <table:table-cell office:value-type="float" office:value="32400" calcext:value-type="float">
            <text:p>32400</text:p>
          </table:table-cell>
          <table:table-cell office:value-type="float" office:value="308579" calcext:value-type="float">
            <text:p>308579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531183" calcext:value-type="float">
            <text:p>531183</text:p>
          </table:table-cell>
          <table:table-cell office:value-type="float" office:value="32600" calcext:value-type="float">
            <text:p>32600</text:p>
          </table:table-cell>
          <table:table-cell office:value-type="float" office:value="271173" calcext:value-type="float">
            <text:p>271173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627905" calcext:value-type="float">
            <text:p>627905</text:p>
          </table:table-cell>
          <table:table-cell office:value-type="float" office:value="32800" calcext:value-type="float">
            <text:p>32800</text:p>
          </table:table-cell>
          <table:table-cell office:value-type="float" office:value="294015" calcext:value-type="float">
            <text:p>294015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613565" calcext:value-type="float">
            <text:p>613565</text:p>
          </table:table-cell>
          <table:table-cell office:value-type="float" office:value="33000" calcext:value-type="float">
            <text:p>33000</text:p>
          </table:table-cell>
          <table:table-cell office:value-type="float" office:value="268960" calcext:value-type="float">
            <text:p>26896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569808" calcext:value-type="float">
            <text:p>569808</text:p>
          </table:table-cell>
          <table:table-cell office:value-type="float" office:value="33200" calcext:value-type="float">
            <text:p>33200</text:p>
          </table:table-cell>
          <table:table-cell office:value-type="float" office:value="331228" calcext:value-type="float">
            <text:p>331228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542379" calcext:value-type="float">
            <text:p>542379</text:p>
          </table:table-cell>
          <table:table-cell office:value-type="float" office:value="33400" calcext:value-type="float">
            <text:p>33400</text:p>
          </table:table-cell>
          <table:table-cell office:value-type="float" office:value="365393" calcext:value-type="float">
            <text:p>365393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637914" calcext:value-type="float">
            <text:p>637914</text:p>
          </table:table-cell>
          <table:table-cell office:value-type="float" office:value="33600" calcext:value-type="float">
            <text:p>33600</text:p>
          </table:table-cell>
          <table:table-cell office:value-type="float" office:value="269217" calcext:value-type="float">
            <text:p>269217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675063" calcext:value-type="float">
            <text:p>675063</text:p>
          </table:table-cell>
          <table:table-cell office:value-type="float" office:value="33800" calcext:value-type="float">
            <text:p>33800</text:p>
          </table:table-cell>
          <table:table-cell office:value-type="float" office:value="290293" calcext:value-type="float">
            <text:p>290293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86612" calcext:value-type="float">
            <text:p>686612</text:p>
          </table:table-cell>
          <table:table-cell office:value-type="float" office:value="34000" calcext:value-type="float">
            <text:p>34000</text:p>
          </table:table-cell>
          <table:table-cell office:value-type="float" office:value="284455" calcext:value-type="float">
            <text:p>284455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541577" calcext:value-type="float">
            <text:p>541577</text:p>
          </table:table-cell>
          <table:table-cell office:value-type="float" office:value="34200" calcext:value-type="float">
            <text:p>34200</text:p>
          </table:table-cell>
          <table:table-cell office:value-type="float" office:value="368152" calcext:value-type="float">
            <text:p>368152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594125" calcext:value-type="float">
            <text:p>594125</text:p>
          </table:table-cell>
          <table:table-cell office:value-type="float" office:value="34400" calcext:value-type="float">
            <text:p>34400</text:p>
          </table:table-cell>
          <table:table-cell office:value-type="float" office:value="305210" calcext:value-type="float">
            <text:p>305210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598520" calcext:value-type="float">
            <text:p>598520</text:p>
          </table:table-cell>
          <table:table-cell office:value-type="float" office:value="34600" calcext:value-type="float">
            <text:p>34600</text:p>
          </table:table-cell>
          <table:table-cell office:value-type="float" office:value="285321" calcext:value-type="float">
            <text:p>285321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691873" calcext:value-type="float">
            <text:p>691873</text:p>
          </table:table-cell>
          <table:table-cell office:value-type="float" office:value="34800" calcext:value-type="float">
            <text:p>34800</text:p>
          </table:table-cell>
          <table:table-cell office:value-type="float" office:value="277750" calcext:value-type="float">
            <text:p>27775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644683" calcext:value-type="float">
            <text:p>644683</text:p>
          </table:table-cell>
          <table:table-cell office:value-type="float" office:value="35000" calcext:value-type="float">
            <text:p>35000</text:p>
          </table:table-cell>
          <table:table-cell office:value-type="float" office:value="288272" calcext:value-type="float">
            <text:p>288272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803448" calcext:value-type="float">
            <text:p>803448</text:p>
          </table:table-cell>
          <table:table-cell office:value-type="float" office:value="35200" calcext:value-type="float">
            <text:p>35200</text:p>
          </table:table-cell>
          <table:table-cell office:value-type="float" office:value="327218" calcext:value-type="float">
            <text:p>327218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642887" calcext:value-type="float">
            <text:p>642887</text:p>
          </table:table-cell>
          <table:table-cell office:value-type="float" office:value="35400" calcext:value-type="float">
            <text:p>35400</text:p>
          </table:table-cell>
          <table:table-cell office:value-type="float" office:value="385251" calcext:value-type="float">
            <text:p>385251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698803" calcext:value-type="float">
            <text:p>698803</text:p>
          </table:table-cell>
          <table:table-cell office:value-type="float" office:value="35600" calcext:value-type="float">
            <text:p>35600</text:p>
          </table:table-cell>
          <table:table-cell office:value-type="float" office:value="371167" calcext:value-type="float">
            <text:p>371167</text:p>
          </table:table-cell>
          <table:table-cell office:value-type="float" office:value="17800" calcext:value-type="float">
            <text:p>17800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595248" calcext:value-type="float">
            <text:p>595248</text:p>
          </table:table-cell>
          <table:table-cell office:value-type="float" office:value="35800" calcext:value-type="float">
            <text:p>35800</text:p>
          </table:table-cell>
          <table:table-cell office:value-type="float" office:value="339985" calcext:value-type="float">
            <text:p>339985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20270" calcext:value-type="float">
            <text:p>620270</text:p>
          </table:table-cell>
          <table:table-cell office:value-type="float" office:value="36000" calcext:value-type="float">
            <text:p>36000</text:p>
          </table:table-cell>
          <table:table-cell office:value-type="float" office:value="323208" calcext:value-type="float">
            <text:p>323208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720906" calcext:value-type="float">
            <text:p>720906</text:p>
          </table:table-cell>
          <table:table-cell office:value-type="float" office:value="36200" calcext:value-type="float">
            <text:p>36200</text:p>
          </table:table-cell>
          <table:table-cell office:value-type="float" office:value="290774" calcext:value-type="float">
            <text:p>290774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662007" calcext:value-type="float">
            <text:p>662007</text:p>
          </table:table-cell>
          <table:table-cell office:value-type="float" office:value="36400" calcext:value-type="float">
            <text:p>36400</text:p>
          </table:table-cell>
          <table:table-cell office:value-type="float" office:value="298827" calcext:value-type="float">
            <text:p>298827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10576" calcext:value-type="float">
            <text:p>710576</text:p>
          </table:table-cell>
          <table:table-cell office:value-type="float" office:value="36600" calcext:value-type="float">
            <text:p>36600</text:p>
          </table:table-cell>
          <table:table-cell office:value-type="float" office:value="325068" calcext:value-type="float">
            <text:p>325068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596723" calcext:value-type="float">
            <text:p>596723</text:p>
          </table:table-cell>
          <table:table-cell office:value-type="float" office:value="36800" calcext:value-type="float">
            <text:p>36800</text:p>
          </table:table-cell>
          <table:table-cell office:value-type="float" office:value="350957" calcext:value-type="float">
            <text:p>350957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584212" calcext:value-type="float">
            <text:p>584212</text:p>
          </table:table-cell>
          <table:table-cell office:value-type="float" office:value="37000" calcext:value-type="float">
            <text:p>37000</text:p>
          </table:table-cell>
          <table:table-cell office:value-type="float" office:value="367478" calcext:value-type="float">
            <text:p>367478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618313" calcext:value-type="float">
            <text:p>618313</text:p>
          </table:table-cell>
          <table:table-cell office:value-type="float" office:value="37200" calcext:value-type="float">
            <text:p>37200</text:p>
          </table:table-cell>
          <table:table-cell office:value-type="float" office:value="294624" calcext:value-type="float">
            <text:p>294624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691424" calcext:value-type="float">
            <text:p>691424</text:p>
          </table:table-cell>
          <table:table-cell office:value-type="float" office:value="37400" calcext:value-type="float">
            <text:p>37400</text:p>
          </table:table-cell>
          <table:table-cell office:value-type="float" office:value="314097" calcext:value-type="float">
            <text:p>314097</text:p>
          </table:table-cell>
          <table:table-cell office:value-type="float" office:value="18700" calcext:value-type="float">
            <text:p>18700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729824" calcext:value-type="float">
            <text:p>729824</text:p>
          </table:table-cell>
          <table:table-cell office:value-type="float" office:value="37600" calcext:value-type="float">
            <text:p>37600</text:p>
          </table:table-cell>
          <table:table-cell office:value-type="float" office:value="303157" calcext:value-type="float">
            <text:p>303157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753916" calcext:value-type="float">
            <text:p>753916</text:p>
          </table:table-cell>
          <table:table-cell office:value-type="float" office:value="37800" calcext:value-type="float">
            <text:p>37800</text:p>
          </table:table-cell>
          <table:table-cell office:value-type="float" office:value="327153" calcext:value-type="float">
            <text:p>327153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48725" calcext:value-type="float">
            <text:p>648725</text:p>
          </table:table-cell>
          <table:table-cell office:value-type="float" office:value="38000" calcext:value-type="float">
            <text:p>38000</text:p>
          </table:table-cell>
          <table:table-cell office:value-type="float" office:value="307681" calcext:value-type="float">
            <text:p>307681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662327" calcext:value-type="float">
            <text:p>662327</text:p>
          </table:table-cell>
          <table:table-cell office:value-type="float" office:value="38200" calcext:value-type="float">
            <text:p>38200</text:p>
          </table:table-cell>
          <table:table-cell office:value-type="float" office:value="359683" calcext:value-type="float">
            <text:p>359683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652062" calcext:value-type="float">
            <text:p>652062</text:p>
          </table:table-cell>
          <table:table-cell office:value-type="float" office:value="38400" calcext:value-type="float">
            <text:p>38400</text:p>
          </table:table-cell>
          <table:table-cell office:value-type="float" office:value="434943" calcext:value-type="float">
            <text:p>434943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661076" calcext:value-type="float">
            <text:p>661076</text:p>
          </table:table-cell>
          <table:table-cell office:value-type="float" office:value="38600" calcext:value-type="float">
            <text:p>38600</text:p>
          </table:table-cell>
          <table:table-cell office:value-type="float" office:value="368729" calcext:value-type="float">
            <text:p>368729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658189" calcext:value-type="float">
            <text:p>658189</text:p>
          </table:table-cell>
          <table:table-cell office:value-type="float" office:value="38800" calcext:value-type="float">
            <text:p>38800</text:p>
          </table:table-cell>
          <table:table-cell office:value-type="float" office:value="443765" calcext:value-type="float">
            <text:p>443765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712244" calcext:value-type="float">
            <text:p>712244</text:p>
          </table:table-cell>
          <table:table-cell office:value-type="float" office:value="39000" calcext:value-type="float">
            <text:p>39000</text:p>
          </table:table-cell>
          <table:table-cell office:value-type="float" office:value="337579" calcext:value-type="float">
            <text:p>337579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730177" calcext:value-type="float">
            <text:p>730177</text:p>
          </table:table-cell>
          <table:table-cell office:value-type="float" office:value="39200" calcext:value-type="float">
            <text:p>39200</text:p>
          </table:table-cell>
          <table:table-cell office:value-type="float" office:value="348423" calcext:value-type="float">
            <text:p>348423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750355" calcext:value-type="float">
            <text:p>750355</text:p>
          </table:table-cell>
          <table:table-cell office:value-type="float" office:value="39400" calcext:value-type="float">
            <text:p>39400</text:p>
          </table:table-cell>
          <table:table-cell office:value-type="float" office:value="327506" calcext:value-type="float">
            <text:p>327506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667171" calcext:value-type="float">
            <text:p>667171</text:p>
          </table:table-cell>
          <table:table-cell office:value-type="float" office:value="39600" calcext:value-type="float">
            <text:p>39600</text:p>
          </table:table-cell>
          <table:table-cell office:value-type="float" office:value="367157" calcext:value-type="float">
            <text:p>367157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751061" calcext:value-type="float">
            <text:p>751061</text:p>
          </table:table-cell>
          <table:table-cell office:value-type="float" office:value="39800" calcext:value-type="float">
            <text:p>39800</text:p>
          </table:table-cell>
          <table:table-cell office:value-type="float" office:value="313648" calcext:value-type="float">
            <text:p>313648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40186" calcext:value-type="float">
            <text:p>740186</text:p>
          </table:table-cell>
          <table:table-cell office:value-type="float" office:value="40000" calcext:value-type="float">
            <text:p>40000</text:p>
          </table:table-cell>
          <table:table-cell office:value-type="float" office:value="327570" calcext:value-type="float">
            <text:p>32757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707785" calcext:value-type="float">
            <text:p>707785</text:p>
          </table:table-cell>
          <table:table-cell office:value-type="float" office:value="40200" calcext:value-type="float">
            <text:p>40200</text:p>
          </table:table-cell>
          <table:table-cell office:value-type="float" office:value="319165" calcext:value-type="float">
            <text:p>319165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765722" calcext:value-type="float">
            <text:p>765722</text:p>
          </table:table-cell>
          <table:table-cell office:value-type="float" office:value="40400" calcext:value-type="float">
            <text:p>40400</text:p>
          </table:table-cell>
          <table:table-cell office:value-type="float" office:value="401194" calcext:value-type="float">
            <text:p>401194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726680" calcext:value-type="float">
            <text:p>726680</text:p>
          </table:table-cell>
          <table:table-cell office:value-type="float" office:value="40600" calcext:value-type="float">
            <text:p>40600</text:p>
          </table:table-cell>
          <table:table-cell office:value-type="float" office:value="328244" calcext:value-type="float">
            <text:p>328244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776982" calcext:value-type="float">
            <text:p>776982</text:p>
          </table:table-cell>
          <table:table-cell office:value-type="float" office:value="40800" calcext:value-type="float">
            <text:p>40800</text:p>
          </table:table-cell>
          <table:table-cell office:value-type="float" office:value="371392" calcext:value-type="float">
            <text:p>371392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763155" calcext:value-type="float">
            <text:p>763155</text:p>
          </table:table-cell>
          <table:table-cell office:value-type="float" office:value="41000" calcext:value-type="float">
            <text:p>41000</text:p>
          </table:table-cell>
          <table:table-cell office:value-type="float" office:value="342969" calcext:value-type="float">
            <text:p>342969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736336" calcext:value-type="float">
            <text:p>736336</text:p>
          </table:table-cell>
          <table:table-cell office:value-type="float" office:value="41200" calcext:value-type="float">
            <text:p>41200</text:p>
          </table:table-cell>
          <table:table-cell office:value-type="float" office:value="430227" calcext:value-type="float">
            <text:p>430227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897636" calcext:value-type="float">
            <text:p>897636</text:p>
          </table:table-cell>
          <table:table-cell office:value-type="float" office:value="41400" calcext:value-type="float">
            <text:p>41400</text:p>
          </table:table-cell>
          <table:table-cell office:value-type="float" office:value="325582" calcext:value-type="float">
            <text:p>325582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789846" calcext:value-type="float">
            <text:p>789846</text:p>
          </table:table-cell>
          <table:table-cell office:value-type="float" office:value="41600" calcext:value-type="float">
            <text:p>41600</text:p>
          </table:table-cell>
          <table:table-cell office:value-type="float" office:value="369499" calcext:value-type="float">
            <text:p>369499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800272" calcext:value-type="float">
            <text:p>800272</text:p>
          </table:table-cell>
          <table:table-cell office:value-type="float" office:value="41800" calcext:value-type="float">
            <text:p>41800</text:p>
          </table:table-cell>
          <table:table-cell office:value-type="float" office:value="334660" calcext:value-type="float">
            <text:p>334660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19167" calcext:value-type="float">
            <text:p>819167</text:p>
          </table:table-cell>
          <table:table-cell office:value-type="float" office:value="42000" calcext:value-type="float">
            <text:p>42000</text:p>
          </table:table-cell>
          <table:table-cell office:value-type="float" office:value="342135" calcext:value-type="float">
            <text:p>342135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800625" calcext:value-type="float">
            <text:p>800625</text:p>
          </table:table-cell>
          <table:table-cell office:value-type="float" office:value="42200" calcext:value-type="float">
            <text:p>42200</text:p>
          </table:table-cell>
          <table:table-cell office:value-type="float" office:value="417684" calcext:value-type="float">
            <text:p>417684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758439" calcext:value-type="float">
            <text:p>758439</text:p>
          </table:table-cell>
          <table:table-cell office:value-type="float" office:value="42400" calcext:value-type="float">
            <text:p>42400</text:p>
          </table:table-cell>
          <table:table-cell office:value-type="float" office:value="349096" calcext:value-type="float">
            <text:p>349096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718082" calcext:value-type="float">
            <text:p>718082</text:p>
          </table:table-cell>
          <table:table-cell office:value-type="float" office:value="42600" calcext:value-type="float">
            <text:p>42600</text:p>
          </table:table-cell>
          <table:table-cell office:value-type="float" office:value="352016" calcext:value-type="float">
            <text:p>352016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707047" calcext:value-type="float">
            <text:p>707047</text:p>
          </table:table-cell>
          <table:table-cell office:value-type="float" office:value="42800" calcext:value-type="float">
            <text:p>4280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897283" calcext:value-type="float">
            <text:p>897283</text:p>
          </table:table-cell>
          <table:table-cell office:value-type="float" office:value="43000" calcext:value-type="float">
            <text:p>43000</text:p>
          </table:table-cell>
          <table:table-cell office:value-type="float" office:value="380310" calcext:value-type="float">
            <text:p>380310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51992" calcext:value-type="float">
            <text:p>751992</text:p>
          </table:table-cell>
          <table:table-cell office:value-type="float" office:value="43200" calcext:value-type="float">
            <text:p>43200</text:p>
          </table:table-cell>
          <table:table-cell office:value-type="float" office:value="384673" calcext:value-type="float">
            <text:p>384673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785323" calcext:value-type="float">
            <text:p>785323</text:p>
          </table:table-cell>
          <table:table-cell office:value-type="float" office:value="43400" calcext:value-type="float">
            <text:p>43400</text:p>
          </table:table-cell>
          <table:table-cell office:value-type="float" office:value="372643" calcext:value-type="float">
            <text:p>372643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760589" calcext:value-type="float">
            <text:p>760589</text:p>
          </table:table-cell>
          <table:table-cell office:value-type="float" office:value="43600" calcext:value-type="float">
            <text:p>43600</text:p>
          </table:table-cell>
          <table:table-cell office:value-type="float" office:value="354646" calcext:value-type="float">
            <text:p>354646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803191" calcext:value-type="float">
            <text:p>803191</text:p>
          </table:table-cell>
          <table:table-cell office:value-type="float" office:value="43800" calcext:value-type="float">
            <text:p>43800</text:p>
          </table:table-cell>
          <table:table-cell office:value-type="float" office:value="379829" calcext:value-type="float">
            <text:p>379829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754975" calcext:value-type="float">
            <text:p>754975</text:p>
          </table:table-cell>
          <table:table-cell office:value-type="float" office:value="44000" calcext:value-type="float">
            <text:p>44000</text:p>
          </table:table-cell>
          <table:table-cell office:value-type="float" office:value="370782" calcext:value-type="float">
            <text:p>370782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731075" calcext:value-type="float">
            <text:p>731075</text:p>
          </table:table-cell>
          <table:table-cell office:value-type="float" office:value="44200" calcext:value-type="float">
            <text:p>44200</text:p>
          </table:table-cell>
          <table:table-cell office:value-type="float" office:value="385796" calcext:value-type="float">
            <text:p>385796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935907" calcext:value-type="float">
            <text:p>935907</text:p>
          </table:table-cell>
          <table:table-cell office:value-type="float" office:value="44400" calcext:value-type="float">
            <text:p>44400</text:p>
          </table:table-cell>
          <table:table-cell office:value-type="float" office:value="357566" calcext:value-type="float">
            <text:p>357566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803801" calcext:value-type="float">
            <text:p>803801</text:p>
          </table:table-cell>
          <table:table-cell office:value-type="float" office:value="44600" calcext:value-type="float">
            <text:p>44600</text:p>
          </table:table-cell>
          <table:table-cell office:value-type="float" office:value="377102" calcext:value-type="float">
            <text:p>377102</text:p>
          </table:table-cell>
          <table:table-cell office:value-type="float" office:value="22300" calcext:value-type="float">
            <text:p>22300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743105" calcext:value-type="float">
            <text:p>743105</text:p>
          </table:table-cell>
          <table:table-cell office:value-type="float" office:value="44800" calcext:value-type="float">
            <text:p>44800</text:p>
          </table:table-cell>
          <table:table-cell office:value-type="float" office:value="417876" calcext:value-type="float">
            <text:p>417876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782788" calcext:value-type="float">
            <text:p>782788</text:p>
          </table:table-cell>
          <table:table-cell office:value-type="float" office:value="45000" calcext:value-type="float">
            <text:p>45000</text:p>
          </table:table-cell>
          <table:table-cell office:value-type="float" office:value="370654" calcext:value-type="float">
            <text:p>370654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763252" calcext:value-type="float">
            <text:p>763252</text:p>
          </table:table-cell>
          <table:table-cell office:value-type="float" office:value="45200" calcext:value-type="float">
            <text:p>45200</text:p>
          </table:table-cell>
          <table:table-cell office:value-type="float" office:value="368954" calcext:value-type="float">
            <text:p>368954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752569" calcext:value-type="float">
            <text:p>752569</text:p>
          </table:table-cell>
          <table:table-cell office:value-type="float" office:value="45400" calcext:value-type="float">
            <text:p>45400</text:p>
          </table:table-cell>
          <table:table-cell office:value-type="float" office:value="389357" calcext:value-type="float">
            <text:p>389357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783141" calcext:value-type="float">
            <text:p>783141</text:p>
          </table:table-cell>
          <table:table-cell office:value-type="float" office:value="45600" calcext:value-type="float">
            <text:p>45600</text:p>
          </table:table-cell>
          <table:table-cell office:value-type="float" office:value="368248" calcext:value-type="float">
            <text:p>368248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773197" calcext:value-type="float">
            <text:p>773197</text:p>
          </table:table-cell>
          <table:table-cell office:value-type="float" office:value="45800" calcext:value-type="float">
            <text:p>45800</text:p>
          </table:table-cell>
          <table:table-cell office:value-type="float" office:value="375338" calcext:value-type="float">
            <text:p>375338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65689" calcext:value-type="float">
            <text:p>765689</text:p>
          </table:table-cell>
          <table:table-cell office:value-type="float" office:value="46000" calcext:value-type="float">
            <text:p>46000</text:p>
          </table:table-cell>
          <table:table-cell office:value-type="float" office:value="371905" calcext:value-type="float">
            <text:p>371905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783237" calcext:value-type="float">
            <text:p>783237</text:p>
          </table:table-cell>
          <table:table-cell office:value-type="float" office:value="46200" calcext:value-type="float">
            <text:p>46200</text:p>
          </table:table-cell>
          <table:table-cell office:value-type="float" office:value="407579" calcext:value-type="float">
            <text:p>407579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874890" calcext:value-type="float">
            <text:p>874890</text:p>
          </table:table-cell>
          <table:table-cell office:value-type="float" office:value="46400" calcext:value-type="float">
            <text:p>46400</text:p>
          </table:table-cell>
          <table:table-cell office:value-type="float" office:value="394169" calcext:value-type="float">
            <text:p>394169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812238" calcext:value-type="float">
            <text:p>812238</text:p>
          </table:table-cell>
          <table:table-cell office:value-type="float" office:value="46600" calcext:value-type="float">
            <text:p>46600</text:p>
          </table:table-cell>
          <table:table-cell office:value-type="float" office:value="399558" calcext:value-type="float">
            <text:p>399558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969335" calcext:value-type="float">
            <text:p>969335</text:p>
          </table:table-cell>
          <table:table-cell office:value-type="float" office:value="46800" calcext:value-type="float">
            <text:p>46800</text:p>
          </table:table-cell>
          <table:table-cell office:value-type="float" office:value="416657" calcext:value-type="float">
            <text:p>416657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834662" calcext:value-type="float">
            <text:p>834662</text:p>
          </table:table-cell>
          <table:table-cell office:value-type="float" office:value="47000" calcext:value-type="float">
            <text:p>47000</text:p>
          </table:table-cell>
          <table:table-cell office:value-type="float" office:value="510331" calcext:value-type="float">
            <text:p>510331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745736" calcext:value-type="float">
            <text:p>745736</text:p>
          </table:table-cell>
          <table:table-cell office:value-type="float" office:value="47200" calcext:value-type="float">
            <text:p>47200</text:p>
          </table:table-cell>
          <table:table-cell office:value-type="float" office:value="519538" calcext:value-type="float">
            <text:p>519538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807907" calcext:value-type="float">
            <text:p>807907</text:p>
          </table:table-cell>
          <table:table-cell office:value-type="float" office:value="47400" calcext:value-type="float">
            <text:p>47400</text:p>
          </table:table-cell>
          <table:table-cell office:value-type="float" office:value="464745" calcext:value-type="float">
            <text:p>464745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837902" calcext:value-type="float">
            <text:p>837902</text:p>
          </table:table-cell>
          <table:table-cell office:value-type="float" office:value="47600" calcext:value-type="float">
            <text:p>47600</text:p>
          </table:table-cell>
          <table:table-cell office:value-type="float" office:value="391859" calcext:value-type="float">
            <text:p>391859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853846" calcext:value-type="float">
            <text:p>853846</text:p>
          </table:table-cell>
          <table:table-cell office:value-type="float" office:value="47800" calcext:value-type="float">
            <text:p>47800</text:p>
          </table:table-cell>
          <table:table-cell office:value-type="float" office:value="391281" calcext:value-type="float">
            <text:p>391281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917622" calcext:value-type="float">
            <text:p>917622</text:p>
          </table:table-cell>
          <table:table-cell office:value-type="float" office:value="48000" calcext:value-type="float">
            <text:p>48000</text:p>
          </table:table-cell>
          <table:table-cell office:value-type="float" office:value="455731" calcext:value-type="float">
            <text:p>45573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891765" calcext:value-type="float">
            <text:p>891765</text:p>
          </table:table-cell>
          <table:table-cell office:value-type="float" office:value="48200" calcext:value-type="float">
            <text:p>48200</text:p>
          </table:table-cell>
          <table:table-cell office:value-type="float" office:value="392276" calcext:value-type="float">
            <text:p>392276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924808" calcext:value-type="float">
            <text:p>924808</text:p>
          </table:table-cell>
          <table:table-cell office:value-type="float" office:value="48400" calcext:value-type="float">
            <text:p>48400</text:p>
          </table:table-cell>
          <table:table-cell office:value-type="float" office:value="433371" calcext:value-type="float">
            <text:p>433371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873319" calcext:value-type="float">
            <text:p>873319</text:p>
          </table:table-cell>
          <table:table-cell office:value-type="float" office:value="48600" calcext:value-type="float">
            <text:p>48600</text:p>
          </table:table-cell>
          <table:table-cell office:value-type="float" office:value="500034" calcext:value-type="float">
            <text:p>500034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843099" calcext:value-type="float">
            <text:p>843099</text:p>
          </table:table-cell>
          <table:table-cell office:value-type="float" office:value="48800" calcext:value-type="float">
            <text:p>48800</text:p>
          </table:table-cell>
          <table:table-cell office:value-type="float" office:value="503306" calcext:value-type="float">
            <text:p>503306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858241" calcext:value-type="float">
            <text:p>858241</text:p>
          </table:table-cell>
          <table:table-cell office:value-type="float" office:value="49000" calcext:value-type="float">
            <text:p>49000</text:p>
          </table:table-cell>
          <table:table-cell office:value-type="float" office:value="454865" calcext:value-type="float">
            <text:p>454865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885830" calcext:value-type="float">
            <text:p>885830</text:p>
          </table:table-cell>
          <table:table-cell office:value-type="float" office:value="49200" calcext:value-type="float">
            <text:p>49200</text:p>
          </table:table-cell>
          <table:table-cell office:value-type="float" office:value="406135" calcext:value-type="float">
            <text:p>406135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868891" calcext:value-type="float">
            <text:p>868891</text:p>
          </table:table-cell>
          <table:table-cell office:value-type="float" office:value="49400" calcext:value-type="float">
            <text:p>49400</text:p>
          </table:table-cell>
          <table:table-cell office:value-type="float" office:value="471386" calcext:value-type="float">
            <text:p>471386</text:p>
          </table:table-cell>
          <table:table-cell office:value-type="float" office:value="24700" calcext:value-type="float">
            <text:p>24700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914830" calcext:value-type="float">
            <text:p>914830</text:p>
          </table:table-cell>
          <table:table-cell office:value-type="float" office:value="49600" calcext:value-type="float">
            <text:p>49600</text:p>
          </table:table-cell>
          <table:table-cell office:value-type="float" office:value="408509" calcext:value-type="float">
            <text:p>408509</text:p>
          </table:table-cell>
          <table:table-cell office:value-type="float" office:value="24800" calcext:value-type="float">
            <text:p>24800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888589" calcext:value-type="float">
            <text:p>888589</text:p>
          </table:table-cell>
          <table:table-cell office:value-type="float" office:value="49800" calcext:value-type="float">
            <text:p>49800</text:p>
          </table:table-cell>
          <table:table-cell office:value-type="float" office:value="442674" calcext:value-type="float">
            <text:p>442674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20739" calcext:value-type="float">
            <text:p>820739</text:p>
          </table:table-cell>
          <table:table-cell office:value-type="float" office:value="50000" calcext:value-type="float">
            <text:p>50000</text:p>
          </table:table-cell>
          <table:table-cell office:value-type="float" office:value="553030" calcext:value-type="float">
            <text:p>55303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876270" calcext:value-type="float">
            <text:p>876270</text:p>
          </table:table-cell>
          <table:table-cell office:value-type="float" office:value="50200" calcext:value-type="float">
            <text:p>50200</text:p>
          </table:table-cell>
          <table:table-cell office:value-type="float" office:value="464521" calcext:value-type="float">
            <text:p>464521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88268" calcext:value-type="float">
            <text:p>888268</text:p>
          </table:table-cell>
          <table:table-cell office:value-type="float" office:value="50400" calcext:value-type="float">
            <text:p>50400</text:p>
          </table:table-cell>
          <table:table-cell office:value-type="float" office:value="409439" calcext:value-type="float">
            <text:p>409439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959261" calcext:value-type="float">
            <text:p>959261</text:p>
          </table:table-cell>
          <table:table-cell office:value-type="float" office:value="50600" calcext:value-type="float">
            <text:p>50600</text:p>
          </table:table-cell>
          <table:table-cell office:value-type="float" office:value="411717" calcext:value-type="float">
            <text:p>411717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828278" calcext:value-type="float">
            <text:p>828278</text:p>
          </table:table-cell>
          <table:table-cell office:value-type="float" office:value="50800" calcext:value-type="float">
            <text:p>50800</text:p>
          </table:table-cell>
          <table:table-cell office:value-type="float" office:value="471995" calcext:value-type="float">
            <text:p>471995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887851" calcext:value-type="float">
            <text:p>887851</text:p>
          </table:table-cell>
          <table:table-cell office:value-type="float" office:value="51000" calcext:value-type="float">
            <text:p>51000</text:p>
          </table:table-cell>
          <table:table-cell office:value-type="float" office:value="517133" calcext:value-type="float">
            <text:p>517133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851761" calcext:value-type="float">
            <text:p>851761</text:p>
          </table:table-cell>
          <table:table-cell office:value-type="float" office:value="51200" calcext:value-type="float">
            <text:p>51200</text:p>
          </table:table-cell>
          <table:table-cell office:value-type="float" office:value="504653" calcext:value-type="float">
            <text:p>504653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925641" calcext:value-type="float">
            <text:p>925641</text:p>
          </table:table-cell>
          <table:table-cell office:value-type="float" office:value="51400" calcext:value-type="float">
            <text:p>51400</text:p>
          </table:table-cell>
          <table:table-cell office:value-type="float" office:value="407675" calcext:value-type="float">
            <text:p>407675</text:p>
          </table:table-cell>
          <table:table-cell office:value-type="float" office:value="25700" calcext:value-type="float">
            <text:p>25700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952974" calcext:value-type="float">
            <text:p>952974</text:p>
          </table:table-cell>
          <table:table-cell office:value-type="float" office:value="51600" calcext:value-type="float">
            <text:p>51600</text:p>
          </table:table-cell>
          <table:table-cell office:value-type="float" office:value="462628" calcext:value-type="float">
            <text:p>462628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973281" calcext:value-type="float">
            <text:p>973281</text:p>
          </table:table-cell>
          <table:table-cell office:value-type="float" office:value="51800" calcext:value-type="float">
            <text:p>51800</text:p>
          </table:table-cell>
          <table:table-cell office:value-type="float" office:value="585174" calcext:value-type="float">
            <text:p>585174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166018" calcext:value-type="float">
            <text:p>1166018</text:p>
          </table:table-cell>
          <table:table-cell office:value-type="float" office:value="52000" calcext:value-type="float">
            <text:p>52000</text:p>
          </table:table-cell>
          <table:table-cell office:value-type="float" office:value="471675" calcext:value-type="float">
            <text:p>471675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293858" calcext:value-type="float">
            <text:p>1293858</text:p>
          </table:table-cell>
          <table:table-cell office:value-type="float" office:value="52200" calcext:value-type="float">
            <text:p>52200</text:p>
          </table:table-cell>
          <table:table-cell office:value-type="float" office:value="754173" calcext:value-type="float">
            <text:p>754173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1045814" calcext:value-type="float">
            <text:p>1045814</text:p>
          </table:table-cell>
          <table:table-cell office:value-type="float" office:value="52400" calcext:value-type="float">
            <text:p>52400</text:p>
          </table:table-cell>
          <table:table-cell office:value-type="float" office:value="455442" calcext:value-type="float">
            <text:p>455442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931897" calcext:value-type="float">
            <text:p>931897</text:p>
          </table:table-cell>
          <table:table-cell office:value-type="float" office:value="52600" calcext:value-type="float">
            <text:p>52600</text:p>
          </table:table-cell>
          <table:table-cell office:value-type="float" office:value="536445" calcext:value-type="float">
            <text:p>536445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1004174" calcext:value-type="float">
            <text:p>1004174</text:p>
          </table:table-cell>
          <table:table-cell office:value-type="float" office:value="52800" calcext:value-type="float">
            <text:p>52800</text:p>
          </table:table-cell>
          <table:table-cell office:value-type="float" office:value="598135" calcext:value-type="float">
            <text:p>598135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020182" calcext:value-type="float">
            <text:p>1020182</text:p>
          </table:table-cell>
          <table:table-cell office:value-type="float" office:value="53000" calcext:value-type="float">
            <text:p>53000</text:p>
          </table:table-cell>
          <table:table-cell office:value-type="float" office:value="489640" calcext:value-type="float">
            <text:p>48964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1024320" calcext:value-type="float">
            <text:p>1024320</text:p>
          </table:table-cell>
          <table:table-cell office:value-type="float" office:value="53200" calcext:value-type="float">
            <text:p>53200</text:p>
          </table:table-cell>
          <table:table-cell office:value-type="float" office:value="556880" calcext:value-type="float">
            <text:p>556880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911462" calcext:value-type="float">
            <text:p>911462</text:p>
          </table:table-cell>
          <table:table-cell office:value-type="float" office:value="53400" calcext:value-type="float">
            <text:p>53400</text:p>
          </table:table-cell>
          <table:table-cell office:value-type="float" office:value="514117" calcext:value-type="float">
            <text:p>514117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981237" calcext:value-type="float">
            <text:p>981237</text:p>
          </table:table-cell>
          <table:table-cell office:value-type="float" office:value="53600" calcext:value-type="float">
            <text:p>53600</text:p>
          </table:table-cell>
          <table:table-cell office:value-type="float" office:value="458586" calcext:value-type="float">
            <text:p>458586</text:p>
          </table:table-cell>
          <table:table-cell office:value-type="float" office:value="26800" calcext:value-type="float">
            <text:p>26800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978157" calcext:value-type="float">
            <text:p>978157</text:p>
          </table:table-cell>
          <table:table-cell office:value-type="float" office:value="53800" calcext:value-type="float">
            <text:p>53800</text:p>
          </table:table-cell>
          <table:table-cell office:value-type="float" office:value="453710" calcext:value-type="float">
            <text:p>45371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955733" calcext:value-type="float">
            <text:p>955733</text:p>
          </table:table-cell>
          <table:table-cell office:value-type="float" office:value="54000" calcext:value-type="float">
            <text:p>54000</text:p>
          </table:table-cell>
          <table:table-cell office:value-type="float" office:value="537503" calcext:value-type="float">
            <text:p>537503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964491" calcext:value-type="float">
            <text:p>964491</text:p>
          </table:table-cell>
          <table:table-cell office:value-type="float" office:value="54200" calcext:value-type="float">
            <text:p>54200</text:p>
          </table:table-cell>
          <table:table-cell office:value-type="float" office:value="487939" calcext:value-type="float">
            <text:p>487939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981814" calcext:value-type="float">
            <text:p>981814</text:p>
          </table:table-cell>
          <table:table-cell office:value-type="float" office:value="54400" calcext:value-type="float">
            <text:p>54400</text:p>
          </table:table-cell>
          <table:table-cell office:value-type="float" office:value="470776" calcext:value-type="float">
            <text:p>470776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975270" calcext:value-type="float">
            <text:p>975270</text:p>
          </table:table-cell>
          <table:table-cell office:value-type="float" office:value="54600" calcext:value-type="float">
            <text:p>54600</text:p>
          </table:table-cell>
          <table:table-cell office:value-type="float" office:value="613181" calcext:value-type="float">
            <text:p>613181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916114" calcext:value-type="float">
            <text:p>916114</text:p>
          </table:table-cell>
          <table:table-cell office:value-type="float" office:value="54800" calcext:value-type="float">
            <text:p>54800</text:p>
          </table:table-cell>
          <table:table-cell office:value-type="float" office:value="508567" calcext:value-type="float">
            <text:p>508567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033206" calcext:value-type="float">
            <text:p>1033206</text:p>
          </table:table-cell>
          <table:table-cell office:value-type="float" office:value="55000" calcext:value-type="float">
            <text:p>55000</text:p>
          </table:table-cell>
          <table:table-cell office:value-type="float" office:value="488838" calcext:value-type="float">
            <text:p>488838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1000356" calcext:value-type="float">
            <text:p>1000356</text:p>
          </table:table-cell>
          <table:table-cell office:value-type="float" office:value="55200" calcext:value-type="float">
            <text:p>55200</text:p>
          </table:table-cell>
          <table:table-cell office:value-type="float" office:value="581549" calcext:value-type="float">
            <text:p>581549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923268" calcext:value-type="float">
            <text:p>923268</text:p>
          </table:table-cell>
          <table:table-cell office:value-type="float" office:value="55400" calcext:value-type="float">
            <text:p>55400</text:p>
          </table:table-cell>
          <table:table-cell office:value-type="float" office:value="526371" calcext:value-type="float">
            <text:p>526371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992978" calcext:value-type="float">
            <text:p>992978</text:p>
          </table:table-cell>
          <table:table-cell office:value-type="float" office:value="55600" calcext:value-type="float">
            <text:p>55600</text:p>
          </table:table-cell>
          <table:table-cell office:value-type="float" office:value="501638" calcext:value-type="float">
            <text:p>501638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1000292" calcext:value-type="float">
            <text:p>1000292</text:p>
          </table:table-cell>
          <table:table-cell office:value-type="float" office:value="55800" calcext:value-type="float">
            <text:p>55800</text:p>
          </table:table-cell>
          <table:table-cell office:value-type="float" office:value="482325" calcext:value-type="float">
            <text:p>482325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011584" calcext:value-type="float">
            <text:p>1011584</text:p>
          </table:table-cell>
          <table:table-cell office:value-type="float" office:value="56000" calcext:value-type="float">
            <text:p>56000</text:p>
          </table:table-cell>
          <table:table-cell office:value-type="float" office:value="505936" calcext:value-type="float">
            <text:p>505936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918969" calcext:value-type="float">
            <text:p>918969</text:p>
          </table:table-cell>
          <table:table-cell office:value-type="float" office:value="56200" calcext:value-type="float">
            <text:p>56200</text:p>
          </table:table-cell>
          <table:table-cell office:value-type="float" office:value="543502" calcext:value-type="float">
            <text:p>543502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1074782" calcext:value-type="float">
            <text:p>1074782</text:p>
          </table:table-cell>
          <table:table-cell office:value-type="float" office:value="56400" calcext:value-type="float">
            <text:p>56400</text:p>
          </table:table-cell>
          <table:table-cell office:value-type="float" office:value="508118" calcext:value-type="float">
            <text:p>508118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1086941" calcext:value-type="float">
            <text:p>1086941</text:p>
          </table:table-cell>
          <table:table-cell office:value-type="float" office:value="56600" calcext:value-type="float">
            <text:p>56600</text:p>
          </table:table-cell>
          <table:table-cell office:value-type="float" office:value="533140" calcext:value-type="float">
            <text:p>533140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961571" calcext:value-type="float">
            <text:p>961571</text:p>
          </table:table-cell>
          <table:table-cell office:value-type="float" office:value="56800" calcext:value-type="float">
            <text:p>56800</text:p>
          </table:table-cell>
          <table:table-cell office:value-type="float" office:value="485565" calcext:value-type="float">
            <text:p>485565</text:p>
          </table:table-cell>
          <table:table-cell office:value-type="float" office:value="28400" calcext:value-type="float">
            <text:p>2840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035869" calcext:value-type="float">
            <text:p>1035869</text:p>
          </table:table-cell>
          <table:table-cell office:value-type="float" office:value="57000" calcext:value-type="float">
            <text:p>57000</text:p>
          </table:table-cell>
          <table:table-cell office:value-type="float" office:value="463430" calcext:value-type="float">
            <text:p>46343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1021240" calcext:value-type="float">
            <text:p>1021240</text:p>
          </table:table-cell>
          <table:table-cell office:value-type="float" office:value="57200" calcext:value-type="float">
            <text:p>57200</text:p>
          </table:table-cell>
          <table:table-cell office:value-type="float" office:value="510845" calcext:value-type="float">
            <text:p>510845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986273" calcext:value-type="float">
            <text:p>986273</text:p>
          </table:table-cell>
          <table:table-cell office:value-type="float" office:value="57400" calcext:value-type="float">
            <text:p>57400</text:p>
          </table:table-cell>
          <table:table-cell office:value-type="float" office:value="559767" calcext:value-type="float">
            <text:p>559767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09974" calcext:value-type="float">
            <text:p>1109974</text:p>
          </table:table-cell>
          <table:table-cell office:value-type="float" office:value="57600" calcext:value-type="float">
            <text:p>57600</text:p>
          </table:table-cell>
          <table:table-cell office:value-type="float" office:value="546614" calcext:value-type="float">
            <text:p>546614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1078215" calcext:value-type="float">
            <text:p>1078215</text:p>
          </table:table-cell>
          <table:table-cell office:value-type="float" office:value="57800" calcext:value-type="float">
            <text:p>57800</text:p>
          </table:table-cell>
          <table:table-cell office:value-type="float" office:value="573080" calcext:value-type="float">
            <text:p>573080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156940" calcext:value-type="float">
            <text:p>1156940</text:p>
          </table:table-cell>
          <table:table-cell office:value-type="float" office:value="58000" calcext:value-type="float">
            <text:p>58000</text:p>
          </table:table-cell>
          <table:table-cell office:value-type="float" office:value="511839" calcext:value-type="float">
            <text:p>511839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1196045" calcext:value-type="float">
            <text:p>1196045</text:p>
          </table:table-cell>
          <table:table-cell office:value-type="float" office:value="58200" calcext:value-type="float">
            <text:p>58200</text:p>
          </table:table-cell>
          <table:table-cell office:value-type="float" office:value="618153" calcext:value-type="float">
            <text:p>618153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1044916" calcext:value-type="float">
            <text:p>1044916</text:p>
          </table:table-cell>
          <table:table-cell office:value-type="float" office:value="58400" calcext:value-type="float">
            <text:p>58400</text:p>
          </table:table-cell>
          <table:table-cell office:value-type="float" office:value="475620" calcext:value-type="float">
            <text:p>475620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1041258" calcext:value-type="float">
            <text:p>1041258</text:p>
          </table:table-cell>
          <table:table-cell office:value-type="float" office:value="58600" calcext:value-type="float">
            <text:p>58600</text:p>
          </table:table-cell>
          <table:table-cell office:value-type="float" office:value="540390" calcext:value-type="float">
            <text:p>540390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979793" calcext:value-type="float">
            <text:p>979793</text:p>
          </table:table-cell>
          <table:table-cell office:value-type="float" office:value="58800" calcext:value-type="float">
            <text:p>58800</text:p>
          </table:table-cell>
          <table:table-cell office:value-type="float" office:value="526788" calcext:value-type="float">
            <text:p>526788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94133" calcext:value-type="float">
            <text:p>994133</text:p>
          </table:table-cell>
          <table:table-cell office:value-type="float" office:value="59000" calcext:value-type="float">
            <text:p>59000</text:p>
          </table:table-cell>
          <table:table-cell office:value-type="float" office:value="487747" calcext:value-type="float">
            <text:p>487747</text:p>
          </table:table-cell>
          <table:table-cell office:value-type="float" office:value="29500" calcext:value-type="float">
            <text:p>29500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1140547" calcext:value-type="float">
            <text:p>1140547</text:p>
          </table:table-cell>
          <table:table-cell office:value-type="float" office:value="59200" calcext:value-type="float">
            <text:p>59200</text:p>
          </table:table-cell>
          <table:table-cell office:value-type="float" office:value="577828" calcext:value-type="float">
            <text:p>577828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025764" calcext:value-type="float">
            <text:p>1025764</text:p>
          </table:table-cell>
          <table:table-cell office:value-type="float" office:value="59400" calcext:value-type="float">
            <text:p>59400</text:p>
          </table:table-cell>
          <table:table-cell office:value-type="float" office:value="523644" calcext:value-type="float">
            <text:p>523644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1396098" calcext:value-type="float">
            <text:p>1396098</text:p>
          </table:table-cell>
          <table:table-cell office:value-type="float" office:value="59600" calcext:value-type="float">
            <text:p>59600</text:p>
          </table:table-cell>
          <table:table-cell office:value-type="float" office:value="585078" calcext:value-type="float">
            <text:p>585078</text:p>
          </table:table-cell>
          <table:table-cell office:value-type="float" office:value="29800" calcext:value-type="float">
            <text:p>29800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1067372" calcext:value-type="float">
            <text:p>1067372</text:p>
          </table:table-cell>
          <table:table-cell office:value-type="float" office:value="59800" calcext:value-type="float">
            <text:p>59800</text:p>
          </table:table-cell>
          <table:table-cell office:value-type="float" office:value="479278" calcext:value-type="float">
            <text:p>479278</text:p>
          </table:table-cell>
          <table:table-cell office:value-type="float" office:value="29900" calcext:value-type="float">
            <text:p>299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0689" calcext:value-type="float">
            <text:p>1120689</text:p>
          </table:table-cell>
          <table:table-cell office:value-type="float" office:value="60000" calcext:value-type="float">
            <text:p>60000</text:p>
          </table:table-cell>
          <table:table-cell office:value-type="float" office:value="548860" calcext:value-type="float">
            <text:p>54886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1174070" calcext:value-type="float">
            <text:p>1174070</text:p>
          </table:table-cell>
          <table:table-cell office:value-type="float" office:value="60200" calcext:value-type="float">
            <text:p>60200</text:p>
          </table:table-cell>
          <table:table-cell office:value-type="float" office:value="507893" calcext:value-type="float">
            <text:p>507893</text:p>
          </table:table-cell>
          <table:table-cell office:value-type="float" office:value="30100" calcext:value-type="float">
            <text:p>30100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1024352" calcext:value-type="float">
            <text:p>1024352</text:p>
          </table:table-cell>
          <table:table-cell office:value-type="float" office:value="60400" calcext:value-type="float">
            <text:p>60400</text:p>
          </table:table-cell>
          <table:table-cell office:value-type="float" office:value="498237" calcext:value-type="float">
            <text:p>498237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1062560" calcext:value-type="float">
            <text:p>1062560</text:p>
          </table:table-cell>
          <table:table-cell office:value-type="float" office:value="60600" calcext:value-type="float">
            <text:p>60600</text:p>
          </table:table-cell>
          <table:table-cell office:value-type="float" office:value="546165" calcext:value-type="float">
            <text:p>546165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1084342" calcext:value-type="float">
            <text:p>1084342</text:p>
          </table:table-cell>
          <table:table-cell office:value-type="float" office:value="60800" calcext:value-type="float">
            <text:p>60800</text:p>
          </table:table-cell>
          <table:table-cell office:value-type="float" office:value="497146" calcext:value-type="float">
            <text:p>497146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1402514" calcext:value-type="float">
            <text:p>1402514</text:p>
          </table:table-cell>
          <table:table-cell office:value-type="float" office:value="61000" calcext:value-type="float">
            <text:p>61000</text:p>
          </table:table-cell>
          <table:table-cell office:value-type="float" office:value="595729" calcext:value-type="float">
            <text:p>595729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087005" calcext:value-type="float">
            <text:p>1087005</text:p>
          </table:table-cell>
          <table:table-cell office:value-type="float" office:value="61200" calcext:value-type="float">
            <text:p>61200</text:p>
          </table:table-cell>
          <table:table-cell office:value-type="float" office:value="512096" calcext:value-type="float">
            <text:p>512096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1107023" calcext:value-type="float">
            <text:p>1107023</text:p>
          </table:table-cell>
          <table:table-cell office:value-type="float" office:value="61400" calcext:value-type="float">
            <text:p>61400</text:p>
          </table:table-cell>
          <table:table-cell office:value-type="float" office:value="562077" calcext:value-type="float">
            <text:p>562077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1024962" calcext:value-type="float">
            <text:p>1024962</text:p>
          </table:table-cell>
          <table:table-cell office:value-type="float" office:value="61600" calcext:value-type="float">
            <text:p>61600</text:p>
          </table:table-cell>
          <table:table-cell office:value-type="float" office:value="600990" calcext:value-type="float">
            <text:p>600990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1208781" calcext:value-type="float">
            <text:p>1208781</text:p>
          </table:table-cell>
          <table:table-cell office:value-type="float" office:value="61800" calcext:value-type="float">
            <text:p>61800</text:p>
          </table:table-cell>
          <table:table-cell office:value-type="float" office:value="509176" calcext:value-type="float">
            <text:p>509176</text:p>
          </table:table-cell>
          <table:table-cell office:value-type="float" office:value="30900" calcext:value-type="float">
            <text:p>3090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046423" calcext:value-type="float">
            <text:p>1046423</text:p>
          </table:table-cell>
          <table:table-cell office:value-type="float" office:value="62000" calcext:value-type="float">
            <text:p>62000</text:p>
          </table:table-cell>
          <table:table-cell office:value-type="float" office:value="561724" calcext:value-type="float">
            <text:p>561724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1095442" calcext:value-type="float">
            <text:p>1095442</text:p>
          </table:table-cell>
          <table:table-cell office:value-type="float" office:value="62200" calcext:value-type="float">
            <text:p>62200</text:p>
          </table:table-cell>
          <table:table-cell office:value-type="float" office:value="530798" calcext:value-type="float">
            <text:p>530798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1087839" calcext:value-type="float">
            <text:p>1087839</text:p>
          </table:table-cell>
          <table:table-cell office:value-type="float" office:value="62400" calcext:value-type="float">
            <text:p>62400</text:p>
          </table:table-cell>
          <table:table-cell office:value-type="float" office:value="531568" calcext:value-type="float">
            <text:p>531568</text:p>
          </table:table-cell>
          <table:table-cell office:value-type="float" office:value="31200" calcext:value-type="float">
            <text:p>31200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1321704" calcext:value-type="float">
            <text:p>1321704</text:p>
          </table:table-cell>
          <table:table-cell office:value-type="float" office:value="62600" calcext:value-type="float">
            <text:p>62600</text:p>
          </table:table-cell>
          <table:table-cell office:value-type="float" office:value="519891" calcext:value-type="float">
            <text:p>519891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1119919" calcext:value-type="float">
            <text:p>1119919</text:p>
          </table:table-cell>
          <table:table-cell office:value-type="float" office:value="62800" calcext:value-type="float">
            <text:p>62800</text:p>
          </table:table-cell>
          <table:table-cell office:value-type="float" office:value="566343" calcext:value-type="float">
            <text:p>566343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093678" calcext:value-type="float">
            <text:p>1093678</text:p>
          </table:table-cell>
          <table:table-cell office:value-type="float" office:value="63000" calcext:value-type="float">
            <text:p>63000</text:p>
          </table:table-cell>
          <table:table-cell office:value-type="float" office:value="595023" calcext:value-type="float">
            <text:p>595023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1301589" calcext:value-type="float">
            <text:p>1301589</text:p>
          </table:table-cell>
          <table:table-cell office:value-type="float" office:value="63200" calcext:value-type="float">
            <text:p>63200</text:p>
          </table:table-cell>
          <table:table-cell office:value-type="float" office:value="618891" calcext:value-type="float">
            <text:p>618891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1215262" calcext:value-type="float">
            <text:p>1215262</text:p>
          </table:table-cell>
          <table:table-cell office:value-type="float" office:value="63400" calcext:value-type="float">
            <text:p>63400</text:p>
          </table:table-cell>
          <table:table-cell office:value-type="float" office:value="538369" calcext:value-type="float">
            <text:p>538369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1167526" calcext:value-type="float">
            <text:p>1167526</text:p>
          </table:table-cell>
          <table:table-cell office:value-type="float" office:value="63600" calcext:value-type="float">
            <text:p>63600</text:p>
          </table:table-cell>
          <table:table-cell office:value-type="float" office:value="550079" calcext:value-type="float">
            <text:p>550079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1155945" calcext:value-type="float">
            <text:p>1155945</text:p>
          </table:table-cell>
          <table:table-cell office:value-type="float" office:value="63800" calcext:value-type="float">
            <text:p>63800</text:p>
          </table:table-cell>
          <table:table-cell office:value-type="float" office:value="519506" calcext:value-type="float">
            <text:p>519506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105547" calcext:value-type="float">
            <text:p>1105547</text:p>
          </table:table-cell>
          <table:table-cell office:value-type="float" office:value="64000" calcext:value-type="float">
            <text:p>64000</text:p>
          </table:table-cell>
          <table:table-cell office:value-type="float" office:value="602594" calcext:value-type="float">
            <text:p>602594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1200857" calcext:value-type="float">
            <text:p>1200857</text:p>
          </table:table-cell>
          <table:table-cell office:value-type="float" office:value="64200" calcext:value-type="float">
            <text:p>64200</text:p>
          </table:table-cell>
          <table:table-cell office:value-type="float" office:value="538465" calcext:value-type="float">
            <text:p>538465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1130762" calcext:value-type="float">
            <text:p>1130762</text:p>
          </table:table-cell>
          <table:table-cell office:value-type="float" office:value="64400" calcext:value-type="float">
            <text:p>64400</text:p>
          </table:table-cell>
          <table:table-cell office:value-type="float" office:value="600284" calcext:value-type="float">
            <text:p>600284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1170381" calcext:value-type="float">
            <text:p>1170381</text:p>
          </table:table-cell>
          <table:table-cell office:value-type="float" office:value="64600" calcext:value-type="float">
            <text:p>64600</text:p>
          </table:table-cell>
          <table:table-cell office:value-type="float" office:value="544850" calcext:value-type="float">
            <text:p>544850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84535" calcext:value-type="float">
            <text:p>1084535</text:p>
          </table:table-cell>
          <table:table-cell office:value-type="float" office:value="64800" calcext:value-type="float">
            <text:p>64800</text:p>
          </table:table-cell>
          <table:table-cell office:value-type="float" office:value="648533" calcext:value-type="float">
            <text:p>648533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1238391" calcext:value-type="float">
            <text:p>1238391</text:p>
          </table:table-cell>
          <table:table-cell office:value-type="float" office:value="65000" calcext:value-type="float">
            <text:p>65000</text:p>
          </table:table-cell>
          <table:table-cell office:value-type="float" office:value="566471" calcext:value-type="float">
            <text:p>566471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1123608" calcext:value-type="float">
            <text:p>1123608</text:p>
          </table:table-cell>
          <table:table-cell office:value-type="float" office:value="65200" calcext:value-type="float">
            <text:p>65200</text:p>
          </table:table-cell>
          <table:table-cell office:value-type="float" office:value="598199" calcext:value-type="float">
            <text:p>598199</text:p>
          </table:table-cell>
          <table:table-cell office:value-type="float" office:value="32600" calcext:value-type="float">
            <text:p>32600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1100639" calcext:value-type="float">
            <text:p>1100639</text:p>
          </table:table-cell>
          <table:table-cell office:value-type="float" office:value="65400" calcext:value-type="float">
            <text:p>65400</text:p>
          </table:table-cell>
          <table:table-cell office:value-type="float" office:value="533974" calcext:value-type="float">
            <text:p>533974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1107793" calcext:value-type="float">
            <text:p>1107793</text:p>
          </table:table-cell>
          <table:table-cell office:value-type="float" office:value="65600" calcext:value-type="float">
            <text:p>65600</text:p>
          </table:table-cell>
          <table:table-cell office:value-type="float" office:value="568460" calcext:value-type="float">
            <text:p>568460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1130281" calcext:value-type="float">
            <text:p>1130281</text:p>
          </table:table-cell>
          <table:table-cell office:value-type="float" office:value="65800" calcext:value-type="float">
            <text:p>65800</text:p>
          </table:table-cell>
          <table:table-cell office:value-type="float" office:value="548603" calcext:value-type="float">
            <text:p>548603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198965" calcext:value-type="float">
            <text:p>1198965</text:p>
          </table:table-cell>
          <table:table-cell office:value-type="float" office:value="66000" calcext:value-type="float">
            <text:p>66000</text:p>
          </table:table-cell>
          <table:table-cell office:value-type="float" office:value="536092" calcext:value-type="float">
            <text:p>536092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1159859" calcext:value-type="float">
            <text:p>1159859</text:p>
          </table:table-cell>
          <table:table-cell office:value-type="float" office:value="66200" calcext:value-type="float">
            <text:p>66200</text:p>
          </table:table-cell>
          <table:table-cell office:value-type="float" office:value="560056" calcext:value-type="float">
            <text:p>560056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1156940" calcext:value-type="float">
            <text:p>1156940</text:p>
          </table:table-cell>
          <table:table-cell office:value-type="float" office:value="66400" calcext:value-type="float">
            <text:p>66400</text:p>
          </table:table-cell>
          <table:table-cell office:value-type="float" office:value="634065" calcext:value-type="float">
            <text:p>634065</text:p>
          </table:table-cell>
          <table:table-cell office:value-type="float" office:value="33200" calcext:value-type="float">
            <text:p>33200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1145680" calcext:value-type="float">
            <text:p>1145680</text:p>
          </table:table-cell>
          <table:table-cell office:value-type="float" office:value="66600" calcext:value-type="float">
            <text:p>66600</text:p>
          </table:table-cell>
          <table:table-cell office:value-type="float" office:value="656906" calcext:value-type="float">
            <text:p>656906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1175995" calcext:value-type="float">
            <text:p>1175995</text:p>
          </table:table-cell>
          <table:table-cell office:value-type="float" office:value="66800" calcext:value-type="float">
            <text:p>66800</text:p>
          </table:table-cell>
          <table:table-cell office:value-type="float" office:value="552132" calcext:value-type="float">
            <text:p>552132</text:p>
          </table:table-cell>
          <table:table-cell office:value-type="float" office:value="33400" calcext:value-type="float">
            <text:p>33400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1209038" calcext:value-type="float">
            <text:p>1209038</text:p>
          </table:table-cell>
          <table:table-cell office:value-type="float" office:value="67000" calcext:value-type="float">
            <text:p>67000</text:p>
          </table:table-cell>
          <table:table-cell office:value-type="float" office:value="598937" calcext:value-type="float">
            <text:p>598937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1111065" calcext:value-type="float">
            <text:p>1111065</text:p>
          </table:table-cell>
          <table:table-cell office:value-type="float" office:value="67200" calcext:value-type="float">
            <text:p>67200</text:p>
          </table:table-cell>
          <table:table-cell office:value-type="float" office:value="554698" calcext:value-type="float">
            <text:p>554698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1139552" calcext:value-type="float">
            <text:p>1139552</text:p>
          </table:table-cell>
          <table:table-cell office:value-type="float" office:value="67400" calcext:value-type="float">
            <text:p>67400</text:p>
          </table:table-cell>
          <table:table-cell office:value-type="float" office:value="608048" calcext:value-type="float">
            <text:p>608048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1225623" calcext:value-type="float">
            <text:p>1225623</text:p>
          </table:table-cell>
          <table:table-cell office:value-type="float" office:value="67600" calcext:value-type="float">
            <text:p>67600</text:p>
          </table:table-cell>
          <table:table-cell office:value-type="float" office:value="556752" calcext:value-type="float">
            <text:p>556752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1373160" calcext:value-type="float">
            <text:p>1373160</text:p>
          </table:table-cell>
          <table:table-cell office:value-type="float" office:value="67800" calcext:value-type="float">
            <text:p>67800</text:p>
          </table:table-cell>
          <table:table-cell office:value-type="float" office:value="672465" calcext:value-type="float">
            <text:p>672465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167911" calcext:value-type="float">
            <text:p>1167911</text:p>
          </table:table-cell>
          <table:table-cell office:value-type="float" office:value="68000" calcext:value-type="float">
            <text:p>68000</text:p>
          </table:table-cell>
          <table:table-cell office:value-type="float" office:value="684880" calcext:value-type="float">
            <text:p>68488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1244102" calcext:value-type="float">
            <text:p>1244102</text:p>
          </table:table-cell>
          <table:table-cell office:value-type="float" office:value="68200" calcext:value-type="float">
            <text:p>68200</text:p>
          </table:table-cell>
          <table:table-cell office:value-type="float" office:value="543085" calcext:value-type="float">
            <text:p>543085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1272653" calcext:value-type="float">
            <text:p>1272653</text:p>
          </table:table-cell>
          <table:table-cell office:value-type="float" office:value="68400" calcext:value-type="float">
            <text:p>68400</text:p>
          </table:table-cell>
          <table:table-cell office:value-type="float" office:value="608496" calcext:value-type="float">
            <text:p>608496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1200697" calcext:value-type="float">
            <text:p>1200697</text:p>
          </table:table-cell>
          <table:table-cell office:value-type="float" office:value="68600" calcext:value-type="float">
            <text:p>68600</text:p>
          </table:table-cell>
          <table:table-cell office:value-type="float" office:value="595633" calcext:value-type="float">
            <text:p>595633</text:p>
          </table:table-cell>
          <table:table-cell office:value-type="float" office:value="34300" calcext:value-type="float">
            <text:p>34300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1186389" calcext:value-type="float">
            <text:p>1186389</text:p>
          </table:table-cell>
          <table:table-cell office:value-type="float" office:value="68800" calcext:value-type="float">
            <text:p>68800</text:p>
          </table:table-cell>
          <table:table-cell office:value-type="float" office:value="807843" calcext:value-type="float">
            <text:p>807843</text:p>
          </table:table-cell>
          <table:table-cell office:value-type="float" office:value="34400" calcext:value-type="float">
            <text:p>34400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217154" calcext:value-type="float">
            <text:p>1217154</text:p>
          </table:table-cell>
          <table:table-cell office:value-type="float" office:value="69000" calcext:value-type="float">
            <text:p>69000</text:p>
          </table:table-cell>
          <table:table-cell office:value-type="float" office:value="666466" calcext:value-type="float">
            <text:p>666466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1221196" calcext:value-type="float">
            <text:p>1221196</text:p>
          </table:table-cell>
          <table:table-cell office:value-type="float" office:value="69200" calcext:value-type="float">
            <text:p>69200</text:p>
          </table:table-cell>
          <table:table-cell office:value-type="float" office:value="584565" calcext:value-type="float">
            <text:p>584565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1194345" calcext:value-type="float">
            <text:p>1194345</text:p>
          </table:table-cell>
          <table:table-cell office:value-type="float" office:value="69400" calcext:value-type="float">
            <text:p>69400</text:p>
          </table:table-cell>
          <table:table-cell office:value-type="float" office:value="715164" calcext:value-type="float">
            <text:p>715164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1255105" calcext:value-type="float">
            <text:p>1255105</text:p>
          </table:table-cell>
          <table:table-cell office:value-type="float" office:value="69600" calcext:value-type="float">
            <text:p>69600</text:p>
          </table:table-cell>
          <table:table-cell office:value-type="float" office:value="659632" calcext:value-type="float">
            <text:p>659632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1241984" calcext:value-type="float">
            <text:p>1241984</text:p>
          </table:table-cell>
          <table:table-cell office:value-type="float" office:value="69800" calcext:value-type="float">
            <text:p>69800</text:p>
          </table:table-cell>
          <table:table-cell office:value-type="float" office:value="568300" calcext:value-type="float">
            <text:p>568300</text:p>
          </table:table-cell>
          <table:table-cell office:value-type="float" office:value="34900" calcext:value-type="float">
            <text:p>3490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352052" calcext:value-type="float">
            <text:p>1352052</text:p>
          </table:table-cell>
          <table:table-cell office:value-type="float" office:value="70000" calcext:value-type="float">
            <text:p>70000</text:p>
          </table:table-cell>
          <table:table-cell office:value-type="float" office:value="591687" calcext:value-type="float">
            <text:p>591687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1267135" calcext:value-type="float">
            <text:p>1267135</text:p>
          </table:table-cell>
          <table:table-cell office:value-type="float" office:value="70200" calcext:value-type="float">
            <text:p>70200</text:p>
          </table:table-cell>
          <table:table-cell office:value-type="float" office:value="637625" calcext:value-type="float">
            <text:p>637625</text:p>
          </table:table-cell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1593327" calcext:value-type="float">
            <text:p>1593327</text:p>
          </table:table-cell>
          <table:table-cell office:value-type="float" office:value="70400" calcext:value-type="float">
            <text:p>70400</text:p>
          </table:table-cell>
          <table:table-cell office:value-type="float" office:value="574299" calcext:value-type="float">
            <text:p>574299</text:p>
          </table:table-cell>
          <table:table-cell office:value-type="float" office:value="35200" calcext:value-type="float">
            <text:p>35200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1266012" calcext:value-type="float">
            <text:p>1266012</text:p>
          </table:table-cell>
          <table:table-cell office:value-type="float" office:value="70600" calcext:value-type="float">
            <text:p>70600</text:p>
          </table:table-cell>
          <table:table-cell office:value-type="float" office:value="663867" calcext:value-type="float">
            <text:p>663867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1266269" calcext:value-type="float">
            <text:p>1266269</text:p>
          </table:table-cell>
          <table:table-cell office:value-type="float" office:value="70800" calcext:value-type="float">
            <text:p>70800</text:p>
          </table:table-cell>
          <table:table-cell office:value-type="float" office:value="655013" calcext:value-type="float">
            <text:p>655013</text:p>
          </table:table-cell>
          <table:table-cell office:value-type="float" office:value="35400" calcext:value-type="float">
            <text:p>3540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313940" calcext:value-type="float">
            <text:p>1313940</text:p>
          </table:table-cell>
          <table:table-cell office:value-type="float" office:value="71000" calcext:value-type="float">
            <text:p>71000</text:p>
          </table:table-cell>
          <table:table-cell office:value-type="float" office:value="639166" calcext:value-type="float">
            <text:p>639166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1415089" calcext:value-type="float">
            <text:p>1415089</text:p>
          </table:table-cell>
          <table:table-cell office:value-type="float" office:value="71200" calcext:value-type="float">
            <text:p>71200</text:p>
          </table:table-cell>
          <table:table-cell office:value-type="float" office:value="607855" calcext:value-type="float">
            <text:p>607855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1340791" calcext:value-type="float">
            <text:p>1340791</text:p>
          </table:table-cell>
          <table:table-cell office:value-type="float" office:value="71400" calcext:value-type="float">
            <text:p>71400</text:p>
          </table:table-cell>
          <table:table-cell office:value-type="float" office:value="608978" calcext:value-type="float">
            <text:p>608978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1237750" calcext:value-type="float">
            <text:p>1237750</text:p>
          </table:table-cell>
          <table:table-cell office:value-type="float" office:value="71600" calcext:value-type="float">
            <text:p>71600</text:p>
          </table:table-cell>
          <table:table-cell office:value-type="float" office:value="675865" calcext:value-type="float">
            <text:p>675865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1265756" calcext:value-type="float">
            <text:p>1265756</text:p>
          </table:table-cell>
          <table:table-cell office:value-type="float" office:value="71800" calcext:value-type="float">
            <text:p>71800</text:p>
          </table:table-cell>
          <table:table-cell office:value-type="float" office:value="596787" calcext:value-type="float">
            <text:p>596787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51095" calcext:value-type="float">
            <text:p>1251095</text:p>
          </table:table-cell>
          <table:table-cell office:value-type="float" office:value="72000" calcext:value-type="float">
            <text:p>72000</text:p>
          </table:table-cell>
          <table:table-cell office:value-type="float" office:value="709613" calcext:value-type="float">
            <text:p>709613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1324783" calcext:value-type="float">
            <text:p>1324783</text:p>
          </table:table-cell>
          <table:table-cell office:value-type="float" office:value="72200" calcext:value-type="float">
            <text:p>72200</text:p>
          </table:table-cell>
          <table:table-cell office:value-type="float" office:value="649912" calcext:value-type="float">
            <text:p>649912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1261746" calcext:value-type="float">
            <text:p>1261746</text:p>
          </table:table-cell>
          <table:table-cell office:value-type="float" office:value="72400" calcext:value-type="float">
            <text:p>72400</text:p>
          </table:table-cell>
          <table:table-cell office:value-type="float" office:value="643849" calcext:value-type="float">
            <text:p>643849</text:p>
          </table:table-cell>
          <table:table-cell office:value-type="float" office:value="36200" calcext:value-type="float">
            <text:p>36200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1297066" calcext:value-type="float">
            <text:p>1297066</text:p>
          </table:table-cell>
          <table:table-cell office:value-type="float" office:value="72600" calcext:value-type="float">
            <text:p>72600</text:p>
          </table:table-cell>
          <table:table-cell office:value-type="float" office:value="721772" calcext:value-type="float">
            <text:p>721772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1284042" calcext:value-type="float">
            <text:p>1284042</text:p>
          </table:table-cell>
          <table:table-cell office:value-type="float" office:value="72800" calcext:value-type="float">
            <text:p>72800</text:p>
          </table:table-cell>
          <table:table-cell office:value-type="float" office:value="666434" calcext:value-type="float">
            <text:p>666434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1264697" calcext:value-type="float">
            <text:p>1264697</text:p>
          </table:table-cell>
          <table:table-cell office:value-type="float" office:value="73000" calcext:value-type="float">
            <text:p>73000</text:p>
          </table:table-cell>
          <table:table-cell office:value-type="float" office:value="621233" calcext:value-type="float">
            <text:p>621233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1234317" calcext:value-type="float">
            <text:p>1234317</text:p>
          </table:table-cell>
          <table:table-cell office:value-type="float" office:value="73200" calcext:value-type="float">
            <text:p>73200</text:p>
          </table:table-cell>
          <table:table-cell office:value-type="float" office:value="645549" calcext:value-type="float">
            <text:p>645549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1277337" calcext:value-type="float">
            <text:p>1277337</text:p>
          </table:table-cell>
          <table:table-cell office:value-type="float" office:value="73400" calcext:value-type="float">
            <text:p>73400</text:p>
          </table:table-cell>
          <table:table-cell office:value-type="float" office:value="703165" calcext:value-type="float">
            <text:p>703165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1295879" calcext:value-type="float">
            <text:p>1295879</text:p>
          </table:table-cell>
          <table:table-cell office:value-type="float" office:value="73600" calcext:value-type="float">
            <text:p>73600</text:p>
          </table:table-cell>
          <table:table-cell office:value-type="float" office:value="657098" calcext:value-type="float">
            <text:p>657098</text:p>
          </table:table-cell>
          <table:table-cell office:value-type="float" office:value="36800" calcext:value-type="float">
            <text:p>36800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1305118" calcext:value-type="float">
            <text:p>1305118</text:p>
          </table:table-cell>
          <table:table-cell office:value-type="float" office:value="73800" calcext:value-type="float">
            <text:p>73800</text:p>
          </table:table-cell>
          <table:table-cell office:value-type="float" office:value="642662" calcext:value-type="float">
            <text:p>642662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358981" calcext:value-type="float">
            <text:p>1358981</text:p>
          </table:table-cell>
          <table:table-cell office:value-type="float" office:value="74000" calcext:value-type="float">
            <text:p>74000</text:p>
          </table:table-cell>
          <table:table-cell office:value-type="float" office:value="697295" calcext:value-type="float">
            <text:p>697295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1311663" calcext:value-type="float">
            <text:p>1311663</text:p>
          </table:table-cell>
          <table:table-cell office:value-type="float" office:value="74200" calcext:value-type="float">
            <text:p>74200</text:p>
          </table:table-cell>
          <table:table-cell office:value-type="float" office:value="675897" calcext:value-type="float">
            <text:p>675897</text:p>
          </table:table-cell>
          <table:table-cell office:value-type="float" office:value="37100" calcext:value-type="float">
            <text:p>37100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1326708" calcext:value-type="float">
            <text:p>1326708</text:p>
          </table:table-cell>
          <table:table-cell office:value-type="float" office:value="74400" calcext:value-type="float">
            <text:p>74400</text:p>
          </table:table-cell>
          <table:table-cell office:value-type="float" office:value="637978" calcext:value-type="float">
            <text:p>637978</text:p>
          </table:table-cell>
          <table:table-cell office:value-type="float" office:value="37200" calcext:value-type="float">
            <text:p>37200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1250165" calcext:value-type="float">
            <text:p>1250165</text:p>
          </table:table-cell>
          <table:table-cell office:value-type="float" office:value="74600" calcext:value-type="float">
            <text:p>74600</text:p>
          </table:table-cell>
          <table:table-cell office:value-type="float" office:value="716575" calcext:value-type="float">
            <text:p>716575</text:p>
          </table:table-cell>
          <table:table-cell office:value-type="float" office:value="37300" calcext:value-type="float">
            <text:p>37300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1403476" calcext:value-type="float">
            <text:p>1403476</text:p>
          </table:table-cell>
          <table:table-cell office:value-type="float" office:value="74800" calcext:value-type="float">
            <text:p>74800</text:p>
          </table:table-cell>
          <table:table-cell office:value-type="float" office:value="707111" calcext:value-type="float">
            <text:p>707111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328473" calcext:value-type="float">
            <text:p>1328473</text:p>
          </table:table-cell>
          <table:table-cell office:value-type="float" office:value="75000" calcext:value-type="float">
            <text:p>75000</text:p>
          </table:table-cell>
          <table:table-cell office:value-type="float" office:value="683917" calcext:value-type="float">
            <text:p>683917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1350126" calcext:value-type="float">
            <text:p>1350126</text:p>
          </table:table-cell>
          <table:table-cell office:value-type="float" office:value="75200" calcext:value-type="float">
            <text:p>75200</text:p>
          </table:table-cell>
          <table:table-cell office:value-type="float" office:value="680517" calcext:value-type="float">
            <text:p>680517</text:p>
          </table:table-cell>
          <table:table-cell office:value-type="float" office:value="37600" calcext:value-type="float">
            <text:p>37600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1299280" calcext:value-type="float">
            <text:p>1299280</text:p>
          </table:table-cell>
          <table:table-cell office:value-type="float" office:value="75400" calcext:value-type="float">
            <text:p>75400</text:p>
          </table:table-cell>
          <table:table-cell office:value-type="float" office:value="643304" calcext:value-type="float">
            <text:p>643304</text:p>
          </table:table-cell>
          <table:table-cell office:value-type="float" office:value="37700" calcext:value-type="float">
            <text:p>37700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1321255" calcext:value-type="float">
            <text:p>1321255</text:p>
          </table:table-cell>
          <table:table-cell office:value-type="float" office:value="75600" calcext:value-type="float">
            <text:p>75600</text:p>
          </table:table-cell>
          <table:table-cell office:value-type="float" office:value="698001" calcext:value-type="float">
            <text:p>698001</text:p>
          </table:table-cell>
          <table:table-cell office:value-type="float" office:value="37800" calcext:value-type="float">
            <text:p>37800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1277561" calcext:value-type="float">
            <text:p>1277561</text:p>
          </table:table-cell>
          <table:table-cell office:value-type="float" office:value="75800" calcext:value-type="float">
            <text:p>75800</text:p>
          </table:table-cell>
          <table:table-cell office:value-type="float" office:value="770983" calcext:value-type="float">
            <text:p>770983</text:p>
          </table:table-cell>
          <table:table-cell office:value-type="float" office:value="37900" calcext:value-type="float">
            <text:p>3790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407807" calcext:value-type="float">
            <text:p>1407807</text:p>
          </table:table-cell>
          <table:table-cell office:value-type="float" office:value="76000" calcext:value-type="float">
            <text:p>76000</text:p>
          </table:table-cell>
          <table:table-cell office:value-type="float" office:value="712276" calcext:value-type="float">
            <text:p>712276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1370947" calcext:value-type="float">
            <text:p>1370947</text:p>
          </table:table-cell>
          <table:table-cell office:value-type="float" office:value="76200" calcext:value-type="float">
            <text:p>76200</text:p>
          </table:table-cell>
          <table:table-cell office:value-type="float" office:value="683981" calcext:value-type="float">
            <text:p>683981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1374828" calcext:value-type="float">
            <text:p>1374828</text:p>
          </table:table-cell>
          <table:table-cell office:value-type="float" office:value="76400" calcext:value-type="float">
            <text:p>76400</text:p>
          </table:table-cell>
          <table:table-cell office:value-type="float" office:value="626975" calcext:value-type="float">
            <text:p>626975</text:p>
          </table:table-cell>
          <table:table-cell office:value-type="float" office:value="38200" calcext:value-type="float">
            <text:p>38200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1462086" calcext:value-type="float">
            <text:p>1462086</text:p>
          </table:table-cell>
          <table:table-cell office:value-type="float" office:value="76600" calcext:value-type="float">
            <text:p>76600</text:p>
          </table:table-cell>
          <table:table-cell office:value-type="float" office:value="730401" calcext:value-type="float">
            <text:p>730401</text:p>
          </table:table-cell>
          <table:table-cell office:value-type="float" office:value="38300" calcext:value-type="float">
            <text:p>38300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281250" calcext:value-type="float">
            <text:p>1281250</text:p>
          </table:table-cell>
          <table:table-cell office:value-type="float" office:value="76800" calcext:value-type="float">
            <text:p>76800</text:p>
          </table:table-cell>
          <table:table-cell office:value-type="float" office:value="768513" calcext:value-type="float">
            <text:p>768513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1428210" calcext:value-type="float">
            <text:p>1428210</text:p>
          </table:table-cell>
          <table:table-cell office:value-type="float" office:value="77000" calcext:value-type="float">
            <text:p>77000</text:p>
          </table:table-cell>
          <table:table-cell office:value-type="float" office:value="704288" calcext:value-type="float">
            <text:p>704288</text:p>
          </table:table-cell>
          <table:table-cell office:value-type="float" office:value="38500" calcext:value-type="float">
            <text:p>38500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1369728" calcext:value-type="float">
            <text:p>1369728</text:p>
          </table:table-cell>
          <table:table-cell office:value-type="float" office:value="77200" calcext:value-type="float">
            <text:p>77200</text:p>
          </table:table-cell>
          <table:table-cell office:value-type="float" office:value="697423" calcext:value-type="float">
            <text:p>697423</text:p>
          </table:table-cell>
          <table:table-cell office:value-type="float" office:value="38600" calcext:value-type="float">
            <text:p>38600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1301429" calcext:value-type="float">
            <text:p>1301429</text:p>
          </table:table-cell>
          <table:table-cell office:value-type="float" office:value="77400" calcext:value-type="float">
            <text:p>77400</text:p>
          </table:table-cell>
          <table:table-cell office:value-type="float" office:value="615009" calcext:value-type="float">
            <text:p>615009</text:p>
          </table:table-cell>
          <table:table-cell office:value-type="float" office:value="38700" calcext:value-type="float">
            <text:p>38700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1489676" calcext:value-type="float">
            <text:p>1489676</text:p>
          </table:table-cell>
          <table:table-cell office:value-type="float" office:value="77600" calcext:value-type="float">
            <text:p>77600</text:p>
          </table:table-cell>
          <table:table-cell office:value-type="float" office:value="704160" calcext:value-type="float">
            <text:p>704160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1375791" calcext:value-type="float">
            <text:p>1375791</text:p>
          </table:table-cell>
          <table:table-cell office:value-type="float" office:value="77800" calcext:value-type="float">
            <text:p>77800</text:p>
          </table:table-cell>
          <table:table-cell office:value-type="float" office:value="691135" calcext:value-type="float">
            <text:p>691135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469882" calcext:value-type="float">
            <text:p>1469882</text:p>
          </table:table-cell>
          <table:table-cell office:value-type="float" office:value="78000" calcext:value-type="float">
            <text:p>78000</text:p>
          </table:table-cell>
          <table:table-cell office:value-type="float" office:value="722285" calcext:value-type="float">
            <text:p>722285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1368701" calcext:value-type="float">
            <text:p>1368701</text:p>
          </table:table-cell>
          <table:table-cell office:value-type="float" office:value="78200" calcext:value-type="float">
            <text:p>78200</text:p>
          </table:table-cell>
          <table:table-cell office:value-type="float" office:value="704930" calcext:value-type="float">
            <text:p>704930</text:p>
          </table:table-cell>
          <table:table-cell office:value-type="float" office:value="39100" calcext:value-type="float">
            <text:p>39100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1325008" calcext:value-type="float">
            <text:p>1325008</text:p>
          </table:table-cell>
          <table:table-cell office:value-type="float" office:value="78400" calcext:value-type="float">
            <text:p>78400</text:p>
          </table:table-cell>
          <table:table-cell office:value-type="float" office:value="679715" calcext:value-type="float">
            <text:p>679715</text:p>
          </table:table-cell>
          <table:table-cell office:value-type="float" office:value="39200" calcext:value-type="float">
            <text:p>39200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1379833" calcext:value-type="float">
            <text:p>1379833</text:p>
          </table:table-cell>
          <table:table-cell office:value-type="float" office:value="78600" calcext:value-type="float">
            <text:p>78600</text:p>
          </table:table-cell>
          <table:table-cell office:value-type="float" office:value="647763" calcext:value-type="float">
            <text:p>647763</text:p>
          </table:table-cell>
          <table:table-cell office:value-type="float" office:value="39300" calcext:value-type="float">
            <text:p>39300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1365782" calcext:value-type="float">
            <text:p>1365782</text:p>
          </table:table-cell>
          <table:table-cell office:value-type="float" office:value="78800" calcext:value-type="float">
            <text:p>78800</text:p>
          </table:table-cell>
          <table:table-cell office:value-type="float" office:value="648693" calcext:value-type="float">
            <text:p>648693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1320100" calcext:value-type="float">
            <text:p>1320100</text:p>
          </table:table-cell>
          <table:table-cell office:value-type="float" office:value="79000" calcext:value-type="float">
            <text:p>79000</text:p>
          </table:table-cell>
          <table:table-cell office:value-type="float" office:value="706758" calcext:value-type="float">
            <text:p>706758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16468" calcext:value-type="float">
            <text:p>1416468</text:p>
          </table:table-cell>
          <table:table-cell office:value-type="float" office:value="79200" calcext:value-type="float">
            <text:p>79200</text:p>
          </table:table-cell>
          <table:table-cell office:value-type="float" office:value="725590" calcext:value-type="float">
            <text:p>725590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1501962" calcext:value-type="float">
            <text:p>1501962</text:p>
          </table:table-cell>
          <table:table-cell office:value-type="float" office:value="79400" calcext:value-type="float">
            <text:p>79400</text:p>
          </table:table-cell>
          <table:table-cell office:value-type="float" office:value="784938" calcext:value-type="float">
            <text:p>784938</text:p>
          </table:table-cell>
          <table:table-cell office:value-type="float" office:value="39700" calcext:value-type="float">
            <text:p>39700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1361259" calcext:value-type="float">
            <text:p>1361259</text:p>
          </table:table-cell>
          <table:table-cell office:value-type="float" office:value="79600" calcext:value-type="float">
            <text:p>79600</text:p>
          </table:table-cell>
          <table:table-cell office:value-type="float" office:value="696108" calcext:value-type="float">
            <text:p>696108</text:p>
          </table:table-cell>
          <table:table-cell office:value-type="float" office:value="39800" calcext:value-type="float">
            <text:p>39800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1361066" calcext:value-type="float">
            <text:p>1361066</text:p>
          </table:table-cell>
          <table:table-cell office:value-type="float" office:value="79800" calcext:value-type="float">
            <text:p>79800</text:p>
          </table:table-cell>
          <table:table-cell office:value-type="float" office:value="725269" calcext:value-type="float">
            <text:p>725269</text:p>
          </table:table-cell>
          <table:table-cell office:value-type="float" office:value="39900" calcext:value-type="float">
            <text:p>3990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356799" calcext:value-type="float">
            <text:p>1356799</text:p>
          </table:table-cell>
          <table:table-cell office:value-type="float" office:value="80000" calcext:value-type="float">
            <text:p>80000</text:p>
          </table:table-cell>
          <table:table-cell office:value-type="float" office:value="690750" calcext:value-type="float">
            <text:p>69075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1451179" calcext:value-type="float">
            <text:p>1451179</text:p>
          </table:table-cell>
          <table:table-cell office:value-type="float" office:value="80200" calcext:value-type="float">
            <text:p>80200</text:p>
          </table:table-cell>
          <table:table-cell office:value-type="float" office:value="708619" calcext:value-type="float">
            <text:p>708619</text:p>
          </table:table-cell>
          <table:table-cell office:value-type="float" office:value="40100" calcext:value-type="float">
            <text:p>40100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1368444" calcext:value-type="float">
            <text:p>1368444</text:p>
          </table:table-cell>
          <table:table-cell office:value-type="float" office:value="80400" calcext:value-type="float">
            <text:p>80400</text:p>
          </table:table-cell>
          <table:table-cell office:value-type="float" office:value="701241" calcext:value-type="float">
            <text:p>701241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1480340" calcext:value-type="float">
            <text:p>1480340</text:p>
          </table:table-cell>
          <table:table-cell office:value-type="float" office:value="80600" calcext:value-type="float">
            <text:p>80600</text:p>
          </table:table-cell>
          <table:table-cell office:value-type="float" office:value="706630" calcext:value-type="float">
            <text:p>706630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1449607" calcext:value-type="float">
            <text:p>1449607</text:p>
          </table:table-cell>
          <table:table-cell office:value-type="float" office:value="80800" calcext:value-type="float">
            <text:p>80800</text:p>
          </table:table-cell>
          <table:table-cell office:value-type="float" office:value="731909" calcext:value-type="float">
            <text:p>731909</text:p>
          </table:table-cell>
          <table:table-cell office:value-type="float" office:value="40400" calcext:value-type="float">
            <text:p>40400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485505" calcext:value-type="float">
            <text:p>1485505</text:p>
          </table:table-cell>
          <table:table-cell office:value-type="float" office:value="81000" calcext:value-type="float">
            <text:p>81000</text:p>
          </table:table-cell>
          <table:table-cell office:value-type="float" office:value="676924" calcext:value-type="float">
            <text:p>676924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1427183" calcext:value-type="float">
            <text:p>1427183</text:p>
          </table:table-cell>
          <table:table-cell office:value-type="float" office:value="81200" calcext:value-type="float">
            <text:p>81200</text:p>
          </table:table-cell>
          <table:table-cell office:value-type="float" office:value="729343" calcext:value-type="float">
            <text:p>729343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1453906" calcext:value-type="float">
            <text:p>1453906</text:p>
          </table:table-cell>
          <table:table-cell office:value-type="float" office:value="81400" calcext:value-type="float">
            <text:p>81400</text:p>
          </table:table-cell>
          <table:table-cell office:value-type="float" office:value="670475" calcext:value-type="float">
            <text:p>670475</text:p>
          </table:table-cell>
          <table:table-cell office:value-type="float" office:value="40700" calcext:value-type="float">
            <text:p>40700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1498626" calcext:value-type="float">
            <text:p>1498626</text:p>
          </table:table-cell>
          <table:table-cell office:value-type="float" office:value="81600" calcext:value-type="float">
            <text:p>81600</text:p>
          </table:table-cell>
          <table:table-cell office:value-type="float" office:value="687703" calcext:value-type="float">
            <text:p>687703</text:p>
          </table:table-cell>
          <table:table-cell office:value-type="float" office:value="40800" calcext:value-type="float">
            <text:p>40800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1508988" calcext:value-type="float">
            <text:p>1508988</text:p>
          </table:table-cell>
          <table:table-cell office:value-type="float" office:value="81800" calcext:value-type="float">
            <text:p>81800</text:p>
          </table:table-cell>
          <table:table-cell office:value-type="float" office:value="789205" calcext:value-type="float">
            <text:p>789205</text:p>
          </table:table-cell>
          <table:table-cell office:value-type="float" office:value="40900" calcext:value-type="float">
            <text:p>4090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442838" calcext:value-type="float">
            <text:p>1442838</text:p>
          </table:table-cell>
          <table:table-cell office:value-type="float" office:value="82000" calcext:value-type="float">
            <text:p>82000</text:p>
          </table:table-cell>
          <table:table-cell office:value-type="float" office:value="703615" calcext:value-type="float">
            <text:p>703615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1413036" calcext:value-type="float">
            <text:p>1413036</text:p>
          </table:table-cell>
          <table:table-cell office:value-type="float" office:value="82200" calcext:value-type="float">
            <text:p>82200</text:p>
          </table:table-cell>
          <table:table-cell office:value-type="float" office:value="742624" calcext:value-type="float">
            <text:p>742624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1561824" calcext:value-type="float">
            <text:p>1561824</text:p>
          </table:table-cell>
          <table:table-cell office:value-type="float" office:value="82400" calcext:value-type="float">
            <text:p>82400</text:p>
          </table:table-cell>
          <table:table-cell office:value-type="float" office:value="736529" calcext:value-type="float">
            <text:p>736529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1444731" calcext:value-type="float">
            <text:p>1444731</text:p>
          </table:table-cell>
          <table:table-cell office:value-type="float" office:value="82600" calcext:value-type="float">
            <text:p>82600</text:p>
          </table:table-cell>
          <table:table-cell office:value-type="float" office:value="719109" calcext:value-type="float">
            <text:p>719109</text:p>
          </table:table-cell>
          <table:table-cell office:value-type="float" office:value="41300" calcext:value-type="float">
            <text:p>41300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1499460" calcext:value-type="float">
            <text:p>1499460</text:p>
          </table:table-cell>
          <table:table-cell office:value-type="float" office:value="82800" calcext:value-type="float">
            <text:p>82800</text:p>
          </table:table-cell>
          <table:table-cell office:value-type="float" office:value="762353" calcext:value-type="float">
            <text:p>762353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512741" calcext:value-type="float">
            <text:p>1512741</text:p>
          </table:table-cell>
          <table:table-cell office:value-type="float" office:value="83000" calcext:value-type="float">
            <text:p>83000</text:p>
          </table:table-cell>
          <table:table-cell office:value-type="float" office:value="763187" calcext:value-type="float">
            <text:p>763187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510881" calcext:value-type="float">
            <text:p>1510881</text:p>
          </table:table-cell>
          <table:table-cell office:value-type="float" office:value="83200" calcext:value-type="float">
            <text:p>83200</text:p>
          </table:table-cell>
          <table:table-cell office:value-type="float" office:value="793311" calcext:value-type="float">
            <text:p>793311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1491793" calcext:value-type="float">
            <text:p>1491793</text:p>
          </table:table-cell>
          <table:table-cell office:value-type="float" office:value="83400" calcext:value-type="float">
            <text:p>83400</text:p>
          </table:table-cell>
          <table:table-cell office:value-type="float" office:value="729696" calcext:value-type="float">
            <text:p>729696</text:p>
          </table:table-cell>
          <table:table-cell office:value-type="float" office:value="41700" calcext:value-type="float">
            <text:p>41700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1439149" calcext:value-type="float">
            <text:p>1439149</text:p>
          </table:table-cell>
          <table:table-cell office:value-type="float" office:value="83600" calcext:value-type="float">
            <text:p>83600</text:p>
          </table:table-cell>
          <table:table-cell office:value-type="float" office:value="787472" calcext:value-type="float">
            <text:p>787472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1435011" calcext:value-type="float">
            <text:p>1435011</text:p>
          </table:table-cell>
          <table:table-cell office:value-type="float" office:value="83800" calcext:value-type="float">
            <text:p>83800</text:p>
          </table:table-cell>
          <table:table-cell office:value-type="float" office:value="670411" calcext:value-type="float">
            <text:p>670411</text:p>
          </table:table-cell>
          <table:table-cell office:value-type="float" office:value="41900" calcext:value-type="float">
            <text:p>4190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548190" calcext:value-type="float">
            <text:p>1548190</text:p>
          </table:table-cell>
          <table:table-cell office:value-type="float" office:value="84000" calcext:value-type="float">
            <text:p>84000</text:p>
          </table:table-cell>
          <table:table-cell office:value-type="float" office:value="691328" calcext:value-type="float">
            <text:p>691328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1445822" calcext:value-type="float">
            <text:p>1445822</text:p>
          </table:table-cell>
          <table:table-cell office:value-type="float" office:value="84200" calcext:value-type="float">
            <text:p>84200</text:p>
          </table:table-cell>
          <table:table-cell office:value-type="float" office:value="704192" calcext:value-type="float">
            <text:p>704192</text:p>
          </table:table-cell>
          <table:table-cell office:value-type="float" office:value="42100" calcext:value-type="float">
            <text:p>42100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1716130" calcext:value-type="float">
            <text:p>1716130</text:p>
          </table:table-cell>
          <table:table-cell office:value-type="float" office:value="84400" calcext:value-type="float">
            <text:p>84400</text:p>
          </table:table-cell>
          <table:table-cell office:value-type="float" office:value="781056" calcext:value-type="float">
            <text:p>781056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1600930" calcext:value-type="float">
            <text:p>1600930</text:p>
          </table:table-cell>
          <table:table-cell office:value-type="float" office:value="84600" calcext:value-type="float">
            <text:p>84600</text:p>
          </table:table-cell>
          <table:table-cell office:value-type="float" office:value="688023" calcext:value-type="float">
            <text:p>688023</text:p>
          </table:table-cell>
          <table:table-cell office:value-type="float" office:value="42300" calcext:value-type="float">
            <text:p>42300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1463819" calcext:value-type="float">
            <text:p>1463819</text:p>
          </table:table-cell>
          <table:table-cell office:value-type="float" office:value="84800" calcext:value-type="float">
            <text:p>84800</text:p>
          </table:table-cell>
          <table:table-cell office:value-type="float" office:value="763059" calcext:value-type="float">
            <text:p>763059</text:p>
          </table:table-cell>
          <table:table-cell office:value-type="float" office:value="42400" calcext:value-type="float">
            <text:p>42400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534877" calcext:value-type="float">
            <text:p>1534877</text:p>
          </table:table-cell>
          <table:table-cell office:value-type="float" office:value="85000" calcext:value-type="float">
            <text:p>85000</text:p>
          </table:table-cell>
          <table:table-cell office:value-type="float" office:value="712308" calcext:value-type="float">
            <text:p>712308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1624380" calcext:value-type="float">
            <text:p>1624380</text:p>
          </table:table-cell>
          <table:table-cell office:value-type="float" office:value="85200" calcext:value-type="float">
            <text:p>85200</text:p>
          </table:table-cell>
          <table:table-cell office:value-type="float" office:value="706662" calcext:value-type="float">
            <text:p>706662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1458590" calcext:value-type="float">
            <text:p>1458590</text:p>
          </table:table-cell>
          <table:table-cell office:value-type="float" office:value="85400" calcext:value-type="float">
            <text:p>85400</text:p>
          </table:table-cell>
          <table:table-cell office:value-type="float" office:value="859909" calcext:value-type="float">
            <text:p>859909</text:p>
          </table:table-cell>
          <table:table-cell office:value-type="float" office:value="42700" calcext:value-type="float">
            <text:p>42700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1640452" calcext:value-type="float">
            <text:p>1640452</text:p>
          </table:table-cell>
          <table:table-cell office:value-type="float" office:value="85600" calcext:value-type="float">
            <text:p>85600</text:p>
          </table:table-cell>
          <table:table-cell office:value-type="float" office:value="752793" calcext:value-type="float">
            <text:p>752793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1534812" calcext:value-type="float">
            <text:p>1534812</text:p>
          </table:table-cell>
          <table:table-cell office:value-type="float" office:value="85800" calcext:value-type="float">
            <text:p>85800</text:p>
          </table:table-cell>
          <table:table-cell office:value-type="float" office:value="743747" calcext:value-type="float">
            <text:p>743747</text:p>
          </table:table-cell>
          <table:table-cell office:value-type="float" office:value="42900" calcext:value-type="float">
            <text:p>4290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545335" calcext:value-type="float">
            <text:p>1545335</text:p>
          </table:table-cell>
          <table:table-cell office:value-type="float" office:value="86000" calcext:value-type="float">
            <text:p>86000</text:p>
          </table:table-cell>
          <table:table-cell office:value-type="float" office:value="722670" calcext:value-type="float">
            <text:p>72267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1634806" calcext:value-type="float">
            <text:p>1634806</text:p>
          </table:table-cell>
          <table:table-cell office:value-type="float" office:value="86200" calcext:value-type="float">
            <text:p>86200</text:p>
          </table:table-cell>
          <table:table-cell office:value-type="float" office:value="687061" calcext:value-type="float">
            <text:p>687061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30963" calcext:value-type="float">
            <text:p>1530963</text:p>
          </table:table-cell>
          <table:table-cell office:value-type="float" office:value="86400" calcext:value-type="float">
            <text:p>86400</text:p>
          </table:table-cell>
          <table:table-cell office:value-type="float" office:value="836362" calcext:value-type="float">
            <text:p>836362</text:p>
          </table:table-cell>
          <table:table-cell office:value-type="float" office:value="43200" calcext:value-type="float">
            <text:p>43200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1551622" calcext:value-type="float">
            <text:p>1551622</text:p>
          </table:table-cell>
          <table:table-cell office:value-type="float" office:value="86600" calcext:value-type="float">
            <text:p>86600</text:p>
          </table:table-cell>
          <table:table-cell office:value-type="float" office:value="742913" calcext:value-type="float">
            <text:p>742913</text:p>
          </table:table-cell>
          <table:table-cell office:value-type="float" office:value="43300" calcext:value-type="float">
            <text:p>43300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1655979" calcext:value-type="float">
            <text:p>1655979</text:p>
          </table:table-cell>
          <table:table-cell office:value-type="float" office:value="86800" calcext:value-type="float">
            <text:p>86800</text:p>
          </table:table-cell>
          <table:table-cell office:value-type="float" office:value="1010558" calcext:value-type="float">
            <text:p>1010558</text:p>
          </table:table-cell>
          <table:table-cell office:value-type="float" office:value="43400" calcext:value-type="float">
            <text:p>43400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572122" calcext:value-type="float">
            <text:p>1572122</text:p>
          </table:table-cell>
          <table:table-cell office:value-type="float" office:value="87000" calcext:value-type="float">
            <text:p>87000</text:p>
          </table:table-cell>
          <table:table-cell office:value-type="float" office:value="785130" calcext:value-type="float">
            <text:p>785130</text:p>
          </table:table-cell>
          <table:table-cell office:value-type="float" office:value="43500" calcext:value-type="float">
            <text:p>43500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1507384" calcext:value-type="float">
            <text:p>1507384</text:p>
          </table:table-cell>
          <table:table-cell office:value-type="float" office:value="87200" calcext:value-type="float">
            <text:p>87200</text:p>
          </table:table-cell>
          <table:table-cell office:value-type="float" office:value="801491" calcext:value-type="float">
            <text:p>801491</text:p>
          </table:table-cell>
          <table:table-cell office:value-type="float" office:value="43600" calcext:value-type="float">
            <text:p>43600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1657936" calcext:value-type="float">
            <text:p>1657936</text:p>
          </table:table-cell>
          <table:table-cell office:value-type="float" office:value="87400" calcext:value-type="float">
            <text:p>87400</text:p>
          </table:table-cell>
          <table:table-cell office:value-type="float" office:value="795556" calcext:value-type="float">
            <text:p>795556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1572571" calcext:value-type="float">
            <text:p>1572571</text:p>
          </table:table-cell>
          <table:table-cell office:value-type="float" office:value="87600" calcext:value-type="float">
            <text:p>87600</text:p>
          </table:table-cell>
          <table:table-cell office:value-type="float" office:value="720424" calcext:value-type="float">
            <text:p>720424</text:p>
          </table:table-cell>
          <table:table-cell office:value-type="float" office:value="43800" calcext:value-type="float">
            <text:p>43800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1580142" calcext:value-type="float">
            <text:p>1580142</text:p>
          </table:table-cell>
          <table:table-cell office:value-type="float" office:value="87800" calcext:value-type="float">
            <text:p>87800</text:p>
          </table:table-cell>
          <table:table-cell office:value-type="float" office:value="909922" calcext:value-type="float">
            <text:p>909922</text:p>
          </table:table-cell>
          <table:table-cell office:value-type="float" office:value="43900" calcext:value-type="float">
            <text:p>4390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543410" calcext:value-type="float">
            <text:p>1543410</text:p>
          </table:table-cell>
          <table:table-cell office:value-type="float" office:value="88000" calcext:value-type="float">
            <text:p>88000</text:p>
          </table:table-cell>
          <table:table-cell office:value-type="float" office:value="830813" calcext:value-type="float">
            <text:p>830813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1570614" calcext:value-type="float">
            <text:p>1570614</text:p>
          </table:table-cell>
          <table:table-cell office:value-type="float" office:value="88200" calcext:value-type="float">
            <text:p>88200</text:p>
          </table:table-cell>
          <table:table-cell office:value-type="float" office:value="757605" calcext:value-type="float">
            <text:p>757605</text:p>
          </table:table-cell>
          <table:table-cell office:value-type="float" office:value="44100" calcext:value-type="float">
            <text:p>44100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1846439" calcext:value-type="float">
            <text:p>1846439</text:p>
          </table:table-cell>
          <table:table-cell office:value-type="float" office:value="88400" calcext:value-type="float">
            <text:p>88400</text:p>
          </table:table-cell>
          <table:table-cell office:value-type="float" office:value="797064" calcext:value-type="float">
            <text:p>797064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1541485" calcext:value-type="float">
            <text:p>1541485</text:p>
          </table:table-cell>
          <table:table-cell office:value-type="float" office:value="88600" calcext:value-type="float">
            <text:p>88600</text:p>
          </table:table-cell>
          <table:table-cell office:value-type="float" office:value="750868" calcext:value-type="float">
            <text:p>750868</text:p>
          </table:table-cell>
          <table:table-cell office:value-type="float" office:value="44300" calcext:value-type="float">
            <text:p>44300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1712216" calcext:value-type="float">
            <text:p>1712216</text:p>
          </table:table-cell>
          <table:table-cell office:value-type="float" office:value="88800" calcext:value-type="float">
            <text:p>88800</text:p>
          </table:table-cell>
          <table:table-cell office:value-type="float" office:value="884771" calcext:value-type="float">
            <text:p>884771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1609270" calcext:value-type="float">
            <text:p>1609270</text:p>
          </table:table-cell>
          <table:table-cell office:value-type="float" office:value="89000" calcext:value-type="float">
            <text:p>89000</text:p>
          </table:table-cell>
          <table:table-cell office:value-type="float" office:value="803929" calcext:value-type="float">
            <text:p>803929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1623257" calcext:value-type="float">
            <text:p>1623257</text:p>
          </table:table-cell>
          <table:table-cell office:value-type="float" office:value="89200" calcext:value-type="float">
            <text:p>89200</text:p>
          </table:table-cell>
          <table:table-cell office:value-type="float" office:value="901870" calcext:value-type="float">
            <text:p>901870</text:p>
          </table:table-cell>
          <table:table-cell office:value-type="float" office:value="44600" calcext:value-type="float">
            <text:p>44600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1491472" calcext:value-type="float">
            <text:p>1491472</text:p>
          </table:table-cell>
          <table:table-cell office:value-type="float" office:value="89400" calcext:value-type="float">
            <text:p>89400</text:p>
          </table:table-cell>
          <table:table-cell office:value-type="float" office:value="838351" calcext:value-type="float">
            <text:p>838351</text:p>
          </table:table-cell>
          <table:table-cell office:value-type="float" office:value="44700" calcext:value-type="float">
            <text:p>44700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1600833" calcext:value-type="float">
            <text:p>1600833</text:p>
          </table:table-cell>
          <table:table-cell office:value-type="float" office:value="89600" calcext:value-type="float">
            <text:p>89600</text:p>
          </table:table-cell>
          <table:table-cell office:value-type="float" office:value="886215" calcext:value-type="float">
            <text:p>886215</text:p>
          </table:table-cell>
          <table:table-cell office:value-type="float" office:value="44800" calcext:value-type="float">
            <text:p>44800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1587231" calcext:value-type="float">
            <text:p>1587231</text:p>
          </table:table-cell>
          <table:table-cell office:value-type="float" office:value="89800" calcext:value-type="float">
            <text:p>89800</text:p>
          </table:table-cell>
          <table:table-cell office:value-type="float" office:value="832865" calcext:value-type="float">
            <text:p>832865</text:p>
          </table:table-cell>
          <table:table-cell office:value-type="float" office:value="44900" calcext:value-type="float">
            <text:p>4490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13351" calcext:value-type="float">
            <text:p>1513351</text:p>
          </table:table-cell>
          <table:table-cell office:value-type="float" office:value="90000" calcext:value-type="float">
            <text:p>90000</text:p>
          </table:table-cell>
          <table:table-cell office:value-type="float" office:value="787665" calcext:value-type="float">
            <text:p>787665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1640517" calcext:value-type="float">
            <text:p>1640517</text:p>
          </table:table-cell>
          <table:table-cell office:value-type="float" office:value="90200" calcext:value-type="float">
            <text:p>90200</text:p>
          </table:table-cell>
          <table:table-cell office:value-type="float" office:value="890065" calcext:value-type="float">
            <text:p>890065</text:p>
          </table:table-cell>
          <table:table-cell office:value-type="float" office:value="45100" calcext:value-type="float">
            <text:p>45100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1719081" calcext:value-type="float">
            <text:p>1719081</text:p>
          </table:table-cell>
          <table:table-cell office:value-type="float" office:value="90400" calcext:value-type="float">
            <text:p>90400</text:p>
          </table:table-cell>
          <table:table-cell office:value-type="float" office:value="781184" calcext:value-type="float">
            <text:p>781184</text:p>
          </table:table-cell>
          <table:table-cell office:value-type="float" office:value="45200" calcext:value-type="float">
            <text:p>45200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1664128" calcext:value-type="float">
            <text:p>1664128</text:p>
          </table:table-cell>
          <table:table-cell office:value-type="float" office:value="90600" calcext:value-type="float">
            <text:p>90600</text:p>
          </table:table-cell>
          <table:table-cell office:value-type="float" office:value="921086" calcext:value-type="float">
            <text:p>921086</text:p>
          </table:table-cell>
          <table:table-cell office:value-type="float" office:value="45300" calcext:value-type="float">
            <text:p>45300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1663454" calcext:value-type="float">
            <text:p>1663454</text:p>
          </table:table-cell>
          <table:table-cell office:value-type="float" office:value="90800" calcext:value-type="float">
            <text:p>90800</text:p>
          </table:table-cell>
          <table:table-cell office:value-type="float" office:value="817306" calcext:value-type="float">
            <text:p>817306</text:p>
          </table:table-cell>
          <table:table-cell office:value-type="float" office:value="45400" calcext:value-type="float">
            <text:p>4540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625118" calcext:value-type="float">
            <text:p>1625118</text:p>
          </table:table-cell>
          <table:table-cell office:value-type="float" office:value="91000" calcext:value-type="float">
            <text:p>91000</text:p>
          </table:table-cell>
          <table:table-cell office:value-type="float" office:value="889840" calcext:value-type="float">
            <text:p>88984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1642794" calcext:value-type="float">
            <text:p>1642794</text:p>
          </table:table-cell>
          <table:table-cell office:value-type="float" office:value="91200" calcext:value-type="float">
            <text:p>91200</text:p>
          </table:table-cell>
          <table:table-cell office:value-type="float" office:value="820835" calcext:value-type="float">
            <text:p>820835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1527562" calcext:value-type="float">
            <text:p>1527562</text:p>
          </table:table-cell>
          <table:table-cell office:value-type="float" office:value="91400" calcext:value-type="float">
            <text:p>91400</text:p>
          </table:table-cell>
          <table:table-cell office:value-type="float" office:value="969880" calcext:value-type="float">
            <text:p>969880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1752476" calcext:value-type="float">
            <text:p>1752476</text:p>
          </table:table-cell>
          <table:table-cell office:value-type="float" office:value="91600" calcext:value-type="float">
            <text:p>91600</text:p>
          </table:table-cell>
          <table:table-cell office:value-type="float" office:value="808741" calcext:value-type="float">
            <text:p>808741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1597497" calcext:value-type="float">
            <text:p>1597497</text:p>
          </table:table-cell>
          <table:table-cell office:value-type="float" office:value="91800" calcext:value-type="float">
            <text:p>91800</text:p>
          </table:table-cell>
          <table:table-cell office:value-type="float" office:value="797128" calcext:value-type="float">
            <text:p>797128</text:p>
          </table:table-cell>
          <table:table-cell office:value-type="float" office:value="45900" calcext:value-type="float">
            <text:p>4590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628775" calcext:value-type="float">
            <text:p>1628775</text:p>
          </table:table-cell>
          <table:table-cell office:value-type="float" office:value="92000" calcext:value-type="float">
            <text:p>92000</text:p>
          </table:table-cell>
          <table:table-cell office:value-type="float" office:value="841655" calcext:value-type="float">
            <text:p>841655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1566443" calcext:value-type="float">
            <text:p>1566443</text:p>
          </table:table-cell>
          <table:table-cell office:value-type="float" office:value="92200" calcext:value-type="float">
            <text:p>92200</text:p>
          </table:table-cell>
          <table:table-cell office:value-type="float" office:value="875179" calcext:value-type="float">
            <text:p>875179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1620081" calcext:value-type="float">
            <text:p>1620081</text:p>
          </table:table-cell>
          <table:table-cell office:value-type="float" office:value="92400" calcext:value-type="float">
            <text:p>92400</text:p>
          </table:table-cell>
          <table:table-cell office:value-type="float" office:value="950889" calcext:value-type="float">
            <text:p>950889</text:p>
          </table:table-cell>
          <table:table-cell office:value-type="float" office:value="46200" calcext:value-type="float">
            <text:p>46200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1735955" calcext:value-type="float">
            <text:p>1735955</text:p>
          </table:table-cell>
          <table:table-cell office:value-type="float" office:value="92600" calcext:value-type="float">
            <text:p>92600</text:p>
          </table:table-cell>
          <table:table-cell office:value-type="float" office:value="877072" calcext:value-type="float">
            <text:p>877072</text:p>
          </table:table-cell>
          <table:table-cell office:value-type="float" office:value="46300" calcext:value-type="float">
            <text:p>46300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1649756" calcext:value-type="float">
            <text:p>1649756</text:p>
          </table:table-cell>
          <table:table-cell office:value-type="float" office:value="92800" calcext:value-type="float">
            <text:p>92800</text:p>
          </table:table-cell>
          <table:table-cell office:value-type="float" office:value="914895" calcext:value-type="float">
            <text:p>914895</text:p>
          </table:table-cell>
          <table:table-cell office:value-type="float" office:value="46400" calcext:value-type="float">
            <text:p>4640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747793" calcext:value-type="float">
            <text:p>1747793</text:p>
          </table:table-cell>
          <table:table-cell office:value-type="float" office:value="93000" calcext:value-type="float">
            <text:p>93000</text:p>
          </table:table-cell>
          <table:table-cell office:value-type="float" office:value="828952" calcext:value-type="float">
            <text:p>828952</text:p>
          </table:table-cell>
          <table:table-cell office:value-type="float" office:value="46500" calcext:value-type="float">
            <text:p>46500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1682542" calcext:value-type="float">
            <text:p>1682542</text:p>
          </table:table-cell>
          <table:table-cell office:value-type="float" office:value="93200" calcext:value-type="float">
            <text:p>93200</text:p>
          </table:table-cell>
          <table:table-cell office:value-type="float" office:value="814323" calcext:value-type="float">
            <text:p>814323</text:p>
          </table:table-cell>
          <table:table-cell office:value-type="float" office:value="46600" calcext:value-type="float">
            <text:p>46600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1643468" calcext:value-type="float">
            <text:p>1643468</text:p>
          </table:table-cell>
          <table:table-cell office:value-type="float" office:value="93400" calcext:value-type="float">
            <text:p>93400</text:p>
          </table:table-cell>
          <table:table-cell office:value-type="float" office:value="851183" calcext:value-type="float">
            <text:p>851183</text:p>
          </table:table-cell>
          <table:table-cell office:value-type="float" office:value="46700" calcext:value-type="float">
            <text:p>46700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12767" calcext:value-type="float">
            <text:p>1612767</text:p>
          </table:table-cell>
          <table:table-cell office:value-type="float" office:value="93600" calcext:value-type="float">
            <text:p>93600</text:p>
          </table:table-cell>
          <table:table-cell office:value-type="float" office:value="863342" calcext:value-type="float">
            <text:p>863342</text:p>
          </table:table-cell>
          <table:table-cell office:value-type="float" office:value="46800" calcext:value-type="float">
            <text:p>46800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1750359" calcext:value-type="float">
            <text:p>1750359</text:p>
          </table:table-cell>
          <table:table-cell office:value-type="float" office:value="93800" calcext:value-type="float">
            <text:p>93800</text:p>
          </table:table-cell>
          <table:table-cell office:value-type="float" office:value="814869" calcext:value-type="float">
            <text:p>814869</text:p>
          </table:table-cell>
          <table:table-cell office:value-type="float" office:value="46900" calcext:value-type="float">
            <text:p>469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794469" calcext:value-type="float">
            <text:p>1794469</text:p>
          </table:table-cell>
          <table:table-cell office:value-type="float" office:value="94000" calcext:value-type="float">
            <text:p>94000</text:p>
          </table:table-cell>
          <table:table-cell office:value-type="float" office:value="799598" calcext:value-type="float">
            <text:p>799598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1997858" calcext:value-type="float">
            <text:p>1997858</text:p>
          </table:table-cell>
          <table:table-cell office:value-type="float" office:value="94200" calcext:value-type="float">
            <text:p>94200</text:p>
          </table:table-cell>
          <table:table-cell office:value-type="float" office:value="856284" calcext:value-type="float">
            <text:p>856284</text:p>
          </table:table-cell>
          <table:table-cell office:value-type="float" office:value="47100" calcext:value-type="float">
            <text:p>47100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1735731" calcext:value-type="float">
            <text:p>1735731</text:p>
          </table:table-cell>
          <table:table-cell office:value-type="float" office:value="94400" calcext:value-type="float">
            <text:p>94400</text:p>
          </table:table-cell>
          <table:table-cell office:value-type="float" office:value="805565" calcext:value-type="float">
            <text:p>805565</text:p>
          </table:table-cell>
          <table:table-cell office:value-type="float" office:value="47200" calcext:value-type="float">
            <text:p>47200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1705639" calcext:value-type="float">
            <text:p>1705639</text:p>
          </table:table-cell>
          <table:table-cell office:value-type="float" office:value="94600" calcext:value-type="float">
            <text:p>94600</text:p>
          </table:table-cell>
          <table:table-cell office:value-type="float" office:value="820868" calcext:value-type="float">
            <text:p>820868</text:p>
          </table:table-cell>
          <table:table-cell office:value-type="float" office:value="47300" calcext:value-type="float">
            <text:p>47300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1762774" calcext:value-type="float">
            <text:p>1762774</text:p>
          </table:table-cell>
          <table:table-cell office:value-type="float" office:value="94800" calcext:value-type="float">
            <text:p>94800</text:p>
          </table:table-cell>
          <table:table-cell office:value-type="float" office:value="828791" calcext:value-type="float">
            <text:p>828791</text:p>
          </table:table-cell>
          <table:table-cell office:value-type="float" office:value="47400" calcext:value-type="float">
            <text:p>4740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593744" calcext:value-type="float">
            <text:p>1593744</text:p>
          </table:table-cell>
          <table:table-cell office:value-type="float" office:value="95000" calcext:value-type="float">
            <text:p>95000</text:p>
          </table:table-cell>
          <table:table-cell office:value-type="float" office:value="801812" calcext:value-type="float">
            <text:p>801812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1657936" calcext:value-type="float">
            <text:p>1657936</text:p>
          </table:table-cell>
          <table:table-cell office:value-type="float" office:value="95200" calcext:value-type="float">
            <text:p>95200</text:p>
          </table:table-cell>
          <table:table-cell office:value-type="float" office:value="885477" calcext:value-type="float">
            <text:p>885477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1693128" calcext:value-type="float">
            <text:p>1693128</text:p>
          </table:table-cell>
          <table:table-cell office:value-type="float" office:value="95400" calcext:value-type="float">
            <text:p>95400</text:p>
          </table:table-cell>
          <table:table-cell office:value-type="float" office:value="823113" calcext:value-type="float">
            <text:p>823113</text:p>
          </table:table-cell>
          <table:table-cell office:value-type="float" office:value="47700" calcext:value-type="float">
            <text:p>47700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1800340" calcext:value-type="float">
            <text:p>1800340</text:p>
          </table:table-cell>
          <table:table-cell office:value-type="float" office:value="95600" calcext:value-type="float">
            <text:p>95600</text:p>
          </table:table-cell>
          <table:table-cell office:value-type="float" office:value="874666" calcext:value-type="float">
            <text:p>874666</text:p>
          </table:table-cell>
          <table:table-cell office:value-type="float" office:value="47800" calcext:value-type="float">
            <text:p>47800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1736244" calcext:value-type="float">
            <text:p>1736244</text:p>
          </table:table-cell>
          <table:table-cell office:value-type="float" office:value="95800" calcext:value-type="float">
            <text:p>95800</text:p>
          </table:table-cell>
          <table:table-cell office:value-type="float" office:value="895935" calcext:value-type="float">
            <text:p>895935</text:p>
          </table:table-cell>
          <table:table-cell office:value-type="float" office:value="47900" calcext:value-type="float">
            <text:p>4790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787476" calcext:value-type="float">
            <text:p>1787476</text:p>
          </table:table-cell>
          <table:table-cell office:value-type="float" office:value="96000" calcext:value-type="float">
            <text:p>96000</text:p>
          </table:table-cell>
          <table:table-cell office:value-type="float" office:value="861995" calcext:value-type="float">
            <text:p>861995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1804286" calcext:value-type="float">
            <text:p>1804286</text:p>
          </table:table-cell>
          <table:table-cell office:value-type="float" office:value="96200" calcext:value-type="float">
            <text:p>96200</text:p>
          </table:table-cell>
          <table:table-cell office:value-type="float" office:value="817371" calcext:value-type="float">
            <text:p>817371</text:p>
          </table:table-cell>
          <table:table-cell office:value-type="float" office:value="48100" calcext:value-type="float">
            <text:p>48100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1727454" calcext:value-type="float">
            <text:p>1727454</text:p>
          </table:table-cell>
          <table:table-cell office:value-type="float" office:value="96400" calcext:value-type="float">
            <text:p>96400</text:p>
          </table:table-cell>
          <table:table-cell office:value-type="float" office:value="882141" calcext:value-type="float">
            <text:p>882141</text:p>
          </table:table-cell>
          <table:table-cell office:value-type="float" office:value="48200" calcext:value-type="float">
            <text:p>48200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1672565" calcext:value-type="float">
            <text:p>1672565</text:p>
          </table:table-cell>
          <table:table-cell office:value-type="float" office:value="96600" calcext:value-type="float">
            <text:p>96600</text:p>
          </table:table-cell>
          <table:table-cell office:value-type="float" office:value="940366" calcext:value-type="float">
            <text:p>940366</text:p>
          </table:table-cell>
          <table:table-cell office:value-type="float" office:value="48300" calcext:value-type="float">
            <text:p>48300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1682189" calcext:value-type="float">
            <text:p>1682189</text:p>
          </table:table-cell>
          <table:table-cell office:value-type="float" office:value="96800" calcext:value-type="float">
            <text:p>96800</text:p>
          </table:table-cell>
          <table:table-cell office:value-type="float" office:value="909730" calcext:value-type="float">
            <text:p>909730</text:p>
          </table:table-cell>
          <table:table-cell office:value-type="float" office:value="48400" calcext:value-type="float">
            <text:p>48400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844482" calcext:value-type="float">
            <text:p>1844482</text:p>
          </table:table-cell>
          <table:table-cell office:value-type="float" office:value="97000" calcext:value-type="float">
            <text:p>97000</text:p>
          </table:table-cell>
          <table:table-cell office:value-type="float" office:value="856765" calcext:value-type="float">
            <text:p>856765</text:p>
          </table:table-cell>
          <table:table-cell office:value-type="float" office:value="48500" calcext:value-type="float">
            <text:p>48500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1717766" calcext:value-type="float">
            <text:p>1717766</text:p>
          </table:table-cell>
          <table:table-cell office:value-type="float" office:value="97200" calcext:value-type="float">
            <text:p>97200</text:p>
          </table:table-cell>
          <table:table-cell office:value-type="float" office:value="863919" calcext:value-type="float">
            <text:p>863919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1721391" calcext:value-type="float">
            <text:p>1721391</text:p>
          </table:table-cell>
          <table:table-cell office:value-type="float" office:value="97400" calcext:value-type="float">
            <text:p>97400</text:p>
          </table:table-cell>
          <table:table-cell office:value-type="float" office:value="930357" calcext:value-type="float">
            <text:p>930357</text:p>
          </table:table-cell>
          <table:table-cell office:value-type="float" office:value="48700" calcext:value-type="float">
            <text:p>48700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1623161" calcext:value-type="float">
            <text:p>1623161</text:p>
          </table:table-cell>
          <table:table-cell office:value-type="float" office:value="97600" calcext:value-type="float">
            <text:p>97600</text:p>
          </table:table-cell>
          <table:table-cell office:value-type="float" office:value="923524" calcext:value-type="float">
            <text:p>923524</text:p>
          </table:table-cell>
          <table:table-cell office:value-type="float" office:value="48800" calcext:value-type="float">
            <text:p>48800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1777724" calcext:value-type="float">
            <text:p>1777724</text:p>
          </table:table-cell>
          <table:table-cell office:value-type="float" office:value="97800" calcext:value-type="float">
            <text:p>97800</text:p>
          </table:table-cell>
          <table:table-cell office:value-type="float" office:value="923107" calcext:value-type="float">
            <text:p>923107</text:p>
          </table:table-cell>
          <table:table-cell office:value-type="float" office:value="48900" calcext:value-type="float">
            <text:p>4890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852759" calcext:value-type="float">
            <text:p>1852759</text:p>
          </table:table-cell>
          <table:table-cell office:value-type="float" office:value="98000" calcext:value-type="float">
            <text:p>98000</text:p>
          </table:table-cell>
          <table:table-cell office:value-type="float" office:value="882012" calcext:value-type="float">
            <text:p>882012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1629609" calcext:value-type="float">
            <text:p>1629609</text:p>
          </table:table-cell>
          <table:table-cell office:value-type="float" office:value="98200" calcext:value-type="float">
            <text:p>98200</text:p>
          </table:table-cell>
          <table:table-cell office:value-type="float" office:value="841078" calcext:value-type="float">
            <text:p>841078</text:p>
          </table:table-cell>
          <table:table-cell office:value-type="float" office:value="49100" calcext:value-type="float">
            <text:p>49100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1958913" calcext:value-type="float">
            <text:p>1958913</text:p>
          </table:table-cell>
          <table:table-cell office:value-type="float" office:value="98400" calcext:value-type="float">
            <text:p>98400</text:p>
          </table:table-cell>
          <table:table-cell office:value-type="float" office:value="894043" calcext:value-type="float">
            <text:p>894043</text:p>
          </table:table-cell>
          <table:table-cell office:value-type="float" office:value="49200" calcext:value-type="float">
            <text:p>49200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1780226" calcext:value-type="float">
            <text:p>1780226</text:p>
          </table:table-cell>
          <table:table-cell office:value-type="float" office:value="98600" calcext:value-type="float">
            <text:p>98600</text:p>
          </table:table-cell>
          <table:table-cell office:value-type="float" office:value="965389" calcext:value-type="float">
            <text:p>965389</text:p>
          </table:table-cell>
          <table:table-cell office:value-type="float" office:value="49300" calcext:value-type="float">
            <text:p>49300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1693834" calcext:value-type="float">
            <text:p>1693834</text:p>
          </table:table-cell>
          <table:table-cell office:value-type="float" office:value="98800" calcext:value-type="float">
            <text:p>98800</text:p>
          </table:table-cell>
          <table:table-cell office:value-type="float" office:value="905623" calcext:value-type="float">
            <text:p>905623</text:p>
          </table:table-cell>
          <table:table-cell office:value-type="float" office:value="49400" calcext:value-type="float">
            <text:p>4940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1855101" calcext:value-type="float">
            <text:p>1855101</text:p>
          </table:table-cell>
          <table:table-cell office:value-type="float" office:value="99000" calcext:value-type="float">
            <text:p>99000</text:p>
          </table:table-cell>
          <table:table-cell office:value-type="float" office:value="906040" calcext:value-type="float">
            <text:p>906040</text:p>
          </table:table-cell>
          <table:table-cell office:value-type="float" office:value="49500" calcext:value-type="float">
            <text:p>49500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1946113" calcext:value-type="float">
            <text:p>1946113</text:p>
          </table:table-cell>
          <table:table-cell office:value-type="float" office:value="99200" calcext:value-type="float">
            <text:p>99200</text:p>
          </table:table-cell>
          <table:table-cell office:value-type="float" office:value="941842" calcext:value-type="float">
            <text:p>941842</text:p>
          </table:table-cell>
          <table:table-cell office:value-type="float" office:value="49600" calcext:value-type="float">
            <text:p>49600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1790684" calcext:value-type="float">
            <text:p>1790684</text:p>
          </table:table-cell>
          <table:table-cell office:value-type="float" office:value="99400" calcext:value-type="float">
            <text:p>99400</text:p>
          </table:table-cell>
          <table:table-cell office:value-type="float" office:value="859973" calcext:value-type="float">
            <text:p>859973</text:p>
          </table:table-cell>
          <table:table-cell office:value-type="float" office:value="49700" calcext:value-type="float">
            <text:p>49700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1944316" calcext:value-type="float">
            <text:p>1944316</text:p>
          </table:table-cell>
          <table:table-cell office:value-type="float" office:value="99600" calcext:value-type="float">
            <text:p>99600</text:p>
          </table:table-cell>
          <table:table-cell office:value-type="float" office:value="882911" calcext:value-type="float">
            <text:p>882911</text:p>
          </table:table-cell>
          <table:table-cell office:value-type="float" office:value="49800" calcext:value-type="float">
            <text:p>49800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1727262" calcext:value-type="float">
            <text:p>1727262</text:p>
          </table:table-cell>
          <table:table-cell office:value-type="float" office:value="99800" calcext:value-type="float">
            <text:p>99800</text:p>
          </table:table-cell>
          <table:table-cell office:value-type="float" office:value="885894" calcext:value-type="float">
            <text:p>885894</text:p>
          </table:table-cell>
          <table:table-cell office:value-type="float" office:value="49900" calcext:value-type="float">
            <text:p>499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31592" calcext:value-type="float">
            <text:p>17315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3350" calcext:value-type="float">
            <text:p>9433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1776504" calcext:value-type="float">
            <text:p>1776504</text:p>
          </table:table-cell>
          <table:table-cell office:value-type="float" office:value="100200" calcext:value-type="float">
            <text:p>100200</text:p>
          </table:table-cell>
          <table:table-cell office:value-type="float" office:value="901517" calcext:value-type="float">
            <text:p>901517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1715552" calcext:value-type="float">
            <text:p>1715552</text:p>
          </table:table-cell>
          <table:table-cell office:value-type="float" office:value="100400" calcext:value-type="float">
            <text:p>100400</text:p>
          </table:table-cell>
          <table:table-cell office:value-type="float" office:value="871811" calcext:value-type="float">
            <text:p>871811</text:p>
          </table:table-cell>
          <table:table-cell office:value-type="float" office:value="50200" calcext:value-type="float">
            <text:p>50200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1758091" calcext:value-type="float">
            <text:p>1758091</text:p>
          </table:table-cell>
          <table:table-cell office:value-type="float" office:value="100600" calcext:value-type="float">
            <text:p>100600</text:p>
          </table:table-cell>
          <table:table-cell office:value-type="float" office:value="885349" calcext:value-type="float">
            <text:p>885349</text:p>
          </table:table-cell>
          <table:table-cell office:value-type="float" office:value="50300" calcext:value-type="float">
            <text:p>50300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78327" calcext:value-type="float">
            <text:p>1878327</text:p>
          </table:table-cell>
          <table:table-cell office:value-type="float" office:value="100800" calcext:value-type="float">
            <text:p>100800</text:p>
          </table:table-cell>
          <table:table-cell office:value-type="float" office:value="951658" calcext:value-type="float">
            <text:p>951658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1741088" calcext:value-type="float">
            <text:p>1741088</text:p>
          </table:table-cell>
          <table:table-cell office:value-type="float" office:value="101000" calcext:value-type="float">
            <text:p>101000</text:p>
          </table:table-cell>
          <table:table-cell office:value-type="float" office:value="963977" calcext:value-type="float">
            <text:p>963977</text:p>
          </table:table-cell>
          <table:table-cell office:value-type="float" office:value="50500" calcext:value-type="float">
            <text:p>50500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1895554" calcext:value-type="float">
            <text:p>1895554</text:p>
          </table:table-cell>
          <table:table-cell office:value-type="float" office:value="101200" calcext:value-type="float">
            <text:p>101200</text:p>
          </table:table-cell>
          <table:table-cell office:value-type="float" office:value="863566" calcext:value-type="float">
            <text:p>863566</text:p>
          </table:table-cell>
          <table:table-cell office:value-type="float" office:value="50600" calcext:value-type="float">
            <text:p>50600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1859143" calcext:value-type="float">
            <text:p>1859143</text:p>
          </table:table-cell>
          <table:table-cell office:value-type="float" office:value="101400" calcext:value-type="float">
            <text:p>101400</text:p>
          </table:table-cell>
          <table:table-cell office:value-type="float" office:value="877489" calcext:value-type="float">
            <text:p>877489</text:p>
          </table:table-cell>
          <table:table-cell office:value-type="float" office:value="50700" calcext:value-type="float">
            <text:p>50700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1811087" calcext:value-type="float">
            <text:p>1811087</text:p>
          </table:table-cell>
          <table:table-cell office:value-type="float" office:value="101600" calcext:value-type="float">
            <text:p>101600</text:p>
          </table:table-cell>
          <table:table-cell office:value-type="float" office:value="883809" calcext:value-type="float">
            <text:p>883809</text:p>
          </table:table-cell>
          <table:table-cell office:value-type="float" office:value="50800" calcext:value-type="float">
            <text:p>50800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1766624" calcext:value-type="float">
            <text:p>1766624</text:p>
          </table:table-cell>
          <table:table-cell office:value-type="float" office:value="101800" calcext:value-type="float">
            <text:p>101800</text:p>
          </table:table-cell>
          <table:table-cell office:value-type="float" office:value="887113" calcext:value-type="float">
            <text:p>887113</text:p>
          </table:table-cell>
          <table:table-cell office:value-type="float" office:value="50900" calcext:value-type="float">
            <text:p>5090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829084" calcext:value-type="float">
            <text:p>1829084</text:p>
          </table:table-cell>
          <table:table-cell office:value-type="float" office:value="102000" calcext:value-type="float">
            <text:p>102000</text:p>
          </table:table-cell>
          <table:table-cell office:value-type="float" office:value="928657" calcext:value-type="float">
            <text:p>928657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1775382" calcext:value-type="float">
            <text:p>1775382</text:p>
          </table:table-cell>
          <table:table-cell office:value-type="float" office:value="102200" calcext:value-type="float">
            <text:p>102200</text:p>
          </table:table-cell>
          <table:table-cell office:value-type="float" office:value="878676" calcext:value-type="float">
            <text:p>878676</text:p>
          </table:table-cell>
          <table:table-cell office:value-type="float" office:value="51100" calcext:value-type="float">
            <text:p>51100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904440" calcext:value-type="float">
            <text:p>19044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911815" calcext:value-type="float">
            <text:p>911815</text:p>
          </table:table-cell>
          <table:table-cell office:value-type="float" office:value="51200" calcext:value-type="float">
            <text:p>51200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1806981" calcext:value-type="float">
            <text:p>1806981</text:p>
          </table:table-cell>
          <table:table-cell office:value-type="float" office:value="102600" calcext:value-type="float">
            <text:p>102600</text:p>
          </table:table-cell>
          <table:table-cell office:value-type="float" office:value="905848" calcext:value-type="float">
            <text:p>905848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1913198" calcext:value-type="float">
            <text:p>1913198</text:p>
          </table:table-cell>
          <table:table-cell office:value-type="float" office:value="102800" calcext:value-type="float">
            <text:p>102800</text:p>
          </table:table-cell>
          <table:table-cell office:value-type="float" office:value="893176" calcext:value-type="float">
            <text:p>893176</text:p>
          </table:table-cell>
          <table:table-cell office:value-type="float" office:value="51400" calcext:value-type="float">
            <text:p>5140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1749846" calcext:value-type="float">
            <text:p>1749846</text:p>
          </table:table-cell>
          <table:table-cell office:value-type="float" office:value="103000" calcext:value-type="float">
            <text:p>103000</text:p>
          </table:table-cell>
          <table:table-cell office:value-type="float" office:value="935683" calcext:value-type="float">
            <text:p>935683</text:p>
          </table:table-cell>
          <table:table-cell office:value-type="float" office:value="51500" calcext:value-type="float">
            <text:p>51500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1768837" calcext:value-type="float">
            <text:p>1768837</text:p>
          </table:table-cell>
          <table:table-cell office:value-type="float" office:value="103200" calcext:value-type="float">
            <text:p>103200</text:p>
          </table:table-cell>
          <table:table-cell office:value-type="float" office:value="921054" calcext:value-type="float">
            <text:p>921054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1844707" calcext:value-type="float">
            <text:p>1844707</text:p>
          </table:table-cell>
          <table:table-cell office:value-type="float" office:value="103400" calcext:value-type="float">
            <text:p>103400</text:p>
          </table:table-cell>
          <table:table-cell office:value-type="float" office:value="896641" calcext:value-type="float">
            <text:p>896641</text:p>
          </table:table-cell>
          <table:table-cell office:value-type="float" office:value="51700" calcext:value-type="float">
            <text:p>51700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1763737" calcext:value-type="float">
            <text:p>1763737</text:p>
          </table:table-cell>
          <table:table-cell office:value-type="float" office:value="103600" calcext:value-type="float">
            <text:p>103600</text:p>
          </table:table-cell>
          <table:table-cell office:value-type="float" office:value="935554" calcext:value-type="float">
            <text:p>935554</text:p>
          </table:table-cell>
          <table:table-cell office:value-type="float" office:value="51800" calcext:value-type="float">
            <text:p>51800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1821866" calcext:value-type="float">
            <text:p>1821866</text:p>
          </table:table-cell>
          <table:table-cell office:value-type="float" office:value="103800" calcext:value-type="float">
            <text:p>103800</text:p>
          </table:table-cell>
          <table:table-cell office:value-type="float" office:value="917301" calcext:value-type="float">
            <text:p>917301</text:p>
          </table:table-cell>
          <table:table-cell office:value-type="float" office:value="51900" calcext:value-type="float">
            <text:p>5190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856160" calcext:value-type="float">
            <text:p>1856160</text:p>
          </table:table-cell>
          <table:table-cell office:value-type="float" office:value="104000" calcext:value-type="float">
            <text:p>104000</text:p>
          </table:table-cell>
          <table:table-cell office:value-type="float" office:value="973281" calcext:value-type="float">
            <text:p>973281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1957886" calcext:value-type="float">
            <text:p>1957886</text:p>
          </table:table-cell>
          <table:table-cell office:value-type="float" office:value="104200" calcext:value-type="float">
            <text:p>104200</text:p>
          </table:table-cell>
          <table:table-cell office:value-type="float" office:value="911366" calcext:value-type="float">
            <text:p>911366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1984192" calcext:value-type="float">
            <text:p>1984192</text:p>
          </table:table-cell>
          <table:table-cell office:value-type="float" office:value="104400" calcext:value-type="float">
            <text:p>104400</text:p>
          </table:table-cell>
          <table:table-cell office:value-type="float" office:value="893561" calcext:value-type="float">
            <text:p>893561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1765469" calcext:value-type="float">
            <text:p>1765469</text:p>
          </table:table-cell>
          <table:table-cell office:value-type="float" office:value="104600" calcext:value-type="float">
            <text:p>104600</text:p>
          </table:table-cell>
          <table:table-cell office:value-type="float" office:value="959679" calcext:value-type="float">
            <text:p>959679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1880573" calcext:value-type="float">
            <text:p>1880573</text:p>
          </table:table-cell>
          <table:table-cell office:value-type="float" office:value="104800" calcext:value-type="float">
            <text:p>104800</text:p>
          </table:table-cell>
          <table:table-cell office:value-type="float" office:value="942387" calcext:value-type="float">
            <text:p>942387</text:p>
          </table:table-cell>
          <table:table-cell office:value-type="float" office:value="52400" calcext:value-type="float">
            <text:p>52400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789978" calcext:value-type="float">
            <text:p>1789978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1620" calcext:value-type="float">
            <text:p>10516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1963564" calcext:value-type="float">
            <text:p>1963564</text:p>
          </table:table-cell>
          <table:table-cell office:value-type="float" office:value="105200" calcext:value-type="float">
            <text:p>105200</text:p>
          </table:table-cell>
          <table:table-cell office:value-type="float" office:value="968404" calcext:value-type="float">
            <text:p>968404</text:p>
          </table:table-cell>
          <table:table-cell office:value-type="float" office:value="52600" calcext:value-type="float">
            <text:p>52600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1711734" calcext:value-type="float">
            <text:p>1711734</text:p>
          </table:table-cell>
          <table:table-cell office:value-type="float" office:value="105400" calcext:value-type="float">
            <text:p>105400</text:p>
          </table:table-cell>
          <table:table-cell office:value-type="float" office:value="1012194" calcext:value-type="float">
            <text:p>1012194</text:p>
          </table:table-cell>
          <table:table-cell office:value-type="float" office:value="52700" calcext:value-type="float">
            <text:p>52700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2057495" calcext:value-type="float">
            <text:p>2057495</text:p>
          </table:table-cell>
          <table:table-cell office:value-type="float" office:value="105600" calcext:value-type="float">
            <text:p>105600</text:p>
          </table:table-cell>
          <table:table-cell office:value-type="float" office:value="877874" calcext:value-type="float">
            <text:p>877874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1924843" calcext:value-type="float">
            <text:p>1924843</text:p>
          </table:table-cell>
          <table:table-cell office:value-type="float" office:value="105800" calcext:value-type="float">
            <text:p>105800</text:p>
          </table:table-cell>
          <table:table-cell office:value-type="float" office:value="1002698" calcext:value-type="float">
            <text:p>1002698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873483" calcext:value-type="float">
            <text:p>1873483</text:p>
          </table:table-cell>
          <table:table-cell office:value-type="float" office:value="106000" calcext:value-type="float">
            <text:p>106000</text:p>
          </table:table-cell>
          <table:table-cell office:value-type="float" office:value="894010" calcext:value-type="float">
            <text:p>894010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1822828" calcext:value-type="float">
            <text:p>1822828</text:p>
          </table:table-cell>
          <table:table-cell office:value-type="float" office:value="106200" calcext:value-type="float">
            <text:p>106200</text:p>
          </table:table-cell>
          <table:table-cell office:value-type="float" office:value="1097848" calcext:value-type="float">
            <text:p>1097848</text:p>
          </table:table-cell>
          <table:table-cell office:value-type="float" office:value="53100" calcext:value-type="float">
            <text:p>53100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1888208" calcext:value-type="float">
            <text:p>1888208</text:p>
          </table:table-cell>
          <table:table-cell office:value-type="float" office:value="106400" calcext:value-type="float">
            <text:p>106400</text:p>
          </table:table-cell>
          <table:table-cell office:value-type="float" office:value="914125" calcext:value-type="float">
            <text:p>914125</text:p>
          </table:table-cell>
          <table:table-cell office:value-type="float" office:value="53200" calcext:value-type="float">
            <text:p>53200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2133717" calcext:value-type="float">
            <text:p>2133717</text:p>
          </table:table-cell>
          <table:table-cell office:value-type="float" office:value="106600" calcext:value-type="float">
            <text:p>106600</text:p>
          </table:table-cell>
          <table:table-cell office:value-type="float" office:value="891059" calcext:value-type="float">
            <text:p>891059</text:p>
          </table:table-cell>
          <table:table-cell office:value-type="float" office:value="53300" calcext:value-type="float">
            <text:p>53300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2032120" calcext:value-type="float">
            <text:p>2032120</text:p>
          </table:table-cell>
          <table:table-cell office:value-type="float" office:value="106800" calcext:value-type="float">
            <text:p>106800</text:p>
          </table:table-cell>
          <table:table-cell office:value-type="float" office:value="983001" calcext:value-type="float">
            <text:p>983001</text:p>
          </table:table-cell>
          <table:table-cell office:value-type="float" office:value="53400" calcext:value-type="float">
            <text:p>53400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893084" calcext:value-type="float">
            <text:p>1893084</text:p>
          </table:table-cell>
          <table:table-cell office:value-type="float" office:value="107000" calcext:value-type="float">
            <text:p>107000</text:p>
          </table:table-cell>
          <table:table-cell office:value-type="float" office:value="950921" calcext:value-type="float">
            <text:p>950921</text:p>
          </table:table-cell>
          <table:table-cell office:value-type="float" office:value="53500" calcext:value-type="float">
            <text:p>53500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2055378" calcext:value-type="float">
            <text:p>2055378</text:p>
          </table:table-cell>
          <table:table-cell office:value-type="float" office:value="107200" calcext:value-type="float">
            <text:p>107200</text:p>
          </table:table-cell>
          <table:table-cell office:value-type="float" office:value="926893" calcext:value-type="float">
            <text:p>926893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1820519" calcext:value-type="float">
            <text:p>1820519</text:p>
          </table:table-cell>
          <table:table-cell office:value-type="float" office:value="107400" calcext:value-type="float">
            <text:p>107400</text:p>
          </table:table-cell>
          <table:table-cell office:value-type="float" office:value="1034810" calcext:value-type="float">
            <text:p>1034810</text:p>
          </table:table-cell>
          <table:table-cell office:value-type="float" office:value="53700" calcext:value-type="float">
            <text:p>53700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1833126" calcext:value-type="float">
            <text:p>1833126</text:p>
          </table:table-cell>
          <table:table-cell office:value-type="float" office:value="107600" calcext:value-type="float">
            <text:p>107600</text:p>
          </table:table-cell>
          <table:table-cell office:value-type="float" office:value="997758" calcext:value-type="float">
            <text:p>997758</text:p>
          </table:table-cell>
          <table:table-cell office:value-type="float" office:value="53800" calcext:value-type="float">
            <text:p>53800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1845413" calcext:value-type="float">
            <text:p>1845413</text:p>
          </table:table-cell>
          <table:table-cell office:value-type="float" office:value="107800" calcext:value-type="float">
            <text:p>107800</text:p>
          </table:table-cell>
          <table:table-cell office:value-type="float" office:value="941970" calcext:value-type="float">
            <text:p>941970</text:p>
          </table:table-cell>
          <table:table-cell office:value-type="float" office:value="53900" calcext:value-type="float">
            <text:p>5390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85667" calcext:value-type="float">
            <text:p>1985667</text:p>
          </table:table-cell>
          <table:table-cell office:value-type="float" office:value="108000" calcext:value-type="float">
            <text:p>108000</text:p>
          </table:table-cell>
          <table:table-cell office:value-type="float" office:value="964458" calcext:value-type="float">
            <text:p>964458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1854652" calcext:value-type="float">
            <text:p>1854652</text:p>
          </table:table-cell>
          <table:table-cell office:value-type="float" office:value="108200" calcext:value-type="float">
            <text:p>108200</text:p>
          </table:table-cell>
          <table:table-cell office:value-type="float" office:value="968757" calcext:value-type="float">
            <text:p>968757</text:p>
          </table:table-cell>
          <table:table-cell office:value-type="float" office:value="54100" calcext:value-type="float">
            <text:p>54100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1928019" calcext:value-type="float">
            <text:p>1928019</text:p>
          </table:table-cell>
          <table:table-cell office:value-type="float" office:value="108400" calcext:value-type="float">
            <text:p>108400</text:p>
          </table:table-cell>
          <table:table-cell office:value-type="float" office:value="934175" calcext:value-type="float">
            <text:p>934175</text:p>
          </table:table-cell>
          <table:table-cell office:value-type="float" office:value="54200" calcext:value-type="float">
            <text:p>54200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1847691" calcext:value-type="float">
            <text:p>1847691</text:p>
          </table:table-cell>
          <table:table-cell office:value-type="float" office:value="108600" calcext:value-type="float">
            <text:p>108600</text:p>
          </table:table-cell>
          <table:table-cell office:value-type="float" office:value="998014" calcext:value-type="float">
            <text:p>998014</text:p>
          </table:table-cell>
          <table:table-cell office:value-type="float" office:value="54300" calcext:value-type="float">
            <text:p>54300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1968119" calcext:value-type="float">
            <text:p>1968119</text:p>
          </table:table-cell>
          <table:table-cell office:value-type="float" office:value="108800" calcext:value-type="float">
            <text:p>108800</text:p>
          </table:table-cell>
          <table:table-cell office:value-type="float" office:value="953616" calcext:value-type="float">
            <text:p>953616</text:p>
          </table:table-cell>
          <table:table-cell office:value-type="float" office:value="54400" calcext:value-type="float">
            <text:p>54400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1915701" calcext:value-type="float">
            <text:p>1915701</text:p>
          </table:table-cell>
          <table:table-cell office:value-type="float" office:value="109000" calcext:value-type="float">
            <text:p>109000</text:p>
          </table:table-cell>
          <table:table-cell office:value-type="float" office:value="1012098" calcext:value-type="float">
            <text:p>1012098</text:p>
          </table:table-cell>
          <table:table-cell office:value-type="float" office:value="54500" calcext:value-type="float">
            <text:p>54500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1948198" calcext:value-type="float">
            <text:p>1948198</text:p>
          </table:table-cell>
          <table:table-cell office:value-type="float" office:value="109200" calcext:value-type="float">
            <text:p>109200</text:p>
          </table:table-cell>
          <table:table-cell office:value-type="float" office:value="935458" calcext:value-type="float">
            <text:p>935458</text:p>
          </table:table-cell>
          <table:table-cell office:value-type="float" office:value="54600" calcext:value-type="float">
            <text:p>54600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1866041" calcext:value-type="float">
            <text:p>1866041</text:p>
          </table:table-cell>
          <table:table-cell office:value-type="float" office:value="109400" calcext:value-type="float">
            <text:p>109400</text:p>
          </table:table-cell>
          <table:table-cell office:value-type="float" office:value="1011360" calcext:value-type="float">
            <text:p>1011360</text:p>
          </table:table-cell>
          <table:table-cell office:value-type="float" office:value="54700" calcext:value-type="float">
            <text:p>54700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1838034" calcext:value-type="float">
            <text:p>1838034</text:p>
          </table:table-cell>
          <table:table-cell office:value-type="float" office:value="109600" calcext:value-type="float">
            <text:p>109600</text:p>
          </table:table-cell>
          <table:table-cell office:value-type="float" office:value="935169" calcext:value-type="float">
            <text:p>935169</text:p>
          </table:table-cell>
          <table:table-cell office:value-type="float" office:value="54800" calcext:value-type="float">
            <text:p>54800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1900463" calcext:value-type="float">
            <text:p>1900463</text:p>
          </table:table-cell>
          <table:table-cell office:value-type="float" office:value="109800" calcext:value-type="float">
            <text:p>109800</text:p>
          </table:table-cell>
          <table:table-cell office:value-type="float" office:value="1061982" calcext:value-type="float">
            <text:p>1061982</text:p>
          </table:table-cell>
          <table:table-cell office:value-type="float" office:value="54900" calcext:value-type="float">
            <text:p>5490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918556" calcext:value-type="float">
            <text:p>1918556</text:p>
          </table:table-cell>
          <table:table-cell office:value-type="float" office:value="110000" calcext:value-type="float">
            <text:p>110000</text:p>
          </table:table-cell>
          <table:table-cell office:value-type="float" office:value="958427" calcext:value-type="float">
            <text:p>958427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1792127" calcext:value-type="float">
            <text:p>1792127</text:p>
          </table:table-cell>
          <table:table-cell office:value-type="float" office:value="110200" calcext:value-type="float">
            <text:p>110200</text:p>
          </table:table-cell>
          <table:table-cell office:value-type="float" office:value="925610" calcext:value-type="float">
            <text:p>925610</text:p>
          </table:table-cell>
          <table:table-cell office:value-type="float" office:value="55100" calcext:value-type="float">
            <text:p>55100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907039" calcext:value-type="float">
            <text:p>1907039</text:p>
          </table:table-cell>
          <table:table-cell office:value-type="float" office:value="110400" calcext:value-type="float">
            <text:p>110400</text:p>
          </table:table-cell>
          <table:table-cell office:value-type="float" office:value="960930" calcext:value-type="float">
            <text:p>960930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1888689" calcext:value-type="float">
            <text:p>1888689</text:p>
          </table:table-cell>
          <table:table-cell office:value-type="float" office:value="110600" calcext:value-type="float">
            <text:p>110600</text:p>
          </table:table-cell>
          <table:table-cell office:value-type="float" office:value="979440" calcext:value-type="float">
            <text:p>979440</text:p>
          </table:table-cell>
          <table:table-cell office:value-type="float" office:value="55300" calcext:value-type="float">
            <text:p>55300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1861902" calcext:value-type="float">
            <text:p>1861902</text:p>
          </table:table-cell>
          <table:table-cell office:value-type="float" office:value="110800" calcext:value-type="float">
            <text:p>110800</text:p>
          </table:table-cell>
          <table:table-cell office:value-type="float" office:value="972318" calcext:value-type="float">
            <text:p>972318</text:p>
          </table:table-cell>
          <table:table-cell office:value-type="float" office:value="55400" calcext:value-type="float">
            <text:p>55400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906590" calcext:value-type="float">
            <text:p>1906590</text:p>
          </table:table-cell>
          <table:table-cell office:value-type="float" office:value="111000" calcext:value-type="float">
            <text:p>111000</text:p>
          </table:table-cell>
          <table:table-cell office:value-type="float" office:value="998111" calcext:value-type="float">
            <text:p>998111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1918973" calcext:value-type="float">
            <text:p>1918973</text:p>
          </table:table-cell>
          <table:table-cell office:value-type="float" office:value="111200" calcext:value-type="float">
            <text:p>111200</text:p>
          </table:table-cell>
          <table:table-cell office:value-type="float" office:value="947937" calcext:value-type="float">
            <text:p>947937</text:p>
          </table:table-cell>
          <table:table-cell office:value-type="float" office:value="55600" calcext:value-type="float">
            <text:p>55600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1942969" calcext:value-type="float">
            <text:p>1942969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00793" calcext:value-type="float">
            <text:p>1200793</text:p>
          </table:table-cell>
          <table:table-cell office:value-type="float" office:value="55700" calcext:value-type="float">
            <text:p>55700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2004819" calcext:value-type="float">
            <text:p>2004819</text:p>
          </table:table-cell>
          <table:table-cell office:value-type="float" office:value="111600" calcext:value-type="float">
            <text:p>111600</text:p>
          </table:table-cell>
          <table:table-cell office:value-type="float" office:value="993106" calcext:value-type="float">
            <text:p>993106</text:p>
          </table:table-cell>
          <table:table-cell office:value-type="float" office:value="55800" calcext:value-type="float">
            <text:p>55800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2014571" calcext:value-type="float">
            <text:p>2014571</text:p>
          </table:table-cell>
          <table:table-cell office:value-type="float" office:value="111800" calcext:value-type="float">
            <text:p>111800</text:p>
          </table:table-cell>
          <table:table-cell office:value-type="float" office:value="1233836" calcext:value-type="float">
            <text:p>1233836</text:p>
          </table:table-cell>
          <table:table-cell office:value-type="float" office:value="55900" calcext:value-type="float">
            <text:p>5590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883299" calcext:value-type="float">
            <text:p>1883299</text:p>
          </table:table-cell>
          <table:table-cell office:value-type="float" office:value="112000" calcext:value-type="float">
            <text:p>112000</text:p>
          </table:table-cell>
          <table:table-cell office:value-type="float" office:value="1013060" calcext:value-type="float">
            <text:p>1013060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2056853" calcext:value-type="float">
            <text:p>2056853</text:p>
          </table:table-cell>
          <table:table-cell office:value-type="float" office:value="112200" calcext:value-type="float">
            <text:p>112200</text:p>
          </table:table-cell>
          <table:table-cell office:value-type="float" office:value="1111642" calcext:value-type="float">
            <text:p>1111642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1969242" calcext:value-type="float">
            <text:p>1969242</text:p>
          </table:table-cell>
          <table:table-cell office:value-type="float" office:value="112400" calcext:value-type="float">
            <text:p>112400</text:p>
          </table:table-cell>
          <table:table-cell office:value-type="float" office:value="1001319" calcext:value-type="float">
            <text:p>1001319</text:p>
          </table:table-cell>
          <table:table-cell office:value-type="float" office:value="56200" calcext:value-type="float">
            <text:p>56200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2176545" calcext:value-type="float">
            <text:p>2176545</text:p>
          </table:table-cell>
          <table:table-cell office:value-type="float" office:value="112600" calcext:value-type="float">
            <text:p>112600</text:p>
          </table:table-cell>
          <table:table-cell office:value-type="float" office:value="1043504" calcext:value-type="float">
            <text:p>1043504</text:p>
          </table:table-cell>
          <table:table-cell office:value-type="float" office:value="56300" calcext:value-type="float">
            <text:p>56300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2090313" calcext:value-type="float">
            <text:p>2090313</text:p>
          </table:table-cell>
          <table:table-cell office:value-type="float" office:value="112800" calcext:value-type="float">
            <text:p>112800</text:p>
          </table:table-cell>
          <table:table-cell office:value-type="float" office:value="1170863" calcext:value-type="float">
            <text:p>1170863</text:p>
          </table:table-cell>
          <table:table-cell office:value-type="float" office:value="56400" calcext:value-type="float">
            <text:p>56400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2041134" calcext:value-type="float">
            <text:p>2041134</text:p>
          </table:table-cell>
          <table:table-cell office:value-type="float" office:value="113000" calcext:value-type="float">
            <text:p>113000</text:p>
          </table:table-cell>
          <table:table-cell office:value-type="float" office:value="1011424" calcext:value-type="float">
            <text:p>1011424</text:p>
          </table:table-cell>
          <table:table-cell office:value-type="float" office:value="56500" calcext:value-type="float">
            <text:p>56500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1862480" calcext:value-type="float">
            <text:p>1862480</text:p>
          </table:table-cell>
          <table:table-cell office:value-type="float" office:value="113200" calcext:value-type="float">
            <text:p>113200</text:p>
          </table:table-cell>
          <table:table-cell office:value-type="float" office:value="1135061" calcext:value-type="float">
            <text:p>1135061</text:p>
          </table:table-cell>
          <table:table-cell office:value-type="float" office:value="56600" calcext:value-type="float">
            <text:p>56600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1983743" calcext:value-type="float">
            <text:p>1983743</text:p>
          </table:table-cell>
          <table:table-cell office:value-type="float" office:value="113400" calcext:value-type="float">
            <text:p>113400</text:p>
          </table:table-cell>
          <table:table-cell office:value-type="float" office:value="987652" calcext:value-type="float">
            <text:p>987652</text:p>
          </table:table-cell>
          <table:table-cell office:value-type="float" office:value="56700" calcext:value-type="float">
            <text:p>56700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1985218" calcext:value-type="float">
            <text:p>1985218</text:p>
          </table:table-cell>
          <table:table-cell office:value-type="float" office:value="113600" calcext:value-type="float">
            <text:p>113600</text:p>
          </table:table-cell>
          <table:table-cell office:value-type="float" office:value="1018834" calcext:value-type="float">
            <text:p>1018834</text:p>
          </table:table-cell>
          <table:table-cell office:value-type="float" office:value="56800" calcext:value-type="float">
            <text:p>56800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2080593" calcext:value-type="float">
            <text:p>2080593</text:p>
          </table:table-cell>
          <table:table-cell office:value-type="float" office:value="113800" calcext:value-type="float">
            <text:p>113800</text:p>
          </table:table-cell>
          <table:table-cell office:value-type="float" office:value="1007157" calcext:value-type="float">
            <text:p>1007157</text:p>
          </table:table-cell>
          <table:table-cell office:value-type="float" office:value="56900" calcext:value-type="float">
            <text:p>5690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2009150" calcext:value-type="float">
            <text:p>200915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192099" calcext:value-type="float">
            <text:p>1192099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1896549" calcext:value-type="float">
            <text:p>1896549</text:p>
          </table:table-cell>
          <table:table-cell office:value-type="float" office:value="114200" calcext:value-type="float">
            <text:p>114200</text:p>
          </table:table-cell>
          <table:table-cell office:value-type="float" office:value="1072505" calcext:value-type="float">
            <text:p>1072505</text:p>
          </table:table-cell>
          <table:table-cell office:value-type="float" office:value="57100" calcext:value-type="float">
            <text:p>57100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1976589" calcext:value-type="float">
            <text:p>1976589</text:p>
          </table:table-cell>
          <table:table-cell office:value-type="float" office:value="114400" calcext:value-type="float">
            <text:p>114400</text:p>
          </table:table-cell>
          <table:table-cell office:value-type="float" office:value="954867" calcext:value-type="float">
            <text:p>954867</text:p>
          </table:table-cell>
          <table:table-cell office:value-type="float" office:value="57200" calcext:value-type="float">
            <text:p>57200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2134038" calcext:value-type="float">
            <text:p>2134038</text:p>
          </table:table-cell>
          <table:table-cell office:value-type="float" office:value="114600" calcext:value-type="float">
            <text:p>114600</text:p>
          </table:table-cell>
          <table:table-cell office:value-type="float" office:value="1028683" calcext:value-type="float">
            <text:p>1028683</text:p>
          </table:table-cell>
          <table:table-cell office:value-type="float" office:value="57300" calcext:value-type="float">
            <text:p>57300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2089928" calcext:value-type="float">
            <text:p>2089928</text:p>
          </table:table-cell>
          <table:table-cell office:value-type="float" office:value="114800" calcext:value-type="float">
            <text:p>114800</text:p>
          </table:table-cell>
          <table:table-cell office:value-type="float" office:value="1038820" calcext:value-type="float">
            <text:p>1038820</text:p>
          </table:table-cell>
          <table:table-cell office:value-type="float" office:value="57400" calcext:value-type="float">
            <text:p>5740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046876" calcext:value-type="float">
            <text:p>2046876</text:p>
          </table:table-cell>
          <table:table-cell office:value-type="float" office:value="115000" calcext:value-type="float">
            <text:p>115000</text:p>
          </table:table-cell>
          <table:table-cell office:value-type="float" office:value="982006" calcext:value-type="float">
            <text:p>982006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24960" calcext:value-type="float">
            <text:p>2124960</text:p>
          </table:table-cell>
          <table:table-cell office:value-type="float" office:value="115200" calcext:value-type="float">
            <text:p>115200</text:p>
          </table:table-cell>
          <table:table-cell office:value-type="float" office:value="1015209" calcext:value-type="float">
            <text:p>1015209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1997954" calcext:value-type="float">
            <text:p>1997954</text:p>
          </table:table-cell>
          <table:table-cell office:value-type="float" office:value="115400" calcext:value-type="float">
            <text:p>115400</text:p>
          </table:table-cell>
          <table:table-cell office:value-type="float" office:value="997405" calcext:value-type="float">
            <text:p>997405</text:p>
          </table:table-cell>
          <table:table-cell office:value-type="float" office:value="57700" calcext:value-type="float">
            <text:p>57700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1994361" calcext:value-type="float">
            <text:p>1994361</text:p>
          </table:table-cell>
          <table:table-cell office:value-type="float" office:value="115600" calcext:value-type="float">
            <text:p>115600</text:p>
          </table:table-cell>
          <table:table-cell office:value-type="float" office:value="983129" calcext:value-type="float">
            <text:p>983129</text:p>
          </table:table-cell>
          <table:table-cell office:value-type="float" office:value="57800" calcext:value-type="float">
            <text:p>57800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1933088" calcext:value-type="float">
            <text:p>1933088</text:p>
          </table:table-cell>
          <table:table-cell office:value-type="float" office:value="115800" calcext:value-type="float">
            <text:p>115800</text:p>
          </table:table-cell>
          <table:table-cell office:value-type="float" office:value="1014215" calcext:value-type="float">
            <text:p>1014215</text:p>
          </table:table-cell>
          <table:table-cell office:value-type="float" office:value="57900" calcext:value-type="float">
            <text:p>5790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927602" calcext:value-type="float">
            <text:p>1927602</text:p>
          </table:table-cell>
          <table:table-cell office:value-type="float" office:value="116000" calcext:value-type="float">
            <text:p>116000</text:p>
          </table:table-cell>
          <table:table-cell office:value-type="float" office:value="1031634" calcext:value-type="float">
            <text:p>1031634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1986181" calcext:value-type="float">
            <text:p>1986181</text:p>
          </table:table-cell>
          <table:table-cell office:value-type="float" office:value="116200" calcext:value-type="float">
            <text:p>116200</text:p>
          </table:table-cell>
          <table:table-cell office:value-type="float" office:value="995929" calcext:value-type="float">
            <text:p>995929</text:p>
          </table:table-cell>
          <table:table-cell office:value-type="float" office:value="58100" calcext:value-type="float">
            <text:p>58100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1976749" calcext:value-type="float">
            <text:p>1976749</text:p>
          </table:table-cell>
          <table:table-cell office:value-type="float" office:value="116400" calcext:value-type="float">
            <text:p>116400</text:p>
          </table:table-cell>
          <table:table-cell office:value-type="float" office:value="1077830" calcext:value-type="float">
            <text:p>1077830</text:p>
          </table:table-cell>
          <table:table-cell office:value-type="float" office:value="58200" calcext:value-type="float">
            <text:p>58200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1975915" calcext:value-type="float">
            <text:p>1975915</text:p>
          </table:table-cell>
          <table:table-cell office:value-type="float" office:value="116600" calcext:value-type="float">
            <text:p>116600</text:p>
          </table:table-cell>
          <table:table-cell office:value-type="float" office:value="1062752" calcext:value-type="float">
            <text:p>1062752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1972611" calcext:value-type="float">
            <text:p>1972611</text:p>
          </table:table-cell>
          <table:table-cell office:value-type="float" office:value="116800" calcext:value-type="float">
            <text:p>116800</text:p>
          </table:table-cell>
          <table:table-cell office:value-type="float" office:value="961154" calcext:value-type="float">
            <text:p>961154</text:p>
          </table:table-cell>
          <table:table-cell office:value-type="float" office:value="58400" calcext:value-type="float">
            <text:p>58400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2099167" calcext:value-type="float">
            <text:p>2099167</text:p>
          </table:table-cell>
          <table:table-cell office:value-type="float" office:value="117000" calcext:value-type="float">
            <text:p>117000</text:p>
          </table:table-cell>
          <table:table-cell office:value-type="float" office:value="984188" calcext:value-type="float">
            <text:p>984188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1942134" calcext:value-type="float">
            <text:p>1942134</text:p>
          </table:table-cell>
          <table:table-cell office:value-type="float" office:value="117200" calcext:value-type="float">
            <text:p>117200</text:p>
          </table:table-cell>
          <table:table-cell office:value-type="float" office:value="1005104" calcext:value-type="float">
            <text:p>1005104</text:p>
          </table:table-cell>
          <table:table-cell office:value-type="float" office:value="58600" calcext:value-type="float">
            <text:p>58600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2133589" calcext:value-type="float">
            <text:p>2133589</text:p>
          </table:table-cell>
          <table:table-cell office:value-type="float" office:value="117400" calcext:value-type="float">
            <text:p>117400</text:p>
          </table:table-cell>
          <table:table-cell office:value-type="float" office:value="1019636" calcext:value-type="float">
            <text:p>1019636</text:p>
          </table:table-cell>
          <table:table-cell office:value-type="float" office:value="58700" calcext:value-type="float">
            <text:p>58700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1898538" calcext:value-type="float">
            <text:p>1898538</text:p>
          </table:table-cell>
          <table:table-cell office:value-type="float" office:value="117600" calcext:value-type="float">
            <text:p>117600</text:p>
          </table:table-cell>
          <table:table-cell office:value-type="float" office:value="1055085" calcext:value-type="float">
            <text:p>1055085</text:p>
          </table:table-cell>
          <table:table-cell office:value-type="float" office:value="58800" calcext:value-type="float">
            <text:p>58800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2011203" calcext:value-type="float">
            <text:p>2011203</text:p>
          </table:table-cell>
          <table:table-cell office:value-type="float" office:value="117800" calcext:value-type="float">
            <text:p>117800</text:p>
          </table:table-cell>
          <table:table-cell office:value-type="float" office:value="1004687" calcext:value-type="float">
            <text:p>1004687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2052619" calcext:value-type="float">
            <text:p>2052619</text:p>
          </table:table-cell>
          <table:table-cell office:value-type="float" office:value="118000" calcext:value-type="float">
            <text:p>118000</text:p>
          </table:table-cell>
          <table:table-cell office:value-type="float" office:value="1048990" calcext:value-type="float">
            <text:p>1048990</text:p>
          </table:table-cell>
          <table:table-cell office:value-type="float" office:value="59000" calcext:value-type="float">
            <text:p>59000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2167755" calcext:value-type="float">
            <text:p>2167755</text:p>
          </table:table-cell>
          <table:table-cell office:value-type="float" office:value="118200" calcext:value-type="float">
            <text:p>118200</text:p>
          </table:table-cell>
          <table:table-cell office:value-type="float" office:value="1052872" calcext:value-type="float">
            <text:p>1052872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2087490" calcext:value-type="float">
            <text:p>2087490</text:p>
          </table:table-cell>
          <table:table-cell office:value-type="float" office:value="118400" calcext:value-type="float">
            <text:p>118400</text:p>
          </table:table-cell>
          <table:table-cell office:value-type="float" office:value="970939" calcext:value-type="float">
            <text:p>970939</text:p>
          </table:table-cell>
          <table:table-cell office:value-type="float" office:value="59200" calcext:value-type="float">
            <text:p>59200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2049892" calcext:value-type="float">
            <text:p>2049892</text:p>
          </table:table-cell>
          <table:table-cell office:value-type="float" office:value="118600" calcext:value-type="float">
            <text:p>118600</text:p>
          </table:table-cell>
          <table:table-cell office:value-type="float" office:value="1010462" calcext:value-type="float">
            <text:p>1010462</text:p>
          </table:table-cell>
          <table:table-cell office:value-type="float" office:value="59300" calcext:value-type="float">
            <text:p>59300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2110620" calcext:value-type="float">
            <text:p>2110620</text:p>
          </table:table-cell>
          <table:table-cell office:value-type="float" office:value="118800" calcext:value-type="float">
            <text:p>118800</text:p>
          </table:table-cell>
          <table:table-cell office:value-type="float" office:value="1077766" calcext:value-type="float">
            <text:p>1077766</text:p>
          </table:table-cell>
          <table:table-cell office:value-type="float" office:value="59400" calcext:value-type="float">
            <text:p>59400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2040909" calcext:value-type="float">
            <text:p>2040909</text:p>
          </table:table-cell>
          <table:table-cell office:value-type="float" office:value="119000" calcext:value-type="float">
            <text:p>119000</text:p>
          </table:table-cell>
          <table:table-cell office:value-type="float" office:value="1030608" calcext:value-type="float">
            <text:p>1030608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2144400" calcext:value-type="float">
            <text:p>2144400</text:p>
          </table:table-cell>
          <table:table-cell office:value-type="float" office:value="119200" calcext:value-type="float">
            <text:p>119200</text:p>
          </table:table-cell>
          <table:table-cell office:value-type="float" office:value="1036703" calcext:value-type="float">
            <text:p>1036703</text:p>
          </table:table-cell>
          <table:table-cell office:value-type="float" office:value="59600" calcext:value-type="float">
            <text:p>59600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2049860" calcext:value-type="float">
            <text:p>2049860</text:p>
          </table:table-cell>
          <table:table-cell office:value-type="float" office:value="119400" calcext:value-type="float">
            <text:p>119400</text:p>
          </table:table-cell>
          <table:table-cell office:value-type="float" office:value="1038596" calcext:value-type="float">
            <text:p>1038596</text:p>
          </table:table-cell>
          <table:table-cell office:value-type="float" office:value="59700" calcext:value-type="float">
            <text:p>59700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2149180" calcext:value-type="float">
            <text:p>2149180</text:p>
          </table:table-cell>
          <table:table-cell office:value-type="float" office:value="119600" calcext:value-type="float">
            <text:p>119600</text:p>
          </table:table-cell>
          <table:table-cell office:value-type="float" office:value="1155368" calcext:value-type="float">
            <text:p>1155368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2044310" calcext:value-type="float">
            <text:p>2044310</text:p>
          </table:table-cell>
          <table:table-cell office:value-type="float" office:value="119800" calcext:value-type="float">
            <text:p>119800</text:p>
          </table:table-cell>
          <table:table-cell office:value-type="float" office:value="1037056" calcext:value-type="float">
            <text:p>1037056</text:p>
          </table:table-cell>
          <table:table-cell office:value-type="float" office:value="59900" calcext:value-type="float">
            <text:p>599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064488" calcext:value-type="float">
            <text:p>2064488</text:p>
          </table:table-cell>
          <table:table-cell office:value-type="float" office:value="120000" calcext:value-type="float">
            <text:p>120000</text:p>
          </table:table-cell>
          <table:table-cell office:value-type="float" office:value="1277946" calcext:value-type="float">
            <text:p>1277946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2058105" calcext:value-type="float">
            <text:p>2058105</text:p>
          </table:table-cell>
          <table:table-cell office:value-type="float" office:value="120200" calcext:value-type="float">
            <text:p>120200</text:p>
          </table:table-cell>
          <table:table-cell office:value-type="float" office:value="1054989" calcext:value-type="float">
            <text:p>1054989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2048095" calcext:value-type="float">
            <text:p>2048095</text:p>
          </table:table-cell>
          <table:table-cell office:value-type="float" office:value="120400" calcext:value-type="float">
            <text:p>120400</text:p>
          </table:table-cell>
          <table:table-cell office:value-type="float" office:value="997373" calcext:value-type="float">
            <text:p>997373</text:p>
          </table:table-cell>
          <table:table-cell office:value-type="float" office:value="60200" calcext:value-type="float">
            <text:p>60200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2031510" calcext:value-type="float">
            <text:p>2031510</text:p>
          </table:table-cell>
          <table:table-cell office:value-type="float" office:value="120600" calcext:value-type="float">
            <text:p>120600</text:p>
          </table:table-cell>
          <table:table-cell office:value-type="float" office:value="1041387" calcext:value-type="float">
            <text:p>1041387</text:p>
          </table:table-cell>
          <table:table-cell office:value-type="float" office:value="60300" calcext:value-type="float">
            <text:p>60300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2239742" calcext:value-type="float">
            <text:p>2239742</text:p>
          </table:table-cell>
          <table:table-cell office:value-type="float" office:value="120800" calcext:value-type="float">
            <text:p>120800</text:p>
          </table:table-cell>
          <table:table-cell office:value-type="float" office:value="1047995" calcext:value-type="float">
            <text:p>1047995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2172438" calcext:value-type="float">
            <text:p>2172438</text:p>
          </table:table-cell>
          <table:table-cell office:value-type="float" office:value="121000" calcext:value-type="float">
            <text:p>121000</text:p>
          </table:table-cell>
          <table:table-cell office:value-type="float" office:value="1048476" calcext:value-type="float">
            <text:p>1048476</text:p>
          </table:table-cell>
          <table:table-cell office:value-type="float" office:value="60500" calcext:value-type="float">
            <text:p>60500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2078572" calcext:value-type="float">
            <text:p>2078572</text:p>
          </table:table-cell>
          <table:table-cell office:value-type="float" office:value="121200" calcext:value-type="float">
            <text:p>121200</text:p>
          </table:table-cell>
          <table:table-cell office:value-type="float" office:value="1004559" calcext:value-type="float">
            <text:p>1004559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1999334" calcext:value-type="float">
            <text:p>1999334</text:p>
          </table:table-cell>
          <table:table-cell office:value-type="float" office:value="121400" calcext:value-type="float">
            <text:p>121400</text:p>
          </table:table-cell>
          <table:table-cell office:value-type="float" office:value="1018001" calcext:value-type="float">
            <text:p>1018001</text:p>
          </table:table-cell>
          <table:table-cell office:value-type="float" office:value="60700" calcext:value-type="float">
            <text:p>60700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2129291" calcext:value-type="float">
            <text:p>2129291</text:p>
          </table:table-cell>
          <table:table-cell office:value-type="float" office:value="121600" calcext:value-type="float">
            <text:p>121600</text:p>
          </table:table-cell>
          <table:table-cell office:value-type="float" office:value="1013252" calcext:value-type="float">
            <text:p>1013252</text:p>
          </table:table-cell>
          <table:table-cell office:value-type="float" office:value="60800" calcext:value-type="float">
            <text:p>60800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2110235" calcext:value-type="float">
            <text:p>2110235</text:p>
          </table:table-cell>
          <table:table-cell office:value-type="float" office:value="121800" calcext:value-type="float">
            <text:p>121800</text:p>
          </table:table-cell>
          <table:table-cell office:value-type="float" office:value="1147316" calcext:value-type="float">
            <text:p>1147316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2395011" calcext:value-type="float">
            <text:p>2395011</text:p>
          </table:table-cell>
          <table:table-cell office:value-type="float" office:value="122000" calcext:value-type="float">
            <text:p>122000</text:p>
          </table:table-cell>
          <table:table-cell office:value-type="float" office:value="1056882" calcext:value-type="float">
            <text:p>1056882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2058233" calcext:value-type="float">
            <text:p>2058233</text:p>
          </table:table-cell>
          <table:table-cell office:value-type="float" office:value="122200" calcext:value-type="float">
            <text:p>122200</text:p>
          </table:table-cell>
          <table:table-cell office:value-type="float" office:value="1163997" calcext:value-type="float">
            <text:p>1163997</text:p>
          </table:table-cell>
          <table:table-cell office:value-type="float" office:value="61100" calcext:value-type="float">
            <text:p>61100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36188" calcext:value-type="float">
            <text:p>2136188</text:p>
          </table:table-cell>
          <table:table-cell office:value-type="float" office:value="122400" calcext:value-type="float">
            <text:p>122400</text:p>
          </table:table-cell>
          <table:table-cell office:value-type="float" office:value="1044787" calcext:value-type="float">
            <text:p>1044787</text:p>
          </table:table-cell>
          <table:table-cell office:value-type="float" office:value="61200" calcext:value-type="float">
            <text:p>61200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2151458" calcext:value-type="float">
            <text:p>2151458</text:p>
          </table:table-cell>
          <table:table-cell office:value-type="float" office:value="122600" calcext:value-type="float">
            <text:p>122600</text:p>
          </table:table-cell>
          <table:table-cell office:value-type="float" office:value="1049600" calcext:value-type="float">
            <text:p>1049600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2116747" calcext:value-type="float">
            <text:p>2116747</text:p>
          </table:table-cell>
          <table:table-cell office:value-type="float" office:value="122800" calcext:value-type="float">
            <text:p>122800</text:p>
          </table:table-cell>
          <table:table-cell office:value-type="float" office:value="1120304" calcext:value-type="float">
            <text:p>1120304</text:p>
          </table:table-cell>
          <table:table-cell office:value-type="float" office:value="61400" calcext:value-type="float">
            <text:p>61400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2038375" calcext:value-type="float">
            <text:p>2038375</text:p>
          </table:table-cell>
          <table:table-cell office:value-type="float" office:value="123000" calcext:value-type="float">
            <text:p>123000</text:p>
          </table:table-cell>
          <table:table-cell office:value-type="float" office:value="1070516" calcext:value-type="float">
            <text:p>1070516</text:p>
          </table:table-cell>
          <table:table-cell office:value-type="float" office:value="61500" calcext:value-type="float">
            <text:p>61500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2147512" calcext:value-type="float">
            <text:p>2147512</text:p>
          </table:table-cell>
          <table:table-cell office:value-type="float" office:value="123200" calcext:value-type="float">
            <text:p>123200</text:p>
          </table:table-cell>
          <table:table-cell office:value-type="float" office:value="1074269" calcext:value-type="float">
            <text:p>1074269</text:p>
          </table:table-cell>
          <table:table-cell office:value-type="float" office:value="61600" calcext:value-type="float">
            <text:p>61600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2097371" calcext:value-type="float">
            <text:p>2097371</text:p>
          </table:table-cell>
          <table:table-cell office:value-type="float" office:value="123400" calcext:value-type="float">
            <text:p>123400</text:p>
          </table:table-cell>
          <table:table-cell office:value-type="float" office:value="1053032" calcext:value-type="float">
            <text:p>1053032</text:p>
          </table:table-cell>
          <table:table-cell office:value-type="float" office:value="61700" calcext:value-type="float">
            <text:p>61700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2218890" calcext:value-type="float">
            <text:p>2218890</text:p>
          </table:table-cell>
          <table:table-cell office:value-type="float" office:value="123600" calcext:value-type="float">
            <text:p>123600</text:p>
          </table:table-cell>
          <table:table-cell office:value-type="float" office:value="1070355" calcext:value-type="float">
            <text:p>1070355</text:p>
          </table:table-cell>
          <table:table-cell office:value-type="float" office:value="61800" calcext:value-type="float">
            <text:p>61800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2179528" calcext:value-type="float">
            <text:p>2179528</text:p>
          </table:table-cell>
          <table:table-cell office:value-type="float" office:value="123800" calcext:value-type="float">
            <text:p>123800</text:p>
          </table:table-cell>
          <table:table-cell office:value-type="float" office:value="1053545" calcext:value-type="float">
            <text:p>1053545</text:p>
          </table:table-cell>
          <table:table-cell office:value-type="float" office:value="61900" calcext:value-type="float">
            <text:p>61900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2215522" calcext:value-type="float">
            <text:p>2215522</text:p>
          </table:table-cell>
          <table:table-cell office:value-type="float" office:value="124000" calcext:value-type="float">
            <text:p>124000</text:p>
          </table:table-cell>
          <table:table-cell office:value-type="float" office:value="1081455" calcext:value-type="float">
            <text:p>1081455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2140390" calcext:value-type="float">
            <text:p>2140390</text:p>
          </table:table-cell>
          <table:table-cell office:value-type="float" office:value="124200" calcext:value-type="float">
            <text:p>124200</text:p>
          </table:table-cell>
          <table:table-cell office:value-type="float" office:value="1091881" calcext:value-type="float">
            <text:p>1091881</text:p>
          </table:table-cell>
          <table:table-cell office:value-type="float" office:value="62100" calcext:value-type="float">
            <text:p>62100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2102247" calcext:value-type="float">
            <text:p>2102247</text:p>
          </table:table-cell>
          <table:table-cell office:value-type="float" office:value="124400" calcext:value-type="float">
            <text:p>124400</text:p>
          </table:table-cell>
          <table:table-cell office:value-type="float" office:value="1060924" calcext:value-type="float">
            <text:p>1060924</text:p>
          </table:table-cell>
          <table:table-cell office:value-type="float" office:value="62200" calcext:value-type="float">
            <text:p>62200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2226782" calcext:value-type="float">
            <text:p>2226782</text:p>
          </table:table-cell>
          <table:table-cell office:value-type="float" office:value="124600" calcext:value-type="float">
            <text:p>124600</text:p>
          </table:table-cell>
          <table:table-cell office:value-type="float" office:value="1118507" calcext:value-type="float">
            <text:p>1118507</text:p>
          </table:table-cell>
          <table:table-cell office:value-type="float" office:value="62300" calcext:value-type="float">
            <text:p>62300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2212218" calcext:value-type="float">
            <text:p>2212218</text:p>
          </table:table-cell>
          <table:table-cell office:value-type="float" office:value="124800" calcext:value-type="float">
            <text:p>124800</text:p>
          </table:table-cell>
          <table:table-cell office:value-type="float" office:value="1102788" calcext:value-type="float">
            <text:p>1102788</text:p>
          </table:table-cell>
          <table:table-cell office:value-type="float" office:value="62400" calcext:value-type="float">
            <text:p>6240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094932" calcext:value-type="float">
            <text:p>209493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33585" calcext:value-type="float">
            <text:p>1133585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2123484" calcext:value-type="float">
            <text:p>2123484</text:p>
          </table:table-cell>
          <table:table-cell office:value-type="float" office:value="125200" calcext:value-type="float">
            <text:p>125200</text:p>
          </table:table-cell>
          <table:table-cell office:value-type="float" office:value="1124827" calcext:value-type="float">
            <text:p>1124827</text:p>
          </table:table-cell>
          <table:table-cell office:value-type="float" office:value="62600" calcext:value-type="float">
            <text:p>62600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2214399" calcext:value-type="float">
            <text:p>2214399</text:p>
          </table:table-cell>
          <table:table-cell office:value-type="float" office:value="125400" calcext:value-type="float">
            <text:p>125400</text:p>
          </table:table-cell>
          <table:table-cell office:value-type="float" office:value="1195083" calcext:value-type="float">
            <text:p>1195083</text:p>
          </table:table-cell>
          <table:table-cell office:value-type="float" office:value="62700" calcext:value-type="float">
            <text:p>62700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2130991" calcext:value-type="float">
            <text:p>2130991</text:p>
          </table:table-cell>
          <table:table-cell office:value-type="float" office:value="125600" calcext:value-type="float">
            <text:p>125600</text:p>
          </table:table-cell>
          <table:table-cell office:value-type="float" office:value="1082578" calcext:value-type="float">
            <text:p>1082578</text:p>
          </table:table-cell>
          <table:table-cell office:value-type="float" office:value="62800" calcext:value-type="float">
            <text:p>62800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2214175" calcext:value-type="float">
            <text:p>2214175</text:p>
          </table:table-cell>
          <table:table-cell office:value-type="float" office:value="125800" calcext:value-type="float">
            <text:p>125800</text:p>
          </table:table-cell>
          <table:table-cell office:value-type="float" office:value="1093678" calcext:value-type="float">
            <text:p>1093678</text:p>
          </table:table-cell>
          <table:table-cell office:value-type="float" office:value="62900" calcext:value-type="float">
            <text:p>6290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2154987" calcext:value-type="float">
            <text:p>2154987</text:p>
          </table:table-cell>
          <table:table-cell office:value-type="float" office:value="126000" calcext:value-type="float">
            <text:p>126000</text:p>
          </table:table-cell>
          <table:table-cell office:value-type="float" office:value="1092908" calcext:value-type="float">
            <text:p>1092908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2198744" calcext:value-type="float">
            <text:p>2198744</text:p>
          </table:table-cell>
          <table:table-cell office:value-type="float" office:value="126200" calcext:value-type="float">
            <text:p>126200</text:p>
          </table:table-cell>
          <table:table-cell office:value-type="float" office:value="1084054" calcext:value-type="float">
            <text:p>1084054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2148057" calcext:value-type="float">
            <text:p>2148057</text:p>
          </table:table-cell>
          <table:table-cell office:value-type="float" office:value="126400" calcext:value-type="float">
            <text:p>126400</text:p>
          </table:table-cell>
          <table:table-cell office:value-type="float" office:value="1088577" calcext:value-type="float">
            <text:p>1088577</text:p>
          </table:table-cell>
          <table:table-cell office:value-type="float" office:value="63200" calcext:value-type="float">
            <text:p>63200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2119185" calcext:value-type="float">
            <text:p>2119185</text:p>
          </table:table-cell>
          <table:table-cell office:value-type="float" office:value="126600" calcext:value-type="float">
            <text:p>126600</text:p>
          </table:table-cell>
          <table:table-cell office:value-type="float" office:value="1091592" calcext:value-type="float">
            <text:p>1091592</text:p>
          </table:table-cell>
          <table:table-cell office:value-type="float" office:value="63300" calcext:value-type="float">
            <text:p>63300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2106802" calcext:value-type="float">
            <text:p>2106802</text:p>
          </table:table-cell>
          <table:table-cell office:value-type="float" office:value="126800" calcext:value-type="float">
            <text:p>126800</text:p>
          </table:table-cell>
          <table:table-cell office:value-type="float" office:value="1208364" calcext:value-type="float">
            <text:p>1208364</text:p>
          </table:table-cell>
          <table:table-cell office:value-type="float" office:value="63400" calcext:value-type="float">
            <text:p>63400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2283211" calcext:value-type="float">
            <text:p>2283211</text:p>
          </table:table-cell>
          <table:table-cell office:value-type="float" office:value="127000" calcext:value-type="float">
            <text:p>127000</text:p>
          </table:table-cell>
          <table:table-cell office:value-type="float" office:value="1088962" calcext:value-type="float">
            <text:p>1088962</text:p>
          </table:table-cell>
          <table:table-cell office:value-type="float" office:value="63500" calcext:value-type="float">
            <text:p>63500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2197942" calcext:value-type="float">
            <text:p>219794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162650" calcext:value-type="float">
            <text:p>1162650</text:p>
          </table:table-cell>
          <table:table-cell office:value-type="float" office:value="63600" calcext:value-type="float">
            <text:p>63600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2174491" calcext:value-type="float">
            <text:p>2174491</text:p>
          </table:table-cell>
          <table:table-cell office:value-type="float" office:value="127400" calcext:value-type="float">
            <text:p>127400</text:p>
          </table:table-cell>
          <table:table-cell office:value-type="float" office:value="1075231" calcext:value-type="float">
            <text:p>1075231</text:p>
          </table:table-cell>
          <table:table-cell office:value-type="float" office:value="63700" calcext:value-type="float">
            <text:p>63700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2190884" calcext:value-type="float">
            <text:p>2190884</text:p>
          </table:table-cell>
          <table:table-cell office:value-type="float" office:value="127600" calcext:value-type="float">
            <text:p>127600</text:p>
          </table:table-cell>
          <table:table-cell office:value-type="float" office:value="1143947" calcext:value-type="float">
            <text:p>1143947</text:p>
          </table:table-cell>
          <table:table-cell office:value-type="float" office:value="63800" calcext:value-type="float">
            <text:p>63800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2174171" calcext:value-type="float">
            <text:p>2174171</text:p>
          </table:table-cell>
          <table:table-cell office:value-type="float" office:value="127800" calcext:value-type="float">
            <text:p>127800</text:p>
          </table:table-cell>
          <table:table-cell office:value-type="float" office:value="1133200" calcext:value-type="float">
            <text:p>1133200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102824" calcext:value-type="float">
            <text:p>210282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26291" calcext:value-type="float">
            <text:p>1326291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2376629" calcext:value-type="float">
            <text:p>2376629</text:p>
          </table:table-cell>
          <table:table-cell office:value-type="float" office:value="128200" calcext:value-type="float">
            <text:p>128200</text:p>
          </table:table-cell>
          <table:table-cell office:value-type="float" office:value="1101922" calcext:value-type="float">
            <text:p>1101922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2120180" calcext:value-type="float">
            <text:p>2120180</text:p>
          </table:table-cell>
          <table:table-cell office:value-type="float" office:value="128400" calcext:value-type="float">
            <text:p>128400</text:p>
          </table:table-cell>
          <table:table-cell office:value-type="float" office:value="1338867" calcext:value-type="float">
            <text:p>1338867</text:p>
          </table:table-cell>
          <table:table-cell office:value-type="float" office:value="64200" calcext:value-type="float">
            <text:p>64200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2135707" calcext:value-type="float">
            <text:p>2135707</text:p>
          </table:table-cell>
          <table:table-cell office:value-type="float" office:value="128600" calcext:value-type="float">
            <text:p>128600</text:p>
          </table:table-cell>
          <table:table-cell office:value-type="float" office:value="1179171" calcext:value-type="float">
            <text:p>1179171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2176031" calcext:value-type="float">
            <text:p>2176031</text:p>
          </table:table-cell>
          <table:table-cell office:value-type="float" office:value="128800" calcext:value-type="float">
            <text:p>128800</text:p>
          </table:table-cell>
          <table:table-cell office:value-type="float" office:value="1123769" calcext:value-type="float">
            <text:p>1123769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2198584" calcext:value-type="float">
            <text:p>2198584</text:p>
          </table:table-cell>
          <table:table-cell office:value-type="float" office:value="129000" calcext:value-type="float">
            <text:p>129000</text:p>
          </table:table-cell>
          <table:table-cell office:value-type="float" office:value="1293056" calcext:value-type="float">
            <text:p>1293056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2223189" calcext:value-type="float">
            <text:p>2223189</text:p>
          </table:table-cell>
          <table:table-cell office:value-type="float" office:value="129200" calcext:value-type="float">
            <text:p>129200</text:p>
          </table:table-cell>
          <table:table-cell office:value-type="float" office:value="1163709" calcext:value-type="float">
            <text:p>1163709</text:p>
          </table:table-cell>
          <table:table-cell office:value-type="float" office:value="64600" calcext:value-type="float">
            <text:p>64600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2301914" calcext:value-type="float">
            <text:p>2301914</text:p>
          </table:table-cell>
          <table:table-cell office:value-type="float" office:value="129400" calcext:value-type="float">
            <text:p>129400</text:p>
          </table:table-cell>
          <table:table-cell office:value-type="float" office:value="1310123" calcext:value-type="float">
            <text:p>1310123</text:p>
          </table:table-cell>
          <table:table-cell office:value-type="float" office:value="64700" calcext:value-type="float">
            <text:p>64700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24190" calcext:value-type="float">
            <text:p>2124190</text:p>
          </table:table-cell>
          <table:table-cell office:value-type="float" office:value="129600" calcext:value-type="float">
            <text:p>129600</text:p>
          </table:table-cell>
          <table:table-cell office:value-type="float" office:value="1250421" calcext:value-type="float">
            <text:p>1250421</text:p>
          </table:table-cell>
          <table:table-cell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2199546" calcext:value-type="float">
            <text:p>2199546</text:p>
          </table:table-cell>
          <table:table-cell office:value-type="float" office:value="129800" calcext:value-type="float">
            <text:p>129800</text:p>
          </table:table-cell>
          <table:table-cell office:value-type="float" office:value="1276856" calcext:value-type="float">
            <text:p>1276856</text:p>
          </table:table-cell>
          <table:table-cell office:value-type="float" office:value="64900" calcext:value-type="float">
            <text:p>6490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224408" calcext:value-type="float">
            <text:p>2224408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34151" calcext:value-type="float">
            <text:p>1334151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2226429" calcext:value-type="float">
            <text:p>2226429</text:p>
          </table:table-cell>
          <table:table-cell office:value-type="float" office:value="130200" calcext:value-type="float">
            <text:p>130200</text:p>
          </table:table-cell>
          <table:table-cell office:value-type="float" office:value="1205830" calcext:value-type="float">
            <text:p>120583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2209074" calcext:value-type="float">
            <text:p>2209074</text:p>
          </table:table-cell>
          <table:table-cell office:value-type="float" office:value="130400" calcext:value-type="float">
            <text:p>130400</text:p>
          </table:table-cell>
          <table:table-cell office:value-type="float" office:value="1419805" calcext:value-type="float">
            <text:p>1419805</text:p>
          </table:table-cell>
          <table:table-cell office:value-type="float" office:value="65200" calcext:value-type="float">
            <text:p>65200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2183762" calcext:value-type="float">
            <text:p>2183762</text:p>
          </table:table-cell>
          <table:table-cell office:value-type="float" office:value="130600" calcext:value-type="float">
            <text:p>130600</text:p>
          </table:table-cell>
          <table:table-cell office:value-type="float" office:value="1168071" calcext:value-type="float">
            <text:p>1168071</text:p>
          </table:table-cell>
          <table:table-cell office:value-type="float" office:value="65300" calcext:value-type="float">
            <text:p>65300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2281479" calcext:value-type="float">
            <text:p>2281479</text:p>
          </table:table-cell>
          <table:table-cell office:value-type="float" office:value="130800" calcext:value-type="float">
            <text:p>130800</text:p>
          </table:table-cell>
          <table:table-cell office:value-type="float" office:value="1164703" calcext:value-type="float">
            <text:p>1164703</text:p>
          </table:table-cell>
          <table:table-cell office:value-type="float" office:value="65400" calcext:value-type="float">
            <text:p>65400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2248115" calcext:value-type="float">
            <text:p>2248115</text:p>
          </table:table-cell>
          <table:table-cell office:value-type="float" office:value="131000" calcext:value-type="float">
            <text:p>131000</text:p>
          </table:table-cell>
          <table:table-cell office:value-type="float" office:value="1234413" calcext:value-type="float">
            <text:p>1234413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2226494" calcext:value-type="float">
            <text:p>2226494</text:p>
          </table:table-cell>
          <table:table-cell office:value-type="float" office:value="131200" calcext:value-type="float">
            <text:p>131200</text:p>
          </table:table-cell>
          <table:table-cell office:value-type="float" office:value="1185555" calcext:value-type="float">
            <text:p>1185555</text:p>
          </table:table-cell>
          <table:table-cell office:value-type="float" office:value="65600" calcext:value-type="float">
            <text:p>65600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2253377" calcext:value-type="float">
            <text:p>2253377</text:p>
          </table:table-cell>
          <table:table-cell office:value-type="float" office:value="131400" calcext:value-type="float">
            <text:p>131400</text:p>
          </table:table-cell>
          <table:table-cell office:value-type="float" office:value="1192677" calcext:value-type="float">
            <text:p>1192677</text:p>
          </table:table-cell>
          <table:table-cell office:value-type="float" office:value="65700" calcext:value-type="float">
            <text:p>65700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2240513" calcext:value-type="float">
            <text:p>2240513</text:p>
          </table:table-cell>
          <table:table-cell office:value-type="float" office:value="131600" calcext:value-type="float">
            <text:p>131600</text:p>
          </table:table-cell>
          <table:table-cell office:value-type="float" office:value="1088417" calcext:value-type="float">
            <text:p>1088417</text:p>
          </table:table-cell>
          <table:table-cell office:value-type="float" office:value="65800" calcext:value-type="float">
            <text:p>65800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2621080" calcext:value-type="float">
            <text:p>2621080</text:p>
          </table:table-cell>
          <table:table-cell office:value-type="float" office:value="131800" calcext:value-type="float">
            <text:p>131800</text:p>
          </table:table-cell>
          <table:table-cell office:value-type="float" office:value="1188057" calcext:value-type="float">
            <text:p>1188057</text:p>
          </table:table-cell>
          <table:table-cell office:value-type="float" office:value="65900" calcext:value-type="float">
            <text:p>6590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2300117" calcext:value-type="float">
            <text:p>2300117</text:p>
          </table:table-cell>
          <table:table-cell office:value-type="float" office:value="132000" calcext:value-type="float">
            <text:p>132000</text:p>
          </table:table-cell>
          <table:table-cell office:value-type="float" office:value="1213722" calcext:value-type="float">
            <text:p>1213722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2479318" calcext:value-type="float">
            <text:p>2479318</text:p>
          </table:table-cell>
          <table:table-cell office:value-type="float" office:value="132200" calcext:value-type="float">
            <text:p>132200</text:p>
          </table:table-cell>
          <table:table-cell office:value-type="float" office:value="1153956" calcext:value-type="float">
            <text:p>1153956</text:p>
          </table:table-cell>
          <table:table-cell office:value-type="float" office:value="66100" calcext:value-type="float">
            <text:p>66100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2216228" calcext:value-type="float">
            <text:p>2216228</text:p>
          </table:table-cell>
          <table:table-cell office:value-type="float" office:value="132400" calcext:value-type="float">
            <text:p>132400</text:p>
          </table:table-cell>
          <table:table-cell office:value-type="float" office:value="1149465" calcext:value-type="float">
            <text:p>1149465</text:p>
          </table:table-cell>
          <table:table-cell office:value-type="float" office:value="66200" calcext:value-type="float">
            <text:p>66200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2263642" calcext:value-type="float">
            <text:p>2263642</text:p>
          </table:table-cell>
          <table:table-cell office:value-type="float" office:value="132600" calcext:value-type="float">
            <text:p>132600</text:p>
          </table:table-cell>
          <table:table-cell office:value-type="float" office:value="1242658" calcext:value-type="float">
            <text:p>1242658</text:p>
          </table:table-cell>
          <table:table-cell office:value-type="float" office:value="66300" calcext:value-type="float">
            <text:p>66300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2314874" calcext:value-type="float">
            <text:p>2314874</text:p>
          </table:table-cell>
          <table:table-cell office:value-type="float" office:value="132800" calcext:value-type="float">
            <text:p>132800</text:p>
          </table:table-cell>
          <table:table-cell office:value-type="float" office:value="1142118" calcext:value-type="float">
            <text:p>1142118</text:p>
          </table:table-cell>
          <table:table-cell office:value-type="float" office:value="66400" calcext:value-type="float">
            <text:p>66400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2176833" calcext:value-type="float">
            <text:p>2176833</text:p>
          </table:table-cell>
          <table:table-cell office:value-type="float" office:value="133000" calcext:value-type="float">
            <text:p>133000</text:p>
          </table:table-cell>
          <table:table-cell office:value-type="float" office:value="1165184" calcext:value-type="float">
            <text:p>1165184</text:p>
          </table:table-cell>
          <table:table-cell office:value-type="float" office:value="66500" calcext:value-type="float">
            <text:p>66500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2267749" calcext:value-type="float">
            <text:p>2267749</text:p>
          </table:table-cell>
          <table:table-cell office:value-type="float" office:value="133200" calcext:value-type="float">
            <text:p>133200</text:p>
          </table:table-cell>
          <table:table-cell office:value-type="float" office:value="1227933" calcext:value-type="float">
            <text:p>1227933</text:p>
          </table:table-cell>
          <table:table-cell office:value-type="float" office:value="66600" calcext:value-type="float">
            <text:p>66600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2353788" calcext:value-type="float">
            <text:p>2353788</text:p>
          </table:table-cell>
          <table:table-cell office:value-type="float" office:value="133400" calcext:value-type="float">
            <text:p>133400</text:p>
          </table:table-cell>
          <table:table-cell office:value-type="float" office:value="1139360" calcext:value-type="float">
            <text:p>1139360</text:p>
          </table:table-cell>
          <table:table-cell office:value-type="float" office:value="66700" calcext:value-type="float">
            <text:p>66700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2351734" calcext:value-type="float">
            <text:p>2351734</text:p>
          </table:table-cell>
          <table:table-cell office:value-type="float" office:value="133600" calcext:value-type="float">
            <text:p>133600</text:p>
          </table:table-cell>
          <table:table-cell office:value-type="float" office:value="1390483" calcext:value-type="float">
            <text:p>1390483</text:p>
          </table:table-cell>
          <table:table-cell office:value-type="float" office:value="66800" calcext:value-type="float">
            <text:p>66800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2319911" calcext:value-type="float">
            <text:p>2319911</text:p>
          </table:table-cell>
          <table:table-cell office:value-type="float" office:value="133800" calcext:value-type="float">
            <text:p>133800</text:p>
          </table:table-cell>
          <table:table-cell office:value-type="float" office:value="1201499" calcext:value-type="float">
            <text:p>1201499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2653064" calcext:value-type="float">
            <text:p>2653064</text:p>
          </table:table-cell>
          <table:table-cell office:value-type="float" office:value="134000" calcext:value-type="float">
            <text:p>134000</text:p>
          </table:table-cell>
          <table:table-cell office:value-type="float" office:value="1215614" calcext:value-type="float">
            <text:p>1215614</text:p>
          </table:table-cell>
          <table:table-cell office:value-type="float" office:value="67000" calcext:value-type="float">
            <text:p>67000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2392476" calcext:value-type="float">
            <text:p>2392476</text:p>
          </table:table-cell>
          <table:table-cell office:value-type="float" office:value="134200" calcext:value-type="float">
            <text:p>134200</text:p>
          </table:table-cell>
          <table:table-cell office:value-type="float" office:value="1409860" calcext:value-type="float">
            <text:p>1409860</text:p>
          </table:table-cell>
          <table:table-cell office:value-type="float" office:value="67100" calcext:value-type="float">
            <text:p>67100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2406752" calcext:value-type="float">
            <text:p>2406752</text:p>
          </table:table-cell>
          <table:table-cell office:value-type="float" office:value="134400" calcext:value-type="float">
            <text:p>134400</text:p>
          </table:table-cell>
          <table:table-cell office:value-type="float" office:value="1157325" calcext:value-type="float">
            <text:p>1157325</text:p>
          </table:table-cell>
          <table:table-cell office:value-type="float" office:value="67200" calcext:value-type="float">
            <text:p>67200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2406110" calcext:value-type="float">
            <text:p>2406110</text:p>
          </table:table-cell>
          <table:table-cell office:value-type="float" office:value="134600" calcext:value-type="float">
            <text:p>134600</text:p>
          </table:table-cell>
          <table:table-cell office:value-type="float" office:value="1146321" calcext:value-type="float">
            <text:p>1146321</text:p>
          </table:table-cell>
          <table:table-cell office:value-type="float" office:value="67300" calcext:value-type="float">
            <text:p>67300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2536613" calcext:value-type="float">
            <text:p>2536613</text:p>
          </table:table-cell>
          <table:table-cell office:value-type="float" office:value="134800" calcext:value-type="float">
            <text:p>134800</text:p>
          </table:table-cell>
          <table:table-cell office:value-type="float" office:value="1355548" calcext:value-type="float">
            <text:p>1355548</text:p>
          </table:table-cell>
          <table:table-cell office:value-type="float" office:value="67400" calcext:value-type="float">
            <text:p>67400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2394850" calcext:value-type="float">
            <text:p>2394850</text:p>
          </table:table-cell>
          <table:table-cell office:value-type="float" office:value="135000" calcext:value-type="float">
            <text:p>135000</text:p>
          </table:table-cell>
          <table:table-cell office:value-type="float" office:value="1331841" calcext:value-type="float">
            <text:p>1331841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2406303" calcext:value-type="float">
            <text:p>2406303</text:p>
          </table:table-cell>
          <table:table-cell office:value-type="float" office:value="135200" calcext:value-type="float">
            <text:p>135200</text:p>
          </table:table-cell>
          <table:table-cell office:value-type="float" office:value="1233868" calcext:value-type="float">
            <text:p>1233868</text:p>
          </table:table-cell>
          <table:table-cell office:value-type="float" office:value="67600" calcext:value-type="float">
            <text:p>67600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2414002" calcext:value-type="float">
            <text:p>2414002</text:p>
          </table:table-cell>
          <table:table-cell office:value-type="float" office:value="135400" calcext:value-type="float">
            <text:p>135400</text:p>
          </table:table-cell>
          <table:table-cell office:value-type="float" office:value="1145583" calcext:value-type="float">
            <text:p>1145583</text:p>
          </table:table-cell>
          <table:table-cell office:value-type="float" office:value="67700" calcext:value-type="float">
            <text:p>67700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2483520" calcext:value-type="float">
            <text:p>2483520</text:p>
          </table:table-cell>
          <table:table-cell office:value-type="float" office:value="135600" calcext:value-type="float">
            <text:p>135600</text:p>
          </table:table-cell>
          <table:table-cell office:value-type="float" office:value="1186229" calcext:value-type="float">
            <text:p>1186229</text:p>
          </table:table-cell>
          <table:table-cell office:value-type="float" office:value="67800" calcext:value-type="float">
            <text:p>67800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2487594" calcext:value-type="float">
            <text:p>2487594</text:p>
          </table:table-cell>
          <table:table-cell office:value-type="float" office:value="135800" calcext:value-type="float">
            <text:p>135800</text:p>
          </table:table-cell>
          <table:table-cell office:value-type="float" office:value="1288308" calcext:value-type="float">
            <text:p>1288308</text:p>
          </table:table-cell>
          <table:table-cell office:value-type="float" office:value="67900" calcext:value-type="float">
            <text:p>679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2524486" calcext:value-type="float">
            <text:p>2524486</text:p>
          </table:table-cell>
          <table:table-cell office:value-type="float" office:value="136000" calcext:value-type="float">
            <text:p>136000</text:p>
          </table:table-cell>
          <table:table-cell office:value-type="float" office:value="1225495" calcext:value-type="float">
            <text:p>1225495</text:p>
          </table:table-cell>
          <table:table-cell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2361583" calcext:value-type="float">
            <text:p>2361583</text:p>
          </table:table-cell>
          <table:table-cell office:value-type="float" office:value="136200" calcext:value-type="float">
            <text:p>136200</text:p>
          </table:table-cell>
          <table:table-cell office:value-type="float" office:value="1243717" calcext:value-type="float">
            <text:p>1243717</text:p>
          </table:table-cell>
          <table:table-cell office:value-type="float" office:value="68100" calcext:value-type="float">
            <text:p>68100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2290301" calcext:value-type="float">
            <text:p>2290301</text:p>
          </table:table-cell>
          <table:table-cell office:value-type="float" office:value="136400" calcext:value-type="float">
            <text:p>136400</text:p>
          </table:table-cell>
          <table:table-cell office:value-type="float" office:value="1262933" calcext:value-type="float">
            <text:p>1262933</text:p>
          </table:table-cell>
          <table:table-cell office:value-type="float" office:value="68200" calcext:value-type="float">
            <text:p>68200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2487145" calcext:value-type="float">
            <text:p>2487145</text:p>
          </table:table-cell>
          <table:table-cell office:value-type="float" office:value="136600" calcext:value-type="float">
            <text:p>136600</text:p>
          </table:table-cell>
          <table:table-cell office:value-type="float" office:value="1155464" calcext:value-type="float">
            <text:p>1155464</text:p>
          </table:table-cell>
          <table:table-cell office:value-type="float" office:value="68300" calcext:value-type="float">
            <text:p>68300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96192" calcext:value-type="float">
            <text:p>2496192</text:p>
          </table:table-cell>
          <table:table-cell office:value-type="float" office:value="136800" calcext:value-type="float">
            <text:p>136800</text:p>
          </table:table-cell>
          <table:table-cell office:value-type="float" office:value="1207466" calcext:value-type="float">
            <text:p>1207466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2467865" calcext:value-type="float">
            <text:p>2467865</text:p>
          </table:table-cell>
          <table:table-cell office:value-type="float" office:value="137000" calcext:value-type="float">
            <text:p>137000</text:p>
          </table:table-cell>
          <table:table-cell office:value-type="float" office:value="1248144" calcext:value-type="float">
            <text:p>1248144</text:p>
          </table:table-cell>
          <table:table-cell office:value-type="float" office:value="68500" calcext:value-type="float">
            <text:p>68500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2437132" calcext:value-type="float">
            <text:p>2437132</text:p>
          </table:table-cell>
          <table:table-cell office:value-type="float" office:value="137200" calcext:value-type="float">
            <text:p>137200</text:p>
          </table:table-cell>
          <table:table-cell office:value-type="float" office:value="1526471" calcext:value-type="float">
            <text:p>1526471</text:p>
          </table:table-cell>
          <table:table-cell office:value-type="float" office:value="68600" calcext:value-type="float">
            <text:p>68600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2477970" calcext:value-type="float">
            <text:p>2477970</text:p>
          </table:table-cell>
          <table:table-cell office:value-type="float" office:value="137400" calcext:value-type="float">
            <text:p>137400</text:p>
          </table:table-cell>
          <table:table-cell office:value-type="float" office:value="1257030" calcext:value-type="float">
            <text:p>1257030</text:p>
          </table:table-cell>
          <table:table-cell office:value-type="float" office:value="68700" calcext:value-type="float">
            <text:p>68700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2445697" calcext:value-type="float">
            <text:p>2445697</text:p>
          </table:table-cell>
          <table:table-cell office:value-type="float" office:value="137600" calcext:value-type="float">
            <text:p>137600</text:p>
          </table:table-cell>
          <table:table-cell office:value-type="float" office:value="1454772" calcext:value-type="float">
            <text:p>1454772</text:p>
          </table:table-cell>
          <table:table-cell office:value-type="float" office:value="68800" calcext:value-type="float">
            <text:p>68800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2498469" calcext:value-type="float">
            <text:p>2498469</text:p>
          </table:table-cell>
          <table:table-cell office:value-type="float" office:value="137800" calcext:value-type="float">
            <text:p>137800</text:p>
          </table:table-cell>
          <table:table-cell office:value-type="float" office:value="1444154" calcext:value-type="float">
            <text:p>1444154</text:p>
          </table:table-cell>
          <table:table-cell office:value-type="float" office:value="68900" calcext:value-type="float">
            <text:p>68900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2316061" calcext:value-type="float">
            <text:p>2316061</text:p>
          </table:table-cell>
          <table:table-cell office:value-type="float" office:value="138000" calcext:value-type="float">
            <text:p>138000</text:p>
          </table:table-cell>
          <table:table-cell office:value-type="float" office:value="1316090" calcext:value-type="float">
            <text:p>1316090</text:p>
          </table:table-cell>
          <table:table-cell office:value-type="float" office:value="69000" calcext:value-type="float">
            <text:p>69000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2410249" calcext:value-type="float">
            <text:p>2410249</text:p>
          </table:table-cell>
          <table:table-cell office:value-type="float" office:value="138200" calcext:value-type="float">
            <text:p>138200</text:p>
          </table:table-cell>
          <table:table-cell office:value-type="float" office:value="1215486" calcext:value-type="float">
            <text:p>1215486</text:p>
          </table:table-cell>
          <table:table-cell office:value-type="float" office:value="69100" calcext:value-type="float">
            <text:p>69100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2557882" calcext:value-type="float">
            <text:p>2557882</text:p>
          </table:table-cell>
          <table:table-cell office:value-type="float" office:value="138400" calcext:value-type="float">
            <text:p>138400</text:p>
          </table:table-cell>
          <table:table-cell office:value-type="float" office:value="1473667" calcext:value-type="float">
            <text:p>1473667</text:p>
          </table:table-cell>
          <table:table-cell office:value-type="float" office:value="69200" calcext:value-type="float">
            <text:p>69200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2476013" calcext:value-type="float">
            <text:p>2476013</text:p>
          </table:table-cell>
          <table:table-cell office:value-type="float" office:value="138600" calcext:value-type="float">
            <text:p>138600</text:p>
          </table:table-cell>
          <table:table-cell office:value-type="float" office:value="1234349" calcext:value-type="float">
            <text:p>1234349</text:p>
          </table:table-cell>
          <table:table-cell office:value-type="float" office:value="69300" calcext:value-type="float">
            <text:p>69300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2556085" calcext:value-type="float">
            <text:p>2556085</text:p>
          </table:table-cell>
          <table:table-cell office:value-type="float" office:value="138800" calcext:value-type="float">
            <text:p>138800</text:p>
          </table:table-cell>
          <table:table-cell office:value-type="float" office:value="1405240" calcext:value-type="float">
            <text:p>1405240</text:p>
          </table:table-cell>
          <table:table-cell office:value-type="float" office:value="69400" calcext:value-type="float">
            <text:p>69400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2461673" calcext:value-type="float">
            <text:p>2461673</text:p>
          </table:table-cell>
          <table:table-cell office:value-type="float" office:value="139000" calcext:value-type="float">
            <text:p>139000</text:p>
          </table:table-cell>
          <table:table-cell office:value-type="float" office:value="1165473" calcext:value-type="float">
            <text:p>1165473</text:p>
          </table:table-cell>
          <table:table-cell office:value-type="float" office:value="69500" calcext:value-type="float">
            <text:p>69500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2570425" calcext:value-type="float">
            <text:p>2570425</text:p>
          </table:table-cell>
          <table:table-cell office:value-type="float" office:value="139200" calcext:value-type="float">
            <text:p>139200</text:p>
          </table:table-cell>
          <table:table-cell office:value-type="float" office:value="1288404" calcext:value-type="float">
            <text:p>1288404</text:p>
          </table:table-cell>
          <table:table-cell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2557272" calcext:value-type="float">
            <text:p>2557272</text:p>
          </table:table-cell>
          <table:table-cell office:value-type="float" office:value="139400" calcext:value-type="float">
            <text:p>139400</text:p>
          </table:table-cell>
          <table:table-cell office:value-type="float" office:value="1407967" calcext:value-type="float">
            <text:p>1407967</text:p>
          </table:table-cell>
          <table:table-cell office:value-type="float" office:value="69700" calcext:value-type="float">
            <text:p>69700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2696789" calcext:value-type="float">
            <text:p>2696789</text:p>
          </table:table-cell>
          <table:table-cell office:value-type="float" office:value="139600" calcext:value-type="float">
            <text:p>139600</text:p>
          </table:table-cell>
          <table:table-cell office:value-type="float" office:value="1224404" calcext:value-type="float">
            <text:p>1224404</text:p>
          </table:table-cell>
          <table:table-cell office:value-type="float" office:value="69800" calcext:value-type="float">
            <text:p>69800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2457150" calcext:value-type="float">
            <text:p>2457150</text:p>
          </table:table-cell>
          <table:table-cell office:value-type="float" office:value="139800" calcext:value-type="float">
            <text:p>139800</text:p>
          </table:table-cell>
          <table:table-cell office:value-type="float" office:value="1206760" calcext:value-type="float">
            <text:p>1206760</text:p>
          </table:table-cell>
          <table:table-cell office:value-type="float" office:value="69900" calcext:value-type="float">
            <text:p>699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580980" calcext:value-type="float">
            <text:p>258098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218630" calcext:value-type="float">
            <text:p>121863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2514060" calcext:value-type="float">
            <text:p>2514060</text:p>
          </table:table-cell>
          <table:table-cell office:value-type="float" office:value="140200" calcext:value-type="float">
            <text:p>140200</text:p>
          </table:table-cell>
          <table:table-cell office:value-type="float" office:value="1200119" calcext:value-type="float">
            <text:p>1200119</text:p>
          </table:table-cell>
          <table:table-cell office:value-type="float" office:value="70100" calcext:value-type="float">
            <text:p>70100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2538217" calcext:value-type="float">
            <text:p>2538217</text:p>
          </table:table-cell>
          <table:table-cell office:value-type="float" office:value="140400" calcext:value-type="float">
            <text:p>140400</text:p>
          </table:table-cell>
          <table:table-cell office:value-type="float" office:value="1234542" calcext:value-type="float">
            <text:p>1234542</text:p>
          </table:table-cell>
          <table:table-cell office:value-type="float" office:value="70200" calcext:value-type="float">
            <text:p>70200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2477617" calcext:value-type="float">
            <text:p>2477617</text:p>
          </table:table-cell>
          <table:table-cell office:value-type="float" office:value="140600" calcext:value-type="float">
            <text:p>140600</text:p>
          </table:table-cell>
          <table:table-cell office:value-type="float" office:value="1313555" calcext:value-type="float">
            <text:p>1313555</text:p>
          </table:table-cell>
          <table:table-cell office:value-type="float" office:value="70300" calcext:value-type="float">
            <text:p>70300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2518712" calcext:value-type="float">
            <text:p>2518712</text:p>
          </table:table-cell>
          <table:table-cell office:value-type="float" office:value="140800" calcext:value-type="float">
            <text:p>140800</text:p>
          </table:table-cell>
          <table:table-cell office:value-type="float" office:value="1173589" calcext:value-type="float">
            <text:p>1173589</text:p>
          </table:table-cell>
          <table:table-cell office:value-type="float" office:value="70400" calcext:value-type="float">
            <text:p>70400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2566993" calcext:value-type="float">
            <text:p>2566993</text:p>
          </table:table-cell>
          <table:table-cell office:value-type="float" office:value="141000" calcext:value-type="float">
            <text:p>141000</text:p>
          </table:table-cell>
          <table:table-cell office:value-type="float" office:value="1316218" calcext:value-type="float">
            <text:p>1316218</text:p>
          </table:table-cell>
          <table:table-cell office:value-type="float" office:value="70500" calcext:value-type="float">
            <text:p>70500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2512296" calcext:value-type="float">
            <text:p>2512296</text:p>
          </table:table-cell>
          <table:table-cell office:value-type="float" office:value="141200" calcext:value-type="float">
            <text:p>141200</text:p>
          </table:table-cell>
          <table:table-cell office:value-type="float" office:value="1277625" calcext:value-type="float">
            <text:p>1277625</text:p>
          </table:table-cell>
          <table:table-cell office:value-type="float" office:value="70600" calcext:value-type="float">
            <text:p>70600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2493529" calcext:value-type="float">
            <text:p>2493529</text:p>
          </table:table-cell>
          <table:table-cell office:value-type="float" office:value="141400" calcext:value-type="float">
            <text:p>141400</text:p>
          </table:table-cell>
          <table:table-cell office:value-type="float" office:value="1279486" calcext:value-type="float">
            <text:p>1279486</text:p>
          </table:table-cell>
          <table:table-cell office:value-type="float" office:value="70700" calcext:value-type="float">
            <text:p>70700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2539660" calcext:value-type="float">
            <text:p>2539660</text:p>
          </table:table-cell>
          <table:table-cell office:value-type="float" office:value="141600" calcext:value-type="float">
            <text:p>141600</text:p>
          </table:table-cell>
          <table:table-cell office:value-type="float" office:value="1292992" calcext:value-type="float">
            <text:p>1292992</text:p>
          </table:table-cell>
          <table:table-cell office:value-type="float" office:value="70800" calcext:value-type="float">
            <text:p>70800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2521086" calcext:value-type="float">
            <text:p>2521086</text:p>
          </table:table-cell>
          <table:table-cell office:value-type="float" office:value="141800" calcext:value-type="float">
            <text:p>141800</text:p>
          </table:table-cell>
          <table:table-cell office:value-type="float" office:value="1251705" calcext:value-type="float">
            <text:p>1251705</text:p>
          </table:table-cell>
          <table:table-cell office:value-type="float" office:value="70900" calcext:value-type="float">
            <text:p>7090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2475019" calcext:value-type="float">
            <text:p>2475019</text:p>
          </table:table-cell>
          <table:table-cell office:value-type="float" office:value="142000" calcext:value-type="float">
            <text:p>142000</text:p>
          </table:table-cell>
          <table:table-cell office:value-type="float" office:value="1272140" calcext:value-type="float">
            <text:p>1272140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2636190" calcext:value-type="float">
            <text:p>2636190</text:p>
          </table:table-cell>
          <table:table-cell office:value-type="float" office:value="142200" calcext:value-type="float">
            <text:p>142200</text:p>
          </table:table-cell>
          <table:table-cell office:value-type="float" office:value="1287282" calcext:value-type="float">
            <text:p>1287282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2495005" calcext:value-type="float">
            <text:p>2495005</text:p>
          </table:table-cell>
          <table:table-cell office:value-type="float" office:value="142400" calcext:value-type="float">
            <text:p>142400</text:p>
          </table:table-cell>
          <table:table-cell office:value-type="float" office:value="1232842" calcext:value-type="float">
            <text:p>1232842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2701216" calcext:value-type="float">
            <text:p>2701216</text:p>
          </table:table-cell>
          <table:table-cell office:value-type="float" office:value="142600" calcext:value-type="float">
            <text:p>142600</text:p>
          </table:table-cell>
          <table:table-cell office:value-type="float" office:value="1329756" calcext:value-type="float">
            <text:p>1329756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2512937" calcext:value-type="float">
            <text:p>2512937</text:p>
          </table:table-cell>
          <table:table-cell office:value-type="float" office:value="142800" calcext:value-type="float">
            <text:p>142800</text:p>
          </table:table-cell>
          <table:table-cell office:value-type="float" office:value="1307556" calcext:value-type="float">
            <text:p>1307556</text:p>
          </table:table-cell>
          <table:table-cell office:value-type="float" office:value="71400" calcext:value-type="float">
            <text:p>71400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2457695" calcext:value-type="float">
            <text:p>2457695</text:p>
          </table:table-cell>
          <table:table-cell office:value-type="float" office:value="143000" calcext:value-type="float">
            <text:p>143000</text:p>
          </table:table-cell>
          <table:table-cell office:value-type="float" office:value="1319843" calcext:value-type="float">
            <text:p>1319843</text:p>
          </table:table-cell>
          <table:table-cell office:value-type="float" office:value="71500" calcext:value-type="float">
            <text:p>71500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2583450" calcext:value-type="float">
            <text:p>2583450</text:p>
          </table:table-cell>
          <table:table-cell office:value-type="float" office:value="143200" calcext:value-type="float">
            <text:p>143200</text:p>
          </table:table-cell>
          <table:table-cell office:value-type="float" office:value="1508090" calcext:value-type="float">
            <text:p>1508090</text:p>
          </table:table-cell>
          <table:table-cell office:value-type="float" office:value="71600" calcext:value-type="float">
            <text:p>71600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2690565" calcext:value-type="float">
            <text:p>2690565</text:p>
          </table:table-cell>
          <table:table-cell office:value-type="float" office:value="143400" calcext:value-type="float">
            <text:p>143400</text:p>
          </table:table-cell>
          <table:table-cell office:value-type="float" office:value="1365269" calcext:value-type="float">
            <text:p>1365269</text:p>
          </table:table-cell>
          <table:table-cell office:value-type="float" office:value="71700" calcext:value-type="float">
            <text:p>71700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2623903" calcext:value-type="float">
            <text:p>2623903</text:p>
          </table:table-cell>
          <table:table-cell office:value-type="float" office:value="143600" calcext:value-type="float">
            <text:p>143600</text:p>
          </table:table-cell>
          <table:table-cell office:value-type="float" office:value="1369728" calcext:value-type="float">
            <text:p>1369728</text:p>
          </table:table-cell>
          <table:table-cell office:value-type="float" office:value="71800" calcext:value-type="float">
            <text:p>71800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2728901" calcext:value-type="float">
            <text:p>2728901</text:p>
          </table:table-cell>
          <table:table-cell office:value-type="float" office:value="143800" calcext:value-type="float">
            <text:p>143800</text:p>
          </table:table-cell>
          <table:table-cell office:value-type="float" office:value="1344834" calcext:value-type="float">
            <text:p>1344834</text:p>
          </table:table-cell>
          <table:table-cell office:value-type="float" office:value="71900" calcext:value-type="float">
            <text:p>7190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563977" calcext:value-type="float">
            <text:p>2563977</text:p>
          </table:table-cell>
          <table:table-cell office:value-type="float" office:value="144000" calcext:value-type="float">
            <text:p>144000</text:p>
          </table:table-cell>
          <table:table-cell office:value-type="float" office:value="1678275" calcext:value-type="float">
            <text:p>1678275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2751005" calcext:value-type="float">
            <text:p>2751005</text:p>
          </table:table-cell>
          <table:table-cell office:value-type="float" office:value="144200" calcext:value-type="float">
            <text:p>144200</text:p>
          </table:table-cell>
          <table:table-cell office:value-type="float" office:value="1341144" calcext:value-type="float">
            <text:p>1341144</text:p>
          </table:table-cell>
          <table:table-cell office:value-type="float" office:value="72100" calcext:value-type="float">
            <text:p>72100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2830820" calcext:value-type="float">
            <text:p>2830820</text:p>
          </table:table-cell>
          <table:table-cell office:value-type="float" office:value="144400" calcext:value-type="float">
            <text:p>144400</text:p>
          </table:table-cell>
          <table:table-cell office:value-type="float" office:value="1352693" calcext:value-type="float">
            <text:p>1352693</text:p>
          </table:table-cell>
          <table:table-cell office:value-type="float" office:value="72200" calcext:value-type="float">
            <text:p>72200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2670002" calcext:value-type="float">
            <text:p>2670002</text:p>
          </table:table-cell>
          <table:table-cell office:value-type="float" office:value="144600" calcext:value-type="float">
            <text:p>144600</text:p>
          </table:table-cell>
          <table:table-cell office:value-type="float" office:value="1247983" calcext:value-type="float">
            <text:p>1247983</text:p>
          </table:table-cell>
          <table:table-cell office:value-type="float" office:value="72300" calcext:value-type="float">
            <text:p>72300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2831301" calcext:value-type="float">
            <text:p>2831301</text:p>
          </table:table-cell>
          <table:table-cell office:value-type="float" office:value="144800" calcext:value-type="float">
            <text:p>144800</text:p>
          </table:table-cell>
          <table:table-cell office:value-type="float" office:value="1353014" calcext:value-type="float">
            <text:p>1353014</text:p>
          </table:table-cell>
          <table:table-cell office:value-type="float" office:value="72400" calcext:value-type="float">
            <text:p>7240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2573120" calcext:value-type="float">
            <text:p>257312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341946" calcext:value-type="float">
            <text:p>1341946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2576841" calcext:value-type="float">
            <text:p>2576841</text:p>
          </table:table-cell>
          <table:table-cell office:value-type="float" office:value="145200" calcext:value-type="float">
            <text:p>145200</text:p>
          </table:table-cell>
          <table:table-cell office:value-type="float" office:value="1451917" calcext:value-type="float">
            <text:p>1451917</text:p>
          </table:table-cell>
          <table:table-cell office:value-type="float" office:value="72600" calcext:value-type="float">
            <text:p>72600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2528753" calcext:value-type="float">
            <text:p>2528753</text:p>
          </table:table-cell>
          <table:table-cell office:value-type="float" office:value="145400" calcext:value-type="float">
            <text:p>145400</text:p>
          </table:table-cell>
          <table:table-cell office:value-type="float" office:value="1269349" calcext:value-type="float">
            <text:p>1269349</text:p>
          </table:table-cell>
          <table:table-cell office:value-type="float" office:value="72700" calcext:value-type="float">
            <text:p>72700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2942555" calcext:value-type="float">
            <text:p>2942555</text:p>
          </table:table-cell>
          <table:table-cell office:value-type="float" office:value="145600" calcext:value-type="float">
            <text:p>145600</text:p>
          </table:table-cell>
          <table:table-cell office:value-type="float" office:value="1318496" calcext:value-type="float">
            <text:p>1318496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2595384" calcext:value-type="float">
            <text:p>2595384</text:p>
          </table:table-cell>
          <table:table-cell office:value-type="float" office:value="145800" calcext:value-type="float">
            <text:p>145800</text:p>
          </table:table-cell>
          <table:table-cell office:value-type="float" office:value="1286800" calcext:value-type="float">
            <text:p>1286800</text:p>
          </table:table-cell>
          <table:table-cell office:value-type="float" office:value="72900" calcext:value-type="float">
            <text:p>72900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2706445" calcext:value-type="float">
            <text:p>2706445</text:p>
          </table:table-cell>
          <table:table-cell office:value-type="float" office:value="146000" calcext:value-type="float">
            <text:p>146000</text:p>
          </table:table-cell>
          <table:table-cell office:value-type="float" office:value="1314293" calcext:value-type="float">
            <text:p>1314293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2594357" calcext:value-type="float">
            <text:p>2594357</text:p>
          </table:table-cell>
          <table:table-cell office:value-type="float" office:value="146200" calcext:value-type="float">
            <text:p>146200</text:p>
          </table:table-cell>
          <table:table-cell office:value-type="float" office:value="1305311" calcext:value-type="float">
            <text:p>1305311</text:p>
          </table:table-cell>
          <table:table-cell office:value-type="float" office:value="73100" calcext:value-type="float">
            <text:p>73100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2564394" calcext:value-type="float">
            <text:p>2564394</text:p>
          </table:table-cell>
          <table:table-cell office:value-type="float" office:value="146400" calcext:value-type="float">
            <text:p>146400</text:p>
          </table:table-cell>
          <table:table-cell office:value-type="float" office:value="1318720" calcext:value-type="float">
            <text:p>1318720</text:p>
          </table:table-cell>
          <table:table-cell office:value-type="float" office:value="73200" calcext:value-type="float">
            <text:p>73200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2648797" calcext:value-type="float">
            <text:p>2648797</text:p>
          </table:table-cell>
          <table:table-cell office:value-type="float" office:value="146600" calcext:value-type="float">
            <text:p>146600</text:p>
          </table:table-cell>
          <table:table-cell office:value-type="float" office:value="1258730" calcext:value-type="float">
            <text:p>1258730</text:p>
          </table:table-cell>
          <table:table-cell office:value-type="float" office:value="73300" calcext:value-type="float">
            <text:p>73300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2661148" calcext:value-type="float">
            <text:p>2661148</text:p>
          </table:table-cell>
          <table:table-cell office:value-type="float" office:value="146800" calcext:value-type="float">
            <text:p>146800</text:p>
          </table:table-cell>
          <table:table-cell office:value-type="float" office:value="1311309" calcext:value-type="float">
            <text:p>1311309</text:p>
          </table:table-cell>
          <table:table-cell office:value-type="float" office:value="73400" calcext:value-type="float">
            <text:p>73400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2680685" calcext:value-type="float">
            <text:p>2680685</text:p>
          </table:table-cell>
          <table:table-cell office:value-type="float" office:value="147000" calcext:value-type="float">
            <text:p>147000</text:p>
          </table:table-cell>
          <table:table-cell office:value-type="float" office:value="1368958" calcext:value-type="float">
            <text:p>1368958</text:p>
          </table:table-cell>
          <table:table-cell office:value-type="float" office:value="73500" calcext:value-type="float">
            <text:p>73500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2520188" calcext:value-type="float">
            <text:p>2520188</text:p>
          </table:table-cell>
          <table:table-cell office:value-type="float" office:value="147200" calcext:value-type="float">
            <text:p>147200</text:p>
          </table:table-cell>
          <table:table-cell office:value-type="float" office:value="1299087" calcext:value-type="float">
            <text:p>1299087</text:p>
          </table:table-cell>
          <table:table-cell office:value-type="float" office:value="73600" calcext:value-type="float">
            <text:p>73600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2661629" calcext:value-type="float">
            <text:p>2661629</text:p>
          </table:table-cell>
          <table:table-cell office:value-type="float" office:value="147400" calcext:value-type="float">
            <text:p>147400</text:p>
          </table:table-cell>
          <table:table-cell office:value-type="float" office:value="1438155" calcext:value-type="float">
            <text:p>1438155</text:p>
          </table:table-cell>
          <table:table-cell office:value-type="float" office:value="73700" calcext:value-type="float">
            <text:p>73700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2743370" calcext:value-type="float">
            <text:p>2743370</text:p>
          </table:table-cell>
          <table:table-cell office:value-type="float" office:value="147600" calcext:value-type="float">
            <text:p>147600</text:p>
          </table:table-cell>
          <table:table-cell office:value-type="float" office:value="1375567" calcext:value-type="float">
            <text:p>1375567</text:p>
          </table:table-cell>
          <table:table-cell office:value-type="float" office:value="73800" calcext:value-type="float">
            <text:p>73800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2662720" calcext:value-type="float">
            <text:p>2662720</text:p>
          </table:table-cell>
          <table:table-cell office:value-type="float" office:value="147800" calcext:value-type="float">
            <text:p>147800</text:p>
          </table:table-cell>
          <table:table-cell office:value-type="float" office:value="1338995" calcext:value-type="float">
            <text:p>1338995</text:p>
          </table:table-cell>
          <table:table-cell office:value-type="float" office:value="73900" calcext:value-type="float">
            <text:p>7390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2661052" calcext:value-type="float">
            <text:p>2661052</text:p>
          </table:table-cell>
          <table:table-cell office:value-type="float" office:value="148000" calcext:value-type="float">
            <text:p>148000</text:p>
          </table:table-cell>
          <table:table-cell office:value-type="float" office:value="1320420" calcext:value-type="float">
            <text:p>1320420</text:p>
          </table:table-cell>
          <table:table-cell office:value-type="float" office:value="74000" calcext:value-type="float">
            <text:p>74000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2582615" calcext:value-type="float">
            <text:p>2582615</text:p>
          </table:table-cell>
          <table:table-cell office:value-type="float" office:value="148200" calcext:value-type="float">
            <text:p>148200</text:p>
          </table:table-cell>
          <table:table-cell office:value-type="float" office:value="1335306" calcext:value-type="float">
            <text:p>1335306</text:p>
          </table:table-cell>
          <table:table-cell office:value-type="float" office:value="74100" calcext:value-type="float">
            <text:p>74100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2669842" calcext:value-type="float">
            <text:p>2669842</text:p>
          </table:table-cell>
          <table:table-cell office:value-type="float" office:value="148400" calcext:value-type="float">
            <text:p>148400</text:p>
          </table:table-cell>
          <table:table-cell office:value-type="float" office:value="1333541" calcext:value-type="float">
            <text:p>1333541</text:p>
          </table:table-cell>
          <table:table-cell office:value-type="float" office:value="74200" calcext:value-type="float">
            <text:p>74200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2686138" calcext:value-type="float">
            <text:p>2686138</text:p>
          </table:table-cell>
          <table:table-cell office:value-type="float" office:value="148600" calcext:value-type="float">
            <text:p>148600</text:p>
          </table:table-cell>
          <table:table-cell office:value-type="float" office:value="1336493" calcext:value-type="float">
            <text:p>1336493</text:p>
          </table:table-cell>
          <table:table-cell office:value-type="float" office:value="74300" calcext:value-type="float">
            <text:p>74300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2682738" calcext:value-type="float">
            <text:p>2682738</text:p>
          </table:table-cell>
          <table:table-cell office:value-type="float" office:value="148800" calcext:value-type="float">
            <text:p>148800</text:p>
          </table:table-cell>
          <table:table-cell office:value-type="float" office:value="1302006" calcext:value-type="float">
            <text:p>1302006</text:p>
          </table:table-cell>
          <table:table-cell office:value-type="float" office:value="74400" calcext:value-type="float">
            <text:p>74400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2678086" calcext:value-type="float">
            <text:p>2678086</text:p>
          </table:table-cell>
          <table:table-cell office:value-type="float" office:value="149000" calcext:value-type="float">
            <text:p>149000</text:p>
          </table:table-cell>
          <table:table-cell office:value-type="float" office:value="1415474" calcext:value-type="float">
            <text:p>1415474</text:p>
          </table:table-cell>
          <table:table-cell office:value-type="float" office:value="74500" calcext:value-type="float">
            <text:p>74500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2628651" calcext:value-type="float">
            <text:p>2628651</text:p>
          </table:table-cell>
          <table:table-cell office:value-type="float" office:value="149200" calcext:value-type="float">
            <text:p>149200</text:p>
          </table:table-cell>
          <table:table-cell office:value-type="float" office:value="1312304" calcext:value-type="float">
            <text:p>1312304</text:p>
          </table:table-cell>
          <table:table-cell office:value-type="float" office:value="74600" calcext:value-type="float">
            <text:p>74600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2710616" calcext:value-type="float">
            <text:p>2710616</text:p>
          </table:table-cell>
          <table:table-cell office:value-type="float" office:value="149400" calcext:value-type="float">
            <text:p>149400</text:p>
          </table:table-cell>
          <table:table-cell office:value-type="float" office:value="1423334" calcext:value-type="float">
            <text:p>1423334</text:p>
          </table:table-cell>
          <table:table-cell office:value-type="float" office:value="74700" calcext:value-type="float">
            <text:p>74700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2649471" calcext:value-type="float">
            <text:p>2649471</text:p>
          </table:table-cell>
          <table:table-cell office:value-type="float" office:value="149600" calcext:value-type="float">
            <text:p>149600</text:p>
          </table:table-cell>
          <table:table-cell office:value-type="float" office:value="1357954" calcext:value-type="float">
            <text:p>1357954</text:p>
          </table:table-cell>
          <table:table-cell office:value-type="float" office:value="74800" calcext:value-type="float">
            <text:p>74800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2694062" calcext:value-type="float">
            <text:p>2694062</text:p>
          </table:table-cell>
          <table:table-cell office:value-type="float" office:value="149800" calcext:value-type="float">
            <text:p>149800</text:p>
          </table:table-cell>
          <table:table-cell office:value-type="float" office:value="1357184" calcext:value-type="float">
            <text:p>1357184</text:p>
          </table:table-cell>
          <table:table-cell office:value-type="float" office:value="74900" calcext:value-type="float">
            <text:p>7490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685176" calcext:value-type="float">
            <text:p>268517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14903" calcext:value-type="float">
            <text:p>1314903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2922409" calcext:value-type="float">
            <text:p>2922409</text:p>
          </table:table-cell>
          <table:table-cell office:value-type="float" office:value="150200" calcext:value-type="float">
            <text:p>150200</text:p>
          </table:table-cell>
          <table:table-cell office:value-type="float" office:value="1292254" calcext:value-type="float">
            <text:p>1292254</text:p>
          </table:table-cell>
          <table:table-cell office:value-type="float" office:value="75100" calcext:value-type="float">
            <text:p>75100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2686876" calcext:value-type="float">
            <text:p>2686876</text:p>
          </table:table-cell>
          <table:table-cell office:value-type="float" office:value="150400" calcext:value-type="float">
            <text:p>150400</text:p>
          </table:table-cell>
          <table:table-cell office:value-type="float" office:value="1294371" calcext:value-type="float">
            <text:p>1294371</text:p>
          </table:table-cell>
          <table:table-cell office:value-type="float" office:value="75200" calcext:value-type="float">
            <text:p>75200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2603757" calcext:value-type="float">
            <text:p>2603757</text:p>
          </table:table-cell>
          <table:table-cell office:value-type="float" office:value="150600" calcext:value-type="float">
            <text:p>150600</text:p>
          </table:table-cell>
          <table:table-cell office:value-type="float" office:value="1410277" calcext:value-type="float">
            <text:p>1410277</text:p>
          </table:table-cell>
          <table:table-cell office:value-type="float" office:value="75300" calcext:value-type="float">
            <text:p>75300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2652101" calcext:value-type="float">
            <text:p>2652101</text:p>
          </table:table-cell>
          <table:table-cell office:value-type="float" office:value="150800" calcext:value-type="float">
            <text:p>150800</text:p>
          </table:table-cell>
          <table:table-cell office:value-type="float" office:value="1359590" calcext:value-type="float">
            <text:p>1359590</text:p>
          </table:table-cell>
          <table:table-cell office:value-type="float" office:value="75400" calcext:value-type="float">
            <text:p>75400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2801274" calcext:value-type="float">
            <text:p>2801274</text:p>
          </table:table-cell>
          <table:table-cell office:value-type="float" office:value="151000" calcext:value-type="float">
            <text:p>151000</text:p>
          </table:table-cell>
          <table:table-cell office:value-type="float" office:value="1425002" calcext:value-type="float">
            <text:p>1425002</text:p>
          </table:table-cell>
          <table:table-cell office:value-type="float" office:value="75500" calcext:value-type="float">
            <text:p>7550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716711" calcext:value-type="float">
            <text:p>2716711</text:p>
          </table:table-cell>
          <table:table-cell office:value-type="float" office:value="151200" calcext:value-type="float">
            <text:p>151200</text:p>
          </table:table-cell>
          <table:table-cell office:value-type="float" office:value="1404855" calcext:value-type="float">
            <text:p>1404855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2716583" calcext:value-type="float">
            <text:p>2716583</text:p>
          </table:table-cell>
          <table:table-cell office:value-type="float" office:value="151400" calcext:value-type="float">
            <text:p>151400</text:p>
          </table:table-cell>
          <table:table-cell office:value-type="float" office:value="1387725" calcext:value-type="float">
            <text:p>1387725</text:p>
          </table:table-cell>
          <table:table-cell office:value-type="float" office:value="75700" calcext:value-type="float">
            <text:p>75700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2633912" calcext:value-type="float">
            <text:p>2633912</text:p>
          </table:table-cell>
          <table:table-cell office:value-type="float" office:value="151600" calcext:value-type="float">
            <text:p>151600</text:p>
          </table:table-cell>
          <table:table-cell office:value-type="float" office:value="1337038" calcext:value-type="float">
            <text:p>1337038</text:p>
          </table:table-cell>
          <table:table-cell office:value-type="float" office:value="75800" calcext:value-type="float">
            <text:p>75800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2759667" calcext:value-type="float">
            <text:p>2759667</text:p>
          </table:table-cell>
          <table:table-cell office:value-type="float" office:value="151800" calcext:value-type="float">
            <text:p>151800</text:p>
          </table:table-cell>
          <table:table-cell office:value-type="float" office:value="1287538" calcext:value-type="float">
            <text:p>1287538</text:p>
          </table:table-cell>
          <table:table-cell office:value-type="float" office:value="75900" calcext:value-type="float">
            <text:p>7590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2638467" calcext:value-type="float">
            <text:p>2638467</text:p>
          </table:table-cell>
          <table:table-cell office:value-type="float" office:value="152000" calcext:value-type="float">
            <text:p>152000</text:p>
          </table:table-cell>
          <table:table-cell office:value-type="float" office:value="1392890" calcext:value-type="float">
            <text:p>1392890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2663586" calcext:value-type="float">
            <text:p>2663586</text:p>
          </table:table-cell>
          <table:table-cell office:value-type="float" office:value="152200" calcext:value-type="float">
            <text:p>152200</text:p>
          </table:table-cell>
          <table:table-cell office:value-type="float" office:value="1309642" calcext:value-type="float">
            <text:p>1309642</text:p>
          </table:table-cell>
          <table:table-cell office:value-type="float" office:value="76100" calcext:value-type="float">
            <text:p>76100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2746514" calcext:value-type="float">
            <text:p>2746514</text:p>
          </table:table-cell>
          <table:table-cell office:value-type="float" office:value="152400" calcext:value-type="float">
            <text:p>152400</text:p>
          </table:table-cell>
          <table:table-cell office:value-type="float" office:value="1487045" calcext:value-type="float">
            <text:p>1487045</text:p>
          </table:table-cell>
          <table:table-cell office:value-type="float" office:value="76200" calcext:value-type="float">
            <text:p>76200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2648380" calcext:value-type="float">
            <text:p>2648380</text:p>
          </table:table-cell>
          <table:table-cell office:value-type="float" office:value="152600" calcext:value-type="float">
            <text:p>152600</text:p>
          </table:table-cell>
          <table:table-cell office:value-type="float" office:value="1315127" calcext:value-type="float">
            <text:p>1315127</text:p>
          </table:table-cell>
          <table:table-cell office:value-type="float" office:value="76300" calcext:value-type="float">
            <text:p>76300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2653064" calcext:value-type="float">
            <text:p>2653064</text:p>
          </table:table-cell>
          <table:table-cell office:value-type="float" office:value="152800" calcext:value-type="float">
            <text:p>152800</text:p>
          </table:table-cell>
          <table:table-cell office:value-type="float" office:value="1355323" calcext:value-type="float">
            <text:p>1355323</text:p>
          </table:table-cell>
          <table:table-cell office:value-type="float" office:value="76400" calcext:value-type="float">
            <text:p>76400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2802205" calcext:value-type="float">
            <text:p>2802205</text:p>
          </table:table-cell>
          <table:table-cell office:value-type="float" office:value="153000" calcext:value-type="float">
            <text:p>153000</text:p>
          </table:table-cell>
          <table:table-cell office:value-type="float" office:value="1322826" calcext:value-type="float">
            <text:p>1322826</text:p>
          </table:table-cell>
          <table:table-cell office:value-type="float" office:value="76500" calcext:value-type="float">
            <text:p>76500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2878491" calcext:value-type="float">
            <text:p>2878491</text:p>
          </table:table-cell>
          <table:table-cell office:value-type="float" office:value="153200" calcext:value-type="float">
            <text:p>153200</text:p>
          </table:table-cell>
          <table:table-cell office:value-type="float" office:value="1391446" calcext:value-type="float">
            <text:p>1391446</text:p>
          </table:table-cell>
          <table:table-cell office:value-type="float" office:value="76600" calcext:value-type="float">
            <text:p>76600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2775578" calcext:value-type="float">
            <text:p>2775578</text:p>
          </table:table-cell>
          <table:table-cell office:value-type="float" office:value="153400" calcext:value-type="float">
            <text:p>153400</text:p>
          </table:table-cell>
          <table:table-cell office:value-type="float" office:value="1418201" calcext:value-type="float">
            <text:p>1418201</text:p>
          </table:table-cell>
          <table:table-cell office:value-type="float" office:value="76700" calcext:value-type="float">
            <text:p>76700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2830949" calcext:value-type="float">
            <text:p>2830949</text:p>
          </table:table-cell>
          <table:table-cell office:value-type="float" office:value="153600" calcext:value-type="float">
            <text:p>153600</text:p>
          </table:table-cell>
          <table:table-cell office:value-type="float" office:value="1346726" calcext:value-type="float">
            <text:p>1346726</text:p>
          </table:table-cell>
          <table:table-cell office:value-type="float" office:value="76800" calcext:value-type="float">
            <text:p>76800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3000204" calcext:value-type="float">
            <text:p>3000204</text:p>
          </table:table-cell>
          <table:table-cell office:value-type="float" office:value="153800" calcext:value-type="float">
            <text:p>153800</text:p>
          </table:table-cell>
          <table:table-cell office:value-type="float" office:value="1455670" calcext:value-type="float">
            <text:p>1455670</text:p>
          </table:table-cell>
          <table:table-cell office:value-type="float" office:value="76900" calcext:value-type="float">
            <text:p>76900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2796783" calcext:value-type="float">
            <text:p>2796783</text:p>
          </table:table-cell>
          <table:table-cell office:value-type="float" office:value="154000" calcext:value-type="float">
            <text:p>154000</text:p>
          </table:table-cell>
          <table:table-cell office:value-type="float" office:value="1487558" calcext:value-type="float">
            <text:p>1487558</text:p>
          </table:table-cell>
          <table:table-cell office:value-type="float" office:value="77000" calcext:value-type="float">
            <text:p>77000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2743273" calcext:value-type="float">
            <text:p>2743273</text:p>
          </table:table-cell>
          <table:table-cell office:value-type="float" office:value="154200" calcext:value-type="float">
            <text:p>154200</text:p>
          </table:table-cell>
          <table:table-cell office:value-type="float" office:value="1427472" calcext:value-type="float">
            <text:p>1427472</text:p>
          </table:table-cell>
          <table:table-cell office:value-type="float" office:value="77100" calcext:value-type="float">
            <text:p>77100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2980667" calcext:value-type="float">
            <text:p>2980667</text:p>
          </table:table-cell>
          <table:table-cell office:value-type="float" office:value="154400" calcext:value-type="float">
            <text:p>154400</text:p>
          </table:table-cell>
          <table:table-cell office:value-type="float" office:value="1353976" calcext:value-type="float">
            <text:p>1353976</text:p>
          </table:table-cell>
          <table:table-cell office:value-type="float" office:value="77200" calcext:value-type="float">
            <text:p>77200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2872524" calcext:value-type="float">
            <text:p>2872524</text:p>
          </table:table-cell>
          <table:table-cell office:value-type="float" office:value="154600" calcext:value-type="float">
            <text:p>154600</text:p>
          </table:table-cell>
          <table:table-cell office:value-type="float" office:value="1481206" calcext:value-type="float">
            <text:p>1481206</text:p>
          </table:table-cell>
          <table:table-cell office:value-type="float" office:value="77300" calcext:value-type="float">
            <text:p>77300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2778433" calcext:value-type="float">
            <text:p>2778433</text:p>
          </table:table-cell>
          <table:table-cell office:value-type="float" office:value="154800" calcext:value-type="float">
            <text:p>154800</text:p>
          </table:table-cell>
          <table:table-cell office:value-type="float" office:value="1402161" calcext:value-type="float">
            <text:p>1402161</text:p>
          </table:table-cell>
          <table:table-cell office:value-type="float" office:value="77400" calcext:value-type="float">
            <text:p>77400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878684" calcext:value-type="float">
            <text:p>2878684</text:p>
          </table:table-cell>
          <table:table-cell office:value-type="float" office:value="155000" calcext:value-type="float">
            <text:p>155000</text:p>
          </table:table-cell>
          <table:table-cell office:value-type="float" office:value="1389393" calcext:value-type="float">
            <text:p>1389393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2717385" calcext:value-type="float">
            <text:p>2717385</text:p>
          </table:table-cell>
          <table:table-cell office:value-type="float" office:value="155200" calcext:value-type="float">
            <text:p>155200</text:p>
          </table:table-cell>
          <table:table-cell office:value-type="float" office:value="1300338" calcext:value-type="float">
            <text:p>1300338</text:p>
          </table:table-cell>
          <table:table-cell office:value-type="float" office:value="77600" calcext:value-type="float">
            <text:p>77600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2810385" calcext:value-type="float">
            <text:p>2810385</text:p>
          </table:table-cell>
          <table:table-cell office:value-type="float" office:value="155400" calcext:value-type="float">
            <text:p>155400</text:p>
          </table:table-cell>
          <table:table-cell office:value-type="float" office:value="1386249" calcext:value-type="float">
            <text:p>1386249</text:p>
          </table:table-cell>
          <table:table-cell office:value-type="float" office:value="77700" calcext:value-type="float">
            <text:p>77700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2871530" calcext:value-type="float">
            <text:p>2871530</text:p>
          </table:table-cell>
          <table:table-cell office:value-type="float" office:value="155600" calcext:value-type="float">
            <text:p>155600</text:p>
          </table:table-cell>
          <table:table-cell office:value-type="float" office:value="1370530" calcext:value-type="float">
            <text:p>1370530</text:p>
          </table:table-cell>
          <table:table-cell office:value-type="float" office:value="77800" calcext:value-type="float">
            <text:p>77800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3087333" calcext:value-type="float">
            <text:p>3087333</text:p>
          </table:table-cell>
          <table:table-cell office:value-type="float" office:value="155800" calcext:value-type="float">
            <text:p>155800</text:p>
          </table:table-cell>
          <table:table-cell office:value-type="float" office:value="1463338" calcext:value-type="float">
            <text:p>1463338</text:p>
          </table:table-cell>
          <table:table-cell office:value-type="float" office:value="77900" calcext:value-type="float">
            <text:p>77900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811957" calcext:value-type="float">
            <text:p>2811957</text:p>
          </table:table-cell>
          <table:table-cell office:value-type="float" office:value="156000" calcext:value-type="float">
            <text:p>156000</text:p>
          </table:table-cell>
          <table:table-cell office:value-type="float" office:value="1657679" calcext:value-type="float">
            <text:p>1657679</text:p>
          </table:table-cell>
          <table:table-cell office:value-type="float" office:value="78000" calcext:value-type="float">
            <text:p>78000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3105619" calcext:value-type="float">
            <text:p>3105619</text:p>
          </table:table-cell>
          <table:table-cell office:value-type="float" office:value="156200" calcext:value-type="float">
            <text:p>156200</text:p>
          </table:table-cell>
          <table:table-cell office:value-type="float" office:value="1345154" calcext:value-type="float">
            <text:p>1345154</text:p>
          </table:table-cell>
          <table:table-cell office:value-type="float" office:value="78100" calcext:value-type="float">
            <text:p>78100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2833355" calcext:value-type="float">
            <text:p>2833355</text:p>
          </table:table-cell>
          <table:table-cell office:value-type="float" office:value="156400" calcext:value-type="float">
            <text:p>156400</text:p>
          </table:table-cell>
          <table:table-cell office:value-type="float" office:value="1495257" calcext:value-type="float">
            <text:p>1495257</text:p>
          </table:table-cell>
          <table:table-cell office:value-type="float" office:value="78200" calcext:value-type="float">
            <text:p>78200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2845031" calcext:value-type="float">
            <text:p>2845031</text:p>
          </table:table-cell>
          <table:table-cell office:value-type="float" office:value="156600" calcext:value-type="float">
            <text:p>156600</text:p>
          </table:table-cell>
          <table:table-cell office:value-type="float" office:value="1446752" calcext:value-type="float">
            <text:p>1446752</text:p>
          </table:table-cell>
          <table:table-cell office:value-type="float" office:value="78300" calcext:value-type="float">
            <text:p>78300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2961611" calcext:value-type="float">
            <text:p>2961611</text:p>
          </table:table-cell>
          <table:table-cell office:value-type="float" office:value="156800" calcext:value-type="float">
            <text:p>156800</text:p>
          </table:table-cell>
          <table:table-cell office:value-type="float" office:value="1416757" calcext:value-type="float">
            <text:p>1416757</text:p>
          </table:table-cell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2784240" calcext:value-type="float">
            <text:p>278424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451885" calcext:value-type="float">
            <text:p>1451885</text:p>
          </table:table-cell>
          <table:table-cell office:value-type="float" office:value="78500" calcext:value-type="float">
            <text:p>78500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2888404" calcext:value-type="float">
            <text:p>2888404</text:p>
          </table:table-cell>
          <table:table-cell office:value-type="float" office:value="157200" calcext:value-type="float">
            <text:p>157200</text:p>
          </table:table-cell>
          <table:table-cell office:value-type="float" office:value="1430231" calcext:value-type="float">
            <text:p>1430231</text:p>
          </table:table-cell>
          <table:table-cell office:value-type="float" office:value="78600" calcext:value-type="float">
            <text:p>7860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2771632" calcext:value-type="float">
            <text:p>2771632</text:p>
          </table:table-cell>
          <table:table-cell office:value-type="float" office:value="157400" calcext:value-type="float">
            <text:p>157400</text:p>
          </table:table-cell>
          <table:table-cell office:value-type="float" office:value="1415667" calcext:value-type="float">
            <text:p>1415667</text:p>
          </table:table-cell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3111458" calcext:value-type="float">
            <text:p>3111458</text:p>
          </table:table-cell>
          <table:table-cell office:value-type="float" office:value="157600" calcext:value-type="float">
            <text:p>157600</text:p>
          </table:table-cell>
          <table:table-cell office:value-type="float" office:value="1722738" calcext:value-type="float">
            <text:p>1722738</text:p>
          </table:table-cell>
          <table:table-cell office:value-type="float" office:value="78800" calcext:value-type="float">
            <text:p>78800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3027632" calcext:value-type="float">
            <text:p>3027632</text:p>
          </table:table-cell>
          <table:table-cell office:value-type="float" office:value="157800" calcext:value-type="float">
            <text:p>157800</text:p>
          </table:table-cell>
          <table:table-cell office:value-type="float" office:value="1630989" calcext:value-type="float">
            <text:p>1630989</text:p>
          </table:table-cell>
          <table:table-cell office:value-type="float" office:value="78900" calcext:value-type="float">
            <text:p>7890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3028755" calcext:value-type="float">
            <text:p>3028755</text:p>
          </table:table-cell>
          <table:table-cell office:value-type="float" office:value="158000" calcext:value-type="float">
            <text:p>158000</text:p>
          </table:table-cell>
          <table:table-cell office:value-type="float" office:value="1647061" calcext:value-type="float">
            <text:p>1647061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2936877" calcext:value-type="float">
            <text:p>2936877</text:p>
          </table:table-cell>
          <table:table-cell office:value-type="float" office:value="158200" calcext:value-type="float">
            <text:p>158200</text:p>
          </table:table-cell>
          <table:table-cell office:value-type="float" office:value="1608051" calcext:value-type="float">
            <text:p>1608051</text:p>
          </table:table-cell>
          <table:table-cell office:value-type="float" office:value="79100" calcext:value-type="float">
            <text:p>791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933894" calcext:value-type="float">
            <text:p>2933894</text:p>
          </table:table-cell>
          <table:table-cell office:value-type="float" office:value="158400" calcext:value-type="float">
            <text:p>158400</text:p>
          </table:table-cell>
          <table:table-cell office:value-type="float" office:value="1376080" calcext:value-type="float">
            <text:p>1376080</text:p>
          </table:table-cell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2879390" calcext:value-type="float">
            <text:p>2879390</text:p>
          </table:table-cell>
          <table:table-cell office:value-type="float" office:value="158600" calcext:value-type="float">
            <text:p>158600</text:p>
          </table:table-cell>
          <table:table-cell office:value-type="float" office:value="1464140" calcext:value-type="float">
            <text:p>1464140</text:p>
          </table:table-cell>
          <table:table-cell office:value-type="float" office:value="79300" calcext:value-type="float">
            <text:p>79300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2903899" calcext:value-type="float">
            <text:p>2903899</text:p>
          </table:table-cell>
          <table:table-cell office:value-type="float" office:value="158800" calcext:value-type="float">
            <text:p>158800</text:p>
          </table:table-cell>
          <table:table-cell office:value-type="float" office:value="1707019" calcext:value-type="float">
            <text:p>1707019</text:p>
          </table:table-cell>
          <table:table-cell office:value-type="float" office:value="79400" calcext:value-type="float">
            <text:p>79400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2884073" calcext:value-type="float">
            <text:p>2884073</text:p>
          </table:table-cell>
          <table:table-cell office:value-type="float" office:value="159000" calcext:value-type="float">
            <text:p>159000</text:p>
          </table:table-cell>
          <table:table-cell office:value-type="float" office:value="1626337" calcext:value-type="float">
            <text:p>1626337</text:p>
          </table:table-cell>
          <table:table-cell office:value-type="float" office:value="79500" calcext:value-type="float">
            <text:p>79500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2954842" calcext:value-type="float">
            <text:p>2954842</text:p>
          </table:table-cell>
          <table:table-cell office:value-type="float" office:value="159200" calcext:value-type="float">
            <text:p>159200</text:p>
          </table:table-cell>
          <table:table-cell office:value-type="float" office:value="1483837" calcext:value-type="float">
            <text:p>1483837</text:p>
          </table:table-cell>
          <table:table-cell office:value-type="float" office:value="79600" calcext:value-type="float">
            <text:p>79600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2955676" calcext:value-type="float">
            <text:p>2955676</text:p>
          </table:table-cell>
          <table:table-cell office:value-type="float" office:value="159400" calcext:value-type="float">
            <text:p>159400</text:p>
          </table:table-cell>
          <table:table-cell office:value-type="float" office:value="1789529" calcext:value-type="float">
            <text:p>1789529</text:p>
          </table:table-cell>
          <table:table-cell office:value-type="float" office:value="79700" calcext:value-type="float">
            <text:p>79700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2909481" calcext:value-type="float">
            <text:p>2909481</text:p>
          </table:table-cell>
          <table:table-cell office:value-type="float" office:value="159600" calcext:value-type="float">
            <text:p>159600</text:p>
          </table:table-cell>
          <table:table-cell office:value-type="float" office:value="1629866" calcext:value-type="float">
            <text:p>1629866</text:p>
          </table:table-cell>
          <table:table-cell office:value-type="float" office:value="79800" calcext:value-type="float">
            <text:p>79800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2925906" calcext:value-type="float">
            <text:p>2925906</text:p>
          </table:table-cell>
          <table:table-cell office:value-type="float" office:value="159800" calcext:value-type="float">
            <text:p>159800</text:p>
          </table:table-cell>
          <table:table-cell office:value-type="float" office:value="1362798" calcext:value-type="float">
            <text:p>1362798</text:p>
          </table:table-cell>
          <table:table-cell office:value-type="float" office:value="79900" calcext:value-type="float">
            <text:p>7990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042774" calcext:value-type="float">
            <text:p>304277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84741" calcext:value-type="float">
            <text:p>138474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2864280" calcext:value-type="float">
            <text:p>2864280</text:p>
          </table:table-cell>
          <table:table-cell office:value-type="float" office:value="160200" calcext:value-type="float">
            <text:p>160200</text:p>
          </table:table-cell>
          <table:table-cell office:value-type="float" office:value="1495642" calcext:value-type="float">
            <text:p>1495642</text:p>
          </table:table-cell>
          <table:table-cell office:value-type="float" office:value="80100" calcext:value-type="float">
            <text:p>80100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2906946" calcext:value-type="float">
            <text:p>2906946</text:p>
          </table:table-cell>
          <table:table-cell office:value-type="float" office:value="160400" calcext:value-type="float">
            <text:p>160400</text:p>
          </table:table-cell>
          <table:table-cell office:value-type="float" office:value="1800533" calcext:value-type="float">
            <text:p>1800533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2894788" calcext:value-type="float">
            <text:p>2894788</text:p>
          </table:table-cell>
          <table:table-cell office:value-type="float" office:value="160600" calcext:value-type="float">
            <text:p>160600</text:p>
          </table:table-cell>
          <table:table-cell office:value-type="float" office:value="1608693" calcext:value-type="float">
            <text:p>1608693</text:p>
          </table:table-cell>
          <table:table-cell office:value-type="float" office:value="80300" calcext:value-type="float">
            <text:p>80300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2887249" calcext:value-type="float">
            <text:p>2887249</text:p>
          </table:table-cell>
          <table:table-cell office:value-type="float" office:value="160800" calcext:value-type="float">
            <text:p>160800</text:p>
          </table:table-cell>
          <table:table-cell office:value-type="float" office:value="1564743" calcext:value-type="float">
            <text:p>1564743</text:p>
          </table:table-cell>
          <table:table-cell office:value-type="float" office:value="80400" calcext:value-type="float">
            <text:p>80400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779620" calcext:value-type="float">
            <text:p>2779620</text:p>
          </table:table-cell>
          <table:table-cell office:value-type="float" office:value="161000" calcext:value-type="float">
            <text:p>161000</text:p>
          </table:table-cell>
          <table:table-cell office:value-type="float" office:value="1386153" calcext:value-type="float">
            <text:p>1386153</text:p>
          </table:table-cell>
          <table:table-cell office:value-type="float" office:value="80500" calcext:value-type="float">
            <text:p>80500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2965332" calcext:value-type="float">
            <text:p>2965332</text:p>
          </table:table-cell>
          <table:table-cell office:value-type="float" office:value="161200" calcext:value-type="float">
            <text:p>161200</text:p>
          </table:table-cell>
          <table:table-cell office:value-type="float" office:value="1459231" calcext:value-type="float">
            <text:p>1459231</text:p>
          </table:table-cell>
          <table:table-cell office:value-type="float" office:value="80600" calcext:value-type="float">
            <text:p>80600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2779107" calcext:value-type="float">
            <text:p>2779107</text:p>
          </table:table-cell>
          <table:table-cell office:value-type="float" office:value="161400" calcext:value-type="float">
            <text:p>161400</text:p>
          </table:table-cell>
          <table:table-cell office:value-type="float" office:value="1424713" calcext:value-type="float">
            <text:p>1424713</text:p>
          </table:table-cell>
          <table:table-cell office:value-type="float" office:value="80700" calcext:value-type="float">
            <text:p>80700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2697623" calcext:value-type="float">
            <text:p>2697623</text:p>
          </table:table-cell>
          <table:table-cell office:value-type="float" office:value="161600" calcext:value-type="float">
            <text:p>161600</text:p>
          </table:table-cell>
          <table:table-cell office:value-type="float" office:value="1458782" calcext:value-type="float">
            <text:p>1458782</text:p>
          </table:table-cell>
          <table:table-cell office:value-type="float" office:value="80800" calcext:value-type="float">
            <text:p>80800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2891869" calcext:value-type="float">
            <text:p>2891869</text:p>
          </table:table-cell>
          <table:table-cell office:value-type="float" office:value="161800" calcext:value-type="float">
            <text:p>161800</text:p>
          </table:table-cell>
          <table:table-cell office:value-type="float" office:value="1450088" calcext:value-type="float">
            <text:p>1450088</text:p>
          </table:table-cell>
          <table:table-cell office:value-type="float" office:value="80900" calcext:value-type="float">
            <text:p>80900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3159417" calcext:value-type="float">
            <text:p>3159417</text:p>
          </table:table-cell>
          <table:table-cell office:value-type="float" office:value="162000" calcext:value-type="float">
            <text:p>162000</text:p>
          </table:table-cell>
          <table:table-cell office:value-type="float" office:value="1432348" calcext:value-type="float">
            <text:p>1432348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3080212" calcext:value-type="float">
            <text:p>3080212</text:p>
          </table:table-cell>
          <table:table-cell office:value-type="float" office:value="162200" calcext:value-type="float">
            <text:p>162200</text:p>
          </table:table-cell>
          <table:table-cell office:value-type="float" office:value="1509598" calcext:value-type="float">
            <text:p>1509598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3162465" calcext:value-type="float">
            <text:p>3162465</text:p>
          </table:table-cell>
          <table:table-cell office:value-type="float" office:value="162400" calcext:value-type="float">
            <text:p>162400</text:p>
          </table:table-cell>
          <table:table-cell office:value-type="float" office:value="1449511" calcext:value-type="float">
            <text:p>1449511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3124963" calcext:value-type="float">
            <text:p>3124963</text:p>
          </table:table-cell>
          <table:table-cell office:value-type="float" office:value="162600" calcext:value-type="float">
            <text:p>162600</text:p>
          </table:table-cell>
          <table:table-cell office:value-type="float" office:value="1448100" calcext:value-type="float">
            <text:p>1448100</text:p>
          </table:table-cell>
          <table:table-cell office:value-type="float" office:value="81300" calcext:value-type="float">
            <text:p>81300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2971492" calcext:value-type="float">
            <text:p>2971492</text:p>
          </table:table-cell>
          <table:table-cell office:value-type="float" office:value="162800" calcext:value-type="float">
            <text:p>162800</text:p>
          </table:table-cell>
          <table:table-cell office:value-type="float" office:value="1473924" calcext:value-type="float">
            <text:p>1473924</text:p>
          </table:table-cell>
          <table:table-cell office:value-type="float" office:value="81400" calcext:value-type="float">
            <text:p>8140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3034497" calcext:value-type="float">
            <text:p>3034497</text:p>
          </table:table-cell>
          <table:table-cell office:value-type="float" office:value="163000" calcext:value-type="float">
            <text:p>163000</text:p>
          </table:table-cell>
          <table:table-cell office:value-type="float" office:value="1457691" calcext:value-type="float">
            <text:p>1457691</text:p>
          </table:table-cell>
          <table:table-cell office:value-type="float" office:value="81500" calcext:value-type="float">
            <text:p>81500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2967546" calcext:value-type="float">
            <text:p>2967546</text:p>
          </table:table-cell>
          <table:table-cell office:value-type="float" office:value="163200" calcext:value-type="float">
            <text:p>163200</text:p>
          </table:table-cell>
          <table:table-cell office:value-type="float" office:value="1490189" calcext:value-type="float">
            <text:p>1490189</text:p>
          </table:table-cell>
          <table:table-cell office:value-type="float" office:value="81600" calcext:value-type="float">
            <text:p>81600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3224637" calcext:value-type="float">
            <text:p>3224637</text:p>
          </table:table-cell>
          <table:table-cell office:value-type="float" office:value="163400" calcext:value-type="float">
            <text:p>163400</text:p>
          </table:table-cell>
          <table:table-cell office:value-type="float" office:value="1587777" calcext:value-type="float">
            <text:p>1587777</text:p>
          </table:table-cell>
          <table:table-cell office:value-type="float" office:value="81700" calcext:value-type="float">
            <text:p>81700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3159738" calcext:value-type="float">
            <text:p>3159738</text:p>
          </table:table-cell>
          <table:table-cell office:value-type="float" office:value="163600" calcext:value-type="float">
            <text:p>163600</text:p>
          </table:table-cell>
          <table:table-cell office:value-type="float" office:value="1459103" calcext:value-type="float">
            <text:p>1459103</text:p>
          </table:table-cell>
          <table:table-cell office:value-type="float" office:value="81800" calcext:value-type="float">
            <text:p>81800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2987243" calcext:value-type="float">
            <text:p>2987243</text:p>
          </table:table-cell>
          <table:table-cell office:value-type="float" office:value="163800" calcext:value-type="float">
            <text:p>163800</text:p>
          </table:table-cell>
          <table:table-cell office:value-type="float" office:value="1557172" calcext:value-type="float">
            <text:p>1557172</text:p>
          </table:table-cell>
          <table:table-cell office:value-type="float" office:value="81900" calcext:value-type="float">
            <text:p>81900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3350840" calcext:value-type="float">
            <text:p>3350840</text:p>
          </table:table-cell>
          <table:table-cell office:value-type="float" office:value="164000" calcext:value-type="float">
            <text:p>164000</text:p>
          </table:table-cell>
          <table:table-cell office:value-type="float" office:value="1565128" calcext:value-type="float">
            <text:p>1565128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2994782" calcext:value-type="float">
            <text:p>2994782</text:p>
          </table:table-cell>
          <table:table-cell office:value-type="float" office:value="164200" calcext:value-type="float">
            <text:p>164200</text:p>
          </table:table-cell>
          <table:table-cell office:value-type="float" office:value="1506614" calcext:value-type="float">
            <text:p>1506614</text:p>
          </table:table-cell>
          <table:table-cell office:value-type="float" office:value="82100" calcext:value-type="float">
            <text:p>82100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3356134" calcext:value-type="float">
            <text:p>3356134</text:p>
          </table:table-cell>
          <table:table-cell office:value-type="float" office:value="164400" calcext:value-type="float">
            <text:p>164400</text:p>
          </table:table-cell>
          <table:table-cell office:value-type="float" office:value="1466257" calcext:value-type="float">
            <text:p>1466257</text:p>
          </table:table-cell>
          <table:table-cell office:value-type="float" office:value="82200" calcext:value-type="float">
            <text:p>82200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2895301" calcext:value-type="float">
            <text:p>2895301</text:p>
          </table:table-cell>
          <table:table-cell office:value-type="float" office:value="164600" calcext:value-type="float">
            <text:p>164600</text:p>
          </table:table-cell>
          <table:table-cell office:value-type="float" office:value="1443544" calcext:value-type="float">
            <text:p>1443544</text:p>
          </table:table-cell>
          <table:table-cell office:value-type="float" office:value="82300" calcext:value-type="float">
            <text:p>82300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2960809" calcext:value-type="float">
            <text:p>2960809</text:p>
          </table:table-cell>
          <table:table-cell office:value-type="float" office:value="164800" calcext:value-type="float">
            <text:p>164800</text:p>
          </table:table-cell>
          <table:table-cell office:value-type="float" office:value="1642153" calcext:value-type="float">
            <text:p>1642153</text:p>
          </table:table-cell>
          <table:table-cell office:value-type="float" office:value="82400" calcext:value-type="float">
            <text:p>82400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3873041" calcext:value-type="float">
            <text:p>3873041</text:p>
          </table:table-cell>
          <table:table-cell office:value-type="float" office:value="165000" calcext:value-type="float">
            <text:p>165000</text:p>
          </table:table-cell>
          <table:table-cell office:value-type="float" office:value="1579885" calcext:value-type="float">
            <text:p>1579885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2945988" calcext:value-type="float">
            <text:p>2945988</text:p>
          </table:table-cell>
          <table:table-cell office:value-type="float" office:value="165200" calcext:value-type="float">
            <text:p>165200</text:p>
          </table:table-cell>
          <table:table-cell office:value-type="float" office:value="1515051" calcext:value-type="float">
            <text:p>1515051</text:p>
          </table:table-cell>
          <table:table-cell office:value-type="float" office:value="82600" calcext:value-type="float">
            <text:p>82600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3045212" calcext:value-type="float">
            <text:p>3045212</text:p>
          </table:table-cell>
          <table:table-cell office:value-type="float" office:value="165400" calcext:value-type="float">
            <text:p>165400</text:p>
          </table:table-cell>
          <table:table-cell office:value-type="float" office:value="1488970" calcext:value-type="float">
            <text:p>1488970</text:p>
          </table:table-cell>
          <table:table-cell office:value-type="float" office:value="82700" calcext:value-type="float">
            <text:p>82700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156081" calcext:value-type="float">
            <text:p>3156081</text:p>
          </table:table-cell>
          <table:table-cell office:value-type="float" office:value="165600" calcext:value-type="float">
            <text:p>165600</text:p>
          </table:table-cell>
          <table:table-cell office:value-type="float" office:value="1592460" calcext:value-type="float">
            <text:p>1592460</text:p>
          </table:table-cell>
          <table:table-cell office:value-type="float" office:value="82800" calcext:value-type="float">
            <text:p>82800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2921575" calcext:value-type="float">
            <text:p>2921575</text:p>
          </table:table-cell>
          <table:table-cell office:value-type="float" office:value="165800" calcext:value-type="float">
            <text:p>165800</text:p>
          </table:table-cell>
          <table:table-cell office:value-type="float" office:value="1617451" calcext:value-type="float">
            <text:p>1617451</text:p>
          </table:table-cell>
          <table:table-cell office:value-type="float" office:value="82900" calcext:value-type="float">
            <text:p>82900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952212" calcext:value-type="float">
            <text:p>2952212</text:p>
          </table:table-cell>
          <table:table-cell office:value-type="float" office:value="166000" calcext:value-type="float">
            <text:p>166000</text:p>
          </table:table-cell>
          <table:table-cell office:value-type="float" office:value="1594225" calcext:value-type="float">
            <text:p>1594225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3214371" calcext:value-type="float">
            <text:p>3214371</text:p>
          </table:table-cell>
          <table:table-cell office:value-type="float" office:value="166200" calcext:value-type="float">
            <text:p>166200</text:p>
          </table:table-cell>
          <table:table-cell office:value-type="float" office:value="1479859" calcext:value-type="float">
            <text:p>1479859</text:p>
          </table:table-cell>
          <table:table-cell office:value-type="float" office:value="83100" calcext:value-type="float">
            <text:p>83100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2852602" calcext:value-type="float">
            <text:p>2852602</text:p>
          </table:table-cell>
          <table:table-cell office:value-type="float" office:value="166400" calcext:value-type="float">
            <text:p>166400</text:p>
          </table:table-cell>
          <table:table-cell office:value-type="float" office:value="1496252" calcext:value-type="float">
            <text:p>1496252</text:p>
          </table:table-cell>
          <table:table-cell office:value-type="float" office:value="83200" calcext:value-type="float">
            <text:p>83200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2923307" calcext:value-type="float">
            <text:p>2923307</text:p>
          </table:table-cell>
          <table:table-cell office:value-type="float" office:value="166600" calcext:value-type="float">
            <text:p>166600</text:p>
          </table:table-cell>
          <table:table-cell office:value-type="float" office:value="1504047" calcext:value-type="float">
            <text:p>1504047</text:p>
          </table:table-cell>
          <table:table-cell office:value-type="float" office:value="83300" calcext:value-type="float">
            <text:p>83300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2962349" calcext:value-type="float">
            <text:p>2962349</text:p>
          </table:table-cell>
          <table:table-cell office:value-type="float" office:value="166800" calcext:value-type="float">
            <text:p>166800</text:p>
          </table:table-cell>
          <table:table-cell office:value-type="float" office:value="1511490" calcext:value-type="float">
            <text:p>1511490</text:p>
          </table:table-cell>
          <table:table-cell office:value-type="float" office:value="83400" calcext:value-type="float">
            <text:p>8340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2976625" calcext:value-type="float">
            <text:p>2976625</text:p>
          </table:table-cell>
          <table:table-cell office:value-type="float" office:value="167000" calcext:value-type="float">
            <text:p>167000</text:p>
          </table:table-cell>
          <table:table-cell office:value-type="float" office:value="1472256" calcext:value-type="float">
            <text:p>1472256</text:p>
          </table:table-cell>
          <table:table-cell office:value-type="float" office:value="83500" calcext:value-type="float">
            <text:p>83500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3050954" calcext:value-type="float">
            <text:p>3050954</text:p>
          </table:table-cell>
          <table:table-cell office:value-type="float" office:value="167200" calcext:value-type="float">
            <text:p>167200</text:p>
          </table:table-cell>
          <table:table-cell office:value-type="float" office:value="1595027" calcext:value-type="float">
            <text:p>1595027</text:p>
          </table:table-cell>
          <table:table-cell office:value-type="float" office:value="83600" calcext:value-type="float">
            <text:p>83600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3057659" calcext:value-type="float">
            <text:p>3057659</text:p>
          </table:table-cell>
          <table:table-cell office:value-type="float" office:value="167400" calcext:value-type="float">
            <text:p>167400</text:p>
          </table:table-cell>
          <table:table-cell office:value-type="float" office:value="1482682" calcext:value-type="float">
            <text:p>1482682</text:p>
          </table:table-cell>
          <table:table-cell office:value-type="float" office:value="83700" calcext:value-type="float">
            <text:p>83700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2916410" calcext:value-type="float">
            <text:p>2916410</text:p>
          </table:table-cell>
          <table:table-cell office:value-type="float" office:value="167600" calcext:value-type="float">
            <text:p>167600</text:p>
          </table:table-cell>
          <table:table-cell office:value-type="float" office:value="1547773" calcext:value-type="float">
            <text:p>1547773</text:p>
          </table:table-cell>
          <table:table-cell office:value-type="float" office:value="83800" calcext:value-type="float">
            <text:p>83800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2873583" calcext:value-type="float">
            <text:p>2873583</text:p>
          </table:table-cell>
          <table:table-cell office:value-type="float" office:value="167800" calcext:value-type="float">
            <text:p>167800</text:p>
          </table:table-cell>
          <table:table-cell office:value-type="float" office:value="1731592" calcext:value-type="float">
            <text:p>1731592</text:p>
          </table:table-cell>
          <table:table-cell office:value-type="float" office:value="83900" calcext:value-type="float">
            <text:p>83900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3111778" calcext:value-type="float">
            <text:p>3111778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89355" calcext:value-type="float">
            <text:p>1489355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2984869" calcext:value-type="float">
            <text:p>2984869</text:p>
          </table:table-cell>
          <table:table-cell office:value-type="float" office:value="168200" calcext:value-type="float">
            <text:p>168200</text:p>
          </table:table-cell>
          <table:table-cell office:value-type="float" office:value="1527530" calcext:value-type="float">
            <text:p>1527530</text:p>
          </table:table-cell>
          <table:table-cell office:value-type="float" office:value="84100" calcext:value-type="float">
            <text:p>84100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2965653" calcext:value-type="float">
            <text:p>2965653</text:p>
          </table:table-cell>
          <table:table-cell office:value-type="float" office:value="168400" calcext:value-type="float">
            <text:p>168400</text:p>
          </table:table-cell>
          <table:table-cell office:value-type="float" office:value="1656332" calcext:value-type="float">
            <text:p>1656332</text:p>
          </table:table-cell>
          <table:table-cell office:value-type="float" office:value="84200" calcext:value-type="float">
            <text:p>84200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2983843" calcext:value-type="float">
            <text:p>2983843</text:p>
          </table:table-cell>
          <table:table-cell office:value-type="float" office:value="168600" calcext:value-type="float">
            <text:p>168600</text:p>
          </table:table-cell>
          <table:table-cell office:value-type="float" office:value="1520184" calcext:value-type="float">
            <text:p>1520184</text:p>
          </table:table-cell>
          <table:table-cell office:value-type="float" office:value="84300" calcext:value-type="float">
            <text:p>84300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3048260" calcext:value-type="float">
            <text:p>3048260</text:p>
          </table:table-cell>
          <table:table-cell office:value-type="float" office:value="168800" calcext:value-type="float">
            <text:p>168800</text:p>
          </table:table-cell>
          <table:table-cell office:value-type="float" office:value="1514891" calcext:value-type="float">
            <text:p>1514891</text:p>
          </table:table-cell>
          <table:table-cell office:value-type="float" office:value="84400" calcext:value-type="float">
            <text:p>8440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3356326" calcext:value-type="float">
            <text:p>3356326</text:p>
          </table:table-cell>
          <table:table-cell office:value-type="float" office:value="169000" calcext:value-type="float">
            <text:p>169000</text:p>
          </table:table-cell>
          <table:table-cell office:value-type="float" office:value="1530963" calcext:value-type="float">
            <text:p>1530963</text:p>
          </table:table-cell>
          <table:table-cell office:value-type="float" office:value="84500" calcext:value-type="float">
            <text:p>84500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3005240" calcext:value-type="float">
            <text:p>300524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821481" calcext:value-type="float">
            <text:p>1821481</text:p>
          </table:table-cell>
          <table:table-cell office:value-type="float" office:value="84600" calcext:value-type="float">
            <text:p>84600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3007999" calcext:value-type="float">
            <text:p>3007999</text:p>
          </table:table-cell>
          <table:table-cell office:value-type="float" office:value="169400" calcext:value-type="float">
            <text:p>169400</text:p>
          </table:table-cell>
          <table:table-cell office:value-type="float" office:value="1695085" calcext:value-type="float">
            <text:p>1695085</text:p>
          </table:table-cell>
          <table:table-cell office:value-type="float" office:value="84700" calcext:value-type="float">
            <text:p>84700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3159963" calcext:value-type="float">
            <text:p>3159963</text:p>
          </table:table-cell>
          <table:table-cell office:value-type="float" office:value="169600" calcext:value-type="float">
            <text:p>169600</text:p>
          </table:table-cell>
          <table:table-cell office:value-type="float" office:value="1907392" calcext:value-type="float">
            <text:p>1907392</text:p>
          </table:table-cell>
          <table:table-cell office:value-type="float" office:value="84800" calcext:value-type="float">
            <text:p>84800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3593687" calcext:value-type="float">
            <text:p>3593687</text:p>
          </table:table-cell>
          <table:table-cell office:value-type="float" office:value="169800" calcext:value-type="float">
            <text:p>169800</text:p>
          </table:table-cell>
          <table:table-cell office:value-type="float" office:value="1790555" calcext:value-type="float">
            <text:p>1790555</text:p>
          </table:table-cell>
          <table:table-cell office:value-type="float" office:value="84900" calcext:value-type="float">
            <text:p>8490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805898" calcext:value-type="float">
            <text:p>3805898</text:p>
          </table:table-cell>
          <table:table-cell office:value-type="float" office:value="170000" calcext:value-type="float">
            <text:p>170000</text:p>
          </table:table-cell>
          <table:table-cell office:value-type="float" office:value="1829341" calcext:value-type="float">
            <text:p>1829341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3214948" calcext:value-type="float">
            <text:p>3214948</text:p>
          </table:table-cell>
          <table:table-cell office:value-type="float" office:value="170200" calcext:value-type="float">
            <text:p>170200</text:p>
          </table:table-cell>
          <table:table-cell office:value-type="float" office:value="1755364" calcext:value-type="float">
            <text:p>1755364</text:p>
          </table:table-cell>
          <table:table-cell office:value-type="float" office:value="85100" calcext:value-type="float">
            <text:p>85100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3297234" calcext:value-type="float">
            <text:p>3297234</text:p>
          </table:table-cell>
          <table:table-cell office:value-type="float" office:value="170400" calcext:value-type="float">
            <text:p>170400</text:p>
          </table:table-cell>
          <table:table-cell office:value-type="float" office:value="1531444" calcext:value-type="float">
            <text:p>1531444</text:p>
          </table:table-cell>
          <table:table-cell office:value-type="float" office:value="85200" calcext:value-type="float">
            <text:p>85200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3138790" calcext:value-type="float">
            <text:p>3138790</text:p>
          </table:table-cell>
          <table:table-cell office:value-type="float" office:value="170600" calcext:value-type="float">
            <text:p>170600</text:p>
          </table:table-cell>
          <table:table-cell office:value-type="float" office:value="1563332" calcext:value-type="float">
            <text:p>1563332</text:p>
          </table:table-cell>
          <table:table-cell office:value-type="float" office:value="85300" calcext:value-type="float">
            <text:p>85300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3195764" calcext:value-type="float">
            <text:p>3195764</text:p>
          </table:table-cell>
          <table:table-cell office:value-type="float" office:value="170800" calcext:value-type="float">
            <text:p>170800</text:p>
          </table:table-cell>
          <table:table-cell office:value-type="float" office:value="1668106" calcext:value-type="float">
            <text:p>1668106</text:p>
          </table:table-cell>
          <table:table-cell office:value-type="float" office:value="85400" calcext:value-type="float">
            <text:p>85400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3111682" calcext:value-type="float">
            <text:p>3111682</text:p>
          </table:table-cell>
          <table:table-cell office:value-type="float" office:value="171000" calcext:value-type="float">
            <text:p>171000</text:p>
          </table:table-cell>
          <table:table-cell office:value-type="float" office:value="1554413" calcext:value-type="float">
            <text:p>1554413</text:p>
          </table:table-cell>
          <table:table-cell office:value-type="float" office:value="85500" calcext:value-type="float">
            <text:p>85500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3012394" calcext:value-type="float">
            <text:p>3012394</text:p>
          </table:table-cell>
          <table:table-cell office:value-type="float" office:value="171200" calcext:value-type="float">
            <text:p>171200</text:p>
          </table:table-cell>
          <table:table-cell office:value-type="float" office:value="1584184" calcext:value-type="float">
            <text:p>1584184</text:p>
          </table:table-cell>
          <table:table-cell office:value-type="float" office:value="85600" calcext:value-type="float">
            <text:p>85600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2943646" calcext:value-type="float">
            <text:p>2943646</text:p>
          </table:table-cell>
          <table:table-cell office:value-type="float" office:value="171400" calcext:value-type="float">
            <text:p>171400</text:p>
          </table:table-cell>
          <table:table-cell office:value-type="float" office:value="1595636" calcext:value-type="float">
            <text:p>1595636</text:p>
          </table:table-cell>
          <table:table-cell office:value-type="float" office:value="85700" calcext:value-type="float">
            <text:p>85700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3001647" calcext:value-type="float">
            <text:p>3001647</text:p>
          </table:table-cell>
          <table:table-cell office:value-type="float" office:value="171600" calcext:value-type="float">
            <text:p>171600</text:p>
          </table:table-cell>
          <table:table-cell office:value-type="float" office:value="1622648" calcext:value-type="float">
            <text:p>1622648</text:p>
          </table:table-cell>
          <table:table-cell office:value-type="float" office:value="85800" calcext:value-type="float">
            <text:p>85800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3121659" calcext:value-type="float">
            <text:p>3121659</text:p>
          </table:table-cell>
          <table:table-cell office:value-type="float" office:value="171800" calcext:value-type="float">
            <text:p>171800</text:p>
          </table:table-cell>
          <table:table-cell office:value-type="float" office:value="1568849" calcext:value-type="float">
            <text:p>1568849</text:p>
          </table:table-cell>
          <table:table-cell office:value-type="float" office:value="85900" calcext:value-type="float">
            <text:p>8590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3043448" calcext:value-type="float">
            <text:p>3043448</text:p>
          </table:table-cell>
          <table:table-cell office:value-type="float" office:value="172000" calcext:value-type="float">
            <text:p>172000</text:p>
          </table:table-cell>
          <table:table-cell office:value-type="float" office:value="1585884" calcext:value-type="float">
            <text:p>1585884</text:p>
          </table:table-cell>
          <table:table-cell office:value-type="float" office:value="86000" calcext:value-type="float">
            <text:p>86000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3157461" calcext:value-type="float">
            <text:p>3157461</text:p>
          </table:table-cell>
          <table:table-cell office:value-type="float" office:value="172200" calcext:value-type="float">
            <text:p>172200</text:p>
          </table:table-cell>
          <table:table-cell office:value-type="float" office:value="1598395" calcext:value-type="float">
            <text:p>1598395</text:p>
          </table:table-cell>
          <table:table-cell office:value-type="float" office:value="86100" calcext:value-type="float">
            <text:p>86100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2987468" calcext:value-type="float">
            <text:p>2987468</text:p>
          </table:table-cell>
          <table:table-cell office:value-type="float" office:value="172400" calcext:value-type="float">
            <text:p>172400</text:p>
          </table:table-cell>
          <table:table-cell office:value-type="float" office:value="1493044" calcext:value-type="float">
            <text:p>1493044</text:p>
          </table:table-cell>
          <table:table-cell office:value-type="float" office:value="86200" calcext:value-type="float">
            <text:p>86200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3015827" calcext:value-type="float">
            <text:p>3015827</text:p>
          </table:table-cell>
          <table:table-cell office:value-type="float" office:value="172600" calcext:value-type="float">
            <text:p>172600</text:p>
          </table:table-cell>
          <table:table-cell office:value-type="float" office:value="1651776" calcext:value-type="float">
            <text:p>1651776</text:p>
          </table:table-cell>
          <table:table-cell office:value-type="float" office:value="86300" calcext:value-type="float">
            <text:p>86300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191786" calcext:value-type="float">
            <text:p>3191786</text:p>
          </table:table-cell>
          <table:table-cell office:value-type="float" office:value="172800" calcext:value-type="float">
            <text:p>172800</text:p>
          </table:table-cell>
          <table:table-cell office:value-type="float" office:value="1487590" calcext:value-type="float">
            <text:p>1487590</text:p>
          </table:table-cell>
          <table:table-cell office:value-type="float" office:value="86400" calcext:value-type="float">
            <text:p>86400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2989168" calcext:value-type="float">
            <text:p>2989168</text:p>
          </table:table-cell>
          <table:table-cell office:value-type="float" office:value="173000" calcext:value-type="float">
            <text:p>173000</text:p>
          </table:table-cell>
          <table:table-cell office:value-type="float" office:value="1664063" calcext:value-type="float">
            <text:p>1664063</text:p>
          </table:table-cell>
          <table:table-cell office:value-type="float" office:value="86500" calcext:value-type="float">
            <text:p>86500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2974604" calcext:value-type="float">
            <text:p>2974604</text:p>
          </table:table-cell>
          <table:table-cell office:value-type="float" office:value="173200" calcext:value-type="float">
            <text:p>173200</text:p>
          </table:table-cell>
          <table:table-cell office:value-type="float" office:value="1666502" calcext:value-type="float">
            <text:p>1666502</text:p>
          </table:table-cell>
          <table:table-cell office:value-type="float" office:value="86600" calcext:value-type="float">
            <text:p>86600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3045084" calcext:value-type="float">
            <text:p>3045084</text:p>
          </table:table-cell>
          <table:table-cell office:value-type="float" office:value="173400" calcext:value-type="float">
            <text:p>173400</text:p>
          </table:table-cell>
          <table:table-cell office:value-type="float" office:value="1529776" calcext:value-type="float">
            <text:p>1529776</text:p>
          </table:table-cell>
          <table:table-cell office:value-type="float" office:value="86700" calcext:value-type="float">
            <text:p>86700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3347696" calcext:value-type="float">
            <text:p>3347696</text:p>
          </table:table-cell>
          <table:table-cell office:value-type="float" office:value="173600" calcext:value-type="float">
            <text:p>173600</text:p>
          </table:table-cell>
          <table:table-cell office:value-type="float" office:value="1503117" calcext:value-type="float">
            <text:p>1503117</text:p>
          </table:table-cell>
          <table:table-cell office:value-type="float" office:value="86800" calcext:value-type="float">
            <text:p>86800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3258834" calcext:value-type="float">
            <text:p>3258834</text:p>
          </table:table-cell>
          <table:table-cell office:value-type="float" office:value="173800" calcext:value-type="float">
            <text:p>173800</text:p>
          </table:table-cell>
          <table:table-cell office:value-type="float" office:value="1603849" calcext:value-type="float">
            <text:p>1603849</text:p>
          </table:table-cell>
          <table:table-cell office:value-type="float" office:value="86900" calcext:value-type="float">
            <text:p>86900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3211035" calcext:value-type="float">
            <text:p>3211035</text:p>
          </table:table-cell>
          <table:table-cell office:value-type="float" office:value="174000" calcext:value-type="float">
            <text:p>174000</text:p>
          </table:table-cell>
          <table:table-cell office:value-type="float" office:value="1494071" calcext:value-type="float">
            <text:p>1494071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3167662" calcext:value-type="float">
            <text:p>3167662</text:p>
          </table:table-cell>
          <table:table-cell office:value-type="float" office:value="174200" calcext:value-type="float">
            <text:p>174200</text:p>
          </table:table-cell>
          <table:table-cell office:value-type="float" office:value="1619825" calcext:value-type="float">
            <text:p>1619825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3166507" calcext:value-type="float">
            <text:p>3166507</text:p>
          </table:table-cell>
          <table:table-cell office:value-type="float" office:value="174400" calcext:value-type="float">
            <text:p>174400</text:p>
          </table:table-cell>
          <table:table-cell office:value-type="float" office:value="1619376" calcext:value-type="float">
            <text:p>1619376</text:p>
          </table:table-cell>
          <table:table-cell office:value-type="float" office:value="87200" calcext:value-type="float">
            <text:p>87200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2946919" calcext:value-type="float">
            <text:p>2946919</text:p>
          </table:table-cell>
          <table:table-cell office:value-type="float" office:value="174600" calcext:value-type="float">
            <text:p>174600</text:p>
          </table:table-cell>
          <table:table-cell office:value-type="float" office:value="1528011" calcext:value-type="float">
            <text:p>1528011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2896809" calcext:value-type="float">
            <text:p>2896809</text:p>
          </table:table-cell>
          <table:table-cell office:value-type="float" office:value="174800" calcext:value-type="float">
            <text:p>174800</text:p>
          </table:table-cell>
          <table:table-cell office:value-type="float" office:value="1473411" calcext:value-type="float">
            <text:p>1473411</text:p>
          </table:table-cell>
          <table:table-cell office:value-type="float" office:value="87400" calcext:value-type="float">
            <text:p>87400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2948523" calcext:value-type="float">
            <text:p>2948523</text:p>
          </table:table-cell>
          <table:table-cell office:value-type="float" office:value="175000" calcext:value-type="float">
            <text:p>175000</text:p>
          </table:table-cell>
          <table:table-cell office:value-type="float" office:value="1532246" calcext:value-type="float">
            <text:p>1532246</text:p>
          </table:table-cell>
          <table:table-cell office:value-type="float" office:value="87500" calcext:value-type="float">
            <text:p>87500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3037160" calcext:value-type="float">
            <text:p>3037160</text:p>
          </table:table-cell>
          <table:table-cell office:value-type="float" office:value="175200" calcext:value-type="float">
            <text:p>175200</text:p>
          </table:table-cell>
          <table:table-cell office:value-type="float" office:value="1582227" calcext:value-type="float">
            <text:p>1582227</text:p>
          </table:table-cell>
          <table:table-cell office:value-type="float" office:value="87600" calcext:value-type="float">
            <text:p>87600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3069401" calcext:value-type="float">
            <text:p>3069401</text:p>
          </table:table-cell>
          <table:table-cell office:value-type="float" office:value="175400" calcext:value-type="float">
            <text:p>175400</text:p>
          </table:table-cell>
          <table:table-cell office:value-type="float" office:value="1604106" calcext:value-type="float">
            <text:p>1604106</text:p>
          </table:table-cell>
          <table:table-cell office:value-type="float" office:value="87700" calcext:value-type="float">
            <text:p>87700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3167341" calcext:value-type="float">
            <text:p>3167341</text:p>
          </table:table-cell>
          <table:table-cell office:value-type="float" office:value="175600" calcext:value-type="float">
            <text:p>175600</text:p>
          </table:table-cell>
          <table:table-cell office:value-type="float" office:value="1776408" calcext:value-type="float">
            <text:p>1776408</text:p>
          </table:table-cell>
          <table:table-cell office:value-type="float" office:value="87800" calcext:value-type="float">
            <text:p>87800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3285557" calcext:value-type="float">
            <text:p>3285557</text:p>
          </table:table-cell>
          <table:table-cell office:value-type="float" office:value="175800" calcext:value-type="float">
            <text:p>175800</text:p>
          </table:table-cell>
          <table:table-cell office:value-type="float" office:value="1550692" calcext:value-type="float">
            <text:p>1550692</text:p>
          </table:table-cell>
          <table:table-cell office:value-type="float" office:value="87900" calcext:value-type="float">
            <text:p>8790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3154445" calcext:value-type="float">
            <text:p>3154445</text:p>
          </table:table-cell>
          <table:table-cell office:value-type="float" office:value="176000" calcext:value-type="float">
            <text:p>176000</text:p>
          </table:table-cell>
          <table:table-cell office:value-type="float" office:value="1652996" calcext:value-type="float">
            <text:p>1652996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3024232" calcext:value-type="float">
            <text:p>3024232</text:p>
          </table:table-cell>
          <table:table-cell office:value-type="float" office:value="176200" calcext:value-type="float">
            <text:p>176200</text:p>
          </table:table-cell>
          <table:table-cell office:value-type="float" office:value="1509244" calcext:value-type="float">
            <text:p>1509244</text:p>
          </table:table-cell>
          <table:table-cell office:value-type="float" office:value="88100" calcext:value-type="float">
            <text:p>88100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3138822" calcext:value-type="float">
            <text:p>3138822</text:p>
          </table:table-cell>
          <table:table-cell office:value-type="float" office:value="176400" calcext:value-type="float">
            <text:p>176400</text:p>
          </table:table-cell>
          <table:table-cell office:value-type="float" office:value="1572988" calcext:value-type="float">
            <text:p>1572988</text:p>
          </table:table-cell>
          <table:table-cell office:value-type="float" office:value="88200" calcext:value-type="float">
            <text:p>88200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3176324" calcext:value-type="float">
            <text:p>3176324</text:p>
          </table:table-cell>
          <table:table-cell office:value-type="float" office:value="176600" calcext:value-type="float">
            <text:p>176600</text:p>
          </table:table-cell>
          <table:table-cell office:value-type="float" office:value="1578762" calcext:value-type="float">
            <text:p>1578762</text:p>
          </table:table-cell>
          <table:table-cell office:value-type="float" office:value="88300" calcext:value-type="float">
            <text:p>88300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3312184" calcext:value-type="float">
            <text:p>3312184</text:p>
          </table:table-cell>
          <table:table-cell office:value-type="float" office:value="176800" calcext:value-type="float">
            <text:p>176800</text:p>
          </table:table-cell>
          <table:table-cell office:value-type="float" office:value="1560284" calcext:value-type="float">
            <text:p>1560284</text:p>
          </table:table-cell>
          <table:table-cell office:value-type="float" office:value="88400" calcext:value-type="float">
            <text:p>88400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3100807" calcext:value-type="float">
            <text:p>3100807</text:p>
          </table:table-cell>
          <table:table-cell office:value-type="float" office:value="177000" calcext:value-type="float">
            <text:p>177000</text:p>
          </table:table-cell>
          <table:table-cell office:value-type="float" office:value="1592076" calcext:value-type="float">
            <text:p>1592076</text:p>
          </table:table-cell>
          <table:table-cell office:value-type="float" office:value="88500" calcext:value-type="float">
            <text:p>88500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3198812" calcext:value-type="float">
            <text:p>3198812</text:p>
          </table:table-cell>
          <table:table-cell office:value-type="float" office:value="177200" calcext:value-type="float">
            <text:p>177200</text:p>
          </table:table-cell>
          <table:table-cell office:value-type="float" office:value="1572667" calcext:value-type="float">
            <text:p>1572667</text:p>
          </table:table-cell>
          <table:table-cell office:value-type="float" office:value="88600" calcext:value-type="float">
            <text:p>88600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3035973" calcext:value-type="float">
            <text:p>3035973</text:p>
          </table:table-cell>
          <table:table-cell office:value-type="float" office:value="177400" calcext:value-type="float">
            <text:p>177400</text:p>
          </table:table-cell>
          <table:table-cell office:value-type="float" office:value="1814648" calcext:value-type="float">
            <text:p>1814648</text:p>
          </table:table-cell>
          <table:table-cell office:value-type="float" office:value="88700" calcext:value-type="float">
            <text:p>88700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3087173" calcext:value-type="float">
            <text:p>3087173</text:p>
          </table:table-cell>
          <table:table-cell office:value-type="float" office:value="177600" calcext:value-type="float">
            <text:p>177600</text:p>
          </table:table-cell>
          <table:table-cell office:value-type="float" office:value="1581778" calcext:value-type="float">
            <text:p>1581778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3085312" calcext:value-type="float">
            <text:p>3085312</text:p>
          </table:table-cell>
          <table:table-cell office:value-type="float" office:value="177800" calcext:value-type="float">
            <text:p>177800</text:p>
          </table:table-cell>
          <table:table-cell office:value-type="float" office:value="1542255" calcext:value-type="float">
            <text:p>1542255</text:p>
          </table:table-cell>
          <table:table-cell office:value-type="float" office:value="88900" calcext:value-type="float">
            <text:p>88900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3179468" calcext:value-type="float">
            <text:p>3179468</text:p>
          </table:table-cell>
          <table:table-cell office:value-type="float" office:value="178000" calcext:value-type="float">
            <text:p>178000</text:p>
          </table:table-cell>
          <table:table-cell office:value-type="float" office:value="1568561" calcext:value-type="float">
            <text:p>1568561</text:p>
          </table:table-cell>
          <table:table-cell office:value-type="float" office:value="89000" calcext:value-type="float">
            <text:p>89000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3269805" calcext:value-type="float">
            <text:p>3269805</text:p>
          </table:table-cell>
          <table:table-cell office:value-type="float" office:value="178200" calcext:value-type="float">
            <text:p>178200</text:p>
          </table:table-cell>
          <table:table-cell office:value-type="float" office:value="1783434" calcext:value-type="float">
            <text:p>1783434</text:p>
          </table:table-cell>
          <table:table-cell office:value-type="float" office:value="89100" calcext:value-type="float">
            <text:p>89100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3129390" calcext:value-type="float">
            <text:p>3129390</text:p>
          </table:table-cell>
          <table:table-cell office:value-type="float" office:value="178400" calcext:value-type="float">
            <text:p>178400</text:p>
          </table:table-cell>
          <table:table-cell office:value-type="float" office:value="1596310" calcext:value-type="float">
            <text:p>1596310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3142030" calcext:value-type="float">
            <text:p>3142030</text:p>
          </table:table-cell>
          <table:table-cell office:value-type="float" office:value="178600" calcext:value-type="float">
            <text:p>178600</text:p>
          </table:table-cell>
          <table:table-cell office:value-type="float" office:value="1678981" calcext:value-type="float">
            <text:p>1678981</text:p>
          </table:table-cell>
          <table:table-cell office:value-type="float" office:value="89300" calcext:value-type="float">
            <text:p>89300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3124194" calcext:value-type="float">
            <text:p>3124194</text:p>
          </table:table-cell>
          <table:table-cell office:value-type="float" office:value="178800" calcext:value-type="float">
            <text:p>178800</text:p>
          </table:table-cell>
          <table:table-cell office:value-type="float" office:value="1511234" calcext:value-type="float">
            <text:p>1511234</text:p>
          </table:table-cell>
          <table:table-cell office:value-type="float" office:value="89400" calcext:value-type="float">
            <text:p>89400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3268554" calcext:value-type="float">
            <text:p>3268554</text:p>
          </table:table-cell>
          <table:table-cell office:value-type="float" office:value="179000" calcext:value-type="float">
            <text:p>179000</text:p>
          </table:table-cell>
          <table:table-cell office:value-type="float" office:value="1768998" calcext:value-type="float">
            <text:p>1768998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3283279" calcext:value-type="float">
            <text:p>3283279</text:p>
          </table:table-cell>
          <table:table-cell office:value-type="float" office:value="179200" calcext:value-type="float">
            <text:p>179200</text:p>
          </table:table-cell>
          <table:table-cell office:value-type="float" office:value="1824914" calcext:value-type="float">
            <text:p>1824914</text:p>
          </table:table-cell>
          <table:table-cell office:value-type="float" office:value="89600" calcext:value-type="float">
            <text:p>89600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3143891" calcext:value-type="float">
            <text:p>3143891</text:p>
          </table:table-cell>
          <table:table-cell office:value-type="float" office:value="179400" calcext:value-type="float">
            <text:p>179400</text:p>
          </table:table-cell>
          <table:table-cell office:value-type="float" office:value="1810381" calcext:value-type="float">
            <text:p>1810381</text:p>
          </table:table-cell>
          <table:table-cell office:value-type="float" office:value="89700" calcext:value-type="float">
            <text:p>89700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3289727" calcext:value-type="float">
            <text:p>3289727</text:p>
          </table:table-cell>
          <table:table-cell office:value-type="float" office:value="179600" calcext:value-type="float">
            <text:p>179600</text:p>
          </table:table-cell>
          <table:table-cell office:value-type="float" office:value="1559193" calcext:value-type="float">
            <text:p>1559193</text:p>
          </table:table-cell>
          <table:table-cell office:value-type="float" office:value="89800" calcext:value-type="float">
            <text:p>89800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3659420" calcext:value-type="float">
            <text:p>3659420</text:p>
          </table:table-cell>
          <table:table-cell office:value-type="float" office:value="179800" calcext:value-type="float">
            <text:p>179800</text:p>
          </table:table-cell>
          <table:table-cell office:value-type="float" office:value="1637341" calcext:value-type="float">
            <text:p>1637341</text:p>
          </table:table-cell>
          <table:table-cell office:value-type="float" office:value="89900" calcext:value-type="float">
            <text:p>8990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93781" calcext:value-type="float">
            <text:p>309378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828121" calcext:value-type="float">
            <text:p>1828121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3228615" calcext:value-type="float">
            <text:p>3228615</text:p>
          </table:table-cell>
          <table:table-cell office:value-type="float" office:value="180200" calcext:value-type="float">
            <text:p>180200</text:p>
          </table:table-cell>
          <table:table-cell office:value-type="float" office:value="1532503" calcext:value-type="float">
            <text:p>1532503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3179404" calcext:value-type="float">
            <text:p>3179404</text:p>
          </table:table-cell>
          <table:table-cell office:value-type="float" office:value="180400" calcext:value-type="float">
            <text:p>180400</text:p>
          </table:table-cell>
          <table:table-cell office:value-type="float" office:value="1885320" calcext:value-type="float">
            <text:p>1885320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3212895" calcext:value-type="float">
            <text:p>3212895</text:p>
          </table:table-cell>
          <table:table-cell office:value-type="float" office:value="180600" calcext:value-type="float">
            <text:p>180600</text:p>
          </table:table-cell>
          <table:table-cell office:value-type="float" office:value="1607827" calcext:value-type="float">
            <text:p>1607827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3026157" calcext:value-type="float">
            <text:p>3026157</text:p>
          </table:table-cell>
          <table:table-cell office:value-type="float" office:value="180800" calcext:value-type="float">
            <text:p>180800</text:p>
          </table:table-cell>
          <table:table-cell office:value-type="float" office:value="1727262" calcext:value-type="float">
            <text:p>1727262</text:p>
          </table:table-cell>
          <table:table-cell office:value-type="float" office:value="90400" calcext:value-type="float">
            <text:p>90400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3170421" calcext:value-type="float">
            <text:p>3170421</text:p>
          </table:table-cell>
          <table:table-cell office:value-type="float" office:value="181000" calcext:value-type="float">
            <text:p>181000</text:p>
          </table:table-cell>
          <table:table-cell office:value-type="float" office:value="1678179" calcext:value-type="float">
            <text:p>1678179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3257455" calcext:value-type="float">
            <text:p>3257455</text:p>
          </table:table-cell>
          <table:table-cell office:value-type="float" office:value="181200" calcext:value-type="float">
            <text:p>181200</text:p>
          </table:table-cell>
          <table:table-cell office:value-type="float" office:value="1559739" calcext:value-type="float">
            <text:p>1559739</text:p>
          </table:table-cell>
          <table:table-cell office:value-type="float" office:value="90600" calcext:value-type="float">
            <text:p>90600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3352188" calcext:value-type="float">
            <text:p>3352188</text:p>
          </table:table-cell>
          <table:table-cell office:value-type="float" office:value="181400" calcext:value-type="float">
            <text:p>181400</text:p>
          </table:table-cell>
          <table:table-cell office:value-type="float" office:value="1688861" calcext:value-type="float">
            <text:p>1688861</text:p>
          </table:table-cell>
          <table:table-cell office:value-type="float" office:value="90700" calcext:value-type="float">
            <text:p>90700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3187359" calcext:value-type="float">
            <text:p>3187359</text:p>
          </table:table-cell>
          <table:table-cell office:value-type="float" office:value="181600" calcext:value-type="float">
            <text:p>181600</text:p>
          </table:table-cell>
          <table:table-cell office:value-type="float" office:value="1601732" calcext:value-type="float">
            <text:p>1601732</text:p>
          </table:table-cell>
          <table:table-cell office:value-type="float" office:value="90800" calcext:value-type="float">
            <text:p>90800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3242890" calcext:value-type="float">
            <text:p>3242890</text:p>
          </table:table-cell>
          <table:table-cell office:value-type="float" office:value="181800" calcext:value-type="float">
            <text:p>181800</text:p>
          </table:table-cell>
          <table:table-cell office:value-type="float" office:value="1589092" calcext:value-type="float">
            <text:p>1589092</text:p>
          </table:table-cell>
          <table:table-cell office:value-type="float" office:value="90900" calcext:value-type="float">
            <text:p>9090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3066962" calcext:value-type="float">
            <text:p>3066962</text:p>
          </table:table-cell>
          <table:table-cell office:value-type="float" office:value="182000" calcext:value-type="float">
            <text:p>182000</text:p>
          </table:table-cell>
          <table:table-cell office:value-type="float" office:value="1746702" calcext:value-type="float">
            <text:p>1746702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3141324" calcext:value-type="float">
            <text:p>3141324</text:p>
          </table:table-cell>
          <table:table-cell office:value-type="float" office:value="182200" calcext:value-type="float">
            <text:p>182200</text:p>
          </table:table-cell>
          <table:table-cell office:value-type="float" office:value="1552136" calcext:value-type="float">
            <text:p>1552136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3350038" calcext:value-type="float">
            <text:p>3350038</text:p>
          </table:table-cell>
          <table:table-cell office:value-type="float" office:value="182400" calcext:value-type="float">
            <text:p>182400</text:p>
          </table:table-cell>
          <table:table-cell office:value-type="float" office:value="1686488" calcext:value-type="float">
            <text:p>1686488</text:p>
          </table:table-cell>
          <table:table-cell office:value-type="float" office:value="91200" calcext:value-type="float">
            <text:p>91200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3307564" calcext:value-type="float">
            <text:p>3307564</text:p>
          </table:table-cell>
          <table:table-cell office:value-type="float" office:value="182600" calcext:value-type="float">
            <text:p>182600</text:p>
          </table:table-cell>
          <table:table-cell office:value-type="float" office:value="1618221" calcext:value-type="float">
            <text:p>1618221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3160124" calcext:value-type="float">
            <text:p>3160124</text:p>
          </table:table-cell>
          <table:table-cell office:value-type="float" office:value="182800" calcext:value-type="float">
            <text:p>182800</text:p>
          </table:table-cell>
          <table:table-cell office:value-type="float" office:value="1700314" calcext:value-type="float">
            <text:p>1700314</text:p>
          </table:table-cell>
          <table:table-cell office:value-type="float" office:value="91400" calcext:value-type="float">
            <text:p>91400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3218093" calcext:value-type="float">
            <text:p>3218093</text:p>
          </table:table-cell>
          <table:table-cell office:value-type="float" office:value="183000" calcext:value-type="float">
            <text:p>183000</text:p>
          </table:table-cell>
          <table:table-cell office:value-type="float" office:value="1553804" calcext:value-type="float">
            <text:p>1553804</text:p>
          </table:table-cell>
          <table:table-cell office:value-type="float" office:value="91500" calcext:value-type="float">
            <text:p>91500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3297619" calcext:value-type="float">
            <text:p>3297619</text:p>
          </table:table-cell>
          <table:table-cell office:value-type="float" office:value="183200" calcext:value-type="float">
            <text:p>183200</text:p>
          </table:table-cell>
          <table:table-cell office:value-type="float" office:value="1584825" calcext:value-type="float">
            <text:p>1584825</text:p>
          </table:table-cell>
          <table:table-cell office:value-type="float" office:value="91600" calcext:value-type="float">
            <text:p>91600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3310997" calcext:value-type="float">
            <text:p>3310997</text:p>
          </table:table-cell>
          <table:table-cell office:value-type="float" office:value="183400" calcext:value-type="float">
            <text:p>183400</text:p>
          </table:table-cell>
          <table:table-cell office:value-type="float" office:value="1690818" calcext:value-type="float">
            <text:p>1690818</text:p>
          </table:table-cell>
          <table:table-cell office:value-type="float" office:value="91700" calcext:value-type="float">
            <text:p>91700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3130225" calcext:value-type="float">
            <text:p>3130225</text:p>
          </table:table-cell>
          <table:table-cell office:value-type="float" office:value="183600" calcext:value-type="float">
            <text:p>183600</text:p>
          </table:table-cell>
          <table:table-cell office:value-type="float" office:value="1625792" calcext:value-type="float">
            <text:p>1625792</text:p>
          </table:table-cell>
          <table:table-cell office:value-type="float" office:value="91800" calcext:value-type="float">
            <text:p>91800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3328993" calcext:value-type="float">
            <text:p>3328993</text:p>
          </table:table-cell>
          <table:table-cell office:value-type="float" office:value="183800" calcext:value-type="float">
            <text:p>183800</text:p>
          </table:table-cell>
          <table:table-cell office:value-type="float" office:value="1636635" calcext:value-type="float">
            <text:p>1636635</text:p>
          </table:table-cell>
          <table:table-cell office:value-type="float" office:value="91900" calcext:value-type="float">
            <text:p>9190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3394629" calcext:value-type="float">
            <text:p>3394629</text:p>
          </table:table-cell>
          <table:table-cell office:value-type="float" office:value="184000" calcext:value-type="float">
            <text:p>184000</text:p>
          </table:table-cell>
          <table:table-cell office:value-type="float" office:value="1741473" calcext:value-type="float">
            <text:p>1741473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3215943" calcext:value-type="float">
            <text:p>3215943</text:p>
          </table:table-cell>
          <table:table-cell office:value-type="float" office:value="184200" calcext:value-type="float">
            <text:p>184200</text:p>
          </table:table-cell>
          <table:table-cell office:value-type="float" office:value="1675741" calcext:value-type="float">
            <text:p>1675741</text:p>
          </table:table-cell>
          <table:table-cell office:value-type="float" office:value="92100" calcext:value-type="float">
            <text:p>92100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3190888" calcext:value-type="float">
            <text:p>3190888</text:p>
          </table:table-cell>
          <table:table-cell office:value-type="float" office:value="184400" calcext:value-type="float">
            <text:p>184400</text:p>
          </table:table-cell>
          <table:table-cell office:value-type="float" office:value="1545944" calcext:value-type="float">
            <text:p>1545944</text:p>
          </table:table-cell>
          <table:table-cell office:value-type="float" office:value="92200" calcext:value-type="float">
            <text:p>92200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3029140" calcext:value-type="float">
            <text:p>3029140</text:p>
          </table:table-cell>
          <table:table-cell office:value-type="float" office:value="184600" calcext:value-type="float">
            <text:p>184600</text:p>
          </table:table-cell>
          <table:table-cell office:value-type="float" office:value="1585403" calcext:value-type="float">
            <text:p>1585403</text:p>
          </table:table-cell>
          <table:table-cell office:value-type="float" office:value="92300" calcext:value-type="float">
            <text:p>92300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3050409" calcext:value-type="float">
            <text:p>3050409</text:p>
          </table:table-cell>
          <table:table-cell office:value-type="float" office:value="184800" calcext:value-type="float">
            <text:p>184800</text:p>
          </table:table-cell>
          <table:table-cell office:value-type="float" office:value="1592011" calcext:value-type="float">
            <text:p>1592011</text:p>
          </table:table-cell>
          <table:table-cell office:value-type="float" office:value="92400" calcext:value-type="float">
            <text:p>92400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3275901" calcext:value-type="float">
            <text:p>3275901</text:p>
          </table:table-cell>
          <table:table-cell office:value-type="float" office:value="185000" calcext:value-type="float">
            <text:p>185000</text:p>
          </table:table-cell>
          <table:table-cell office:value-type="float" office:value="1553611" calcext:value-type="float">
            <text:p>1553611</text:p>
          </table:table-cell>
          <table:table-cell office:value-type="float" office:value="92500" calcext:value-type="float">
            <text:p>92500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3252579" calcext:value-type="float">
            <text:p>3252579</text:p>
          </table:table-cell>
          <table:table-cell office:value-type="float" office:value="185200" calcext:value-type="float">
            <text:p>185200</text:p>
          </table:table-cell>
          <table:table-cell office:value-type="float" office:value="1737784" calcext:value-type="float">
            <text:p>1737784</text:p>
          </table:table-cell>
          <table:table-cell office:value-type="float" office:value="92600" calcext:value-type="float">
            <text:p>92600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3187680" calcext:value-type="float">
            <text:p>3187680</text:p>
          </table:table-cell>
          <table:table-cell office:value-type="float" office:value="185400" calcext:value-type="float">
            <text:p>185400</text:p>
          </table:table-cell>
          <table:table-cell office:value-type="float" office:value="1584087" calcext:value-type="float">
            <text:p>1584087</text:p>
          </table:table-cell>
          <table:table-cell office:value-type="float" office:value="92700" calcext:value-type="float">
            <text:p>92700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3158166" calcext:value-type="float">
            <text:p>3158166</text:p>
          </table:table-cell>
          <table:table-cell office:value-type="float" office:value="185600" calcext:value-type="float">
            <text:p>185600</text:p>
          </table:table-cell>
          <table:table-cell office:value-type="float" office:value="1661272" calcext:value-type="float">
            <text:p>1661272</text:p>
          </table:table-cell>
          <table:table-cell office:value-type="float" office:value="92800" calcext:value-type="float">
            <text:p>92800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3128043" calcext:value-type="float">
            <text:p>3128043</text:p>
          </table:table-cell>
          <table:table-cell office:value-type="float" office:value="185800" calcext:value-type="float">
            <text:p>185800</text:p>
          </table:table-cell>
          <table:table-cell office:value-type="float" office:value="1589958" calcext:value-type="float">
            <text:p>1589958</text:p>
          </table:table-cell>
          <table:table-cell office:value-type="float" office:value="92900" calcext:value-type="float">
            <text:p>92900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3221204" calcext:value-type="float">
            <text:p>3221204</text:p>
          </table:table-cell>
          <table:table-cell office:value-type="float" office:value="186000" calcext:value-type="float">
            <text:p>186000</text:p>
          </table:table-cell>
          <table:table-cell office:value-type="float" office:value="1707371" calcext:value-type="float">
            <text:p>1707371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3243339" calcext:value-type="float">
            <text:p>3243339</text:p>
          </table:table-cell>
          <table:table-cell office:value-type="float" office:value="186200" calcext:value-type="float">
            <text:p>186200</text:p>
          </table:table-cell>
          <table:table-cell office:value-type="float" office:value="1593327" calcext:value-type="float">
            <text:p>1593327</text:p>
          </table:table-cell>
          <table:table-cell office:value-type="float" office:value="93100" calcext:value-type="float">
            <text:p>93100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3107800" calcext:value-type="float">
            <text:p>3107800</text:p>
          </table:table-cell>
          <table:table-cell office:value-type="float" office:value="186400" calcext:value-type="float">
            <text:p>186400</text:p>
          </table:table-cell>
          <table:table-cell office:value-type="float" office:value="1617804" calcext:value-type="float">
            <text:p>1617804</text:p>
          </table:table-cell>
          <table:table-cell office:value-type="float" office:value="93200" calcext:value-type="float">
            <text:p>93200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3100069" calcext:value-type="float">
            <text:p>3100069</text:p>
          </table:table-cell>
          <table:table-cell office:value-type="float" office:value="186600" calcext:value-type="float">
            <text:p>186600</text:p>
          </table:table-cell>
          <table:table-cell office:value-type="float" office:value="1620499" calcext:value-type="float">
            <text:p>1620499</text:p>
          </table:table-cell>
          <table:table-cell office:value-type="float" office:value="93300" calcext:value-type="float">
            <text:p>93300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3120440" calcext:value-type="float">
            <text:p>3120440</text:p>
          </table:table-cell>
          <table:table-cell office:value-type="float" office:value="186800" calcext:value-type="float">
            <text:p>186800</text:p>
          </table:table-cell>
          <table:table-cell office:value-type="float" office:value="1652996" calcext:value-type="float">
            <text:p>1652996</text:p>
          </table:table-cell>
          <table:table-cell office:value-type="float" office:value="93400" calcext:value-type="float">
            <text:p>93400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3298132" calcext:value-type="float">
            <text:p>3298132</text:p>
          </table:table-cell>
          <table:table-cell office:value-type="float" office:value="187000" calcext:value-type="float">
            <text:p>187000</text:p>
          </table:table-cell>
          <table:table-cell office:value-type="float" office:value="1757192" calcext:value-type="float">
            <text:p>1757192</text:p>
          </table:table-cell>
          <table:table-cell office:value-type="float" office:value="93500" calcext:value-type="float">
            <text:p>93500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3234453" calcext:value-type="float">
            <text:p>3234453</text:p>
          </table:table-cell>
          <table:table-cell office:value-type="float" office:value="187200" calcext:value-type="float">
            <text:p>187200</text:p>
          </table:table-cell>
          <table:table-cell office:value-type="float" office:value="1694925" calcext:value-type="float">
            <text:p>1694925</text:p>
          </table:table-cell>
          <table:table-cell office:value-type="float" office:value="93600" calcext:value-type="float">
            <text:p>93600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3298100" calcext:value-type="float">
            <text:p>3298100</text:p>
          </table:table-cell>
          <table:table-cell office:value-type="float" office:value="187400" calcext:value-type="float">
            <text:p>187400</text:p>
          </table:table-cell>
          <table:table-cell office:value-type="float" office:value="1609046" calcext:value-type="float">
            <text:p>1609046</text:p>
          </table:table-cell>
          <table:table-cell office:value-type="float" office:value="93700" calcext:value-type="float">
            <text:p>93700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3234421" calcext:value-type="float">
            <text:p>3234421</text:p>
          </table:table-cell>
          <table:table-cell office:value-type="float" office:value="187600" calcext:value-type="float">
            <text:p>187600</text:p>
          </table:table-cell>
          <table:table-cell office:value-type="float" office:value="1651135" calcext:value-type="float">
            <text:p>1651135</text:p>
          </table:table-cell>
          <table:table-cell office:value-type="float" office:value="93800" calcext:value-type="float">
            <text:p>93800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3218477" calcext:value-type="float">
            <text:p>3218477</text:p>
          </table:table-cell>
          <table:table-cell office:value-type="float" office:value="187800" calcext:value-type="float">
            <text:p>187800</text:p>
          </table:table-cell>
          <table:table-cell office:value-type="float" office:value="1533497" calcext:value-type="float">
            <text:p>1533497</text:p>
          </table:table-cell>
          <table:table-cell office:value-type="float" office:value="93900" calcext:value-type="float">
            <text:p>93900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3222937" calcext:value-type="float">
            <text:p>3222937</text:p>
          </table:table-cell>
          <table:table-cell office:value-type="float" office:value="188000" calcext:value-type="float">
            <text:p>188000</text:p>
          </table:table-cell>
          <table:table-cell office:value-type="float" office:value="1622327" calcext:value-type="float">
            <text:p>1622327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3421866" calcext:value-type="float">
            <text:p>3421866</text:p>
          </table:table-cell>
          <table:table-cell office:value-type="float" office:value="188200" calcext:value-type="float">
            <text:p>188200</text:p>
          </table:table-cell>
          <table:table-cell office:value-type="float" office:value="1687610" calcext:value-type="float">
            <text:p>1687610</text:p>
          </table:table-cell>
          <table:table-cell office:value-type="float" office:value="94100" calcext:value-type="float">
            <text:p>94100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3309906" calcext:value-type="float">
            <text:p>3309906</text:p>
          </table:table-cell>
          <table:table-cell office:value-type="float" office:value="188400" calcext:value-type="float">
            <text:p>188400</text:p>
          </table:table-cell>
          <table:table-cell office:value-type="float" office:value="1564454" calcext:value-type="float">
            <text:p>1564454</text:p>
          </table:table-cell>
          <table:table-cell office:value-type="float" office:value="94200" calcext:value-type="float">
            <text:p>94200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3165641" calcext:value-type="float">
            <text:p>3165641</text:p>
          </table:table-cell>
          <table:table-cell office:value-type="float" office:value="188600" calcext:value-type="float">
            <text:p>188600</text:p>
          </table:table-cell>
          <table:table-cell office:value-type="float" office:value="1633812" calcext:value-type="float">
            <text:p>1633812</text:p>
          </table:table-cell>
          <table:table-cell office:value-type="float" office:value="94300" calcext:value-type="float">
            <text:p>94300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3258545" calcext:value-type="float">
            <text:p>3258545</text:p>
          </table:table-cell>
          <table:table-cell office:value-type="float" office:value="188800" calcext:value-type="float">
            <text:p>188800</text:p>
          </table:table-cell>
          <table:table-cell office:value-type="float" office:value="1784910" calcext:value-type="float">
            <text:p>1784910</text:p>
          </table:table-cell>
          <table:table-cell office:value-type="float" office:value="94400" calcext:value-type="float">
            <text:p>94400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3490004" calcext:value-type="float">
            <text:p>3490004</text:p>
          </table:table-cell>
          <table:table-cell office:value-type="float" office:value="189000" calcext:value-type="float">
            <text:p>189000</text:p>
          </table:table-cell>
          <table:table-cell office:value-type="float" office:value="1720203" calcext:value-type="float">
            <text:p>1720203</text:p>
          </table:table-cell>
          <table:table-cell office:value-type="float" office:value="94500" calcext:value-type="float">
            <text:p>94500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3439253" calcext:value-type="float">
            <text:p>3439253</text:p>
          </table:table-cell>
          <table:table-cell office:value-type="float" office:value="189200" calcext:value-type="float">
            <text:p>189200</text:p>
          </table:table-cell>
          <table:table-cell office:value-type="float" office:value="1729635" calcext:value-type="float">
            <text:p>1729635</text:p>
          </table:table-cell>
          <table:table-cell office:value-type="float" office:value="94600" calcext:value-type="float">
            <text:p>94600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3243917" calcext:value-type="float">
            <text:p>3243917</text:p>
          </table:table-cell>
          <table:table-cell office:value-type="float" office:value="189400" calcext:value-type="float">
            <text:p>189400</text:p>
          </table:table-cell>
          <table:table-cell office:value-type="float" office:value="1898858" calcext:value-type="float">
            <text:p>1898858</text:p>
          </table:table-cell>
          <table:table-cell office:value-type="float" office:value="94700" calcext:value-type="float">
            <text:p>94700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3369062" calcext:value-type="float">
            <text:p>3369062</text:p>
          </table:table-cell>
          <table:table-cell office:value-type="float" office:value="189600" calcext:value-type="float">
            <text:p>189600</text:p>
          </table:table-cell>
          <table:table-cell office:value-type="float" office:value="1862576" calcext:value-type="float">
            <text:p>1862576</text:p>
          </table:table-cell>
          <table:table-cell office:value-type="float" office:value="94800" calcext:value-type="float">
            <text:p>94800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3430046" calcext:value-type="float">
            <text:p>3430046</text:p>
          </table:table-cell>
          <table:table-cell office:value-type="float" office:value="189800" calcext:value-type="float">
            <text:p>189800</text:p>
          </table:table-cell>
          <table:table-cell office:value-type="float" office:value="1700475" calcext:value-type="float">
            <text:p>1700475</text:p>
          </table:table-cell>
          <table:table-cell office:value-type="float" office:value="94900" calcext:value-type="float">
            <text:p>94900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351033" calcext:value-type="float">
            <text:p>3351033</text:p>
          </table:table-cell>
          <table:table-cell office:value-type="float" office:value="190000" calcext:value-type="float">
            <text:p>190000</text:p>
          </table:table-cell>
          <table:table-cell office:value-type="float" office:value="1664063" calcext:value-type="float">
            <text:p>1664063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3274970" calcext:value-type="float">
            <text:p>3274970</text:p>
          </table:table-cell>
          <table:table-cell office:value-type="float" office:value="190200" calcext:value-type="float">
            <text:p>190200</text:p>
          </table:table-cell>
          <table:table-cell office:value-type="float" office:value="1587199" calcext:value-type="float">
            <text:p>1587199</text:p>
          </table:table-cell>
          <table:table-cell office:value-type="float" office:value="95100" calcext:value-type="float">
            <text:p>95100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3245457" calcext:value-type="float">
            <text:p>3245457</text:p>
          </table:table-cell>
          <table:table-cell office:value-type="float" office:value="190400" calcext:value-type="float">
            <text:p>190400</text:p>
          </table:table-cell>
          <table:table-cell office:value-type="float" office:value="1743654" calcext:value-type="float">
            <text:p>1743654</text:p>
          </table:table-cell>
          <table:table-cell office:value-type="float" office:value="95200" calcext:value-type="float">
            <text:p>95200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3307724" calcext:value-type="float">
            <text:p>3307724</text:p>
          </table:table-cell>
          <table:table-cell office:value-type="float" office:value="190600" calcext:value-type="float">
            <text:p>190600</text:p>
          </table:table-cell>
          <table:table-cell office:value-type="float" office:value="1742147" calcext:value-type="float">
            <text:p>1742147</text:p>
          </table:table-cell>
          <table:table-cell office:value-type="float" office:value="95300" calcext:value-type="float">
            <text:p>95300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3233555" calcext:value-type="float">
            <text:p>3233555</text:p>
          </table:table-cell>
          <table:table-cell office:value-type="float" office:value="190800" calcext:value-type="float">
            <text:p>190800</text:p>
          </table:table-cell>
          <table:table-cell office:value-type="float" office:value="1711093" calcext:value-type="float">
            <text:p>1711093</text:p>
          </table:table-cell>
          <table:table-cell office:value-type="float" office:value="95400" calcext:value-type="float">
            <text:p>95400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3265250" calcext:value-type="float">
            <text:p>3265250</text:p>
          </table:table-cell>
          <table:table-cell office:value-type="float" office:value="191000" calcext:value-type="float">
            <text:p>191000</text:p>
          </table:table-cell>
          <table:table-cell office:value-type="float" office:value="1692583" calcext:value-type="float">
            <text:p>1692583</text:p>
          </table:table-cell>
          <table:table-cell office:value-type="float" office:value="95500" calcext:value-type="float">
            <text:p>95500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3272629" calcext:value-type="float">
            <text:p>3272629</text:p>
          </table:table-cell>
          <table:table-cell office:value-type="float" office:value="191200" calcext:value-type="float">
            <text:p>191200</text:p>
          </table:table-cell>
          <table:table-cell office:value-type="float" office:value="1659829" calcext:value-type="float">
            <text:p>1659829</text:p>
          </table:table-cell>
          <table:table-cell office:value-type="float" office:value="95600" calcext:value-type="float">
            <text:p>95600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3266052" calcext:value-type="float">
            <text:p>3266052</text:p>
          </table:table-cell>
          <table:table-cell office:value-type="float" office:value="191400" calcext:value-type="float">
            <text:p>191400</text:p>
          </table:table-cell>
          <table:table-cell office:value-type="float" office:value="1695694" calcext:value-type="float">
            <text:p>1695694</text:p>
          </table:table-cell>
          <table:table-cell office:value-type="float" office:value="95700" calcext:value-type="float">
            <text:p>95700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3334768" calcext:value-type="float">
            <text:p>3334768</text:p>
          </table:table-cell>
          <table:table-cell office:value-type="float" office:value="191600" calcext:value-type="float">
            <text:p>191600</text:p>
          </table:table-cell>
          <table:table-cell office:value-type="float" office:value="1644879" calcext:value-type="float">
            <text:p>1644879</text:p>
          </table:table-cell>
          <table:table-cell office:value-type="float" office:value="95800" calcext:value-type="float">
            <text:p>95800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3313852" calcext:value-type="float">
            <text:p>3313852</text:p>
          </table:table-cell>
          <table:table-cell office:value-type="float" office:value="191800" calcext:value-type="float">
            <text:p>191800</text:p>
          </table:table-cell>
          <table:table-cell office:value-type="float" office:value="1701308" calcext:value-type="float">
            <text:p>1701308</text:p>
          </table:table-cell>
          <table:table-cell office:value-type="float" office:value="95900" calcext:value-type="float">
            <text:p>95900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3271698" calcext:value-type="float">
            <text:p>3271698</text:p>
          </table:table-cell>
          <table:table-cell office:value-type="float" office:value="192000" calcext:value-type="float">
            <text:p>192000</text:p>
          </table:table-cell>
          <table:table-cell office:value-type="float" office:value="1590375" calcext:value-type="float">
            <text:p>1590375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3354978" calcext:value-type="float">
            <text:p>3354978</text:p>
          </table:table-cell>
          <table:table-cell office:value-type="float" office:value="192200" calcext:value-type="float">
            <text:p>192200</text:p>
          </table:table-cell>
          <table:table-cell office:value-type="float" office:value="1702848" calcext:value-type="float">
            <text:p>1702848</text:p>
          </table:table-cell>
          <table:table-cell office:value-type="float" office:value="96100" calcext:value-type="float">
            <text:p>96100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3340286" calcext:value-type="float">
            <text:p>334028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31265" calcext:value-type="float">
            <text:p>1831265</text:p>
          </table:table-cell>
          <table:table-cell office:value-type="float" office:value="96200" calcext:value-type="float">
            <text:p>96200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3316963" calcext:value-type="float">
            <text:p>3316963</text:p>
          </table:table-cell>
          <table:table-cell office:value-type="float" office:value="192600" calcext:value-type="float">
            <text:p>192600</text:p>
          </table:table-cell>
          <table:table-cell office:value-type="float" office:value="1709874" calcext:value-type="float">
            <text:p>1709874</text:p>
          </table:table-cell>
          <table:table-cell office:value-type="float" office:value="96300" calcext:value-type="float">
            <text:p>96300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3298774" calcext:value-type="float">
            <text:p>3298774</text:p>
          </table:table-cell>
          <table:table-cell office:value-type="float" office:value="192800" calcext:value-type="float">
            <text:p>192800</text:p>
          </table:table-cell>
          <table:table-cell office:value-type="float" office:value="1716514" calcext:value-type="float">
            <text:p>1716514</text:p>
          </table:table-cell>
          <table:table-cell office:value-type="float" office:value="96400" calcext:value-type="float">
            <text:p>96400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3331977" calcext:value-type="float">
            <text:p>3331977</text:p>
          </table:table-cell>
          <table:table-cell office:value-type="float" office:value="193000" calcext:value-type="float">
            <text:p>193000</text:p>
          </table:table-cell>
          <table:table-cell office:value-type="float" office:value="1615719" calcext:value-type="float">
            <text:p>1615719</text:p>
          </table:table-cell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3294475" calcext:value-type="float">
            <text:p>3294475</text:p>
          </table:table-cell>
          <table:table-cell office:value-type="float" office:value="193200" calcext:value-type="float">
            <text:p>193200</text:p>
          </table:table-cell>
          <table:table-cell office:value-type="float" office:value="1723348" calcext:value-type="float">
            <text:p>1723348</text:p>
          </table:table-cell>
          <table:table-cell office:value-type="float" office:value="96600" calcext:value-type="float">
            <text:p>96600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3259636" calcext:value-type="float">
            <text:p>3259636</text:p>
          </table:table-cell>
          <table:table-cell office:value-type="float" office:value="193400" calcext:value-type="float">
            <text:p>193400</text:p>
          </table:table-cell>
          <table:table-cell office:value-type="float" office:value="1725818" calcext:value-type="float">
            <text:p>1725818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3300250" calcext:value-type="float">
            <text:p>3300250</text:p>
          </table:table-cell>
          <table:table-cell office:value-type="float" office:value="193600" calcext:value-type="float">
            <text:p>193600</text:p>
          </table:table-cell>
          <table:table-cell office:value-type="float" office:value="1643019" calcext:value-type="float">
            <text:p>1643019</text:p>
          </table:table-cell>
          <table:table-cell office:value-type="float" office:value="96800" calcext:value-type="float">
            <text:p>96800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3340157" calcext:value-type="float">
            <text:p>3340157</text:p>
          </table:table-cell>
          <table:table-cell office:value-type="float" office:value="193800" calcext:value-type="float">
            <text:p>193800</text:p>
          </table:table-cell>
          <table:table-cell office:value-type="float" office:value="1722898" calcext:value-type="float">
            <text:p>1722898</text:p>
          </table:table-cell>
          <table:table-cell office:value-type="float" office:value="96900" calcext:value-type="float">
            <text:p>96900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3464789" calcext:value-type="float">
            <text:p>3464789</text:p>
          </table:table-cell>
          <table:table-cell office:value-type="float" office:value="194000" calcext:value-type="float">
            <text:p>194000</text:p>
          </table:table-cell>
          <table:table-cell office:value-type="float" office:value="1631085" calcext:value-type="float">
            <text:p>1631085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3273110" calcext:value-type="float">
            <text:p>3273110</text:p>
          </table:table-cell>
          <table:table-cell office:value-type="float" office:value="194200" calcext:value-type="float">
            <text:p>194200</text:p>
          </table:table-cell>
          <table:table-cell office:value-type="float" office:value="1845349" calcext:value-type="float">
            <text:p>1845349</text:p>
          </table:table-cell>
          <table:table-cell office:value-type="float" office:value="97100" calcext:value-type="float">
            <text:p>97100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3279494" calcext:value-type="float">
            <text:p>3279494</text:p>
          </table:table-cell>
          <table:table-cell office:value-type="float" office:value="194400" calcext:value-type="float">
            <text:p>194400</text:p>
          </table:table-cell>
          <table:table-cell office:value-type="float" office:value="1697106" calcext:value-type="float">
            <text:p>1697106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3413942" calcext:value-type="float">
            <text:p>3413942</text:p>
          </table:table-cell>
          <table:table-cell office:value-type="float" office:value="194600" calcext:value-type="float">
            <text:p>194600</text:p>
          </table:table-cell>
          <table:table-cell office:value-type="float" office:value="1626722" calcext:value-type="float">
            <text:p>1626722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3275805" calcext:value-type="float">
            <text:p>3275805</text:p>
          </table:table-cell>
          <table:table-cell office:value-type="float" office:value="194800" calcext:value-type="float">
            <text:p>194800</text:p>
          </table:table-cell>
          <table:table-cell office:value-type="float" office:value="1738457" calcext:value-type="float">
            <text:p>1738457</text:p>
          </table:table-cell>
          <table:table-cell office:value-type="float" office:value="97400" calcext:value-type="float">
            <text:p>97400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3326074" calcext:value-type="float">
            <text:p>3326074</text:p>
          </table:table-cell>
          <table:table-cell office:value-type="float" office:value="195000" calcext:value-type="float">
            <text:p>195000</text:p>
          </table:table-cell>
          <table:table-cell office:value-type="float" office:value="1725112" calcext:value-type="float">
            <text:p>1725112</text:p>
          </table:table-cell>
          <table:table-cell office:value-type="float" office:value="97500" calcext:value-type="float">
            <text:p>97500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3387315" calcext:value-type="float">
            <text:p>3387315</text:p>
          </table:table-cell>
          <table:table-cell office:value-type="float" office:value="195200" calcext:value-type="float">
            <text:p>195200</text:p>
          </table:table-cell>
          <table:table-cell office:value-type="float" office:value="1735089" calcext:value-type="float">
            <text:p>1735089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3319883" calcext:value-type="float">
            <text:p>3319883</text:p>
          </table:table-cell>
          <table:table-cell office:value-type="float" office:value="195400" calcext:value-type="float">
            <text:p>195400</text:p>
          </table:table-cell>
          <table:table-cell office:value-type="float" office:value="1775189" calcext:value-type="float">
            <text:p>1775189</text:p>
          </table:table-cell>
          <table:table-cell office:value-type="float" office:value="97700" calcext:value-type="float">
            <text:p>97700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3336950" calcext:value-type="float">
            <text:p>3336950</text:p>
          </table:table-cell>
          <table:table-cell office:value-type="float" office:value="195600" calcext:value-type="float">
            <text:p>195600</text:p>
          </table:table-cell>
          <table:table-cell office:value-type="float" office:value="1627556" calcext:value-type="float">
            <text:p>1627556</text:p>
          </table:table-cell>
          <table:table-cell office:value-type="float" office:value="97800" calcext:value-type="float">
            <text:p>97800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3374804" calcext:value-type="float">
            <text:p>3374804</text:p>
          </table:table-cell>
          <table:table-cell office:value-type="float" office:value="195800" calcext:value-type="float">
            <text:p>195800</text:p>
          </table:table-cell>
          <table:table-cell office:value-type="float" office:value="1690401" calcext:value-type="float">
            <text:p>1690401</text:p>
          </table:table-cell>
          <table:table-cell office:value-type="float" office:value="97900" calcext:value-type="float">
            <text:p>9790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3327197" calcext:value-type="float">
            <text:p>3327197</text:p>
          </table:table-cell>
          <table:table-cell office:value-type="float" office:value="196000" calcext:value-type="float">
            <text:p>196000</text:p>
          </table:table-cell>
          <table:table-cell office:value-type="float" office:value="1708591" calcext:value-type="float">
            <text:p>1708591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3400628" calcext:value-type="float">
            <text:p>3400628</text:p>
          </table:table-cell>
          <table:table-cell office:value-type="float" office:value="196200" calcext:value-type="float">
            <text:p>196200</text:p>
          </table:table-cell>
          <table:table-cell office:value-type="float" office:value="1749750" calcext:value-type="float">
            <text:p>1749750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3623682" calcext:value-type="float">
            <text:p>3623682</text:p>
          </table:table-cell>
          <table:table-cell office:value-type="float" office:value="196400" calcext:value-type="float">
            <text:p>196400</text:p>
          </table:table-cell>
          <table:table-cell office:value-type="float" office:value="1963115" calcext:value-type="float">
            <text:p>1963115</text:p>
          </table:table-cell>
          <table:table-cell office:value-type="float" office:value="98200" calcext:value-type="float">
            <text:p>98200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3511049" calcext:value-type="float">
            <text:p>3511049</text:p>
          </table:table-cell>
          <table:table-cell office:value-type="float" office:value="196600" calcext:value-type="float">
            <text:p>196600</text:p>
          </table:table-cell>
          <table:table-cell office:value-type="float" office:value="2045401" calcext:value-type="float">
            <text:p>2045401</text:p>
          </table:table-cell>
          <table:table-cell office:value-type="float" office:value="98300" calcext:value-type="float">
            <text:p>98300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3459881" calcext:value-type="float">
            <text:p>3459881</text:p>
          </table:table-cell>
          <table:table-cell office:value-type="float" office:value="196800" calcext:value-type="float">
            <text:p>196800</text:p>
          </table:table-cell>
          <table:table-cell office:value-type="float" office:value="2002221" calcext:value-type="float">
            <text:p>2002221</text:p>
          </table:table-cell>
          <table:table-cell office:value-type="float" office:value="98400" calcext:value-type="float">
            <text:p>98400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3431041" calcext:value-type="float">
            <text:p>3431041</text:p>
          </table:table-cell>
          <table:table-cell office:value-type="float" office:value="197000" calcext:value-type="float">
            <text:p>197000</text:p>
          </table:table-cell>
          <table:table-cell office:value-type="float" office:value="1870852" calcext:value-type="float">
            <text:p>1870852</text:p>
          </table:table-cell>
          <table:table-cell office:value-type="float" office:value="98500" calcext:value-type="float">
            <text:p>98500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3697435" calcext:value-type="float">
            <text:p>3697435</text:p>
          </table:table-cell>
          <table:table-cell office:value-type="float" office:value="197200" calcext:value-type="float">
            <text:p>197200</text:p>
          </table:table-cell>
          <table:table-cell office:value-type="float" office:value="1696849" calcext:value-type="float">
            <text:p>1696849</text:p>
          </table:table-cell>
          <table:table-cell office:value-type="float" office:value="98600" calcext:value-type="float">
            <text:p>98600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3387187" calcext:value-type="float">
            <text:p>3387187</text:p>
          </table:table-cell>
          <table:table-cell office:value-type="float" office:value="197400" calcext:value-type="float">
            <text:p>197400</text:p>
          </table:table-cell>
          <table:table-cell office:value-type="float" office:value="1739452" calcext:value-type="float">
            <text:p>1739452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3361170" calcext:value-type="float">
            <text:p>336117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44617" calcext:value-type="float">
            <text:p>1744617</text:p>
          </table:table-cell>
          <table:table-cell office:value-type="float" office:value="98800" calcext:value-type="float">
            <text:p>98800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3613095" calcext:value-type="float">
            <text:p>3613095</text:p>
          </table:table-cell>
          <table:table-cell office:value-type="float" office:value="197800" calcext:value-type="float">
            <text:p>197800</text:p>
          </table:table-cell>
          <table:table-cell office:value-type="float" office:value="1784236" calcext:value-type="float">
            <text:p>1784236</text:p>
          </table:table-cell>
          <table:table-cell office:value-type="float" office:value="98900" calcext:value-type="float">
            <text:p>9890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3387829" calcext:value-type="float">
            <text:p>3387829</text:p>
          </table:table-cell>
          <table:table-cell office:value-type="float" office:value="198000" calcext:value-type="float">
            <text:p>198000</text:p>
          </table:table-cell>
          <table:table-cell office:value-type="float" office:value="1708879" calcext:value-type="float">
            <text:p>1708879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3557469" calcext:value-type="float">
            <text:p>3557469</text:p>
          </table:table-cell>
          <table:table-cell office:value-type="float" office:value="198200" calcext:value-type="float">
            <text:p>198200</text:p>
          </table:table-cell>
          <table:table-cell office:value-type="float" office:value="1823117" calcext:value-type="float">
            <text:p>1823117</text:p>
          </table:table-cell>
          <table:table-cell office:value-type="float" office:value="99100" calcext:value-type="float">
            <text:p>99100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3520544" calcext:value-type="float">
            <text:p>3520544</text:p>
          </table:table-cell>
          <table:table-cell office:value-type="float" office:value="198400" calcext:value-type="float">
            <text:p>198400</text:p>
          </table:table-cell>
          <table:table-cell office:value-type="float" office:value="1784524" calcext:value-type="float">
            <text:p>1784524</text:p>
          </table:table-cell>
          <table:table-cell office:value-type="float" office:value="99200" calcext:value-type="float">
            <text:p>99200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3341762" calcext:value-type="float">
            <text:p>3341762</text:p>
          </table:table-cell>
          <table:table-cell office:value-type="float" office:value="198600" calcext:value-type="float">
            <text:p>198600</text:p>
          </table:table-cell>
          <table:table-cell office:value-type="float" office:value="1690241" calcext:value-type="float">
            <text:p>1690241</text:p>
          </table:table-cell>
          <table:table-cell office:value-type="float" office:value="99300" calcext:value-type="float">
            <text:p>99300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3454748" calcext:value-type="float">
            <text:p>3454748</text:p>
          </table:table-cell>
          <table:table-cell office:value-type="float" office:value="198800" calcext:value-type="float">
            <text:p>198800</text:p>
          </table:table-cell>
          <table:table-cell office:value-type="float" office:value="1695342" calcext:value-type="float">
            <text:p>1695342</text:p>
          </table:table-cell>
          <table:table-cell office:value-type="float" office:value="99400" calcext:value-type="float">
            <text:p>99400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3650565" calcext:value-type="float">
            <text:p>3650565</text:p>
          </table:table-cell>
          <table:table-cell office:value-type="float" office:value="199000" calcext:value-type="float">
            <text:p>199000</text:p>
          </table:table-cell>
          <table:table-cell office:value-type="float" office:value="1718696" calcext:value-type="float">
            <text:p>1718696</text:p>
          </table:table-cell>
          <table:table-cell office:value-type="float" office:value="99500" calcext:value-type="float">
            <text:p>99500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3392127" calcext:value-type="float">
            <text:p>3392127</text:p>
          </table:table-cell>
          <table:table-cell office:value-type="float" office:value="199200" calcext:value-type="float">
            <text:p>199200</text:p>
          </table:table-cell>
          <table:table-cell office:value-type="float" office:value="1627556" calcext:value-type="float">
            <text:p>1627556</text:p>
          </table:table-cell>
          <table:table-cell office:value-type="float" office:value="99600" calcext:value-type="float">
            <text:p>99600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3503670" calcext:value-type="float">
            <text:p>3503670</text:p>
          </table:table-cell>
          <table:table-cell office:value-type="float" office:value="199400" calcext:value-type="float">
            <text:p>199400</text:p>
          </table:table-cell>
          <table:table-cell office:value-type="float" office:value="2014540" calcext:value-type="float">
            <text:p>2014540</text:p>
          </table:table-cell>
          <table:table-cell office:value-type="float" office:value="99700" calcext:value-type="float">
            <text:p>99700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3492121" calcext:value-type="float">
            <text:p>3492121</text:p>
          </table:table-cell>
          <table:table-cell office:value-type="float" office:value="199600" calcext:value-type="float">
            <text:p>199600</text:p>
          </table:table-cell>
          <table:table-cell office:value-type="float" office:value="1787091" calcext:value-type="float">
            <text:p>1787091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3548550" calcext:value-type="float">
            <text:p>3548550</text:p>
          </table:table-cell>
          <table:table-cell office:value-type="float" office:value="199800" calcext:value-type="float">
            <text:p>199800</text:p>
          </table:table-cell>
          <table:table-cell office:value-type="float" office:value="1795817" calcext:value-type="float">
            <text:p>1795817</text:p>
          </table:table-cell>
          <table:table-cell office:value-type="float" office:value="99900" calcext:value-type="float">
            <text:p>999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0:31:18.2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2S</meta:editing-duration>
    <meta:editing-cycles>7</meta:editing-cycles>
    <meta:generator>LibreOffice/5.3.0.3$Windows_x86 LibreOffice_project/7074905676c47b82bbcfbea1aeefc84afe1c50e1</meta:generator>
    <dc:date>2017-04-21T00:47:53.568000000</dc:date>
    <meta:document-statistic meta:table-count="3" meta:cell-count="500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863cm" svg:height="8.98cm" xlink:href=".." xlink:type="simple" chart:class="chart:line" chart:style-name="ch1">
        <chart:legend chart:legend-position="end" svg:x="33.17cm" svg:y="3.55cm" style:legend-expansion="high" chart:style-name="ch2"/>
        <chart:plot-area chart:style-name="ch3" table:cell-range-address="Sheet1.A1:Sheet1.E1000" chart:data-source-has-labels="both" svg:x="0.717cm" svg:y="0.179cm" svg:width="31.736cm" svg:height="8.622cm">
          <chartooo:coordinate-region svg:x="2.264cm" svg:y="0.179cm" svg:width="30.189cm" svg:height="7.301cm"/>
          <chart:axis chart:dimension="x" chart:name="primary-x" chart:style-name="ch4" chartooo:axis-type="auto">
            <chartooo:date-scale/>
            <chart:categories table:cell-range-address="Sheet1.A1:Sheet1.A10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0" loext:label-string="time10" chart:class="chart:line">
            <chart:data-point chart:repeated="1000"/>
          </chart:series>
          <chart:series chart:style-name="ch7" chart:values-cell-range-address="Sheet1.C1:Sheet1.C1000" loext:label-string="swap10" chart:class="chart:line">
            <chart:data-point chart:repeated="1000"/>
          </chart:series>
          <chart:series chart:style-name="ch8" chart:values-cell-range-address="Sheet1.D1:Sheet1.D1000" loext:label-string="time100" chart:class="chart:line">
            <chart:data-point chart:repeated="1000"/>
          </chart:series>
          <chart:series chart:style-name="ch9" chart:values-cell-range-address="Sheet1.E1:Sheet1.E1000" loext:label-string="swap100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0</text:p>
              </table:table-cell>
              <table:table-cell office:value-type="string">
                <text:p>swap10</text:p>
              </table:table-cell>
              <table:table-cell office:value-type="string">
                <text:p>time100</text:p>
              </table:table-cell>
              <table:table-cell office:value-type="string">
                <text:p>swap1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000</svg:desc>
                </draw:g>
              </table:table-cell>
              <table:table-cell office:value-type="float" office:value="288">
                <text:p>288</text:p>
                <draw:g>
                  <svg:desc>Sheet1.B1:Sheet1.B1000</svg:desc>
                </draw:g>
              </table:table-cell>
              <table:table-cell office:value-type="float" office:value="0">
                <text:p>0</text:p>
                <draw:g>
                  <svg:desc>Sheet1.C1:Sheet1.C1000</svg:desc>
                </draw:g>
              </table:table-cell>
              <table:table-cell office:value-type="float" office:value="288">
                <text:p>288</text:p>
                <draw:g>
                  <svg:desc>Sheet1.D1:Sheet1.D1000</svg:desc>
                </draw:g>
              </table:table-cell>
              <table:table-cell office:value-type="float" office:value="0">
                <text:p>0</text:p>
                <draw:g>
                  <svg:desc>Sheet1.E1:Sheet1.E100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392">
                <text:p>22392</text:p>
              </table:table-cell>
              <table:table-cell office:value-type="float" office:value="200">
                <text:p>200</text:p>
              </table:table-cell>
              <table:table-cell office:value-type="float" office:value="13345">
                <text:p>13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041">
                <text:p>39041</text:p>
              </table:table-cell>
              <table:table-cell office:value-type="float" office:value="400">
                <text:p>400</text:p>
              </table:table-cell>
              <table:table-cell office:value-type="float" office:value="24092">
                <text:p>240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6364">
                <text:p>56364</text:p>
              </table:table-cell>
              <table:table-cell office:value-type="float" office:value="600">
                <text:p>600</text:p>
              </table:table-cell>
              <table:table-cell office:value-type="float" office:value="37437">
                <text:p>374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7065">
                <text:p>87065</text:p>
              </table:table-cell>
              <table:table-cell office:value-type="float" office:value="800">
                <text:p>800</text:p>
              </table:table-cell>
              <table:table-cell office:value-type="float" office:value="16296">
                <text:p>162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4270">
                <text:p>44270</text:p>
              </table:table-cell>
              <table:table-cell office:value-type="float" office:value="1000">
                <text:p>1000</text:p>
              </table:table-cell>
              <table:table-cell office:value-type="float" office:value="15109">
                <text:p>151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3908">
                <text:p>33908</text:p>
              </table:table-cell>
              <table:table-cell office:value-type="float" office:value="1200">
                <text:p>1200</text:p>
              </table:table-cell>
              <table:table-cell office:value-type="float" office:value="16424">
                <text:p>1642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6218">
                <text:p>36218</text:p>
              </table:table-cell>
              <table:table-cell office:value-type="float" office:value="1400">
                <text:p>1400</text:p>
              </table:table-cell>
              <table:table-cell office:value-type="float" office:value="19023">
                <text:p>1902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0718">
                <text:p>50718</text:p>
              </table:table-cell>
              <table:table-cell office:value-type="float" office:value="1600">
                <text:p>1600</text:p>
              </table:table-cell>
              <table:table-cell office:value-type="float" office:value="22808">
                <text:p>2280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3124">
                <text:p>53124</text:p>
              </table:table-cell>
              <table:table-cell office:value-type="float" office:value="1800">
                <text:p>1800</text:p>
              </table:table-cell>
              <table:table-cell office:value-type="float" office:value="24477">
                <text:p>2447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505">
                <text:p>48505</text:p>
              </table:table-cell>
              <table:table-cell office:value-type="float" office:value="2000">
                <text:p>2000</text:p>
              </table:table-cell>
              <table:table-cell office:value-type="float" office:value="26594">
                <text:p>265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3638">
                <text:p>53638</text:p>
              </table:table-cell>
              <table:table-cell office:value-type="float" office:value="2200">
                <text:p>2200</text:p>
              </table:table-cell>
              <table:table-cell office:value-type="float" office:value="28808">
                <text:p>2880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802">
                <text:p>64802</text:p>
              </table:table-cell>
              <table:table-cell office:value-type="float" office:value="2400">
                <text:p>2400</text:p>
              </table:table-cell>
              <table:table-cell office:value-type="float" office:value="38720">
                <text:p>387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6694">
                <text:p>66694</text:p>
              </table:table-cell>
              <table:table-cell office:value-type="float" office:value="2600">
                <text:p>2600</text:p>
              </table:table-cell>
              <table:table-cell office:value-type="float" office:value="39041">
                <text:p>3904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1731">
                <text:p>71731</text:p>
              </table:table-cell>
              <table:table-cell office:value-type="float" office:value="2800">
                <text:p>2800</text:p>
              </table:table-cell>
              <table:table-cell office:value-type="float" office:value="41672">
                <text:p>416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3216">
                <text:p>83216</text:p>
              </table:table-cell>
              <table:table-cell office:value-type="float" office:value="3000">
                <text:p>3000</text:p>
              </table:table-cell>
              <table:table-cell office:value-type="float" office:value="53284">
                <text:p>5328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6359">
                <text:p>86359</text:p>
              </table:table-cell>
              <table:table-cell office:value-type="float" office:value="3200">
                <text:p>3200</text:p>
              </table:table-cell>
              <table:table-cell office:value-type="float" office:value="57070">
                <text:p>5707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0026">
                <text:p>100026</text:p>
              </table:table-cell>
              <table:table-cell office:value-type="float" office:value="3400">
                <text:p>3400</text:p>
              </table:table-cell>
              <table:table-cell office:value-type="float" office:value="59797">
                <text:p>5979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7468">
                <text:p>107468</text:p>
              </table:table-cell>
              <table:table-cell office:value-type="float" office:value="3600">
                <text:p>3600</text:p>
              </table:table-cell>
              <table:table-cell office:value-type="float" office:value="63679">
                <text:p>6367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98313">
                <text:p>298313</text:p>
              </table:table-cell>
              <table:table-cell office:value-type="float" office:value="3800">
                <text:p>3800</text:p>
              </table:table-cell>
              <table:table-cell office:value-type="float" office:value="49147">
                <text:p>49147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4522">
                <text:p>74522</text:p>
              </table:table-cell>
              <table:table-cell office:value-type="float" office:value="4000">
                <text:p>4000</text:p>
              </table:table-cell>
              <table:table-cell office:value-type="float" office:value="36635">
                <text:p>366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76575">
                <text:p>76575</text:p>
              </table:table-cell>
              <table:table-cell office:value-type="float" office:value="4200">
                <text:p>4200</text:p>
              </table:table-cell>
              <table:table-cell office:value-type="float" office:value="36892">
                <text:p>3689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80714">
                <text:p>80714</text:p>
              </table:table-cell>
              <table:table-cell office:value-type="float" office:value="4400">
                <text:p>4400</text:p>
              </table:table-cell>
              <table:table-cell office:value-type="float" office:value="44944">
                <text:p>4494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0305">
                <text:p>90305</text:p>
              </table:table-cell>
              <table:table-cell office:value-type="float" office:value="4600">
                <text:p>4600</text:p>
              </table:table-cell>
              <table:table-cell office:value-type="float" office:value="60920">
                <text:p>6092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35891">
                <text:p>135891</text:p>
              </table:table-cell>
              <table:table-cell office:value-type="float" office:value="4800">
                <text:p>4800</text:p>
              </table:table-cell>
              <table:table-cell office:value-type="float" office:value="51681">
                <text:p>51681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3234">
                <text:p>103234</text:p>
              </table:table-cell>
              <table:table-cell office:value-type="float" office:value="5000">
                <text:p>5000</text:p>
              </table:table-cell>
              <table:table-cell office:value-type="float" office:value="46452">
                <text:p>464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93257">
                <text:p>93257</text:p>
              </table:table-cell>
              <table:table-cell office:value-type="float" office:value="5200">
                <text:p>5200</text:p>
              </table:table-cell>
              <table:table-cell office:value-type="float" office:value="47382">
                <text:p>4738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98036">
                <text:p>98036</text:p>
              </table:table-cell>
              <table:table-cell office:value-type="float" office:value="5400">
                <text:p>5400</text:p>
              </table:table-cell>
              <table:table-cell office:value-type="float" office:value="58867">
                <text:p>5886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7372">
                <text:p>107372</text:p>
              </table:table-cell>
              <table:table-cell office:value-type="float" office:value="5600">
                <text:p>5600</text:p>
              </table:table-cell>
              <table:table-cell office:value-type="float" office:value="51103">
                <text:p>51103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02688">
                <text:p>102688</text:p>
              </table:table-cell>
              <table:table-cell office:value-type="float" office:value="5800">
                <text:p>5800</text:p>
              </table:table-cell>
              <table:table-cell office:value-type="float" office:value="52707">
                <text:p>52707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0869">
                <text:p>110869</text:p>
              </table:table-cell>
              <table:table-cell office:value-type="float" office:value="6000">
                <text:p>6000</text:p>
              </table:table-cell>
              <table:table-cell office:value-type="float" office:value="63358">
                <text:p>6335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42109">
                <text:p>242109</text:p>
              </table:table-cell>
              <table:table-cell office:value-type="float" office:value="6200">
                <text:p>6200</text:p>
              </table:table-cell>
              <table:table-cell office:value-type="float" office:value="70287">
                <text:p>70287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20268">
                <text:p>120268</text:p>
              </table:table-cell>
              <table:table-cell office:value-type="float" office:value="6400">
                <text:p>6400</text:p>
              </table:table-cell>
              <table:table-cell office:value-type="float" office:value="57551">
                <text:p>5755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52252">
                <text:p>152252</text:p>
              </table:table-cell>
              <table:table-cell office:value-type="float" office:value="6600">
                <text:p>6600</text:p>
              </table:table-cell>
              <table:table-cell office:value-type="float" office:value="59765">
                <text:p>5976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7679">
                <text:p>127679</text:p>
              </table:table-cell>
              <table:table-cell office:value-type="float" office:value="6800">
                <text:p>6800</text:p>
              </table:table-cell>
              <table:table-cell office:value-type="float" office:value="67978">
                <text:p>6797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30341">
                <text:p>130341</text:p>
              </table:table-cell>
              <table:table-cell office:value-type="float" office:value="7000">
                <text:p>7000</text:p>
              </table:table-cell>
              <table:table-cell office:value-type="float" office:value="73688">
                <text:p>7368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78269">
                <text:p>178269</text:p>
              </table:table-cell>
              <table:table-cell office:value-type="float" office:value="7200">
                <text:p>7200</text:p>
              </table:table-cell>
              <table:table-cell office:value-type="float" office:value="76639">
                <text:p>76639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42628">
                <text:p>142628</text:p>
              </table:table-cell>
              <table:table-cell office:value-type="float" office:value="7400">
                <text:p>7400</text:p>
              </table:table-cell>
              <table:table-cell office:value-type="float" office:value="73110">
                <text:p>7311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42692">
                <text:p>142692</text:p>
              </table:table-cell>
              <table:table-cell office:value-type="float" office:value="7600">
                <text:p>7600</text:p>
              </table:table-cell>
              <table:table-cell office:value-type="float" office:value="68780">
                <text:p>6878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43590">
                <text:p>143590</text:p>
              </table:table-cell>
              <table:table-cell office:value-type="float" office:value="7800">
                <text:p>7800</text:p>
              </table:table-cell>
              <table:table-cell office:value-type="float" office:value="74650">
                <text:p>746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55011">
                <text:p>155011</text:p>
              </table:table-cell>
              <table:table-cell office:value-type="float" office:value="8000">
                <text:p>8000</text:p>
              </table:table-cell>
              <table:table-cell office:value-type="float" office:value="73238">
                <text:p>732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78943">
                <text:p>178943</text:p>
              </table:table-cell>
              <table:table-cell office:value-type="float" office:value="8200">
                <text:p>8200</text:p>
              </table:table-cell>
              <table:table-cell office:value-type="float" office:value="72148">
                <text:p>7214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51771">
                <text:p>151771</text:p>
              </table:table-cell>
              <table:table-cell office:value-type="float" office:value="8400">
                <text:p>8400</text:p>
              </table:table-cell>
              <table:table-cell office:value-type="float" office:value="78147">
                <text:p>78147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81798">
                <text:p>181798</text:p>
              </table:table-cell>
              <table:table-cell office:value-type="float" office:value="8600">
                <text:p>8600</text:p>
              </table:table-cell>
              <table:table-cell office:value-type="float" office:value="77922">
                <text:p>77922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58508">
                <text:p>158508</text:p>
              </table:table-cell>
              <table:table-cell office:value-type="float" office:value="8800">
                <text:p>8800</text:p>
              </table:table-cell>
              <table:table-cell office:value-type="float" office:value="81066">
                <text:p>81066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67683">
                <text:p>167683</text:p>
              </table:table-cell>
              <table:table-cell office:value-type="float" office:value="9000">
                <text:p>9000</text:p>
              </table:table-cell>
              <table:table-cell office:value-type="float" office:value="136244">
                <text:p>136244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82183">
                <text:p>182183</text:p>
              </table:table-cell>
              <table:table-cell office:value-type="float" office:value="9200">
                <text:p>9200</text:p>
              </table:table-cell>
              <table:table-cell office:value-type="float" office:value="88092">
                <text:p>8809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75606">
                <text:p>175606</text:p>
              </table:table-cell>
              <table:table-cell office:value-type="float" office:value="9400">
                <text:p>9400</text:p>
              </table:table-cell>
              <table:table-cell office:value-type="float" office:value="84916">
                <text:p>849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75414">
                <text:p>175414</text:p>
              </table:table-cell>
              <table:table-cell office:value-type="float" office:value="9600">
                <text:p>9600</text:p>
              </table:table-cell>
              <table:table-cell office:value-type="float" office:value="89311">
                <text:p>893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02265">
                <text:p>202265</text:p>
              </table:table-cell>
              <table:table-cell office:value-type="float" office:value="9800">
                <text:p>9800</text:p>
              </table:table-cell>
              <table:table-cell office:value-type="float" office:value="345632">
                <text:p>34563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10792">
                <text:p>310792</text:p>
              </table:table-cell>
              <table:table-cell office:value-type="float" office:value="10000">
                <text:p>10000</text:p>
              </table:table-cell>
              <table:table-cell office:value-type="float" office:value="156038">
                <text:p>156038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25010">
                <text:p>225010</text:p>
              </table:table-cell>
              <table:table-cell office:value-type="float" office:value="10200">
                <text:p>10200</text:p>
              </table:table-cell>
              <table:table-cell office:value-type="float" office:value="136758">
                <text:p>136758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97100">
                <text:p>197100</text:p>
              </table:table-cell>
              <table:table-cell office:value-type="float" office:value="10400">
                <text:p>10400</text:p>
              </table:table-cell>
              <table:table-cell office:value-type="float" office:value="94957">
                <text:p>9495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48910">
                <text:p>248910</text:p>
              </table:table-cell>
              <table:table-cell office:value-type="float" office:value="10600">
                <text:p>10600</text:p>
              </table:table-cell>
              <table:table-cell office:value-type="float" office:value="115231">
                <text:p>115231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18626">
                <text:p>218626</text:p>
              </table:table-cell>
              <table:table-cell office:value-type="float" office:value="10800">
                <text:p>10800</text:p>
              </table:table-cell>
              <table:table-cell office:value-type="float" office:value="97010">
                <text:p>9701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03613">
                <text:p>203613</text:p>
              </table:table-cell>
              <table:table-cell office:value-type="float" office:value="11000">
                <text:p>11000</text:p>
              </table:table-cell>
              <table:table-cell office:value-type="float" office:value="177275">
                <text:p>177275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92962">
                <text:p>192962</text:p>
              </table:table-cell>
              <table:table-cell office:value-type="float" office:value="11200">
                <text:p>11200</text:p>
              </table:table-cell>
              <table:table-cell office:value-type="float" office:value="101790">
                <text:p>10179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214905">
                <text:p>214905</text:p>
              </table:table-cell>
              <table:table-cell office:value-type="float" office:value="11400">
                <text:p>11400</text:p>
              </table:table-cell>
              <table:table-cell office:value-type="float" office:value="107083">
                <text:p>107083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98030">
                <text:p>198030</text:p>
              </table:table-cell>
              <table:table-cell office:value-type="float" office:value="11600">
                <text:p>11600</text:p>
              </table:table-cell>
              <table:table-cell office:value-type="float" office:value="247113">
                <text:p>247113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917750">
                <text:p>917750</text:p>
              </table:table-cell>
              <table:table-cell office:value-type="float" office:value="11800">
                <text:p>11800</text:p>
              </table:table-cell>
              <table:table-cell office:value-type="float" office:value="107404">
                <text:p>107404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88272">
                <text:p>288272</text:p>
              </table:table-cell>
              <table:table-cell office:value-type="float" office:value="12000">
                <text:p>12000</text:p>
              </table:table-cell>
              <table:table-cell office:value-type="float" office:value="270532">
                <text:p>27053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218819">
                <text:p>218819</text:p>
              </table:table-cell>
              <table:table-cell office:value-type="float" office:value="12200">
                <text:p>12200</text:p>
              </table:table-cell>
              <table:table-cell office:value-type="float" office:value="109233">
                <text:p>109233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53144">
                <text:p>253144</text:p>
              </table:table-cell>
              <table:table-cell office:value-type="float" office:value="12400">
                <text:p>12400</text:p>
              </table:table-cell>
              <table:table-cell office:value-type="float" office:value="128930">
                <text:p>12893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256417">
                <text:p>256417</text:p>
              </table:table-cell>
              <table:table-cell office:value-type="float" office:value="12600">
                <text:p>12600</text:p>
              </table:table-cell>
              <table:table-cell office:value-type="float" office:value="115969">
                <text:p>115969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36719">
                <text:p>236719</text:p>
              </table:table-cell>
              <table:table-cell office:value-type="float" office:value="12800">
                <text:p>12800</text:p>
              </table:table-cell>
              <table:table-cell office:value-type="float" office:value="111960">
                <text:p>11196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62384">
                <text:p>262384</text:p>
              </table:table-cell>
              <table:table-cell office:value-type="float" office:value="13000">
                <text:p>13000</text:p>
              </table:table-cell>
              <table:table-cell office:value-type="float" office:value="131753">
                <text:p>131753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38419">
                <text:p>238419</text:p>
              </table:table-cell>
              <table:table-cell office:value-type="float" office:value="13200">
                <text:p>13200</text:p>
              </table:table-cell>
              <table:table-cell office:value-type="float" office:value="114943">
                <text:p>114943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236399">
                <text:p>236399</text:p>
              </table:table-cell>
              <table:table-cell office:value-type="float" office:value="13400">
                <text:p>13400</text:p>
              </table:table-cell>
              <table:table-cell office:value-type="float" office:value="121616">
                <text:p>121616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30002">
                <text:p>430002</text:p>
              </table:table-cell>
              <table:table-cell office:value-type="float" office:value="13600">
                <text:p>13600</text:p>
              </table:table-cell>
              <table:table-cell office:value-type="float" office:value="129058">
                <text:p>129058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226806">
                <text:p>226806</text:p>
              </table:table-cell>
              <table:table-cell office:value-type="float" office:value="13800">
                <text:p>13800</text:p>
              </table:table-cell>
              <table:table-cell office:value-type="float" office:value="112152">
                <text:p>112152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8268">
                <text:p>248268</text:p>
              </table:table-cell>
              <table:table-cell office:value-type="float" office:value="14000">
                <text:p>14000</text:p>
              </table:table-cell>
              <table:table-cell office:value-type="float" office:value="119210">
                <text:p>11921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294688">
                <text:p>294688</text:p>
              </table:table-cell>
              <table:table-cell office:value-type="float" office:value="14200">
                <text:p>14200</text:p>
              </table:table-cell>
              <table:table-cell office:value-type="float" office:value="121936">
                <text:p>121936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248076">
                <text:p>248076</text:p>
              </table:table-cell>
              <table:table-cell office:value-type="float" office:value="14400">
                <text:p>14400</text:p>
              </table:table-cell>
              <table:table-cell office:value-type="float" office:value="126010">
                <text:p>12601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248076">
                <text:p>248076</text:p>
              </table:table-cell>
              <table:table-cell office:value-type="float" office:value="14600">
                <text:p>14600</text:p>
              </table:table-cell>
              <table:table-cell office:value-type="float" office:value="128481">
                <text:p>12848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32158">
                <text:p>332158</text:p>
              </table:table-cell>
              <table:table-cell office:value-type="float" office:value="14800">
                <text:p>14800</text:p>
              </table:table-cell>
              <table:table-cell office:value-type="float" office:value="163256">
                <text:p>163256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2910">
                <text:p>312910</text:p>
              </table:table-cell>
              <table:table-cell office:value-type="float" office:value="15000">
                <text:p>15000</text:p>
              </table:table-cell>
              <table:table-cell office:value-type="float" office:value="129796">
                <text:p>12979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69082">
                <text:p>369082</text:p>
              </table:table-cell>
              <table:table-cell office:value-type="float" office:value="15200">
                <text:p>15200</text:p>
              </table:table-cell>
              <table:table-cell office:value-type="float" office:value="135250">
                <text:p>13525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275729">
                <text:p>275729</text:p>
              </table:table-cell>
              <table:table-cell office:value-type="float" office:value="15400">
                <text:p>15400</text:p>
              </table:table-cell>
              <table:table-cell office:value-type="float" office:value="136533">
                <text:p>136533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16952">
                <text:p>316952</text:p>
              </table:table-cell>
              <table:table-cell office:value-type="float" office:value="15600">
                <text:p>15600</text:p>
              </table:table-cell>
              <table:table-cell office:value-type="float" office:value="147504">
                <text:p>147504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282241">
                <text:p>282241</text:p>
              </table:table-cell>
              <table:table-cell office:value-type="float" office:value="15800">
                <text:p>15800</text:p>
              </table:table-cell>
              <table:table-cell office:value-type="float" office:value="133645">
                <text:p>133645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42231">
                <text:p>342231</text:p>
              </table:table-cell>
              <table:table-cell office:value-type="float" office:value="16000">
                <text:p>16000</text:p>
              </table:table-cell>
              <table:table-cell office:value-type="float" office:value="141248">
                <text:p>14124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287021">
                <text:p>287021</text:p>
              </table:table-cell>
              <table:table-cell office:value-type="float" office:value="16200">
                <text:p>16200</text:p>
              </table:table-cell>
              <table:table-cell office:value-type="float" office:value="203581">
                <text:p>203581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24523">
                <text:p>324523</text:p>
              </table:table-cell>
              <table:table-cell office:value-type="float" office:value="16400">
                <text:p>16400</text:p>
              </table:table-cell>
              <table:table-cell office:value-type="float" office:value="135795">
                <text:p>135795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340627">
                <text:p>340627</text:p>
              </table:table-cell>
              <table:table-cell office:value-type="float" office:value="16600">
                <text:p>16600</text:p>
              </table:table-cell>
              <table:table-cell office:value-type="float" office:value="162999">
                <text:p>162999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17818">
                <text:p>317818</text:p>
              </table:table-cell>
              <table:table-cell office:value-type="float" office:value="16800">
                <text:p>16800</text:p>
              </table:table-cell>
              <table:table-cell office:value-type="float" office:value="144713">
                <text:p>144713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95587">
                <text:p>295587</text:p>
              </table:table-cell>
              <table:table-cell office:value-type="float" office:value="17000">
                <text:p>17000</text:p>
              </table:table-cell>
              <table:table-cell office:value-type="float" office:value="297832">
                <text:p>297832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55416">
                <text:p>355416</text:p>
              </table:table-cell>
              <table:table-cell office:value-type="float" office:value="17200">
                <text:p>17200</text:p>
              </table:table-cell>
              <table:table-cell office:value-type="float" office:value="153182">
                <text:p>153182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89908">
                <text:p>289908</text:p>
              </table:table-cell>
              <table:table-cell office:value-type="float" office:value="17400">
                <text:p>17400</text:p>
              </table:table-cell>
              <table:table-cell office:value-type="float" office:value="174387">
                <text:p>174387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08900">
                <text:p>308900</text:p>
              </table:table-cell>
              <table:table-cell office:value-type="float" office:value="17600">
                <text:p>17600</text:p>
              </table:table-cell>
              <table:table-cell office:value-type="float" office:value="153888">
                <text:p>153888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299115">
                <text:p>299115</text:p>
              </table:table-cell>
              <table:table-cell office:value-type="float" office:value="17800">
                <text:p>17800</text:p>
              </table:table-cell>
              <table:table-cell office:value-type="float" office:value="149397">
                <text:p>149397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22014">
                <text:p>422014</text:p>
              </table:table-cell>
              <table:table-cell office:value-type="float" office:value="18000">
                <text:p>18000</text:p>
              </table:table-cell>
              <table:table-cell office:value-type="float" office:value="154337">
                <text:p>1543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98859">
                <text:p>298859</text:p>
              </table:table-cell>
              <table:table-cell office:value-type="float" office:value="18200">
                <text:p>18200</text:p>
              </table:table-cell>
              <table:table-cell office:value-type="float" office:value="161395">
                <text:p>161395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96884">
                <text:p>596884</text:p>
              </table:table-cell>
              <table:table-cell office:value-type="float" office:value="18400">
                <text:p>18400</text:p>
              </table:table-cell>
              <table:table-cell office:value-type="float" office:value="162743">
                <text:p>162743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321411">
                <text:p>321411</text:p>
              </table:table-cell>
              <table:table-cell office:value-type="float" office:value="18600">
                <text:p>18600</text:p>
              </table:table-cell>
              <table:table-cell office:value-type="float" office:value="167554">
                <text:p>167554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524799">
                <text:p>524799</text:p>
              </table:table-cell>
              <table:table-cell office:value-type="float" office:value="18800">
                <text:p>18800</text:p>
              </table:table-cell>
              <table:table-cell office:value-type="float" office:value="192000">
                <text:p>19200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85938">
                <text:p>685938</text:p>
              </table:table-cell>
              <table:table-cell office:value-type="float" office:value="19000">
                <text:p>19000</text:p>
              </table:table-cell>
              <table:table-cell office:value-type="float" office:value="264020">
                <text:p>26402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38311">
                <text:p>438311</text:p>
              </table:table-cell>
              <table:table-cell office:value-type="float" office:value="19200">
                <text:p>19200</text:p>
              </table:table-cell>
              <table:table-cell office:value-type="float" office:value="177628">
                <text:p>177628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456340">
                <text:p>456340</text:p>
              </table:table-cell>
              <table:table-cell office:value-type="float" office:value="19400">
                <text:p>19400</text:p>
              </table:table-cell>
              <table:table-cell office:value-type="float" office:value="186642">
                <text:p>186642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97146">
                <text:p>497146</text:p>
              </table:table-cell>
              <table:table-cell office:value-type="float" office:value="19600">
                <text:p>19600</text:p>
              </table:table-cell>
              <table:table-cell office:value-type="float" office:value="221642">
                <text:p>221642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405718">
                <text:p>405718</text:p>
              </table:table-cell>
              <table:table-cell office:value-type="float" office:value="19800">
                <text:p>19800</text:p>
              </table:table-cell>
              <table:table-cell office:value-type="float" office:value="184236">
                <text:p>184236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0806">
                <text:p>360806</text:p>
              </table:table-cell>
              <table:table-cell office:value-type="float" office:value="20000">
                <text:p>20000</text:p>
              </table:table-cell>
              <table:table-cell office:value-type="float" office:value="260234">
                <text:p>26023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358977">
                <text:p>358977</text:p>
              </table:table-cell>
              <table:table-cell office:value-type="float" office:value="20200">
                <text:p>20200</text:p>
              </table:table-cell>
              <table:table-cell office:value-type="float" office:value="177146">
                <text:p>177146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479887">
                <text:p>479887</text:p>
              </table:table-cell>
              <table:table-cell office:value-type="float" office:value="20400">
                <text:p>20400</text:p>
              </table:table-cell>
              <table:table-cell office:value-type="float" office:value="225651">
                <text:p>225651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371905">
                <text:p>371905</text:p>
              </table:table-cell>
              <table:table-cell office:value-type="float" office:value="20600">
                <text:p>20600</text:p>
              </table:table-cell>
              <table:table-cell office:value-type="float" office:value="198031">
                <text:p>198031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604583">
                <text:p>604583</text:p>
              </table:table-cell>
              <table:table-cell office:value-type="float" office:value="20800">
                <text:p>20800</text:p>
              </table:table-cell>
              <table:table-cell office:value-type="float" office:value="358015">
                <text:p>358015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521852">
                <text:p>1521852</text:p>
              </table:table-cell>
              <table:table-cell office:value-type="float" office:value="21000">
                <text:p>21000</text:p>
              </table:table-cell>
              <table:table-cell office:value-type="float" office:value="267035">
                <text:p>267035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500964">
                <text:p>500964</text:p>
              </table:table-cell>
              <table:table-cell office:value-type="float" office:value="21200">
                <text:p>21200</text:p>
              </table:table-cell>
              <table:table-cell office:value-type="float" office:value="193668">
                <text:p>193668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482069">
                <text:p>482069</text:p>
              </table:table-cell>
              <table:table-cell office:value-type="float" office:value="21400">
                <text:p>21400</text:p>
              </table:table-cell>
              <table:table-cell office:value-type="float" office:value="241563">
                <text:p>241563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332483">
                <text:p>1332483</text:p>
              </table:table-cell>
              <table:table-cell office:value-type="float" office:value="21600">
                <text:p>21600</text:p>
              </table:table-cell>
              <table:table-cell office:value-type="float" office:value="212178">
                <text:p>212178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867223">
                <text:p>867223</text:p>
              </table:table-cell>
              <table:table-cell office:value-type="float" office:value="21800">
                <text:p>21800</text:p>
              </table:table-cell>
              <table:table-cell office:value-type="float" office:value="299115">
                <text:p>299115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815863">
                <text:p>815863</text:p>
              </table:table-cell>
              <table:table-cell office:value-type="float" office:value="22000">
                <text:p>22000</text:p>
              </table:table-cell>
              <table:table-cell office:value-type="float" office:value="226967">
                <text:p>226967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2103530">
                <text:p>2103530</text:p>
              </table:table-cell>
              <table:table-cell office:value-type="float" office:value="22200">
                <text:p>22200</text:p>
              </table:table-cell>
              <table:table-cell office:value-type="float" office:value="340788">
                <text:p>340788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707432">
                <text:p>707432</text:p>
              </table:table-cell>
              <table:table-cell office:value-type="float" office:value="22400">
                <text:p>22400</text:p>
              </table:table-cell>
              <table:table-cell office:value-type="float" office:value="210093">
                <text:p>210093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580876">
                <text:p>580876</text:p>
              </table:table-cell>
              <table:table-cell office:value-type="float" office:value="22600">
                <text:p>22600</text:p>
              </table:table-cell>
              <table:table-cell office:value-type="float" office:value="221546">
                <text:p>221546</text:p>
              </table:table-cell>
              <table:table-cell office:value-type="float" office:value="11300">
                <text:p>11300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445401">
                <text:p>445401</text:p>
              </table:table-cell>
              <table:table-cell office:value-type="float" office:value="22800">
                <text:p>22800</text:p>
              </table:table-cell>
              <table:table-cell office:value-type="float" office:value="251989">
                <text:p>251989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755905">
                <text:p>755905</text:p>
              </table:table-cell>
              <table:table-cell office:value-type="float" office:value="23000">
                <text:p>23000</text:p>
              </table:table-cell>
              <table:table-cell office:value-type="float" office:value="263314">
                <text:p>263314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372871">
                <text:p>1372871</text:p>
              </table:table-cell>
              <table:table-cell office:value-type="float" office:value="23200">
                <text:p>23200</text:p>
              </table:table-cell>
              <table:table-cell office:value-type="float" office:value="282209">
                <text:p>282209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449796">
                <text:p>449796</text:p>
              </table:table-cell>
              <table:table-cell office:value-type="float" office:value="23400">
                <text:p>23400</text:p>
              </table:table-cell>
              <table:table-cell office:value-type="float" office:value="202746">
                <text:p>202746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442578">
                <text:p>442578</text:p>
              </table:table-cell>
              <table:table-cell office:value-type="float" office:value="23600">
                <text:p>23600</text:p>
              </table:table-cell>
              <table:table-cell office:value-type="float" office:value="293662">
                <text:p>293662</text:p>
              </table:table-cell>
              <table:table-cell office:value-type="float" office:value="11800">
                <text:p>11800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430548">
                <text:p>430548</text:p>
              </table:table-cell>
              <table:table-cell office:value-type="float" office:value="23800">
                <text:p>23800</text:p>
              </table:table-cell>
              <table:table-cell office:value-type="float" office:value="202362">
                <text:p>202362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874121">
                <text:p>874121</text:p>
              </table:table-cell>
              <table:table-cell office:value-type="float" office:value="24000">
                <text:p>24000</text:p>
              </table:table-cell>
              <table:table-cell office:value-type="float" office:value="256321">
                <text:p>25632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526435">
                <text:p>526435</text:p>
              </table:table-cell>
              <table:table-cell office:value-type="float" office:value="24200">
                <text:p>24200</text:p>
              </table:table-cell>
              <table:table-cell office:value-type="float" office:value="220968">
                <text:p>220968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427179">
                <text:p>427179</text:p>
              </table:table-cell>
              <table:table-cell office:value-type="float" office:value="24400">
                <text:p>24400</text:p>
              </table:table-cell>
              <table:table-cell office:value-type="float" office:value="399109">
                <text:p>399109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424613">
                <text:p>424613</text:p>
              </table:table-cell>
              <table:table-cell office:value-type="float" office:value="24600">
                <text:p>24600</text:p>
              </table:table-cell>
              <table:table-cell office:value-type="float" office:value="227320">
                <text:p>227320</text:p>
              </table:table-cell>
              <table:table-cell office:value-type="float" office:value="12300">
                <text:p>12300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678977">
                <text:p>678977</text:p>
              </table:table-cell>
              <table:table-cell office:value-type="float" office:value="24800">
                <text:p>24800</text:p>
              </table:table-cell>
              <table:table-cell office:value-type="float" office:value="211151">
                <text:p>211151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449187">
                <text:p>449187</text:p>
              </table:table-cell>
              <table:table-cell office:value-type="float" office:value="25000">
                <text:p>25000</text:p>
              </table:table-cell>
              <table:table-cell office:value-type="float" office:value="228699">
                <text:p>228699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433948">
                <text:p>433948</text:p>
              </table:table-cell>
              <table:table-cell office:value-type="float" office:value="25200">
                <text:p>25200</text:p>
              </table:table-cell>
              <table:table-cell office:value-type="float" office:value="212948">
                <text:p>212948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957561">
                <text:p>957561</text:p>
              </table:table-cell>
              <table:table-cell office:value-type="float" office:value="25400">
                <text:p>25400</text:p>
              </table:table-cell>
              <table:table-cell office:value-type="float" office:value="211440">
                <text:p>211440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583186">
                <text:p>583186</text:p>
              </table:table-cell>
              <table:table-cell office:value-type="float" office:value="25600">
                <text:p>25600</text:p>
              </table:table-cell>
              <table:table-cell office:value-type="float" office:value="278231">
                <text:p>278231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423041">
                <text:p>423041</text:p>
              </table:table-cell>
              <table:table-cell office:value-type="float" office:value="25800">
                <text:p>25800</text:p>
              </table:table-cell>
              <table:table-cell office:value-type="float" office:value="238323">
                <text:p>238323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48834">
                <text:p>448834</text:p>
              </table:table-cell>
              <table:table-cell office:value-type="float" office:value="26000">
                <text:p>26000</text:p>
              </table:table-cell>
              <table:table-cell office:value-type="float" office:value="246247">
                <text:p>24624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459356">
                <text:p>459356</text:p>
              </table:table-cell>
              <table:table-cell office:value-type="float" office:value="26200">
                <text:p>26200</text:p>
              </table:table-cell>
              <table:table-cell office:value-type="float" office:value="214327">
                <text:p>214327</text:p>
              </table:table-cell>
              <table:table-cell office:value-type="float" office:value="13100">
                <text:p>1310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427982">
                <text:p>427982</text:p>
              </table:table-cell>
              <table:table-cell office:value-type="float" office:value="26400">
                <text:p>26400</text:p>
              </table:table-cell>
              <table:table-cell office:value-type="float" office:value="214744">
                <text:p>214744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508214">
                <text:p>508214</text:p>
              </table:table-cell>
              <table:table-cell office:value-type="float" office:value="26600">
                <text:p>26600</text:p>
              </table:table-cell>
              <table:table-cell office:value-type="float" office:value="254011">
                <text:p>254011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435616">
                <text:p>435616</text:p>
              </table:table-cell>
              <table:table-cell office:value-type="float" office:value="26800">
                <text:p>26800</text:p>
              </table:table-cell>
              <table:table-cell office:value-type="float" office:value="421309">
                <text:p>421309</text:p>
              </table:table-cell>
              <table:table-cell office:value-type="float" office:value="13400">
                <text:p>1340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438632">
                <text:p>438632</text:p>
              </table:table-cell>
              <table:table-cell office:value-type="float" office:value="27000">
                <text:p>27000</text:p>
              </table:table-cell>
              <table:table-cell office:value-type="float" office:value="221385">
                <text:p>221385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452972">
                <text:p>452972</text:p>
              </table:table-cell>
              <table:table-cell office:value-type="float" office:value="27200">
                <text:p>27200</text:p>
              </table:table-cell>
              <table:table-cell office:value-type="float" office:value="220294">
                <text:p>220294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437574">
                <text:p>437574</text:p>
              </table:table-cell>
              <table:table-cell office:value-type="float" office:value="27400">
                <text:p>27400</text:p>
              </table:table-cell>
              <table:table-cell office:value-type="float" office:value="221738">
                <text:p>221738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480689">
                <text:p>480689</text:p>
              </table:table-cell>
              <table:table-cell office:value-type="float" office:value="27600">
                <text:p>27600</text:p>
              </table:table-cell>
              <table:table-cell office:value-type="float" office:value="228539">
                <text:p>22853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453325">
                <text:p>453325</text:p>
              </table:table-cell>
              <table:table-cell office:value-type="float" office:value="27800">
                <text:p>27800</text:p>
              </table:table-cell>
              <table:table-cell office:value-type="float" office:value="251027">
                <text:p>251027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51592">
                <text:p>451592</text:p>
              </table:table-cell>
              <table:table-cell office:value-type="float" office:value="28000">
                <text:p>28000</text:p>
              </table:table-cell>
              <table:table-cell office:value-type="float" office:value="231779">
                <text:p>231779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532338">
                <text:p>532338</text:p>
              </table:table-cell>
              <table:table-cell office:value-type="float" office:value="28200">
                <text:p>28200</text:p>
              </table:table-cell>
              <table:table-cell office:value-type="float" office:value="263250">
                <text:p>263250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459484">
                <text:p>459484</text:p>
              </table:table-cell>
              <table:table-cell office:value-type="float" office:value="28400">
                <text:p>28400</text:p>
              </table:table-cell>
              <table:table-cell office:value-type="float" office:value="268832">
                <text:p>268832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466414">
                <text:p>466414</text:p>
              </table:table-cell>
              <table:table-cell office:value-type="float" office:value="28600">
                <text:p>28600</text:p>
              </table:table-cell>
              <table:table-cell office:value-type="float" office:value="233062">
                <text:p>233062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485534">
                <text:p>485534</text:p>
              </table:table-cell>
              <table:table-cell office:value-type="float" office:value="28800">
                <text:p>28800</text:p>
              </table:table-cell>
              <table:table-cell office:value-type="float" office:value="235692">
                <text:p>235692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474594">
                <text:p>474594</text:p>
              </table:table-cell>
              <table:table-cell office:value-type="float" office:value="29000">
                <text:p>29000</text:p>
              </table:table-cell>
              <table:table-cell office:value-type="float" office:value="235051">
                <text:p>23505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500451">
                <text:p>500451</text:p>
              </table:table-cell>
              <table:table-cell office:value-type="float" office:value="29200">
                <text:p>29200</text:p>
              </table:table-cell>
              <table:table-cell office:value-type="float" office:value="236751">
                <text:p>236751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467953">
                <text:p>467953</text:p>
              </table:table-cell>
              <table:table-cell office:value-type="float" office:value="29400">
                <text:p>29400</text:p>
              </table:table-cell>
              <table:table-cell office:value-type="float" office:value="243777">
                <text:p>243777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480657">
                <text:p>480657</text:p>
              </table:table-cell>
              <table:table-cell office:value-type="float" office:value="29600">
                <text:p>29600</text:p>
              </table:table-cell>
              <table:table-cell office:value-type="float" office:value="241146">
                <text:p>241146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571059">
                <text:p>571059</text:p>
              </table:table-cell>
              <table:table-cell office:value-type="float" office:value="29800">
                <text:p>29800</text:p>
              </table:table-cell>
              <table:table-cell office:value-type="float" office:value="254396">
                <text:p>254396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90987">
                <text:p>490987</text:p>
              </table:table-cell>
              <table:table-cell office:value-type="float" office:value="30000">
                <text:p>30000</text:p>
              </table:table-cell>
              <table:table-cell office:value-type="float" office:value="362634">
                <text:p>362634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499969">
                <text:p>499969</text:p>
              </table:table-cell>
              <table:table-cell office:value-type="float" office:value="30200">
                <text:p>30200</text:p>
              </table:table-cell>
              <table:table-cell office:value-type="float" office:value="261197">
                <text:p>261197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677597">
                <text:p>677597</text:p>
              </table:table-cell>
              <table:table-cell office:value-type="float" office:value="30400">
                <text:p>30400</text:p>
              </table:table-cell>
              <table:table-cell office:value-type="float" office:value="248525">
                <text:p>248525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585912">
                <text:p>585912</text:p>
              </table:table-cell>
              <table:table-cell office:value-type="float" office:value="30600">
                <text:p>30600</text:p>
              </table:table-cell>
              <table:table-cell office:value-type="float" office:value="247819">
                <text:p>247819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530670">
                <text:p>530670</text:p>
              </table:table-cell>
              <table:table-cell office:value-type="float" office:value="30800">
                <text:p>30800</text:p>
              </table:table-cell>
              <table:table-cell office:value-type="float" office:value="339986">
                <text:p>339986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515753">
                <text:p>515753</text:p>
              </table:table-cell>
              <table:table-cell office:value-type="float" office:value="31000">
                <text:p>31000</text:p>
              </table:table-cell>
              <table:table-cell office:value-type="float" office:value="263250">
                <text:p>263250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647474">
                <text:p>647474</text:p>
              </table:table-cell>
              <table:table-cell office:value-type="float" office:value="31200">
                <text:p>31200</text:p>
              </table:table-cell>
              <table:table-cell office:value-type="float" office:value="266393">
                <text:p>266393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575743">
                <text:p>575743</text:p>
              </table:table-cell>
              <table:table-cell office:value-type="float" office:value="31400">
                <text:p>31400</text:p>
              </table:table-cell>
              <table:table-cell office:value-type="float" office:value="258502">
                <text:p>258502</text:p>
              </table:table-cell>
              <table:table-cell office:value-type="float" office:value="15700">
                <text:p>1570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508727">
                <text:p>508727</text:p>
              </table:table-cell>
              <table:table-cell office:value-type="float" office:value="31600">
                <text:p>31600</text:p>
              </table:table-cell>
              <table:table-cell office:value-type="float" office:value="308868">
                <text:p>308868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634738">
                <text:p>634738</text:p>
              </table:table-cell>
              <table:table-cell office:value-type="float" office:value="31800">
                <text:p>31800</text:p>
              </table:table-cell>
              <table:table-cell office:value-type="float" office:value="270307">
                <text:p>270307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19917">
                <text:p>619917</text:p>
              </table:table-cell>
              <table:table-cell office:value-type="float" office:value="32000">
                <text:p>32000</text:p>
              </table:table-cell>
              <table:table-cell office:value-type="float" office:value="260042">
                <text:p>260042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616549">
                <text:p>616549</text:p>
              </table:table-cell>
              <table:table-cell office:value-type="float" office:value="32200">
                <text:p>32200</text:p>
              </table:table-cell>
              <table:table-cell office:value-type="float" office:value="277140">
                <text:p>27714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552035">
                <text:p>552035</text:p>
              </table:table-cell>
              <table:table-cell office:value-type="float" office:value="32400">
                <text:p>32400</text:p>
              </table:table-cell>
              <table:table-cell office:value-type="float" office:value="308579">
                <text:p>308579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531183">
                <text:p>531183</text:p>
              </table:table-cell>
              <table:table-cell office:value-type="float" office:value="32600">
                <text:p>32600</text:p>
              </table:table-cell>
              <table:table-cell office:value-type="float" office:value="271173">
                <text:p>271173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627905">
                <text:p>627905</text:p>
              </table:table-cell>
              <table:table-cell office:value-type="float" office:value="32800">
                <text:p>32800</text:p>
              </table:table-cell>
              <table:table-cell office:value-type="float" office:value="294015">
                <text:p>294015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613565">
                <text:p>613565</text:p>
              </table:table-cell>
              <table:table-cell office:value-type="float" office:value="33000">
                <text:p>33000</text:p>
              </table:table-cell>
              <table:table-cell office:value-type="float" office:value="268960">
                <text:p>268960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569808">
                <text:p>569808</text:p>
              </table:table-cell>
              <table:table-cell office:value-type="float" office:value="33200">
                <text:p>33200</text:p>
              </table:table-cell>
              <table:table-cell office:value-type="float" office:value="331228">
                <text:p>331228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542379">
                <text:p>542379</text:p>
              </table:table-cell>
              <table:table-cell office:value-type="float" office:value="33400">
                <text:p>33400</text:p>
              </table:table-cell>
              <table:table-cell office:value-type="float" office:value="365393">
                <text:p>365393</text:p>
              </table:table-cell>
              <table:table-cell office:value-type="float" office:value="16700">
                <text:p>1670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637914">
                <text:p>637914</text:p>
              </table:table-cell>
              <table:table-cell office:value-type="float" office:value="33600">
                <text:p>33600</text:p>
              </table:table-cell>
              <table:table-cell office:value-type="float" office:value="269217">
                <text:p>269217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675063">
                <text:p>675063</text:p>
              </table:table-cell>
              <table:table-cell office:value-type="float" office:value="33800">
                <text:p>33800</text:p>
              </table:table-cell>
              <table:table-cell office:value-type="float" office:value="290293">
                <text:p>290293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686612">
                <text:p>686612</text:p>
              </table:table-cell>
              <table:table-cell office:value-type="float" office:value="34000">
                <text:p>34000</text:p>
              </table:table-cell>
              <table:table-cell office:value-type="float" office:value="284455">
                <text:p>28445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541577">
                <text:p>541577</text:p>
              </table:table-cell>
              <table:table-cell office:value-type="float" office:value="34200">
                <text:p>34200</text:p>
              </table:table-cell>
              <table:table-cell office:value-type="float" office:value="368152">
                <text:p>368152</text:p>
              </table:table-cell>
              <table:table-cell office:value-type="float" office:value="17100">
                <text:p>17100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594125">
                <text:p>594125</text:p>
              </table:table-cell>
              <table:table-cell office:value-type="float" office:value="34400">
                <text:p>34400</text:p>
              </table:table-cell>
              <table:table-cell office:value-type="float" office:value="305210">
                <text:p>305210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598520">
                <text:p>598520</text:p>
              </table:table-cell>
              <table:table-cell office:value-type="float" office:value="34600">
                <text:p>34600</text:p>
              </table:table-cell>
              <table:table-cell office:value-type="float" office:value="285321">
                <text:p>285321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691873">
                <text:p>691873</text:p>
              </table:table-cell>
              <table:table-cell office:value-type="float" office:value="34800">
                <text:p>34800</text:p>
              </table:table-cell>
              <table:table-cell office:value-type="float" office:value="277750">
                <text:p>277750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644683">
                <text:p>644683</text:p>
              </table:table-cell>
              <table:table-cell office:value-type="float" office:value="35000">
                <text:p>35000</text:p>
              </table:table-cell>
              <table:table-cell office:value-type="float" office:value="288272">
                <text:p>288272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803448">
                <text:p>803448</text:p>
              </table:table-cell>
              <table:table-cell office:value-type="float" office:value="35200">
                <text:p>35200</text:p>
              </table:table-cell>
              <table:table-cell office:value-type="float" office:value="327218">
                <text:p>327218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642887">
                <text:p>642887</text:p>
              </table:table-cell>
              <table:table-cell office:value-type="float" office:value="35400">
                <text:p>35400</text:p>
              </table:table-cell>
              <table:table-cell office:value-type="float" office:value="385251">
                <text:p>385251</text:p>
              </table:table-cell>
              <table:table-cell office:value-type="float" office:value="17700">
                <text:p>1770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698803">
                <text:p>698803</text:p>
              </table:table-cell>
              <table:table-cell office:value-type="float" office:value="35600">
                <text:p>35600</text:p>
              </table:table-cell>
              <table:table-cell office:value-type="float" office:value="371167">
                <text:p>371167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595248">
                <text:p>595248</text:p>
              </table:table-cell>
              <table:table-cell office:value-type="float" office:value="35800">
                <text:p>35800</text:p>
              </table:table-cell>
              <table:table-cell office:value-type="float" office:value="339985">
                <text:p>339985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20270">
                <text:p>620270</text:p>
              </table:table-cell>
              <table:table-cell office:value-type="float" office:value="36000">
                <text:p>36000</text:p>
              </table:table-cell>
              <table:table-cell office:value-type="float" office:value="323208">
                <text:p>323208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720906">
                <text:p>720906</text:p>
              </table:table-cell>
              <table:table-cell office:value-type="float" office:value="36200">
                <text:p>36200</text:p>
              </table:table-cell>
              <table:table-cell office:value-type="float" office:value="290774">
                <text:p>290774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662007">
                <text:p>662007</text:p>
              </table:table-cell>
              <table:table-cell office:value-type="float" office:value="36400">
                <text:p>36400</text:p>
              </table:table-cell>
              <table:table-cell office:value-type="float" office:value="298827">
                <text:p>298827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710576">
                <text:p>710576</text:p>
              </table:table-cell>
              <table:table-cell office:value-type="float" office:value="36600">
                <text:p>36600</text:p>
              </table:table-cell>
              <table:table-cell office:value-type="float" office:value="325068">
                <text:p>325068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596723">
                <text:p>596723</text:p>
              </table:table-cell>
              <table:table-cell office:value-type="float" office:value="36800">
                <text:p>36800</text:p>
              </table:table-cell>
              <table:table-cell office:value-type="float" office:value="350957">
                <text:p>350957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584212">
                <text:p>584212</text:p>
              </table:table-cell>
              <table:table-cell office:value-type="float" office:value="37000">
                <text:p>37000</text:p>
              </table:table-cell>
              <table:table-cell office:value-type="float" office:value="367478">
                <text:p>367478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618313">
                <text:p>618313</text:p>
              </table:table-cell>
              <table:table-cell office:value-type="float" office:value="37200">
                <text:p>37200</text:p>
              </table:table-cell>
              <table:table-cell office:value-type="float" office:value="294624">
                <text:p>294624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691424">
                <text:p>691424</text:p>
              </table:table-cell>
              <table:table-cell office:value-type="float" office:value="37400">
                <text:p>37400</text:p>
              </table:table-cell>
              <table:table-cell office:value-type="float" office:value="314097">
                <text:p>314097</text:p>
              </table:table-cell>
              <table:table-cell office:value-type="float" office:value="18700">
                <text:p>1870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729824">
                <text:p>729824</text:p>
              </table:table-cell>
              <table:table-cell office:value-type="float" office:value="37600">
                <text:p>37600</text:p>
              </table:table-cell>
              <table:table-cell office:value-type="float" office:value="303157">
                <text:p>303157</text:p>
              </table:table-cell>
              <table:table-cell office:value-type="float" office:value="18800">
                <text:p>18800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753916">
                <text:p>753916</text:p>
              </table:table-cell>
              <table:table-cell office:value-type="float" office:value="37800">
                <text:p>37800</text:p>
              </table:table-cell>
              <table:table-cell office:value-type="float" office:value="327153">
                <text:p>327153</text:p>
              </table:table-cell>
              <table:table-cell office:value-type="float" office:value="18900">
                <text:p>1890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648725">
                <text:p>648725</text:p>
              </table:table-cell>
              <table:table-cell office:value-type="float" office:value="38000">
                <text:p>38000</text:p>
              </table:table-cell>
              <table:table-cell office:value-type="float" office:value="307681">
                <text:p>307681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662327">
                <text:p>662327</text:p>
              </table:table-cell>
              <table:table-cell office:value-type="float" office:value="38200">
                <text:p>38200</text:p>
              </table:table-cell>
              <table:table-cell office:value-type="float" office:value="359683">
                <text:p>359683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652062">
                <text:p>652062</text:p>
              </table:table-cell>
              <table:table-cell office:value-type="float" office:value="38400">
                <text:p>38400</text:p>
              </table:table-cell>
              <table:table-cell office:value-type="float" office:value="434943">
                <text:p>434943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661076">
                <text:p>661076</text:p>
              </table:table-cell>
              <table:table-cell office:value-type="float" office:value="38600">
                <text:p>38600</text:p>
              </table:table-cell>
              <table:table-cell office:value-type="float" office:value="368729">
                <text:p>368729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658189">
                <text:p>658189</text:p>
              </table:table-cell>
              <table:table-cell office:value-type="float" office:value="38800">
                <text:p>38800</text:p>
              </table:table-cell>
              <table:table-cell office:value-type="float" office:value="443765">
                <text:p>443765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712244">
                <text:p>712244</text:p>
              </table:table-cell>
              <table:table-cell office:value-type="float" office:value="39000">
                <text:p>39000</text:p>
              </table:table-cell>
              <table:table-cell office:value-type="float" office:value="337579">
                <text:p>337579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730177">
                <text:p>730177</text:p>
              </table:table-cell>
              <table:table-cell office:value-type="float" office:value="39200">
                <text:p>39200</text:p>
              </table:table-cell>
              <table:table-cell office:value-type="float" office:value="348423">
                <text:p>348423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750355">
                <text:p>750355</text:p>
              </table:table-cell>
              <table:table-cell office:value-type="float" office:value="39400">
                <text:p>39400</text:p>
              </table:table-cell>
              <table:table-cell office:value-type="float" office:value="327506">
                <text:p>327506</text:p>
              </table:table-cell>
              <table:table-cell office:value-type="float" office:value="19700">
                <text:p>1970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667171">
                <text:p>667171</text:p>
              </table:table-cell>
              <table:table-cell office:value-type="float" office:value="39600">
                <text:p>39600</text:p>
              </table:table-cell>
              <table:table-cell office:value-type="float" office:value="367157">
                <text:p>367157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751061">
                <text:p>751061</text:p>
              </table:table-cell>
              <table:table-cell office:value-type="float" office:value="39800">
                <text:p>39800</text:p>
              </table:table-cell>
              <table:table-cell office:value-type="float" office:value="313648">
                <text:p>313648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40186">
                <text:p>740186</text:p>
              </table:table-cell>
              <table:table-cell office:value-type="float" office:value="40000">
                <text:p>40000</text:p>
              </table:table-cell>
              <table:table-cell office:value-type="float" office:value="327570">
                <text:p>32757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707785">
                <text:p>707785</text:p>
              </table:table-cell>
              <table:table-cell office:value-type="float" office:value="40200">
                <text:p>40200</text:p>
              </table:table-cell>
              <table:table-cell office:value-type="float" office:value="319165">
                <text:p>319165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765722">
                <text:p>765722</text:p>
              </table:table-cell>
              <table:table-cell office:value-type="float" office:value="40400">
                <text:p>40400</text:p>
              </table:table-cell>
              <table:table-cell office:value-type="float" office:value="401194">
                <text:p>401194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726680">
                <text:p>726680</text:p>
              </table:table-cell>
              <table:table-cell office:value-type="float" office:value="40600">
                <text:p>40600</text:p>
              </table:table-cell>
              <table:table-cell office:value-type="float" office:value="328244">
                <text:p>328244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776982">
                <text:p>776982</text:p>
              </table:table-cell>
              <table:table-cell office:value-type="float" office:value="40800">
                <text:p>40800</text:p>
              </table:table-cell>
              <table:table-cell office:value-type="float" office:value="371392">
                <text:p>371392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763155">
                <text:p>763155</text:p>
              </table:table-cell>
              <table:table-cell office:value-type="float" office:value="41000">
                <text:p>41000</text:p>
              </table:table-cell>
              <table:table-cell office:value-type="float" office:value="342969">
                <text:p>342969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736336">
                <text:p>736336</text:p>
              </table:table-cell>
              <table:table-cell office:value-type="float" office:value="41200">
                <text:p>41200</text:p>
              </table:table-cell>
              <table:table-cell office:value-type="float" office:value="430227">
                <text:p>430227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897636">
                <text:p>897636</text:p>
              </table:table-cell>
              <table:table-cell office:value-type="float" office:value="41400">
                <text:p>41400</text:p>
              </table:table-cell>
              <table:table-cell office:value-type="float" office:value="325582">
                <text:p>325582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789846">
                <text:p>789846</text:p>
              </table:table-cell>
              <table:table-cell office:value-type="float" office:value="41600">
                <text:p>41600</text:p>
              </table:table-cell>
              <table:table-cell office:value-type="float" office:value="369499">
                <text:p>369499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800272">
                <text:p>800272</text:p>
              </table:table-cell>
              <table:table-cell office:value-type="float" office:value="41800">
                <text:p>41800</text:p>
              </table:table-cell>
              <table:table-cell office:value-type="float" office:value="334660">
                <text:p>334660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819167">
                <text:p>819167</text:p>
              </table:table-cell>
              <table:table-cell office:value-type="float" office:value="42000">
                <text:p>42000</text:p>
              </table:table-cell>
              <table:table-cell office:value-type="float" office:value="342135">
                <text:p>342135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800625">
                <text:p>800625</text:p>
              </table:table-cell>
              <table:table-cell office:value-type="float" office:value="42200">
                <text:p>42200</text:p>
              </table:table-cell>
              <table:table-cell office:value-type="float" office:value="417684">
                <text:p>417684</text:p>
              </table:table-cell>
              <table:table-cell office:value-type="float" office:value="21100">
                <text:p>21100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758439">
                <text:p>758439</text:p>
              </table:table-cell>
              <table:table-cell office:value-type="float" office:value="42400">
                <text:p>42400</text:p>
              </table:table-cell>
              <table:table-cell office:value-type="float" office:value="349096">
                <text:p>349096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718082">
                <text:p>718082</text:p>
              </table:table-cell>
              <table:table-cell office:value-type="float" office:value="42600">
                <text:p>42600</text:p>
              </table:table-cell>
              <table:table-cell office:value-type="float" office:value="352016">
                <text:p>352016</text:p>
              </table:table-cell>
              <table:table-cell office:value-type="float" office:value="21300">
                <text:p>21300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707047">
                <text:p>707047</text:p>
              </table:table-cell>
              <table:table-cell office:value-type="float" office:value="42800">
                <text:p>42800</text:p>
              </table:table-cell>
              <table:table-cell office:value-type="float" office:value="355545">
                <text:p>355545</text:p>
              </table:table-cell>
              <table:table-cell office:value-type="float" office:value="21400">
                <text:p>21400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897283">
                <text:p>897283</text:p>
              </table:table-cell>
              <table:table-cell office:value-type="float" office:value="43000">
                <text:p>43000</text:p>
              </table:table-cell>
              <table:table-cell office:value-type="float" office:value="380310">
                <text:p>380310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751992">
                <text:p>751992</text:p>
              </table:table-cell>
              <table:table-cell office:value-type="float" office:value="43200">
                <text:p>43200</text:p>
              </table:table-cell>
              <table:table-cell office:value-type="float" office:value="384673">
                <text:p>384673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785323">
                <text:p>785323</text:p>
              </table:table-cell>
              <table:table-cell office:value-type="float" office:value="43400">
                <text:p>43400</text:p>
              </table:table-cell>
              <table:table-cell office:value-type="float" office:value="372643">
                <text:p>372643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760589">
                <text:p>760589</text:p>
              </table:table-cell>
              <table:table-cell office:value-type="float" office:value="43600">
                <text:p>43600</text:p>
              </table:table-cell>
              <table:table-cell office:value-type="float" office:value="354646">
                <text:p>35464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803191">
                <text:p>803191</text:p>
              </table:table-cell>
              <table:table-cell office:value-type="float" office:value="43800">
                <text:p>43800</text:p>
              </table:table-cell>
              <table:table-cell office:value-type="float" office:value="379829">
                <text:p>379829</text:p>
              </table:table-cell>
              <table:table-cell office:value-type="float" office:value="21900">
                <text:p>2190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754975">
                <text:p>754975</text:p>
              </table:table-cell>
              <table:table-cell office:value-type="float" office:value="44000">
                <text:p>44000</text:p>
              </table:table-cell>
              <table:table-cell office:value-type="float" office:value="370782">
                <text:p>37078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731075">
                <text:p>731075</text:p>
              </table:table-cell>
              <table:table-cell office:value-type="float" office:value="44200">
                <text:p>44200</text:p>
              </table:table-cell>
              <table:table-cell office:value-type="float" office:value="385796">
                <text:p>385796</text:p>
              </table:table-cell>
              <table:table-cell office:value-type="float" office:value="22100">
                <text:p>22100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935907">
                <text:p>935907</text:p>
              </table:table-cell>
              <table:table-cell office:value-type="float" office:value="44400">
                <text:p>44400</text:p>
              </table:table-cell>
              <table:table-cell office:value-type="float" office:value="357566">
                <text:p>357566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803801">
                <text:p>803801</text:p>
              </table:table-cell>
              <table:table-cell office:value-type="float" office:value="44600">
                <text:p>44600</text:p>
              </table:table-cell>
              <table:table-cell office:value-type="float" office:value="377102">
                <text:p>377102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743105">
                <text:p>743105</text:p>
              </table:table-cell>
              <table:table-cell office:value-type="float" office:value="44800">
                <text:p>44800</text:p>
              </table:table-cell>
              <table:table-cell office:value-type="float" office:value="417876">
                <text:p>417876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782788">
                <text:p>782788</text:p>
              </table:table-cell>
              <table:table-cell office:value-type="float" office:value="45000">
                <text:p>45000</text:p>
              </table:table-cell>
              <table:table-cell office:value-type="float" office:value="370654">
                <text:p>370654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763252">
                <text:p>763252</text:p>
              </table:table-cell>
              <table:table-cell office:value-type="float" office:value="45200">
                <text:p>45200</text:p>
              </table:table-cell>
              <table:table-cell office:value-type="float" office:value="368954">
                <text:p>368954</text:p>
              </table:table-cell>
              <table:table-cell office:value-type="float" office:value="22600">
                <text:p>2260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752569">
                <text:p>752569</text:p>
              </table:table-cell>
              <table:table-cell office:value-type="float" office:value="45400">
                <text:p>45400</text:p>
              </table:table-cell>
              <table:table-cell office:value-type="float" office:value="389357">
                <text:p>389357</text:p>
              </table:table-cell>
              <table:table-cell office:value-type="float" office:value="22700">
                <text:p>22700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783141">
                <text:p>783141</text:p>
              </table:table-cell>
              <table:table-cell office:value-type="float" office:value="45600">
                <text:p>45600</text:p>
              </table:table-cell>
              <table:table-cell office:value-type="float" office:value="368248">
                <text:p>368248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773197">
                <text:p>773197</text:p>
              </table:table-cell>
              <table:table-cell office:value-type="float" office:value="45800">
                <text:p>45800</text:p>
              </table:table-cell>
              <table:table-cell office:value-type="float" office:value="375338">
                <text:p>375338</text:p>
              </table:table-cell>
              <table:table-cell office:value-type="float" office:value="22900">
                <text:p>2290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765689">
                <text:p>765689</text:p>
              </table:table-cell>
              <table:table-cell office:value-type="float" office:value="46000">
                <text:p>46000</text:p>
              </table:table-cell>
              <table:table-cell office:value-type="float" office:value="371905">
                <text:p>371905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783237">
                <text:p>783237</text:p>
              </table:table-cell>
              <table:table-cell office:value-type="float" office:value="46200">
                <text:p>46200</text:p>
              </table:table-cell>
              <table:table-cell office:value-type="float" office:value="407579">
                <text:p>407579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874890">
                <text:p>874890</text:p>
              </table:table-cell>
              <table:table-cell office:value-type="float" office:value="46400">
                <text:p>46400</text:p>
              </table:table-cell>
              <table:table-cell office:value-type="float" office:value="394169">
                <text:p>394169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812238">
                <text:p>812238</text:p>
              </table:table-cell>
              <table:table-cell office:value-type="float" office:value="46600">
                <text:p>46600</text:p>
              </table:table-cell>
              <table:table-cell office:value-type="float" office:value="399558">
                <text:p>399558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969335">
                <text:p>969335</text:p>
              </table:table-cell>
              <table:table-cell office:value-type="float" office:value="46800">
                <text:p>46800</text:p>
              </table:table-cell>
              <table:table-cell office:value-type="float" office:value="416657">
                <text:p>416657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834662">
                <text:p>834662</text:p>
              </table:table-cell>
              <table:table-cell office:value-type="float" office:value="47000">
                <text:p>47000</text:p>
              </table:table-cell>
              <table:table-cell office:value-type="float" office:value="510331">
                <text:p>510331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745736">
                <text:p>745736</text:p>
              </table:table-cell>
              <table:table-cell office:value-type="float" office:value="47200">
                <text:p>47200</text:p>
              </table:table-cell>
              <table:table-cell office:value-type="float" office:value="519538">
                <text:p>519538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807907">
                <text:p>807907</text:p>
              </table:table-cell>
              <table:table-cell office:value-type="float" office:value="47400">
                <text:p>47400</text:p>
              </table:table-cell>
              <table:table-cell office:value-type="float" office:value="464745">
                <text:p>464745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837902">
                <text:p>837902</text:p>
              </table:table-cell>
              <table:table-cell office:value-type="float" office:value="47600">
                <text:p>47600</text:p>
              </table:table-cell>
              <table:table-cell office:value-type="float" office:value="391859">
                <text:p>391859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853846">
                <text:p>853846</text:p>
              </table:table-cell>
              <table:table-cell office:value-type="float" office:value="47800">
                <text:p>47800</text:p>
              </table:table-cell>
              <table:table-cell office:value-type="float" office:value="391281">
                <text:p>391281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17622">
                <text:p>917622</text:p>
              </table:table-cell>
              <table:table-cell office:value-type="float" office:value="48000">
                <text:p>48000</text:p>
              </table:table-cell>
              <table:table-cell office:value-type="float" office:value="455731">
                <text:p>455731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891765">
                <text:p>891765</text:p>
              </table:table-cell>
              <table:table-cell office:value-type="float" office:value="48200">
                <text:p>48200</text:p>
              </table:table-cell>
              <table:table-cell office:value-type="float" office:value="392276">
                <text:p>392276</text:p>
              </table:table-cell>
              <table:table-cell office:value-type="float" office:value="24100">
                <text:p>24100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924808">
                <text:p>924808</text:p>
              </table:table-cell>
              <table:table-cell office:value-type="float" office:value="48400">
                <text:p>48400</text:p>
              </table:table-cell>
              <table:table-cell office:value-type="float" office:value="433371">
                <text:p>433371</text:p>
              </table:table-cell>
              <table:table-cell office:value-type="float" office:value="24200">
                <text:p>24200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873319">
                <text:p>873319</text:p>
              </table:table-cell>
              <table:table-cell office:value-type="float" office:value="48600">
                <text:p>48600</text:p>
              </table:table-cell>
              <table:table-cell office:value-type="float" office:value="500034">
                <text:p>500034</text:p>
              </table:table-cell>
              <table:table-cell office:value-type="float" office:value="24300">
                <text:p>24300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843099">
                <text:p>843099</text:p>
              </table:table-cell>
              <table:table-cell office:value-type="float" office:value="48800">
                <text:p>48800</text:p>
              </table:table-cell>
              <table:table-cell office:value-type="float" office:value="503306">
                <text:p>503306</text:p>
              </table:table-cell>
              <table:table-cell office:value-type="float" office:value="24400">
                <text:p>24400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858241">
                <text:p>858241</text:p>
              </table:table-cell>
              <table:table-cell office:value-type="float" office:value="49000">
                <text:p>49000</text:p>
              </table:table-cell>
              <table:table-cell office:value-type="float" office:value="454865">
                <text:p>45486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885830">
                <text:p>885830</text:p>
              </table:table-cell>
              <table:table-cell office:value-type="float" office:value="49200">
                <text:p>49200</text:p>
              </table:table-cell>
              <table:table-cell office:value-type="float" office:value="406135">
                <text:p>406135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868891">
                <text:p>868891</text:p>
              </table:table-cell>
              <table:table-cell office:value-type="float" office:value="49400">
                <text:p>49400</text:p>
              </table:table-cell>
              <table:table-cell office:value-type="float" office:value="471386">
                <text:p>471386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914830">
                <text:p>914830</text:p>
              </table:table-cell>
              <table:table-cell office:value-type="float" office:value="49600">
                <text:p>49600</text:p>
              </table:table-cell>
              <table:table-cell office:value-type="float" office:value="408509">
                <text:p>408509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888589">
                <text:p>888589</text:p>
              </table:table-cell>
              <table:table-cell office:value-type="float" office:value="49800">
                <text:p>49800</text:p>
              </table:table-cell>
              <table:table-cell office:value-type="float" office:value="442674">
                <text:p>442674</text:p>
              </table:table-cell>
              <table:table-cell office:value-type="float" office:value="24900">
                <text:p>249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820739">
                <text:p>820739</text:p>
              </table:table-cell>
              <table:table-cell office:value-type="float" office:value="50000">
                <text:p>50000</text:p>
              </table:table-cell>
              <table:table-cell office:value-type="float" office:value="553030">
                <text:p>55303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876270">
                <text:p>876270</text:p>
              </table:table-cell>
              <table:table-cell office:value-type="float" office:value="50200">
                <text:p>50200</text:p>
              </table:table-cell>
              <table:table-cell office:value-type="float" office:value="464521">
                <text:p>464521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888268">
                <text:p>888268</text:p>
              </table:table-cell>
              <table:table-cell office:value-type="float" office:value="50400">
                <text:p>50400</text:p>
              </table:table-cell>
              <table:table-cell office:value-type="float" office:value="409439">
                <text:p>409439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959261">
                <text:p>959261</text:p>
              </table:table-cell>
              <table:table-cell office:value-type="float" office:value="50600">
                <text:p>50600</text:p>
              </table:table-cell>
              <table:table-cell office:value-type="float" office:value="411717">
                <text:p>411717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828278">
                <text:p>828278</text:p>
              </table:table-cell>
              <table:table-cell office:value-type="float" office:value="50800">
                <text:p>50800</text:p>
              </table:table-cell>
              <table:table-cell office:value-type="float" office:value="471995">
                <text:p>471995</text:p>
              </table:table-cell>
              <table:table-cell office:value-type="float" office:value="25400">
                <text:p>25400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887851">
                <text:p>887851</text:p>
              </table:table-cell>
              <table:table-cell office:value-type="float" office:value="51000">
                <text:p>51000</text:p>
              </table:table-cell>
              <table:table-cell office:value-type="float" office:value="517133">
                <text:p>517133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851761">
                <text:p>851761</text:p>
              </table:table-cell>
              <table:table-cell office:value-type="float" office:value="51200">
                <text:p>51200</text:p>
              </table:table-cell>
              <table:table-cell office:value-type="float" office:value="504653">
                <text:p>504653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925641">
                <text:p>925641</text:p>
              </table:table-cell>
              <table:table-cell office:value-type="float" office:value="51400">
                <text:p>51400</text:p>
              </table:table-cell>
              <table:table-cell office:value-type="float" office:value="407675">
                <text:p>407675</text:p>
              </table:table-cell>
              <table:table-cell office:value-type="float" office:value="25700">
                <text:p>25700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952974">
                <text:p>952974</text:p>
              </table:table-cell>
              <table:table-cell office:value-type="float" office:value="51600">
                <text:p>51600</text:p>
              </table:table-cell>
              <table:table-cell office:value-type="float" office:value="462628">
                <text:p>462628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973281">
                <text:p>973281</text:p>
              </table:table-cell>
              <table:table-cell office:value-type="float" office:value="51800">
                <text:p>51800</text:p>
              </table:table-cell>
              <table:table-cell office:value-type="float" office:value="585174">
                <text:p>585174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166018">
                <text:p>1166018</text:p>
              </table:table-cell>
              <table:table-cell office:value-type="float" office:value="52000">
                <text:p>52000</text:p>
              </table:table-cell>
              <table:table-cell office:value-type="float" office:value="471675">
                <text:p>471675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1293858">
                <text:p>1293858</text:p>
              </table:table-cell>
              <table:table-cell office:value-type="float" office:value="52200">
                <text:p>52200</text:p>
              </table:table-cell>
              <table:table-cell office:value-type="float" office:value="754173">
                <text:p>754173</text:p>
              </table:table-cell>
              <table:table-cell office:value-type="float" office:value="26100">
                <text:p>26100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1045814">
                <text:p>1045814</text:p>
              </table:table-cell>
              <table:table-cell office:value-type="float" office:value="52400">
                <text:p>52400</text:p>
              </table:table-cell>
              <table:table-cell office:value-type="float" office:value="455442">
                <text:p>455442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931897">
                <text:p>931897</text:p>
              </table:table-cell>
              <table:table-cell office:value-type="float" office:value="52600">
                <text:p>52600</text:p>
              </table:table-cell>
              <table:table-cell office:value-type="float" office:value="536445">
                <text:p>536445</text:p>
              </table:table-cell>
              <table:table-cell office:value-type="float" office:value="26300">
                <text:p>26300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1004174">
                <text:p>1004174</text:p>
              </table:table-cell>
              <table:table-cell office:value-type="float" office:value="52800">
                <text:p>52800</text:p>
              </table:table-cell>
              <table:table-cell office:value-type="float" office:value="598135">
                <text:p>598135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1020182">
                <text:p>1020182</text:p>
              </table:table-cell>
              <table:table-cell office:value-type="float" office:value="53000">
                <text:p>53000</text:p>
              </table:table-cell>
              <table:table-cell office:value-type="float" office:value="489640">
                <text:p>489640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1024320">
                <text:p>1024320</text:p>
              </table:table-cell>
              <table:table-cell office:value-type="float" office:value="53200">
                <text:p>53200</text:p>
              </table:table-cell>
              <table:table-cell office:value-type="float" office:value="556880">
                <text:p>556880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911462">
                <text:p>911462</text:p>
              </table:table-cell>
              <table:table-cell office:value-type="float" office:value="53400">
                <text:p>53400</text:p>
              </table:table-cell>
              <table:table-cell office:value-type="float" office:value="514117">
                <text:p>514117</text:p>
              </table:table-cell>
              <table:table-cell office:value-type="float" office:value="26700">
                <text:p>26700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981237">
                <text:p>981237</text:p>
              </table:table-cell>
              <table:table-cell office:value-type="float" office:value="53600">
                <text:p>53600</text:p>
              </table:table-cell>
              <table:table-cell office:value-type="float" office:value="458586">
                <text:p>458586</text:p>
              </table:table-cell>
              <table:table-cell office:value-type="float" office:value="26800">
                <text:p>26800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978157">
                <text:p>978157</text:p>
              </table:table-cell>
              <table:table-cell office:value-type="float" office:value="53800">
                <text:p>53800</text:p>
              </table:table-cell>
              <table:table-cell office:value-type="float" office:value="453710">
                <text:p>453710</text:p>
              </table:table-cell>
              <table:table-cell office:value-type="float" office:value="26900">
                <text:p>2690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955733">
                <text:p>955733</text:p>
              </table:table-cell>
              <table:table-cell office:value-type="float" office:value="54000">
                <text:p>54000</text:p>
              </table:table-cell>
              <table:table-cell office:value-type="float" office:value="537503">
                <text:p>537503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964491">
                <text:p>964491</text:p>
              </table:table-cell>
              <table:table-cell office:value-type="float" office:value="54200">
                <text:p>54200</text:p>
              </table:table-cell>
              <table:table-cell office:value-type="float" office:value="487939">
                <text:p>487939</text:p>
              </table:table-cell>
              <table:table-cell office:value-type="float" office:value="27100">
                <text:p>27100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981814">
                <text:p>981814</text:p>
              </table:table-cell>
              <table:table-cell office:value-type="float" office:value="54400">
                <text:p>54400</text:p>
              </table:table-cell>
              <table:table-cell office:value-type="float" office:value="470776">
                <text:p>470776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975270">
                <text:p>975270</text:p>
              </table:table-cell>
              <table:table-cell office:value-type="float" office:value="54600">
                <text:p>54600</text:p>
              </table:table-cell>
              <table:table-cell office:value-type="float" office:value="613181">
                <text:p>613181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916114">
                <text:p>916114</text:p>
              </table:table-cell>
              <table:table-cell office:value-type="float" office:value="54800">
                <text:p>54800</text:p>
              </table:table-cell>
              <table:table-cell office:value-type="float" office:value="508567">
                <text:p>508567</text:p>
              </table:table-cell>
              <table:table-cell office:value-type="float" office:value="27400">
                <text:p>27400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1033206">
                <text:p>1033206</text:p>
              </table:table-cell>
              <table:table-cell office:value-type="float" office:value="55000">
                <text:p>55000</text:p>
              </table:table-cell>
              <table:table-cell office:value-type="float" office:value="488838">
                <text:p>488838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1000356">
                <text:p>1000356</text:p>
              </table:table-cell>
              <table:table-cell office:value-type="float" office:value="55200">
                <text:p>55200</text:p>
              </table:table-cell>
              <table:table-cell office:value-type="float" office:value="581549">
                <text:p>581549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923268">
                <text:p>923268</text:p>
              </table:table-cell>
              <table:table-cell office:value-type="float" office:value="55400">
                <text:p>55400</text:p>
              </table:table-cell>
              <table:table-cell office:value-type="float" office:value="526371">
                <text:p>526371</text:p>
              </table:table-cell>
              <table:table-cell office:value-type="float" office:value="27700">
                <text:p>27700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992978">
                <text:p>992978</text:p>
              </table:table-cell>
              <table:table-cell office:value-type="float" office:value="55600">
                <text:p>55600</text:p>
              </table:table-cell>
              <table:table-cell office:value-type="float" office:value="501638">
                <text:p>501638</text:p>
              </table:table-cell>
              <table:table-cell office:value-type="float" office:value="27800">
                <text:p>27800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1000292">
                <text:p>1000292</text:p>
              </table:table-cell>
              <table:table-cell office:value-type="float" office:value="55800">
                <text:p>55800</text:p>
              </table:table-cell>
              <table:table-cell office:value-type="float" office:value="482325">
                <text:p>482325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011584">
                <text:p>1011584</text:p>
              </table:table-cell>
              <table:table-cell office:value-type="float" office:value="56000">
                <text:p>56000</text:p>
              </table:table-cell>
              <table:table-cell office:value-type="float" office:value="505936">
                <text:p>505936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918969">
                <text:p>918969</text:p>
              </table:table-cell>
              <table:table-cell office:value-type="float" office:value="56200">
                <text:p>56200</text:p>
              </table:table-cell>
              <table:table-cell office:value-type="float" office:value="543502">
                <text:p>543502</text:p>
              </table:table-cell>
              <table:table-cell office:value-type="float" office:value="28100">
                <text:p>28100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1074782">
                <text:p>1074782</text:p>
              </table:table-cell>
              <table:table-cell office:value-type="float" office:value="56400">
                <text:p>56400</text:p>
              </table:table-cell>
              <table:table-cell office:value-type="float" office:value="508118">
                <text:p>508118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1086941">
                <text:p>1086941</text:p>
              </table:table-cell>
              <table:table-cell office:value-type="float" office:value="56600">
                <text:p>56600</text:p>
              </table:table-cell>
              <table:table-cell office:value-type="float" office:value="533140">
                <text:p>533140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961571">
                <text:p>961571</text:p>
              </table:table-cell>
              <table:table-cell office:value-type="float" office:value="56800">
                <text:p>56800</text:p>
              </table:table-cell>
              <table:table-cell office:value-type="float" office:value="485565">
                <text:p>485565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1035869">
                <text:p>1035869</text:p>
              </table:table-cell>
              <table:table-cell office:value-type="float" office:value="57000">
                <text:p>57000</text:p>
              </table:table-cell>
              <table:table-cell office:value-type="float" office:value="463430">
                <text:p>463430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1021240">
                <text:p>1021240</text:p>
              </table:table-cell>
              <table:table-cell office:value-type="float" office:value="57200">
                <text:p>57200</text:p>
              </table:table-cell>
              <table:table-cell office:value-type="float" office:value="510845">
                <text:p>510845</text:p>
              </table:table-cell>
              <table:table-cell office:value-type="float" office:value="28600">
                <text:p>28600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986273">
                <text:p>986273</text:p>
              </table:table-cell>
              <table:table-cell office:value-type="float" office:value="57400">
                <text:p>57400</text:p>
              </table:table-cell>
              <table:table-cell office:value-type="float" office:value="559767">
                <text:p>559767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1109974">
                <text:p>1109974</text:p>
              </table:table-cell>
              <table:table-cell office:value-type="float" office:value="57600">
                <text:p>57600</text:p>
              </table:table-cell>
              <table:table-cell office:value-type="float" office:value="546614">
                <text:p>546614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1078215">
                <text:p>1078215</text:p>
              </table:table-cell>
              <table:table-cell office:value-type="float" office:value="57800">
                <text:p>57800</text:p>
              </table:table-cell>
              <table:table-cell office:value-type="float" office:value="573080">
                <text:p>573080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156940">
                <text:p>1156940</text:p>
              </table:table-cell>
              <table:table-cell office:value-type="float" office:value="58000">
                <text:p>58000</text:p>
              </table:table-cell>
              <table:table-cell office:value-type="float" office:value="511839">
                <text:p>511839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1196045">
                <text:p>1196045</text:p>
              </table:table-cell>
              <table:table-cell office:value-type="float" office:value="58200">
                <text:p>58200</text:p>
              </table:table-cell>
              <table:table-cell office:value-type="float" office:value="618153">
                <text:p>618153</text:p>
              </table:table-cell>
              <table:table-cell office:value-type="float" office:value="29100">
                <text:p>29100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1044916">
                <text:p>1044916</text:p>
              </table:table-cell>
              <table:table-cell office:value-type="float" office:value="58400">
                <text:p>58400</text:p>
              </table:table-cell>
              <table:table-cell office:value-type="float" office:value="475620">
                <text:p>475620</text:p>
              </table:table-cell>
              <table:table-cell office:value-type="float" office:value="29200">
                <text:p>29200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1041258">
                <text:p>1041258</text:p>
              </table:table-cell>
              <table:table-cell office:value-type="float" office:value="58600">
                <text:p>58600</text:p>
              </table:table-cell>
              <table:table-cell office:value-type="float" office:value="540390">
                <text:p>540390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979793">
                <text:p>979793</text:p>
              </table:table-cell>
              <table:table-cell office:value-type="float" office:value="58800">
                <text:p>58800</text:p>
              </table:table-cell>
              <table:table-cell office:value-type="float" office:value="526788">
                <text:p>526788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994133">
                <text:p>994133</text:p>
              </table:table-cell>
              <table:table-cell office:value-type="float" office:value="59000">
                <text:p>59000</text:p>
              </table:table-cell>
              <table:table-cell office:value-type="float" office:value="487747">
                <text:p>487747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1140547">
                <text:p>1140547</text:p>
              </table:table-cell>
              <table:table-cell office:value-type="float" office:value="59200">
                <text:p>59200</text:p>
              </table:table-cell>
              <table:table-cell office:value-type="float" office:value="577828">
                <text:p>577828</text:p>
              </table:table-cell>
              <table:table-cell office:value-type="float" office:value="29600">
                <text:p>29600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1025764">
                <text:p>1025764</text:p>
              </table:table-cell>
              <table:table-cell office:value-type="float" office:value="59400">
                <text:p>59400</text:p>
              </table:table-cell>
              <table:table-cell office:value-type="float" office:value="523644">
                <text:p>523644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1396098">
                <text:p>1396098</text:p>
              </table:table-cell>
              <table:table-cell office:value-type="float" office:value="59600">
                <text:p>59600</text:p>
              </table:table-cell>
              <table:table-cell office:value-type="float" office:value="585078">
                <text:p>585078</text:p>
              </table:table-cell>
              <table:table-cell office:value-type="float" office:value="29800">
                <text:p>29800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1067372">
                <text:p>1067372</text:p>
              </table:table-cell>
              <table:table-cell office:value-type="float" office:value="59800">
                <text:p>59800</text:p>
              </table:table-cell>
              <table:table-cell office:value-type="float" office:value="479278">
                <text:p>479278</text:p>
              </table:table-cell>
              <table:table-cell office:value-type="float" office:value="29900">
                <text:p>299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20689">
                <text:p>1120689</text:p>
              </table:table-cell>
              <table:table-cell office:value-type="float" office:value="60000">
                <text:p>60000</text:p>
              </table:table-cell>
              <table:table-cell office:value-type="float" office:value="548860">
                <text:p>54886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1174070">
                <text:p>1174070</text:p>
              </table:table-cell>
              <table:table-cell office:value-type="float" office:value="60200">
                <text:p>60200</text:p>
              </table:table-cell>
              <table:table-cell office:value-type="float" office:value="507893">
                <text:p>507893</text:p>
              </table:table-cell>
              <table:table-cell office:value-type="float" office:value="30100">
                <text:p>30100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1024352">
                <text:p>1024352</text:p>
              </table:table-cell>
              <table:table-cell office:value-type="float" office:value="60400">
                <text:p>60400</text:p>
              </table:table-cell>
              <table:table-cell office:value-type="float" office:value="498237">
                <text:p>498237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1062560">
                <text:p>1062560</text:p>
              </table:table-cell>
              <table:table-cell office:value-type="float" office:value="60600">
                <text:p>60600</text:p>
              </table:table-cell>
              <table:table-cell office:value-type="float" office:value="546165">
                <text:p>546165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1084342">
                <text:p>1084342</text:p>
              </table:table-cell>
              <table:table-cell office:value-type="float" office:value="60800">
                <text:p>60800</text:p>
              </table:table-cell>
              <table:table-cell office:value-type="float" office:value="497146">
                <text:p>497146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1402514">
                <text:p>1402514</text:p>
              </table:table-cell>
              <table:table-cell office:value-type="float" office:value="61000">
                <text:p>61000</text:p>
              </table:table-cell>
              <table:table-cell office:value-type="float" office:value="595729">
                <text:p>595729</text:p>
              </table:table-cell>
              <table:table-cell office:value-type="float" office:value="30500">
                <text:p>30500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1087005">
                <text:p>1087005</text:p>
              </table:table-cell>
              <table:table-cell office:value-type="float" office:value="61200">
                <text:p>61200</text:p>
              </table:table-cell>
              <table:table-cell office:value-type="float" office:value="512096">
                <text:p>512096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1107023">
                <text:p>1107023</text:p>
              </table:table-cell>
              <table:table-cell office:value-type="float" office:value="61400">
                <text:p>61400</text:p>
              </table:table-cell>
              <table:table-cell office:value-type="float" office:value="562077">
                <text:p>562077</text:p>
              </table:table-cell>
              <table:table-cell office:value-type="float" office:value="30700">
                <text:p>30700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1024962">
                <text:p>1024962</text:p>
              </table:table-cell>
              <table:table-cell office:value-type="float" office:value="61600">
                <text:p>61600</text:p>
              </table:table-cell>
              <table:table-cell office:value-type="float" office:value="600990">
                <text:p>600990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1208781">
                <text:p>1208781</text:p>
              </table:table-cell>
              <table:table-cell office:value-type="float" office:value="61800">
                <text:p>61800</text:p>
              </table:table-cell>
              <table:table-cell office:value-type="float" office:value="509176">
                <text:p>509176</text:p>
              </table:table-cell>
              <table:table-cell office:value-type="float" office:value="30900">
                <text:p>3090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046423">
                <text:p>1046423</text:p>
              </table:table-cell>
              <table:table-cell office:value-type="float" office:value="62000">
                <text:p>62000</text:p>
              </table:table-cell>
              <table:table-cell office:value-type="float" office:value="561724">
                <text:p>561724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1095442">
                <text:p>1095442</text:p>
              </table:table-cell>
              <table:table-cell office:value-type="float" office:value="62200">
                <text:p>62200</text:p>
              </table:table-cell>
              <table:table-cell office:value-type="float" office:value="530798">
                <text:p>530798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1087839">
                <text:p>1087839</text:p>
              </table:table-cell>
              <table:table-cell office:value-type="float" office:value="62400">
                <text:p>62400</text:p>
              </table:table-cell>
              <table:table-cell office:value-type="float" office:value="531568">
                <text:p>531568</text:p>
              </table:table-cell>
              <table:table-cell office:value-type="float" office:value="31200">
                <text:p>31200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1321704">
                <text:p>1321704</text:p>
              </table:table-cell>
              <table:table-cell office:value-type="float" office:value="62600">
                <text:p>62600</text:p>
              </table:table-cell>
              <table:table-cell office:value-type="float" office:value="519891">
                <text:p>519891</text:p>
              </table:table-cell>
              <table:table-cell office:value-type="float" office:value="31300">
                <text:p>31300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1119919">
                <text:p>1119919</text:p>
              </table:table-cell>
              <table:table-cell office:value-type="float" office:value="62800">
                <text:p>62800</text:p>
              </table:table-cell>
              <table:table-cell office:value-type="float" office:value="566343">
                <text:p>566343</text:p>
              </table:table-cell>
              <table:table-cell office:value-type="float" office:value="31400">
                <text:p>3140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1093678">
                <text:p>1093678</text:p>
              </table:table-cell>
              <table:table-cell office:value-type="float" office:value="63000">
                <text:p>63000</text:p>
              </table:table-cell>
              <table:table-cell office:value-type="float" office:value="595023">
                <text:p>59502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1301589">
                <text:p>1301589</text:p>
              </table:table-cell>
              <table:table-cell office:value-type="float" office:value="63200">
                <text:p>63200</text:p>
              </table:table-cell>
              <table:table-cell office:value-type="float" office:value="618891">
                <text:p>618891</text:p>
              </table:table-cell>
              <table:table-cell office:value-type="float" office:value="31600">
                <text:p>31600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1215262">
                <text:p>1215262</text:p>
              </table:table-cell>
              <table:table-cell office:value-type="float" office:value="63400">
                <text:p>63400</text:p>
              </table:table-cell>
              <table:table-cell office:value-type="float" office:value="538369">
                <text:p>538369</text:p>
              </table:table-cell>
              <table:table-cell office:value-type="float" office:value="31700">
                <text:p>31700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1167526">
                <text:p>1167526</text:p>
              </table:table-cell>
              <table:table-cell office:value-type="float" office:value="63600">
                <text:p>63600</text:p>
              </table:table-cell>
              <table:table-cell office:value-type="float" office:value="550079">
                <text:p>550079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1155945">
                <text:p>1155945</text:p>
              </table:table-cell>
              <table:table-cell office:value-type="float" office:value="63800">
                <text:p>63800</text:p>
              </table:table-cell>
              <table:table-cell office:value-type="float" office:value="519506">
                <text:p>519506</text:p>
              </table:table-cell>
              <table:table-cell office:value-type="float" office:value="31900">
                <text:p>3190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105547">
                <text:p>1105547</text:p>
              </table:table-cell>
              <table:table-cell office:value-type="float" office:value="64000">
                <text:p>64000</text:p>
              </table:table-cell>
              <table:table-cell office:value-type="float" office:value="602594">
                <text:p>602594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1200857">
                <text:p>1200857</text:p>
              </table:table-cell>
              <table:table-cell office:value-type="float" office:value="64200">
                <text:p>64200</text:p>
              </table:table-cell>
              <table:table-cell office:value-type="float" office:value="538465">
                <text:p>538465</text:p>
              </table:table-cell>
              <table:table-cell office:value-type="float" office:value="32100">
                <text:p>32100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1130762">
                <text:p>1130762</text:p>
              </table:table-cell>
              <table:table-cell office:value-type="float" office:value="64400">
                <text:p>64400</text:p>
              </table:table-cell>
              <table:table-cell office:value-type="float" office:value="600284">
                <text:p>600284</text:p>
              </table:table-cell>
              <table:table-cell office:value-type="float" office:value="32200">
                <text:p>32200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1170381">
                <text:p>1170381</text:p>
              </table:table-cell>
              <table:table-cell office:value-type="float" office:value="64600">
                <text:p>64600</text:p>
              </table:table-cell>
              <table:table-cell office:value-type="float" office:value="544850">
                <text:p>544850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1084535">
                <text:p>1084535</text:p>
              </table:table-cell>
              <table:table-cell office:value-type="float" office:value="64800">
                <text:p>64800</text:p>
              </table:table-cell>
              <table:table-cell office:value-type="float" office:value="648533">
                <text:p>648533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1238391">
                <text:p>1238391</text:p>
              </table:table-cell>
              <table:table-cell office:value-type="float" office:value="65000">
                <text:p>65000</text:p>
              </table:table-cell>
              <table:table-cell office:value-type="float" office:value="566471">
                <text:p>566471</text:p>
              </table:table-cell>
              <table:table-cell office:value-type="float" office:value="32500">
                <text:p>32500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1123608">
                <text:p>1123608</text:p>
              </table:table-cell>
              <table:table-cell office:value-type="float" office:value="65200">
                <text:p>65200</text:p>
              </table:table-cell>
              <table:table-cell office:value-type="float" office:value="598199">
                <text:p>598199</text:p>
              </table:table-cell>
              <table:table-cell office:value-type="float" office:value="32600">
                <text:p>3260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1100639">
                <text:p>1100639</text:p>
              </table:table-cell>
              <table:table-cell office:value-type="float" office:value="65400">
                <text:p>65400</text:p>
              </table:table-cell>
              <table:table-cell office:value-type="float" office:value="533974">
                <text:p>533974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1107793">
                <text:p>1107793</text:p>
              </table:table-cell>
              <table:table-cell office:value-type="float" office:value="65600">
                <text:p>65600</text:p>
              </table:table-cell>
              <table:table-cell office:value-type="float" office:value="568460">
                <text:p>568460</text:p>
              </table:table-cell>
              <table:table-cell office:value-type="float" office:value="32800">
                <text:p>32800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1130281">
                <text:p>1130281</text:p>
              </table:table-cell>
              <table:table-cell office:value-type="float" office:value="65800">
                <text:p>65800</text:p>
              </table:table-cell>
              <table:table-cell office:value-type="float" office:value="548603">
                <text:p>548603</text:p>
              </table:table-cell>
              <table:table-cell office:value-type="float" office:value="32900">
                <text:p>329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198965">
                <text:p>1198965</text:p>
              </table:table-cell>
              <table:table-cell office:value-type="float" office:value="66000">
                <text:p>66000</text:p>
              </table:table-cell>
              <table:table-cell office:value-type="float" office:value="536092">
                <text:p>536092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1159859">
                <text:p>1159859</text:p>
              </table:table-cell>
              <table:table-cell office:value-type="float" office:value="66200">
                <text:p>66200</text:p>
              </table:table-cell>
              <table:table-cell office:value-type="float" office:value="560056">
                <text:p>560056</text:p>
              </table:table-cell>
              <table:table-cell office:value-type="float" office:value="33100">
                <text:p>33100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1156940">
                <text:p>1156940</text:p>
              </table:table-cell>
              <table:table-cell office:value-type="float" office:value="66400">
                <text:p>66400</text:p>
              </table:table-cell>
              <table:table-cell office:value-type="float" office:value="634065">
                <text:p>634065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1145680">
                <text:p>1145680</text:p>
              </table:table-cell>
              <table:table-cell office:value-type="float" office:value="66600">
                <text:p>66600</text:p>
              </table:table-cell>
              <table:table-cell office:value-type="float" office:value="656906">
                <text:p>656906</text:p>
              </table:table-cell>
              <table:table-cell office:value-type="float" office:value="33300">
                <text:p>33300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1175995">
                <text:p>1175995</text:p>
              </table:table-cell>
              <table:table-cell office:value-type="float" office:value="66800">
                <text:p>66800</text:p>
              </table:table-cell>
              <table:table-cell office:value-type="float" office:value="552132">
                <text:p>552132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1209038">
                <text:p>1209038</text:p>
              </table:table-cell>
              <table:table-cell office:value-type="float" office:value="67000">
                <text:p>67000</text:p>
              </table:table-cell>
              <table:table-cell office:value-type="float" office:value="598937">
                <text:p>598937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1111065">
                <text:p>1111065</text:p>
              </table:table-cell>
              <table:table-cell office:value-type="float" office:value="67200">
                <text:p>67200</text:p>
              </table:table-cell>
              <table:table-cell office:value-type="float" office:value="554698">
                <text:p>554698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1139552">
                <text:p>1139552</text:p>
              </table:table-cell>
              <table:table-cell office:value-type="float" office:value="67400">
                <text:p>67400</text:p>
              </table:table-cell>
              <table:table-cell office:value-type="float" office:value="608048">
                <text:p>608048</text:p>
              </table:table-cell>
              <table:table-cell office:value-type="float" office:value="33700">
                <text:p>33700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1225623">
                <text:p>1225623</text:p>
              </table:table-cell>
              <table:table-cell office:value-type="float" office:value="67600">
                <text:p>67600</text:p>
              </table:table-cell>
              <table:table-cell office:value-type="float" office:value="556752">
                <text:p>556752</text:p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1373160">
                <text:p>1373160</text:p>
              </table:table-cell>
              <table:table-cell office:value-type="float" office:value="67800">
                <text:p>67800</text:p>
              </table:table-cell>
              <table:table-cell office:value-type="float" office:value="672465">
                <text:p>672465</text:p>
              </table:table-cell>
              <table:table-cell office:value-type="float" office:value="33900">
                <text:p>3390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167911">
                <text:p>1167911</text:p>
              </table:table-cell>
              <table:table-cell office:value-type="float" office:value="68000">
                <text:p>68000</text:p>
              </table:table-cell>
              <table:table-cell office:value-type="float" office:value="684880">
                <text:p>684880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1244102">
                <text:p>1244102</text:p>
              </table:table-cell>
              <table:table-cell office:value-type="float" office:value="68200">
                <text:p>68200</text:p>
              </table:table-cell>
              <table:table-cell office:value-type="float" office:value="543085">
                <text:p>543085</text:p>
              </table:table-cell>
              <table:table-cell office:value-type="float" office:value="34100">
                <text:p>34100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1272653">
                <text:p>1272653</text:p>
              </table:table-cell>
              <table:table-cell office:value-type="float" office:value="68400">
                <text:p>68400</text:p>
              </table:table-cell>
              <table:table-cell office:value-type="float" office:value="608496">
                <text:p>608496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1200697">
                <text:p>1200697</text:p>
              </table:table-cell>
              <table:table-cell office:value-type="float" office:value="68600">
                <text:p>68600</text:p>
              </table:table-cell>
              <table:table-cell office:value-type="float" office:value="595633">
                <text:p>595633</text:p>
              </table:table-cell>
              <table:table-cell office:value-type="float" office:value="34300">
                <text:p>34300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1186389">
                <text:p>1186389</text:p>
              </table:table-cell>
              <table:table-cell office:value-type="float" office:value="68800">
                <text:p>68800</text:p>
              </table:table-cell>
              <table:table-cell office:value-type="float" office:value="807843">
                <text:p>807843</text:p>
              </table:table-cell>
              <table:table-cell office:value-type="float" office:value="34400">
                <text:p>34400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1217154">
                <text:p>1217154</text:p>
              </table:table-cell>
              <table:table-cell office:value-type="float" office:value="69000">
                <text:p>69000</text:p>
              </table:table-cell>
              <table:table-cell office:value-type="float" office:value="666466">
                <text:p>666466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1221196">
                <text:p>1221196</text:p>
              </table:table-cell>
              <table:table-cell office:value-type="float" office:value="69200">
                <text:p>69200</text:p>
              </table:table-cell>
              <table:table-cell office:value-type="float" office:value="584565">
                <text:p>584565</text:p>
              </table:table-cell>
              <table:table-cell office:value-type="float" office:value="34600">
                <text:p>3460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1194345">
                <text:p>1194345</text:p>
              </table:table-cell>
              <table:table-cell office:value-type="float" office:value="69400">
                <text:p>69400</text:p>
              </table:table-cell>
              <table:table-cell office:value-type="float" office:value="715164">
                <text:p>715164</text:p>
              </table:table-cell>
              <table:table-cell office:value-type="float" office:value="34700">
                <text:p>34700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1255105">
                <text:p>1255105</text:p>
              </table:table-cell>
              <table:table-cell office:value-type="float" office:value="69600">
                <text:p>69600</text:p>
              </table:table-cell>
              <table:table-cell office:value-type="float" office:value="659632">
                <text:p>659632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1241984">
                <text:p>1241984</text:p>
              </table:table-cell>
              <table:table-cell office:value-type="float" office:value="69800">
                <text:p>69800</text:p>
              </table:table-cell>
              <table:table-cell office:value-type="float" office:value="568300">
                <text:p>568300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352052">
                <text:p>1352052</text:p>
              </table:table-cell>
              <table:table-cell office:value-type="float" office:value="70000">
                <text:p>70000</text:p>
              </table:table-cell>
              <table:table-cell office:value-type="float" office:value="591687">
                <text:p>591687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1267135">
                <text:p>1267135</text:p>
              </table:table-cell>
              <table:table-cell office:value-type="float" office:value="70200">
                <text:p>70200</text:p>
              </table:table-cell>
              <table:table-cell office:value-type="float" office:value="637625">
                <text:p>637625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593327">
                <text:p>1593327</text:p>
              </table:table-cell>
              <table:table-cell office:value-type="float" office:value="70400">
                <text:p>70400</text:p>
              </table:table-cell>
              <table:table-cell office:value-type="float" office:value="574299">
                <text:p>574299</text:p>
              </table:table-cell>
              <table:table-cell office:value-type="float" office:value="35200">
                <text:p>35200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1266012">
                <text:p>1266012</text:p>
              </table:table-cell>
              <table:table-cell office:value-type="float" office:value="70600">
                <text:p>70600</text:p>
              </table:table-cell>
              <table:table-cell office:value-type="float" office:value="663867">
                <text:p>663867</text:p>
              </table:table-cell>
              <table:table-cell office:value-type="float" office:value="35300">
                <text:p>35300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1266269">
                <text:p>1266269</text:p>
              </table:table-cell>
              <table:table-cell office:value-type="float" office:value="70800">
                <text:p>70800</text:p>
              </table:table-cell>
              <table:table-cell office:value-type="float" office:value="655013">
                <text:p>655013</text:p>
              </table:table-cell>
              <table:table-cell office:value-type="float" office:value="35400">
                <text:p>35400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1313940">
                <text:p>1313940</text:p>
              </table:table-cell>
              <table:table-cell office:value-type="float" office:value="71000">
                <text:p>71000</text:p>
              </table:table-cell>
              <table:table-cell office:value-type="float" office:value="639166">
                <text:p>639166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1415089">
                <text:p>1415089</text:p>
              </table:table-cell>
              <table:table-cell office:value-type="float" office:value="71200">
                <text:p>71200</text:p>
              </table:table-cell>
              <table:table-cell office:value-type="float" office:value="607855">
                <text:p>607855</text:p>
              </table:table-cell>
              <table:table-cell office:value-type="float" office:value="35600">
                <text:p>35600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1340791">
                <text:p>1340791</text:p>
              </table:table-cell>
              <table:table-cell office:value-type="float" office:value="71400">
                <text:p>71400</text:p>
              </table:table-cell>
              <table:table-cell office:value-type="float" office:value="608978">
                <text:p>608978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1237750">
                <text:p>1237750</text:p>
              </table:table-cell>
              <table:table-cell office:value-type="float" office:value="71600">
                <text:p>71600</text:p>
              </table:table-cell>
              <table:table-cell office:value-type="float" office:value="675865">
                <text:p>675865</text:p>
              </table:table-cell>
              <table:table-cell office:value-type="float" office:value="35800">
                <text:p>35800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1265756">
                <text:p>1265756</text:p>
              </table:table-cell>
              <table:table-cell office:value-type="float" office:value="71800">
                <text:p>71800</text:p>
              </table:table-cell>
              <table:table-cell office:value-type="float" office:value="596787">
                <text:p>596787</text:p>
              </table:table-cell>
              <table:table-cell office:value-type="float" office:value="35900">
                <text:p>359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251095">
                <text:p>1251095</text:p>
              </table:table-cell>
              <table:table-cell office:value-type="float" office:value="72000">
                <text:p>72000</text:p>
              </table:table-cell>
              <table:table-cell office:value-type="float" office:value="709613">
                <text:p>709613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1324783">
                <text:p>1324783</text:p>
              </table:table-cell>
              <table:table-cell office:value-type="float" office:value="72200">
                <text:p>72200</text:p>
              </table:table-cell>
              <table:table-cell office:value-type="float" office:value="649912">
                <text:p>649912</text:p>
              </table:table-cell>
              <table:table-cell office:value-type="float" office:value="36100">
                <text:p>36100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1261746">
                <text:p>1261746</text:p>
              </table:table-cell>
              <table:table-cell office:value-type="float" office:value="72400">
                <text:p>72400</text:p>
              </table:table-cell>
              <table:table-cell office:value-type="float" office:value="643849">
                <text:p>643849</text:p>
              </table:table-cell>
              <table:table-cell office:value-type="float" office:value="36200">
                <text:p>36200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1297066">
                <text:p>1297066</text:p>
              </table:table-cell>
              <table:table-cell office:value-type="float" office:value="72600">
                <text:p>72600</text:p>
              </table:table-cell>
              <table:table-cell office:value-type="float" office:value="721772">
                <text:p>721772</text:p>
              </table:table-cell>
              <table:table-cell office:value-type="float" office:value="36300">
                <text:p>36300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1284042">
                <text:p>1284042</text:p>
              </table:table-cell>
              <table:table-cell office:value-type="float" office:value="72800">
                <text:p>72800</text:p>
              </table:table-cell>
              <table:table-cell office:value-type="float" office:value="666434">
                <text:p>666434</text:p>
              </table:table-cell>
              <table:table-cell office:value-type="float" office:value="36400">
                <text:p>36400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1264697">
                <text:p>1264697</text:p>
              </table:table-cell>
              <table:table-cell office:value-type="float" office:value="73000">
                <text:p>73000</text:p>
              </table:table-cell>
              <table:table-cell office:value-type="float" office:value="621233">
                <text:p>621233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1234317">
                <text:p>1234317</text:p>
              </table:table-cell>
              <table:table-cell office:value-type="float" office:value="73200">
                <text:p>73200</text:p>
              </table:table-cell>
              <table:table-cell office:value-type="float" office:value="645549">
                <text:p>645549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1277337">
                <text:p>1277337</text:p>
              </table:table-cell>
              <table:table-cell office:value-type="float" office:value="73400">
                <text:p>73400</text:p>
              </table:table-cell>
              <table:table-cell office:value-type="float" office:value="703165">
                <text:p>703165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295879">
                <text:p>1295879</text:p>
              </table:table-cell>
              <table:table-cell office:value-type="float" office:value="73600">
                <text:p>73600</text:p>
              </table:table-cell>
              <table:table-cell office:value-type="float" office:value="657098">
                <text:p>657098</text:p>
              </table:table-cell>
              <table:table-cell office:value-type="float" office:value="36800">
                <text:p>36800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1305118">
                <text:p>1305118</text:p>
              </table:table-cell>
              <table:table-cell office:value-type="float" office:value="73800">
                <text:p>73800</text:p>
              </table:table-cell>
              <table:table-cell office:value-type="float" office:value="642662">
                <text:p>642662</text:p>
              </table:table-cell>
              <table:table-cell office:value-type="float" office:value="36900">
                <text:p>3690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358981">
                <text:p>1358981</text:p>
              </table:table-cell>
              <table:table-cell office:value-type="float" office:value="74000">
                <text:p>74000</text:p>
              </table:table-cell>
              <table:table-cell office:value-type="float" office:value="697295">
                <text:p>697295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1311663">
                <text:p>1311663</text:p>
              </table:table-cell>
              <table:table-cell office:value-type="float" office:value="74200">
                <text:p>74200</text:p>
              </table:table-cell>
              <table:table-cell office:value-type="float" office:value="675897">
                <text:p>675897</text:p>
              </table:table-cell>
              <table:table-cell office:value-type="float" office:value="37100">
                <text:p>37100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1326708">
                <text:p>1326708</text:p>
              </table:table-cell>
              <table:table-cell office:value-type="float" office:value="74400">
                <text:p>74400</text:p>
              </table:table-cell>
              <table:table-cell office:value-type="float" office:value="637978">
                <text:p>637978</text:p>
              </table:table-cell>
              <table:table-cell office:value-type="float" office:value="37200">
                <text:p>37200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1250165">
                <text:p>1250165</text:p>
              </table:table-cell>
              <table:table-cell office:value-type="float" office:value="74600">
                <text:p>74600</text:p>
              </table:table-cell>
              <table:table-cell office:value-type="float" office:value="716575">
                <text:p>716575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1403476">
                <text:p>1403476</text:p>
              </table:table-cell>
              <table:table-cell office:value-type="float" office:value="74800">
                <text:p>74800</text:p>
              </table:table-cell>
              <table:table-cell office:value-type="float" office:value="707111">
                <text:p>707111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328473">
                <text:p>1328473</text:p>
              </table:table-cell>
              <table:table-cell office:value-type="float" office:value="75000">
                <text:p>75000</text:p>
              </table:table-cell>
              <table:table-cell office:value-type="float" office:value="683917">
                <text:p>683917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1350126">
                <text:p>1350126</text:p>
              </table:table-cell>
              <table:table-cell office:value-type="float" office:value="75200">
                <text:p>75200</text:p>
              </table:table-cell>
              <table:table-cell office:value-type="float" office:value="680517">
                <text:p>680517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1299280">
                <text:p>1299280</text:p>
              </table:table-cell>
              <table:table-cell office:value-type="float" office:value="75400">
                <text:p>75400</text:p>
              </table:table-cell>
              <table:table-cell office:value-type="float" office:value="643304">
                <text:p>643304</text:p>
              </table:table-cell>
              <table:table-cell office:value-type="float" office:value="37700">
                <text:p>37700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1321255">
                <text:p>1321255</text:p>
              </table:table-cell>
              <table:table-cell office:value-type="float" office:value="75600">
                <text:p>75600</text:p>
              </table:table-cell>
              <table:table-cell office:value-type="float" office:value="698001">
                <text:p>698001</text:p>
              </table:table-cell>
              <table:table-cell office:value-type="float" office:value="37800">
                <text:p>37800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1277561">
                <text:p>1277561</text:p>
              </table:table-cell>
              <table:table-cell office:value-type="float" office:value="75800">
                <text:p>75800</text:p>
              </table:table-cell>
              <table:table-cell office:value-type="float" office:value="770983">
                <text:p>770983</text:p>
              </table:table-cell>
              <table:table-cell office:value-type="float" office:value="37900">
                <text:p>3790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407807">
                <text:p>1407807</text:p>
              </table:table-cell>
              <table:table-cell office:value-type="float" office:value="76000">
                <text:p>76000</text:p>
              </table:table-cell>
              <table:table-cell office:value-type="float" office:value="712276">
                <text:p>71227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1370947">
                <text:p>1370947</text:p>
              </table:table-cell>
              <table:table-cell office:value-type="float" office:value="76200">
                <text:p>76200</text:p>
              </table:table-cell>
              <table:table-cell office:value-type="float" office:value="683981">
                <text:p>683981</text:p>
              </table:table-cell>
              <table:table-cell office:value-type="float" office:value="38100">
                <text:p>38100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374828">
                <text:p>1374828</text:p>
              </table:table-cell>
              <table:table-cell office:value-type="float" office:value="76400">
                <text:p>76400</text:p>
              </table:table-cell>
              <table:table-cell office:value-type="float" office:value="626975">
                <text:p>626975</text:p>
              </table:table-cell>
              <table:table-cell office:value-type="float" office:value="38200">
                <text:p>38200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1462086">
                <text:p>1462086</text:p>
              </table:table-cell>
              <table:table-cell office:value-type="float" office:value="76600">
                <text:p>76600</text:p>
              </table:table-cell>
              <table:table-cell office:value-type="float" office:value="730401">
                <text:p>730401</text:p>
              </table:table-cell>
              <table:table-cell office:value-type="float" office:value="38300">
                <text:p>38300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1281250">
                <text:p>1281250</text:p>
              </table:table-cell>
              <table:table-cell office:value-type="float" office:value="76800">
                <text:p>76800</text:p>
              </table:table-cell>
              <table:table-cell office:value-type="float" office:value="768513">
                <text:p>768513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1428210">
                <text:p>1428210</text:p>
              </table:table-cell>
              <table:table-cell office:value-type="float" office:value="77000">
                <text:p>77000</text:p>
              </table:table-cell>
              <table:table-cell office:value-type="float" office:value="704288">
                <text:p>704288</text:p>
              </table:table-cell>
              <table:table-cell office:value-type="float" office:value="38500">
                <text:p>38500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1369728">
                <text:p>1369728</text:p>
              </table:table-cell>
              <table:table-cell office:value-type="float" office:value="77200">
                <text:p>77200</text:p>
              </table:table-cell>
              <table:table-cell office:value-type="float" office:value="697423">
                <text:p>697423</text:p>
              </table:table-cell>
              <table:table-cell office:value-type="float" office:value="38600">
                <text:p>38600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1301429">
                <text:p>1301429</text:p>
              </table:table-cell>
              <table:table-cell office:value-type="float" office:value="77400">
                <text:p>77400</text:p>
              </table:table-cell>
              <table:table-cell office:value-type="float" office:value="615009">
                <text:p>615009</text:p>
              </table:table-cell>
              <table:table-cell office:value-type="float" office:value="38700">
                <text:p>38700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1489676">
                <text:p>1489676</text:p>
              </table:table-cell>
              <table:table-cell office:value-type="float" office:value="77600">
                <text:p>77600</text:p>
              </table:table-cell>
              <table:table-cell office:value-type="float" office:value="704160">
                <text:p>704160</text:p>
              </table:table-cell>
              <table:table-cell office:value-type="float" office:value="38800">
                <text:p>38800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1375791">
                <text:p>1375791</text:p>
              </table:table-cell>
              <table:table-cell office:value-type="float" office:value="77800">
                <text:p>77800</text:p>
              </table:table-cell>
              <table:table-cell office:value-type="float" office:value="691135">
                <text:p>691135</text:p>
              </table:table-cell>
              <table:table-cell office:value-type="float" office:value="38900">
                <text:p>3890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469882">
                <text:p>1469882</text:p>
              </table:table-cell>
              <table:table-cell office:value-type="float" office:value="78000">
                <text:p>78000</text:p>
              </table:table-cell>
              <table:table-cell office:value-type="float" office:value="722285">
                <text:p>722285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1368701">
                <text:p>1368701</text:p>
              </table:table-cell>
              <table:table-cell office:value-type="float" office:value="78200">
                <text:p>78200</text:p>
              </table:table-cell>
              <table:table-cell office:value-type="float" office:value="704930">
                <text:p>704930</text:p>
              </table:table-cell>
              <table:table-cell office:value-type="float" office:value="39100">
                <text:p>3910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1325008">
                <text:p>1325008</text:p>
              </table:table-cell>
              <table:table-cell office:value-type="float" office:value="78400">
                <text:p>78400</text:p>
              </table:table-cell>
              <table:table-cell office:value-type="float" office:value="679715">
                <text:p>679715</text:p>
              </table:table-cell>
              <table:table-cell office:value-type="float" office:value="39200">
                <text:p>39200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1379833">
                <text:p>1379833</text:p>
              </table:table-cell>
              <table:table-cell office:value-type="float" office:value="78600">
                <text:p>78600</text:p>
              </table:table-cell>
              <table:table-cell office:value-type="float" office:value="647763">
                <text:p>647763</text:p>
              </table:table-cell>
              <table:table-cell office:value-type="float" office:value="39300">
                <text:p>39300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1365782">
                <text:p>1365782</text:p>
              </table:table-cell>
              <table:table-cell office:value-type="float" office:value="78800">
                <text:p>78800</text:p>
              </table:table-cell>
              <table:table-cell office:value-type="float" office:value="648693">
                <text:p>648693</text:p>
              </table:table-cell>
              <table:table-cell office:value-type="float" office:value="39400">
                <text:p>39400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1320100">
                <text:p>1320100</text:p>
              </table:table-cell>
              <table:table-cell office:value-type="float" office:value="79000">
                <text:p>79000</text:p>
              </table:table-cell>
              <table:table-cell office:value-type="float" office:value="706758">
                <text:p>706758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416468">
                <text:p>1416468</text:p>
              </table:table-cell>
              <table:table-cell office:value-type="float" office:value="79200">
                <text:p>79200</text:p>
              </table:table-cell>
              <table:table-cell office:value-type="float" office:value="725590">
                <text:p>725590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1501962">
                <text:p>1501962</text:p>
              </table:table-cell>
              <table:table-cell office:value-type="float" office:value="79400">
                <text:p>79400</text:p>
              </table:table-cell>
              <table:table-cell office:value-type="float" office:value="784938">
                <text:p>784938</text:p>
              </table:table-cell>
              <table:table-cell office:value-type="float" office:value="39700">
                <text:p>39700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361259">
                <text:p>1361259</text:p>
              </table:table-cell>
              <table:table-cell office:value-type="float" office:value="79600">
                <text:p>79600</text:p>
              </table:table-cell>
              <table:table-cell office:value-type="float" office:value="696108">
                <text:p>696108</text:p>
              </table:table-cell>
              <table:table-cell office:value-type="float" office:value="39800">
                <text:p>39800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361066">
                <text:p>1361066</text:p>
              </table:table-cell>
              <table:table-cell office:value-type="float" office:value="79800">
                <text:p>79800</text:p>
              </table:table-cell>
              <table:table-cell office:value-type="float" office:value="725269">
                <text:p>725269</text:p>
              </table:table-cell>
              <table:table-cell office:value-type="float" office:value="39900">
                <text:p>399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356799">
                <text:p>1356799</text:p>
              </table:table-cell>
              <table:table-cell office:value-type="float" office:value="80000">
                <text:p>80000</text:p>
              </table:table-cell>
              <table:table-cell office:value-type="float" office:value="690750">
                <text:p>69075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1451179">
                <text:p>1451179</text:p>
              </table:table-cell>
              <table:table-cell office:value-type="float" office:value="80200">
                <text:p>80200</text:p>
              </table:table-cell>
              <table:table-cell office:value-type="float" office:value="708619">
                <text:p>708619</text:p>
              </table:table-cell>
              <table:table-cell office:value-type="float" office:value="40100">
                <text:p>40100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1368444">
                <text:p>1368444</text:p>
              </table:table-cell>
              <table:table-cell office:value-type="float" office:value="80400">
                <text:p>80400</text:p>
              </table:table-cell>
              <table:table-cell office:value-type="float" office:value="701241">
                <text:p>701241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1480340">
                <text:p>1480340</text:p>
              </table:table-cell>
              <table:table-cell office:value-type="float" office:value="80600">
                <text:p>80600</text:p>
              </table:table-cell>
              <table:table-cell office:value-type="float" office:value="706630">
                <text:p>706630</text:p>
              </table:table-cell>
              <table:table-cell office:value-type="float" office:value="40300">
                <text:p>40300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1449607">
                <text:p>1449607</text:p>
              </table:table-cell>
              <table:table-cell office:value-type="float" office:value="80800">
                <text:p>80800</text:p>
              </table:table-cell>
              <table:table-cell office:value-type="float" office:value="731909">
                <text:p>731909</text:p>
              </table:table-cell>
              <table:table-cell office:value-type="float" office:value="40400">
                <text:p>4040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1485505">
                <text:p>1485505</text:p>
              </table:table-cell>
              <table:table-cell office:value-type="float" office:value="81000">
                <text:p>81000</text:p>
              </table:table-cell>
              <table:table-cell office:value-type="float" office:value="676924">
                <text:p>676924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1427183">
                <text:p>1427183</text:p>
              </table:table-cell>
              <table:table-cell office:value-type="float" office:value="81200">
                <text:p>81200</text:p>
              </table:table-cell>
              <table:table-cell office:value-type="float" office:value="729343">
                <text:p>729343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1453906">
                <text:p>1453906</text:p>
              </table:table-cell>
              <table:table-cell office:value-type="float" office:value="81400">
                <text:p>81400</text:p>
              </table:table-cell>
              <table:table-cell office:value-type="float" office:value="670475">
                <text:p>670475</text:p>
              </table:table-cell>
              <table:table-cell office:value-type="float" office:value="40700">
                <text:p>40700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1498626">
                <text:p>1498626</text:p>
              </table:table-cell>
              <table:table-cell office:value-type="float" office:value="81600">
                <text:p>81600</text:p>
              </table:table-cell>
              <table:table-cell office:value-type="float" office:value="687703">
                <text:p>687703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1508988">
                <text:p>1508988</text:p>
              </table:table-cell>
              <table:table-cell office:value-type="float" office:value="81800">
                <text:p>81800</text:p>
              </table:table-cell>
              <table:table-cell office:value-type="float" office:value="789205">
                <text:p>789205</text:p>
              </table:table-cell>
              <table:table-cell office:value-type="float" office:value="40900">
                <text:p>409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442838">
                <text:p>1442838</text:p>
              </table:table-cell>
              <table:table-cell office:value-type="float" office:value="82000">
                <text:p>82000</text:p>
              </table:table-cell>
              <table:table-cell office:value-type="float" office:value="703615">
                <text:p>703615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413036">
                <text:p>1413036</text:p>
              </table:table-cell>
              <table:table-cell office:value-type="float" office:value="82200">
                <text:p>82200</text:p>
              </table:table-cell>
              <table:table-cell office:value-type="float" office:value="742624">
                <text:p>742624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1561824">
                <text:p>1561824</text:p>
              </table:table-cell>
              <table:table-cell office:value-type="float" office:value="82400">
                <text:p>82400</text:p>
              </table:table-cell>
              <table:table-cell office:value-type="float" office:value="736529">
                <text:p>736529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444731">
                <text:p>1444731</text:p>
              </table:table-cell>
              <table:table-cell office:value-type="float" office:value="82600">
                <text:p>82600</text:p>
              </table:table-cell>
              <table:table-cell office:value-type="float" office:value="719109">
                <text:p>719109</text:p>
              </table:table-cell>
              <table:table-cell office:value-type="float" office:value="41300">
                <text:p>41300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499460">
                <text:p>1499460</text:p>
              </table:table-cell>
              <table:table-cell office:value-type="float" office:value="82800">
                <text:p>82800</text:p>
              </table:table-cell>
              <table:table-cell office:value-type="float" office:value="762353">
                <text:p>762353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512741">
                <text:p>1512741</text:p>
              </table:table-cell>
              <table:table-cell office:value-type="float" office:value="83000">
                <text:p>83000</text:p>
              </table:table-cell>
              <table:table-cell office:value-type="float" office:value="763187">
                <text:p>763187</text:p>
              </table:table-cell>
              <table:table-cell office:value-type="float" office:value="41500">
                <text:p>4150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510881">
                <text:p>1510881</text:p>
              </table:table-cell>
              <table:table-cell office:value-type="float" office:value="83200">
                <text:p>83200</text:p>
              </table:table-cell>
              <table:table-cell office:value-type="float" office:value="793311">
                <text:p>793311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491793">
                <text:p>1491793</text:p>
              </table:table-cell>
              <table:table-cell office:value-type="float" office:value="83400">
                <text:p>83400</text:p>
              </table:table-cell>
              <table:table-cell office:value-type="float" office:value="729696">
                <text:p>729696</text:p>
              </table:table-cell>
              <table:table-cell office:value-type="float" office:value="41700">
                <text:p>41700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1439149">
                <text:p>1439149</text:p>
              </table:table-cell>
              <table:table-cell office:value-type="float" office:value="83600">
                <text:p>83600</text:p>
              </table:table-cell>
              <table:table-cell office:value-type="float" office:value="787472">
                <text:p>787472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1435011">
                <text:p>1435011</text:p>
              </table:table-cell>
              <table:table-cell office:value-type="float" office:value="83800">
                <text:p>83800</text:p>
              </table:table-cell>
              <table:table-cell office:value-type="float" office:value="670411">
                <text:p>670411</text:p>
              </table:table-cell>
              <table:table-cell office:value-type="float" office:value="41900">
                <text:p>4190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548190">
                <text:p>1548190</text:p>
              </table:table-cell>
              <table:table-cell office:value-type="float" office:value="84000">
                <text:p>84000</text:p>
              </table:table-cell>
              <table:table-cell office:value-type="float" office:value="691328">
                <text:p>6913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445822">
                <text:p>1445822</text:p>
              </table:table-cell>
              <table:table-cell office:value-type="float" office:value="84200">
                <text:p>84200</text:p>
              </table:table-cell>
              <table:table-cell office:value-type="float" office:value="704192">
                <text:p>704192</text:p>
              </table:table-cell>
              <table:table-cell office:value-type="float" office:value="42100">
                <text:p>4210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716130">
                <text:p>1716130</text:p>
              </table:table-cell>
              <table:table-cell office:value-type="float" office:value="84400">
                <text:p>84400</text:p>
              </table:table-cell>
              <table:table-cell office:value-type="float" office:value="781056">
                <text:p>781056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600930">
                <text:p>1600930</text:p>
              </table:table-cell>
              <table:table-cell office:value-type="float" office:value="84600">
                <text:p>84600</text:p>
              </table:table-cell>
              <table:table-cell office:value-type="float" office:value="688023">
                <text:p>688023</text:p>
              </table:table-cell>
              <table:table-cell office:value-type="float" office:value="42300">
                <text:p>4230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463819">
                <text:p>1463819</text:p>
              </table:table-cell>
              <table:table-cell office:value-type="float" office:value="84800">
                <text:p>84800</text:p>
              </table:table-cell>
              <table:table-cell office:value-type="float" office:value="763059">
                <text:p>763059</text:p>
              </table:table-cell>
              <table:table-cell office:value-type="float" office:value="42400">
                <text:p>4240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534877">
                <text:p>1534877</text:p>
              </table:table-cell>
              <table:table-cell office:value-type="float" office:value="85000">
                <text:p>85000</text:p>
              </table:table-cell>
              <table:table-cell office:value-type="float" office:value="712308">
                <text:p>712308</text:p>
              </table:table-cell>
              <table:table-cell office:value-type="float" office:value="42500">
                <text:p>4250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1624380">
                <text:p>1624380</text:p>
              </table:table-cell>
              <table:table-cell office:value-type="float" office:value="85200">
                <text:p>85200</text:p>
              </table:table-cell>
              <table:table-cell office:value-type="float" office:value="706662">
                <text:p>706662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1458590">
                <text:p>1458590</text:p>
              </table:table-cell>
              <table:table-cell office:value-type="float" office:value="85400">
                <text:p>85400</text:p>
              </table:table-cell>
              <table:table-cell office:value-type="float" office:value="859909">
                <text:p>859909</text:p>
              </table:table-cell>
              <table:table-cell office:value-type="float" office:value="42700">
                <text:p>42700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640452">
                <text:p>1640452</text:p>
              </table:table-cell>
              <table:table-cell office:value-type="float" office:value="85600">
                <text:p>85600</text:p>
              </table:table-cell>
              <table:table-cell office:value-type="float" office:value="752793">
                <text:p>752793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1534812">
                <text:p>1534812</text:p>
              </table:table-cell>
              <table:table-cell office:value-type="float" office:value="85800">
                <text:p>85800</text:p>
              </table:table-cell>
              <table:table-cell office:value-type="float" office:value="743747">
                <text:p>743747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45335">
                <text:p>1545335</text:p>
              </table:table-cell>
              <table:table-cell office:value-type="float" office:value="86000">
                <text:p>86000</text:p>
              </table:table-cell>
              <table:table-cell office:value-type="float" office:value="722670">
                <text:p>722670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34806">
                <text:p>1634806</text:p>
              </table:table-cell>
              <table:table-cell office:value-type="float" office:value="86200">
                <text:p>86200</text:p>
              </table:table-cell>
              <table:table-cell office:value-type="float" office:value="687061">
                <text:p>687061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530963">
                <text:p>1530963</text:p>
              </table:table-cell>
              <table:table-cell office:value-type="float" office:value="86400">
                <text:p>86400</text:p>
              </table:table-cell>
              <table:table-cell office:value-type="float" office:value="836362">
                <text:p>836362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1551622">
                <text:p>1551622</text:p>
              </table:table-cell>
              <table:table-cell office:value-type="float" office:value="86600">
                <text:p>86600</text:p>
              </table:table-cell>
              <table:table-cell office:value-type="float" office:value="742913">
                <text:p>742913</text:p>
              </table:table-cell>
              <table:table-cell office:value-type="float" office:value="43300">
                <text:p>43300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1655979">
                <text:p>1655979</text:p>
              </table:table-cell>
              <table:table-cell office:value-type="float" office:value="86800">
                <text:p>86800</text:p>
              </table:table-cell>
              <table:table-cell office:value-type="float" office:value="1010558">
                <text:p>1010558</text:p>
              </table:table-cell>
              <table:table-cell office:value-type="float" office:value="43400">
                <text:p>43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572122">
                <text:p>1572122</text:p>
              </table:table-cell>
              <table:table-cell office:value-type="float" office:value="87000">
                <text:p>87000</text:p>
              </table:table-cell>
              <table:table-cell office:value-type="float" office:value="785130">
                <text:p>785130</text:p>
              </table:table-cell>
              <table:table-cell office:value-type="float" office:value="43500">
                <text:p>43500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507384">
                <text:p>1507384</text:p>
              </table:table-cell>
              <table:table-cell office:value-type="float" office:value="87200">
                <text:p>87200</text:p>
              </table:table-cell>
              <table:table-cell office:value-type="float" office:value="801491">
                <text:p>801491</text:p>
              </table:table-cell>
              <table:table-cell office:value-type="float" office:value="43600">
                <text:p>43600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657936">
                <text:p>1657936</text:p>
              </table:table-cell>
              <table:table-cell office:value-type="float" office:value="87400">
                <text:p>87400</text:p>
              </table:table-cell>
              <table:table-cell office:value-type="float" office:value="795556">
                <text:p>795556</text:p>
              </table:table-cell>
              <table:table-cell office:value-type="float" office:value="43700">
                <text:p>43700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572571">
                <text:p>1572571</text:p>
              </table:table-cell>
              <table:table-cell office:value-type="float" office:value="87600">
                <text:p>87600</text:p>
              </table:table-cell>
              <table:table-cell office:value-type="float" office:value="720424">
                <text:p>720424</text:p>
              </table:table-cell>
              <table:table-cell office:value-type="float" office:value="43800">
                <text:p>438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580142">
                <text:p>1580142</text:p>
              </table:table-cell>
              <table:table-cell office:value-type="float" office:value="87800">
                <text:p>87800</text:p>
              </table:table-cell>
              <table:table-cell office:value-type="float" office:value="909922">
                <text:p>909922</text:p>
              </table:table-cell>
              <table:table-cell office:value-type="float" office:value="43900">
                <text:p>4390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543410">
                <text:p>1543410</text:p>
              </table:table-cell>
              <table:table-cell office:value-type="float" office:value="88000">
                <text:p>88000</text:p>
              </table:table-cell>
              <table:table-cell office:value-type="float" office:value="830813">
                <text:p>830813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70614">
                <text:p>1570614</text:p>
              </table:table-cell>
              <table:table-cell office:value-type="float" office:value="88200">
                <text:p>88200</text:p>
              </table:table-cell>
              <table:table-cell office:value-type="float" office:value="757605">
                <text:p>757605</text:p>
              </table:table-cell>
              <table:table-cell office:value-type="float" office:value="44100">
                <text:p>4410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846439">
                <text:p>1846439</text:p>
              </table:table-cell>
              <table:table-cell office:value-type="float" office:value="88400">
                <text:p>88400</text:p>
              </table:table-cell>
              <table:table-cell office:value-type="float" office:value="797064">
                <text:p>797064</text:p>
              </table:table-cell>
              <table:table-cell office:value-type="float" office:value="44200">
                <text:p>4420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41485">
                <text:p>1541485</text:p>
              </table:table-cell>
              <table:table-cell office:value-type="float" office:value="88600">
                <text:p>88600</text:p>
              </table:table-cell>
              <table:table-cell office:value-type="float" office:value="750868">
                <text:p>750868</text:p>
              </table:table-cell>
              <table:table-cell office:value-type="float" office:value="44300">
                <text:p>44300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712216">
                <text:p>1712216</text:p>
              </table:table-cell>
              <table:table-cell office:value-type="float" office:value="88800">
                <text:p>88800</text:p>
              </table:table-cell>
              <table:table-cell office:value-type="float" office:value="884771">
                <text:p>884771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609270">
                <text:p>1609270</text:p>
              </table:table-cell>
              <table:table-cell office:value-type="float" office:value="89000">
                <text:p>89000</text:p>
              </table:table-cell>
              <table:table-cell office:value-type="float" office:value="803929">
                <text:p>803929</text:p>
              </table:table-cell>
              <table:table-cell office:value-type="float" office:value="44500">
                <text:p>44500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623257">
                <text:p>1623257</text:p>
              </table:table-cell>
              <table:table-cell office:value-type="float" office:value="89200">
                <text:p>89200</text:p>
              </table:table-cell>
              <table:table-cell office:value-type="float" office:value="901870">
                <text:p>901870</text:p>
              </table:table-cell>
              <table:table-cell office:value-type="float" office:value="44600">
                <text:p>44600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1491472">
                <text:p>1491472</text:p>
              </table:table-cell>
              <table:table-cell office:value-type="float" office:value="89400">
                <text:p>89400</text:p>
              </table:table-cell>
              <table:table-cell office:value-type="float" office:value="838351">
                <text:p>838351</text:p>
              </table:table-cell>
              <table:table-cell office:value-type="float" office:value="44700">
                <text:p>4470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600833">
                <text:p>1600833</text:p>
              </table:table-cell>
              <table:table-cell office:value-type="float" office:value="89600">
                <text:p>89600</text:p>
              </table:table-cell>
              <table:table-cell office:value-type="float" office:value="886215">
                <text:p>886215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587231">
                <text:p>1587231</text:p>
              </table:table-cell>
              <table:table-cell office:value-type="float" office:value="89800">
                <text:p>89800</text:p>
              </table:table-cell>
              <table:table-cell office:value-type="float" office:value="832865">
                <text:p>832865</text:p>
              </table:table-cell>
              <table:table-cell office:value-type="float" office:value="44900">
                <text:p>449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513351">
                <text:p>1513351</text:p>
              </table:table-cell>
              <table:table-cell office:value-type="float" office:value="90000">
                <text:p>90000</text:p>
              </table:table-cell>
              <table:table-cell office:value-type="float" office:value="787665">
                <text:p>787665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640517">
                <text:p>1640517</text:p>
              </table:table-cell>
              <table:table-cell office:value-type="float" office:value="90200">
                <text:p>90200</text:p>
              </table:table-cell>
              <table:table-cell office:value-type="float" office:value="890065">
                <text:p>890065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719081">
                <text:p>1719081</text:p>
              </table:table-cell>
              <table:table-cell office:value-type="float" office:value="90400">
                <text:p>90400</text:p>
              </table:table-cell>
              <table:table-cell office:value-type="float" office:value="781184">
                <text:p>781184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664128">
                <text:p>1664128</text:p>
              </table:table-cell>
              <table:table-cell office:value-type="float" office:value="90600">
                <text:p>90600</text:p>
              </table:table-cell>
              <table:table-cell office:value-type="float" office:value="921086">
                <text:p>921086</text:p>
              </table:table-cell>
              <table:table-cell office:value-type="float" office:value="45300">
                <text:p>45300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663454">
                <text:p>1663454</text:p>
              </table:table-cell>
              <table:table-cell office:value-type="float" office:value="90800">
                <text:p>90800</text:p>
              </table:table-cell>
              <table:table-cell office:value-type="float" office:value="817306">
                <text:p>817306</text:p>
              </table:table-cell>
              <table:table-cell office:value-type="float" office:value="45400">
                <text:p>45400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625118">
                <text:p>1625118</text:p>
              </table:table-cell>
              <table:table-cell office:value-type="float" office:value="91000">
                <text:p>91000</text:p>
              </table:table-cell>
              <table:table-cell office:value-type="float" office:value="889840">
                <text:p>889840</text:p>
              </table:table-cell>
              <table:table-cell office:value-type="float" office:value="45500">
                <text:p>4550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42794">
                <text:p>1642794</text:p>
              </table:table-cell>
              <table:table-cell office:value-type="float" office:value="91200">
                <text:p>91200</text:p>
              </table:table-cell>
              <table:table-cell office:value-type="float" office:value="820835">
                <text:p>820835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527562">
                <text:p>1527562</text:p>
              </table:table-cell>
              <table:table-cell office:value-type="float" office:value="91400">
                <text:p>91400</text:p>
              </table:table-cell>
              <table:table-cell office:value-type="float" office:value="969880">
                <text:p>969880</text:p>
              </table:table-cell>
              <table:table-cell office:value-type="float" office:value="45700">
                <text:p>45700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752476">
                <text:p>1752476</text:p>
              </table:table-cell>
              <table:table-cell office:value-type="float" office:value="91600">
                <text:p>91600</text:p>
              </table:table-cell>
              <table:table-cell office:value-type="float" office:value="808741">
                <text:p>808741</text:p>
              </table:table-cell>
              <table:table-cell office:value-type="float" office:value="45800">
                <text:p>45800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597497">
                <text:p>1597497</text:p>
              </table:table-cell>
              <table:table-cell office:value-type="float" office:value="91800">
                <text:p>91800</text:p>
              </table:table-cell>
              <table:table-cell office:value-type="float" office:value="797128">
                <text:p>797128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628775">
                <text:p>1628775</text:p>
              </table:table-cell>
              <table:table-cell office:value-type="float" office:value="92000">
                <text:p>92000</text:p>
              </table:table-cell>
              <table:table-cell office:value-type="float" office:value="841655">
                <text:p>841655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1566443">
                <text:p>1566443</text:p>
              </table:table-cell>
              <table:table-cell office:value-type="float" office:value="92200">
                <text:p>92200</text:p>
              </table:table-cell>
              <table:table-cell office:value-type="float" office:value="875179">
                <text:p>875179</text:p>
              </table:table-cell>
              <table:table-cell office:value-type="float" office:value="46100">
                <text:p>46100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1620081">
                <text:p>1620081</text:p>
              </table:table-cell>
              <table:table-cell office:value-type="float" office:value="92400">
                <text:p>92400</text:p>
              </table:table-cell>
              <table:table-cell office:value-type="float" office:value="950889">
                <text:p>950889</text:p>
              </table:table-cell>
              <table:table-cell office:value-type="float" office:value="46200">
                <text:p>46200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735955">
                <text:p>1735955</text:p>
              </table:table-cell>
              <table:table-cell office:value-type="float" office:value="92600">
                <text:p>92600</text:p>
              </table:table-cell>
              <table:table-cell office:value-type="float" office:value="877072">
                <text:p>877072</text:p>
              </table:table-cell>
              <table:table-cell office:value-type="float" office:value="46300">
                <text:p>46300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649756">
                <text:p>1649756</text:p>
              </table:table-cell>
              <table:table-cell office:value-type="float" office:value="92800">
                <text:p>92800</text:p>
              </table:table-cell>
              <table:table-cell office:value-type="float" office:value="914895">
                <text:p>914895</text:p>
              </table:table-cell>
              <table:table-cell office:value-type="float" office:value="46400">
                <text:p>46400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747793">
                <text:p>1747793</text:p>
              </table:table-cell>
              <table:table-cell office:value-type="float" office:value="93000">
                <text:p>93000</text:p>
              </table:table-cell>
              <table:table-cell office:value-type="float" office:value="828952">
                <text:p>828952</text:p>
              </table:table-cell>
              <table:table-cell office:value-type="float" office:value="46500">
                <text:p>46500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1682542">
                <text:p>1682542</text:p>
              </table:table-cell>
              <table:table-cell office:value-type="float" office:value="93200">
                <text:p>93200</text:p>
              </table:table-cell>
              <table:table-cell office:value-type="float" office:value="814323">
                <text:p>814323</text:p>
              </table:table-cell>
              <table:table-cell office:value-type="float" office:value="46600">
                <text:p>46600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1643468">
                <text:p>1643468</text:p>
              </table:table-cell>
              <table:table-cell office:value-type="float" office:value="93400">
                <text:p>93400</text:p>
              </table:table-cell>
              <table:table-cell office:value-type="float" office:value="851183">
                <text:p>851183</text:p>
              </table:table-cell>
              <table:table-cell office:value-type="float" office:value="46700">
                <text:p>46700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1612767">
                <text:p>1612767</text:p>
              </table:table-cell>
              <table:table-cell office:value-type="float" office:value="93600">
                <text:p>93600</text:p>
              </table:table-cell>
              <table:table-cell office:value-type="float" office:value="863342">
                <text:p>863342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1750359">
                <text:p>1750359</text:p>
              </table:table-cell>
              <table:table-cell office:value-type="float" office:value="93800">
                <text:p>93800</text:p>
              </table:table-cell>
              <table:table-cell office:value-type="float" office:value="814869">
                <text:p>814869</text:p>
              </table:table-cell>
              <table:table-cell office:value-type="float" office:value="46900">
                <text:p>46900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794469">
                <text:p>1794469</text:p>
              </table:table-cell>
              <table:table-cell office:value-type="float" office:value="94000">
                <text:p>94000</text:p>
              </table:table-cell>
              <table:table-cell office:value-type="float" office:value="799598">
                <text:p>799598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997858">
                <text:p>1997858</text:p>
              </table:table-cell>
              <table:table-cell office:value-type="float" office:value="94200">
                <text:p>94200</text:p>
              </table:table-cell>
              <table:table-cell office:value-type="float" office:value="856284">
                <text:p>856284</text:p>
              </table:table-cell>
              <table:table-cell office:value-type="float" office:value="47100">
                <text:p>47100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1735731">
                <text:p>1735731</text:p>
              </table:table-cell>
              <table:table-cell office:value-type="float" office:value="94400">
                <text:p>94400</text:p>
              </table:table-cell>
              <table:table-cell office:value-type="float" office:value="805565">
                <text:p>805565</text:p>
              </table:table-cell>
              <table:table-cell office:value-type="float" office:value="47200">
                <text:p>47200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1705639">
                <text:p>1705639</text:p>
              </table:table-cell>
              <table:table-cell office:value-type="float" office:value="94600">
                <text:p>94600</text:p>
              </table:table-cell>
              <table:table-cell office:value-type="float" office:value="820868">
                <text:p>820868</text:p>
              </table:table-cell>
              <table:table-cell office:value-type="float" office:value="47300">
                <text:p>47300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1762774">
                <text:p>1762774</text:p>
              </table:table-cell>
              <table:table-cell office:value-type="float" office:value="94800">
                <text:p>94800</text:p>
              </table:table-cell>
              <table:table-cell office:value-type="float" office:value="828791">
                <text:p>828791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1593744">
                <text:p>1593744</text:p>
              </table:table-cell>
              <table:table-cell office:value-type="float" office:value="95000">
                <text:p>95000</text:p>
              </table:table-cell>
              <table:table-cell office:value-type="float" office:value="801812">
                <text:p>801812</text:p>
              </table:table-cell>
              <table:table-cell office:value-type="float" office:value="47500">
                <text:p>47500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1657936">
                <text:p>1657936</text:p>
              </table:table-cell>
              <table:table-cell office:value-type="float" office:value="95200">
                <text:p>95200</text:p>
              </table:table-cell>
              <table:table-cell office:value-type="float" office:value="885477">
                <text:p>885477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1693128">
                <text:p>1693128</text:p>
              </table:table-cell>
              <table:table-cell office:value-type="float" office:value="95400">
                <text:p>95400</text:p>
              </table:table-cell>
              <table:table-cell office:value-type="float" office:value="823113">
                <text:p>823113</text:p>
              </table:table-cell>
              <table:table-cell office:value-type="float" office:value="47700">
                <text:p>47700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1800340">
                <text:p>1800340</text:p>
              </table:table-cell>
              <table:table-cell office:value-type="float" office:value="95600">
                <text:p>95600</text:p>
              </table:table-cell>
              <table:table-cell office:value-type="float" office:value="874666">
                <text:p>874666</text:p>
              </table:table-cell>
              <table:table-cell office:value-type="float" office:value="47800">
                <text:p>47800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1736244">
                <text:p>1736244</text:p>
              </table:table-cell>
              <table:table-cell office:value-type="float" office:value="95800">
                <text:p>95800</text:p>
              </table:table-cell>
              <table:table-cell office:value-type="float" office:value="895935">
                <text:p>895935</text:p>
              </table:table-cell>
              <table:table-cell office:value-type="float" office:value="47900">
                <text:p>479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787476">
                <text:p>1787476</text:p>
              </table:table-cell>
              <table:table-cell office:value-type="float" office:value="96000">
                <text:p>96000</text:p>
              </table:table-cell>
              <table:table-cell office:value-type="float" office:value="861995">
                <text:p>861995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1804286">
                <text:p>1804286</text:p>
              </table:table-cell>
              <table:table-cell office:value-type="float" office:value="96200">
                <text:p>96200</text:p>
              </table:table-cell>
              <table:table-cell office:value-type="float" office:value="817371">
                <text:p>817371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1727454">
                <text:p>1727454</text:p>
              </table:table-cell>
              <table:table-cell office:value-type="float" office:value="96400">
                <text:p>96400</text:p>
              </table:table-cell>
              <table:table-cell office:value-type="float" office:value="882141">
                <text:p>882141</text:p>
              </table:table-cell>
              <table:table-cell office:value-type="float" office:value="48200">
                <text:p>48200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1672565">
                <text:p>1672565</text:p>
              </table:table-cell>
              <table:table-cell office:value-type="float" office:value="96600">
                <text:p>96600</text:p>
              </table:table-cell>
              <table:table-cell office:value-type="float" office:value="940366">
                <text:p>940366</text:p>
              </table:table-cell>
              <table:table-cell office:value-type="float" office:value="48300">
                <text:p>48300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1682189">
                <text:p>1682189</text:p>
              </table:table-cell>
              <table:table-cell office:value-type="float" office:value="96800">
                <text:p>96800</text:p>
              </table:table-cell>
              <table:table-cell office:value-type="float" office:value="909730">
                <text:p>909730</text:p>
              </table:table-cell>
              <table:table-cell office:value-type="float" office:value="48400">
                <text:p>48400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844482">
                <text:p>1844482</text:p>
              </table:table-cell>
              <table:table-cell office:value-type="float" office:value="97000">
                <text:p>97000</text:p>
              </table:table-cell>
              <table:table-cell office:value-type="float" office:value="856765">
                <text:p>856765</text:p>
              </table:table-cell>
              <table:table-cell office:value-type="float" office:value="48500">
                <text:p>48500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717766">
                <text:p>1717766</text:p>
              </table:table-cell>
              <table:table-cell office:value-type="float" office:value="97200">
                <text:p>97200</text:p>
              </table:table-cell>
              <table:table-cell office:value-type="float" office:value="863919">
                <text:p>863919</text:p>
              </table:table-cell>
              <table:table-cell office:value-type="float" office:value="48600">
                <text:p>48600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1721391">
                <text:p>1721391</text:p>
              </table:table-cell>
              <table:table-cell office:value-type="float" office:value="97400">
                <text:p>97400</text:p>
              </table:table-cell>
              <table:table-cell office:value-type="float" office:value="930357">
                <text:p>930357</text:p>
              </table:table-cell>
              <table:table-cell office:value-type="float" office:value="48700">
                <text:p>48700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1623161">
                <text:p>1623161</text:p>
              </table:table-cell>
              <table:table-cell office:value-type="float" office:value="97600">
                <text:p>97600</text:p>
              </table:table-cell>
              <table:table-cell office:value-type="float" office:value="923524">
                <text:p>923524</text:p>
              </table:table-cell>
              <table:table-cell office:value-type="float" office:value="48800">
                <text:p>48800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1777724">
                <text:p>1777724</text:p>
              </table:table-cell>
              <table:table-cell office:value-type="float" office:value="97800">
                <text:p>97800</text:p>
              </table:table-cell>
              <table:table-cell office:value-type="float" office:value="923107">
                <text:p>923107</text:p>
              </table:table-cell>
              <table:table-cell office:value-type="float" office:value="48900">
                <text:p>4890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852759">
                <text:p>1852759</text:p>
              </table:table-cell>
              <table:table-cell office:value-type="float" office:value="98000">
                <text:p>98000</text:p>
              </table:table-cell>
              <table:table-cell office:value-type="float" office:value="882012">
                <text:p>882012</text:p>
              </table:table-cell>
              <table:table-cell office:value-type="float" office:value="49000">
                <text:p>49000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1629609">
                <text:p>1629609</text:p>
              </table:table-cell>
              <table:table-cell office:value-type="float" office:value="98200">
                <text:p>98200</text:p>
              </table:table-cell>
              <table:table-cell office:value-type="float" office:value="841078">
                <text:p>841078</text:p>
              </table:table-cell>
              <table:table-cell office:value-type="float" office:value="49100">
                <text:p>49100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1958913">
                <text:p>1958913</text:p>
              </table:table-cell>
              <table:table-cell office:value-type="float" office:value="98400">
                <text:p>98400</text:p>
              </table:table-cell>
              <table:table-cell office:value-type="float" office:value="894043">
                <text:p>894043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1780226">
                <text:p>1780226</text:p>
              </table:table-cell>
              <table:table-cell office:value-type="float" office:value="98600">
                <text:p>98600</text:p>
              </table:table-cell>
              <table:table-cell office:value-type="float" office:value="965389">
                <text:p>965389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1693834">
                <text:p>1693834</text:p>
              </table:table-cell>
              <table:table-cell office:value-type="float" office:value="98800">
                <text:p>98800</text:p>
              </table:table-cell>
              <table:table-cell office:value-type="float" office:value="905623">
                <text:p>905623</text:p>
              </table:table-cell>
              <table:table-cell office:value-type="float" office:value="49400">
                <text:p>49400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1855101">
                <text:p>1855101</text:p>
              </table:table-cell>
              <table:table-cell office:value-type="float" office:value="99000">
                <text:p>99000</text:p>
              </table:table-cell>
              <table:table-cell office:value-type="float" office:value="906040">
                <text:p>906040</text:p>
              </table:table-cell>
              <table:table-cell office:value-type="float" office:value="49500">
                <text:p>49500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1946113">
                <text:p>1946113</text:p>
              </table:table-cell>
              <table:table-cell office:value-type="float" office:value="99200">
                <text:p>99200</text:p>
              </table:table-cell>
              <table:table-cell office:value-type="float" office:value="941842">
                <text:p>941842</text:p>
              </table:table-cell>
              <table:table-cell office:value-type="float" office:value="49600">
                <text:p>49600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1790684">
                <text:p>1790684</text:p>
              </table:table-cell>
              <table:table-cell office:value-type="float" office:value="99400">
                <text:p>99400</text:p>
              </table:table-cell>
              <table:table-cell office:value-type="float" office:value="859973">
                <text:p>859973</text:p>
              </table:table-cell>
              <table:table-cell office:value-type="float" office:value="49700">
                <text:p>49700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1944316">
                <text:p>1944316</text:p>
              </table:table-cell>
              <table:table-cell office:value-type="float" office:value="99600">
                <text:p>99600</text:p>
              </table:table-cell>
              <table:table-cell office:value-type="float" office:value="882911">
                <text:p>882911</text:p>
              </table:table-cell>
              <table:table-cell office:value-type="float" office:value="49800">
                <text:p>49800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1727262">
                <text:p>1727262</text:p>
              </table:table-cell>
              <table:table-cell office:value-type="float" office:value="99800">
                <text:p>99800</text:p>
              </table:table-cell>
              <table:table-cell office:value-type="float" office:value="885894">
                <text:p>885894</text:p>
              </table:table-cell>
              <table:table-cell office:value-type="float" office:value="49900">
                <text:p>499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731592">
                <text:p>1731592</text:p>
              </table:table-cell>
              <table:table-cell office:value-type="float" office:value="100000">
                <text:p>100000</text:p>
              </table:table-cell>
              <table:table-cell office:value-type="float" office:value="943350">
                <text:p>9433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1776504">
                <text:p>1776504</text:p>
              </table:table-cell>
              <table:table-cell office:value-type="float" office:value="100200">
                <text:p>100200</text:p>
              </table:table-cell>
              <table:table-cell office:value-type="float" office:value="901517">
                <text:p>901517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1715552">
                <text:p>1715552</text:p>
              </table:table-cell>
              <table:table-cell office:value-type="float" office:value="100400">
                <text:p>100400</text:p>
              </table:table-cell>
              <table:table-cell office:value-type="float" office:value="871811">
                <text:p>871811</text:p>
              </table:table-cell>
              <table:table-cell office:value-type="float" office:value="50200">
                <text:p>50200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1758091">
                <text:p>1758091</text:p>
              </table:table-cell>
              <table:table-cell office:value-type="float" office:value="100600">
                <text:p>100600</text:p>
              </table:table-cell>
              <table:table-cell office:value-type="float" office:value="885349">
                <text:p>885349</text:p>
              </table:table-cell>
              <table:table-cell office:value-type="float" office:value="50300">
                <text:p>50300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1878327">
                <text:p>1878327</text:p>
              </table:table-cell>
              <table:table-cell office:value-type="float" office:value="100800">
                <text:p>100800</text:p>
              </table:table-cell>
              <table:table-cell office:value-type="float" office:value="951658">
                <text:p>951658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1741088">
                <text:p>1741088</text:p>
              </table:table-cell>
              <table:table-cell office:value-type="float" office:value="101000">
                <text:p>101000</text:p>
              </table:table-cell>
              <table:table-cell office:value-type="float" office:value="963977">
                <text:p>963977</text:p>
              </table:table-cell>
              <table:table-cell office:value-type="float" office:value="50500">
                <text:p>50500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1895554">
                <text:p>1895554</text:p>
              </table:table-cell>
              <table:table-cell office:value-type="float" office:value="101200">
                <text:p>101200</text:p>
              </table:table-cell>
              <table:table-cell office:value-type="float" office:value="863566">
                <text:p>863566</text:p>
              </table:table-cell>
              <table:table-cell office:value-type="float" office:value="50600">
                <text:p>50600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1859143">
                <text:p>1859143</text:p>
              </table:table-cell>
              <table:table-cell office:value-type="float" office:value="101400">
                <text:p>101400</text:p>
              </table:table-cell>
              <table:table-cell office:value-type="float" office:value="877489">
                <text:p>877489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1811087">
                <text:p>1811087</text:p>
              </table:table-cell>
              <table:table-cell office:value-type="float" office:value="101600">
                <text:p>101600</text:p>
              </table:table-cell>
              <table:table-cell office:value-type="float" office:value="883809">
                <text:p>883809</text:p>
              </table:table-cell>
              <table:table-cell office:value-type="float" office:value="50800">
                <text:p>50800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1766624">
                <text:p>1766624</text:p>
              </table:table-cell>
              <table:table-cell office:value-type="float" office:value="101800">
                <text:p>101800</text:p>
              </table:table-cell>
              <table:table-cell office:value-type="float" office:value="887113">
                <text:p>887113</text:p>
              </table:table-cell>
              <table:table-cell office:value-type="float" office:value="50900">
                <text:p>50900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829084">
                <text:p>1829084</text:p>
              </table:table-cell>
              <table:table-cell office:value-type="float" office:value="102000">
                <text:p>102000</text:p>
              </table:table-cell>
              <table:table-cell office:value-type="float" office:value="928657">
                <text:p>928657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1775382">
                <text:p>1775382</text:p>
              </table:table-cell>
              <table:table-cell office:value-type="float" office:value="102200">
                <text:p>102200</text:p>
              </table:table-cell>
              <table:table-cell office:value-type="float" office:value="878676">
                <text:p>878676</text:p>
              </table:table-cell>
              <table:table-cell office:value-type="float" office:value="51100">
                <text:p>51100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904440">
                <text:p>1904440</text:p>
              </table:table-cell>
              <table:table-cell office:value-type="float" office:value="102400">
                <text:p>102400</text:p>
              </table:table-cell>
              <table:table-cell office:value-type="float" office:value="911815">
                <text:p>911815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1806981">
                <text:p>1806981</text:p>
              </table:table-cell>
              <table:table-cell office:value-type="float" office:value="102600">
                <text:p>102600</text:p>
              </table:table-cell>
              <table:table-cell office:value-type="float" office:value="905848">
                <text:p>905848</text:p>
              </table:table-cell>
              <table:table-cell office:value-type="float" office:value="51300">
                <text:p>51300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1913198">
                <text:p>1913198</text:p>
              </table:table-cell>
              <table:table-cell office:value-type="float" office:value="102800">
                <text:p>102800</text:p>
              </table:table-cell>
              <table:table-cell office:value-type="float" office:value="893176">
                <text:p>893176</text:p>
              </table:table-cell>
              <table:table-cell office:value-type="float" office:value="51400">
                <text:p>51400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1749846">
                <text:p>1749846</text:p>
              </table:table-cell>
              <table:table-cell office:value-type="float" office:value="103000">
                <text:p>103000</text:p>
              </table:table-cell>
              <table:table-cell office:value-type="float" office:value="935683">
                <text:p>935683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1768837">
                <text:p>1768837</text:p>
              </table:table-cell>
              <table:table-cell office:value-type="float" office:value="103200">
                <text:p>103200</text:p>
              </table:table-cell>
              <table:table-cell office:value-type="float" office:value="921054">
                <text:p>921054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1844707">
                <text:p>1844707</text:p>
              </table:table-cell>
              <table:table-cell office:value-type="float" office:value="103400">
                <text:p>103400</text:p>
              </table:table-cell>
              <table:table-cell office:value-type="float" office:value="896641">
                <text:p>896641</text:p>
              </table:table-cell>
              <table:table-cell office:value-type="float" office:value="51700">
                <text:p>51700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763737">
                <text:p>1763737</text:p>
              </table:table-cell>
              <table:table-cell office:value-type="float" office:value="103600">
                <text:p>103600</text:p>
              </table:table-cell>
              <table:table-cell office:value-type="float" office:value="935554">
                <text:p>935554</text:p>
              </table:table-cell>
              <table:table-cell office:value-type="float" office:value="51800">
                <text:p>51800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1821866">
                <text:p>1821866</text:p>
              </table:table-cell>
              <table:table-cell office:value-type="float" office:value="103800">
                <text:p>103800</text:p>
              </table:table-cell>
              <table:table-cell office:value-type="float" office:value="917301">
                <text:p>917301</text:p>
              </table:table-cell>
              <table:table-cell office:value-type="float" office:value="51900">
                <text:p>5190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856160">
                <text:p>1856160</text:p>
              </table:table-cell>
              <table:table-cell office:value-type="float" office:value="104000">
                <text:p>104000</text:p>
              </table:table-cell>
              <table:table-cell office:value-type="float" office:value="973281">
                <text:p>973281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1957886">
                <text:p>1957886</text:p>
              </table:table-cell>
              <table:table-cell office:value-type="float" office:value="104200">
                <text:p>104200</text:p>
              </table:table-cell>
              <table:table-cell office:value-type="float" office:value="911366">
                <text:p>911366</text:p>
              </table:table-cell>
              <table:table-cell office:value-type="float" office:value="52100">
                <text:p>52100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1984192">
                <text:p>1984192</text:p>
              </table:table-cell>
              <table:table-cell office:value-type="float" office:value="104400">
                <text:p>104400</text:p>
              </table:table-cell>
              <table:table-cell office:value-type="float" office:value="893561">
                <text:p>893561</text:p>
              </table:table-cell>
              <table:table-cell office:value-type="float" office:value="52200">
                <text:p>52200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1765469">
                <text:p>1765469</text:p>
              </table:table-cell>
              <table:table-cell office:value-type="float" office:value="104600">
                <text:p>104600</text:p>
              </table:table-cell>
              <table:table-cell office:value-type="float" office:value="959679">
                <text:p>959679</text:p>
              </table:table-cell>
              <table:table-cell office:value-type="float" office:value="52300">
                <text:p>52300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1880573">
                <text:p>1880573</text:p>
              </table:table-cell>
              <table:table-cell office:value-type="float" office:value="104800">
                <text:p>104800</text:p>
              </table:table-cell>
              <table:table-cell office:value-type="float" office:value="942387">
                <text:p>942387</text:p>
              </table:table-cell>
              <table:table-cell office:value-type="float" office:value="52400">
                <text:p>52400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1789978">
                <text:p>1789978</text:p>
              </table:table-cell>
              <table:table-cell office:value-type="float" office:value="105000">
                <text:p>105000</text:p>
              </table:table-cell>
              <table:table-cell office:value-type="float" office:value="1051620">
                <text:p>1051620</text:p>
              </table:table-cell>
              <table:table-cell office:value-type="float" office:value="52500">
                <text:p>52500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1963564">
                <text:p>1963564</text:p>
              </table:table-cell>
              <table:table-cell office:value-type="float" office:value="105200">
                <text:p>105200</text:p>
              </table:table-cell>
              <table:table-cell office:value-type="float" office:value="968404">
                <text:p>968404</text:p>
              </table:table-cell>
              <table:table-cell office:value-type="float" office:value="52600">
                <text:p>52600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1711734">
                <text:p>1711734</text:p>
              </table:table-cell>
              <table:table-cell office:value-type="float" office:value="105400">
                <text:p>105400</text:p>
              </table:table-cell>
              <table:table-cell office:value-type="float" office:value="1012194">
                <text:p>1012194</text:p>
              </table:table-cell>
              <table:table-cell office:value-type="float" office:value="52700">
                <text:p>52700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2057495">
                <text:p>2057495</text:p>
              </table:table-cell>
              <table:table-cell office:value-type="float" office:value="105600">
                <text:p>105600</text:p>
              </table:table-cell>
              <table:table-cell office:value-type="float" office:value="877874">
                <text:p>877874</text:p>
              </table:table-cell>
              <table:table-cell office:value-type="float" office:value="52800">
                <text:p>52800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1924843">
                <text:p>1924843</text:p>
              </table:table-cell>
              <table:table-cell office:value-type="float" office:value="105800">
                <text:p>105800</text:p>
              </table:table-cell>
              <table:table-cell office:value-type="float" office:value="1002698">
                <text:p>1002698</text:p>
              </table:table-cell>
              <table:table-cell office:value-type="float" office:value="52900">
                <text:p>52900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873483">
                <text:p>1873483</text:p>
              </table:table-cell>
              <table:table-cell office:value-type="float" office:value="106000">
                <text:p>106000</text:p>
              </table:table-cell>
              <table:table-cell office:value-type="float" office:value="894010">
                <text:p>89401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1822828">
                <text:p>1822828</text:p>
              </table:table-cell>
              <table:table-cell office:value-type="float" office:value="106200">
                <text:p>106200</text:p>
              </table:table-cell>
              <table:table-cell office:value-type="float" office:value="1097848">
                <text:p>1097848</text:p>
              </table:table-cell>
              <table:table-cell office:value-type="float" office:value="53100">
                <text:p>53100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1888208">
                <text:p>1888208</text:p>
              </table:table-cell>
              <table:table-cell office:value-type="float" office:value="106400">
                <text:p>106400</text:p>
              </table:table-cell>
              <table:table-cell office:value-type="float" office:value="914125">
                <text:p>914125</text:p>
              </table:table-cell>
              <table:table-cell office:value-type="float" office:value="53200">
                <text:p>53200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2133717">
                <text:p>2133717</text:p>
              </table:table-cell>
              <table:table-cell office:value-type="float" office:value="106600">
                <text:p>106600</text:p>
              </table:table-cell>
              <table:table-cell office:value-type="float" office:value="891059">
                <text:p>891059</text:p>
              </table:table-cell>
              <table:table-cell office:value-type="float" office:value="53300">
                <text:p>53300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2032120">
                <text:p>2032120</text:p>
              </table:table-cell>
              <table:table-cell office:value-type="float" office:value="106800">
                <text:p>106800</text:p>
              </table:table-cell>
              <table:table-cell office:value-type="float" office:value="983001">
                <text:p>983001</text:p>
              </table:table-cell>
              <table:table-cell office:value-type="float" office:value="53400">
                <text:p>53400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1893084">
                <text:p>1893084</text:p>
              </table:table-cell>
              <table:table-cell office:value-type="float" office:value="107000">
                <text:p>107000</text:p>
              </table:table-cell>
              <table:table-cell office:value-type="float" office:value="950921">
                <text:p>950921</text:p>
              </table:table-cell>
              <table:table-cell office:value-type="float" office:value="53500">
                <text:p>53500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2055378">
                <text:p>2055378</text:p>
              </table:table-cell>
              <table:table-cell office:value-type="float" office:value="107200">
                <text:p>107200</text:p>
              </table:table-cell>
              <table:table-cell office:value-type="float" office:value="926893">
                <text:p>926893</text:p>
              </table:table-cell>
              <table:table-cell office:value-type="float" office:value="53600">
                <text:p>53600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1820519">
                <text:p>1820519</text:p>
              </table:table-cell>
              <table:table-cell office:value-type="float" office:value="107400">
                <text:p>107400</text:p>
              </table:table-cell>
              <table:table-cell office:value-type="float" office:value="1034810">
                <text:p>1034810</text:p>
              </table:table-cell>
              <table:table-cell office:value-type="float" office:value="53700">
                <text:p>53700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1833126">
                <text:p>1833126</text:p>
              </table:table-cell>
              <table:table-cell office:value-type="float" office:value="107600">
                <text:p>107600</text:p>
              </table:table-cell>
              <table:table-cell office:value-type="float" office:value="997758">
                <text:p>997758</text:p>
              </table:table-cell>
              <table:table-cell office:value-type="float" office:value="53800">
                <text:p>53800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1845413">
                <text:p>1845413</text:p>
              </table:table-cell>
              <table:table-cell office:value-type="float" office:value="107800">
                <text:p>107800</text:p>
              </table:table-cell>
              <table:table-cell office:value-type="float" office:value="941970">
                <text:p>941970</text:p>
              </table:table-cell>
              <table:table-cell office:value-type="float" office:value="53900">
                <text:p>5390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985667">
                <text:p>1985667</text:p>
              </table:table-cell>
              <table:table-cell office:value-type="float" office:value="108000">
                <text:p>108000</text:p>
              </table:table-cell>
              <table:table-cell office:value-type="float" office:value="964458">
                <text:p>964458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1854652">
                <text:p>1854652</text:p>
              </table:table-cell>
              <table:table-cell office:value-type="float" office:value="108200">
                <text:p>108200</text:p>
              </table:table-cell>
              <table:table-cell office:value-type="float" office:value="968757">
                <text:p>968757</text:p>
              </table:table-cell>
              <table:table-cell office:value-type="float" office:value="54100">
                <text:p>54100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1928019">
                <text:p>1928019</text:p>
              </table:table-cell>
              <table:table-cell office:value-type="float" office:value="108400">
                <text:p>108400</text:p>
              </table:table-cell>
              <table:table-cell office:value-type="float" office:value="934175">
                <text:p>934175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1847691">
                <text:p>1847691</text:p>
              </table:table-cell>
              <table:table-cell office:value-type="float" office:value="108600">
                <text:p>108600</text:p>
              </table:table-cell>
              <table:table-cell office:value-type="float" office:value="998014">
                <text:p>998014</text:p>
              </table:table-cell>
              <table:table-cell office:value-type="float" office:value="54300">
                <text:p>54300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1968119">
                <text:p>1968119</text:p>
              </table:table-cell>
              <table:table-cell office:value-type="float" office:value="108800">
                <text:p>108800</text:p>
              </table:table-cell>
              <table:table-cell office:value-type="float" office:value="953616">
                <text:p>953616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1915701">
                <text:p>1915701</text:p>
              </table:table-cell>
              <table:table-cell office:value-type="float" office:value="109000">
                <text:p>109000</text:p>
              </table:table-cell>
              <table:table-cell office:value-type="float" office:value="1012098">
                <text:p>1012098</text:p>
              </table:table-cell>
              <table:table-cell office:value-type="float" office:value="54500">
                <text:p>54500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1948198">
                <text:p>1948198</text:p>
              </table:table-cell>
              <table:table-cell office:value-type="float" office:value="109200">
                <text:p>109200</text:p>
              </table:table-cell>
              <table:table-cell office:value-type="float" office:value="935458">
                <text:p>935458</text:p>
              </table:table-cell>
              <table:table-cell office:value-type="float" office:value="54600">
                <text:p>54600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1866041">
                <text:p>1866041</text:p>
              </table:table-cell>
              <table:table-cell office:value-type="float" office:value="109400">
                <text:p>109400</text:p>
              </table:table-cell>
              <table:table-cell office:value-type="float" office:value="1011360">
                <text:p>1011360</text:p>
              </table:table-cell>
              <table:table-cell office:value-type="float" office:value="54700">
                <text:p>54700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1838034">
                <text:p>1838034</text:p>
              </table:table-cell>
              <table:table-cell office:value-type="float" office:value="109600">
                <text:p>109600</text:p>
              </table:table-cell>
              <table:table-cell office:value-type="float" office:value="935169">
                <text:p>935169</text:p>
              </table:table-cell>
              <table:table-cell office:value-type="float" office:value="54800">
                <text:p>54800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1900463">
                <text:p>1900463</text:p>
              </table:table-cell>
              <table:table-cell office:value-type="float" office:value="109800">
                <text:p>109800</text:p>
              </table:table-cell>
              <table:table-cell office:value-type="float" office:value="1061982">
                <text:p>1061982</text:p>
              </table:table-cell>
              <table:table-cell office:value-type="float" office:value="54900">
                <text:p>549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918556">
                <text:p>1918556</text:p>
              </table:table-cell>
              <table:table-cell office:value-type="float" office:value="110000">
                <text:p>110000</text:p>
              </table:table-cell>
              <table:table-cell office:value-type="float" office:value="958427">
                <text:p>958427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1792127">
                <text:p>1792127</text:p>
              </table:table-cell>
              <table:table-cell office:value-type="float" office:value="110200">
                <text:p>110200</text:p>
              </table:table-cell>
              <table:table-cell office:value-type="float" office:value="925610">
                <text:p>925610</text:p>
              </table:table-cell>
              <table:table-cell office:value-type="float" office:value="55100">
                <text:p>55100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1907039">
                <text:p>1907039</text:p>
              </table:table-cell>
              <table:table-cell office:value-type="float" office:value="110400">
                <text:p>110400</text:p>
              </table:table-cell>
              <table:table-cell office:value-type="float" office:value="960930">
                <text:p>960930</text:p>
              </table:table-cell>
              <table:table-cell office:value-type="float" office:value="55200">
                <text:p>55200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1888689">
                <text:p>1888689</text:p>
              </table:table-cell>
              <table:table-cell office:value-type="float" office:value="110600">
                <text:p>110600</text:p>
              </table:table-cell>
              <table:table-cell office:value-type="float" office:value="979440">
                <text:p>979440</text:p>
              </table:table-cell>
              <table:table-cell office:value-type="float" office:value="55300">
                <text:p>55300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1861902">
                <text:p>1861902</text:p>
              </table:table-cell>
              <table:table-cell office:value-type="float" office:value="110800">
                <text:p>110800</text:p>
              </table:table-cell>
              <table:table-cell office:value-type="float" office:value="972318">
                <text:p>972318</text:p>
              </table:table-cell>
              <table:table-cell office:value-type="float" office:value="55400">
                <text:p>55400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1906590">
                <text:p>1906590</text:p>
              </table:table-cell>
              <table:table-cell office:value-type="float" office:value="111000">
                <text:p>111000</text:p>
              </table:table-cell>
              <table:table-cell office:value-type="float" office:value="998111">
                <text:p>998111</text:p>
              </table:table-cell>
              <table:table-cell office:value-type="float" office:value="55500">
                <text:p>55500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1918973">
                <text:p>1918973</text:p>
              </table:table-cell>
              <table:table-cell office:value-type="float" office:value="111200">
                <text:p>111200</text:p>
              </table:table-cell>
              <table:table-cell office:value-type="float" office:value="947937">
                <text:p>947937</text:p>
              </table:table-cell>
              <table:table-cell office:value-type="float" office:value="55600">
                <text:p>55600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1942969">
                <text:p>1942969</text:p>
              </table:table-cell>
              <table:table-cell office:value-type="float" office:value="111400">
                <text:p>111400</text:p>
              </table:table-cell>
              <table:table-cell office:value-type="float" office:value="1200793">
                <text:p>1200793</text:p>
              </table:table-cell>
              <table:table-cell office:value-type="float" office:value="55700">
                <text:p>55700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2004819">
                <text:p>2004819</text:p>
              </table:table-cell>
              <table:table-cell office:value-type="float" office:value="111600">
                <text:p>111600</text:p>
              </table:table-cell>
              <table:table-cell office:value-type="float" office:value="993106">
                <text:p>993106</text:p>
              </table:table-cell>
              <table:table-cell office:value-type="float" office:value="55800">
                <text:p>55800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2014571">
                <text:p>2014571</text:p>
              </table:table-cell>
              <table:table-cell office:value-type="float" office:value="111800">
                <text:p>111800</text:p>
              </table:table-cell>
              <table:table-cell office:value-type="float" office:value="1233836">
                <text:p>1233836</text:p>
              </table:table-cell>
              <table:table-cell office:value-type="float" office:value="55900">
                <text:p>5590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883299">
                <text:p>1883299</text:p>
              </table:table-cell>
              <table:table-cell office:value-type="float" office:value="112000">
                <text:p>112000</text:p>
              </table:table-cell>
              <table:table-cell office:value-type="float" office:value="1013060">
                <text:p>1013060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2056853">
                <text:p>2056853</text:p>
              </table:table-cell>
              <table:table-cell office:value-type="float" office:value="112200">
                <text:p>112200</text:p>
              </table:table-cell>
              <table:table-cell office:value-type="float" office:value="1111642">
                <text:p>1111642</text:p>
              </table:table-cell>
              <table:table-cell office:value-type="float" office:value="56100">
                <text:p>56100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1969242">
                <text:p>1969242</text:p>
              </table:table-cell>
              <table:table-cell office:value-type="float" office:value="112400">
                <text:p>112400</text:p>
              </table:table-cell>
              <table:table-cell office:value-type="float" office:value="1001319">
                <text:p>1001319</text:p>
              </table:table-cell>
              <table:table-cell office:value-type="float" office:value="56200">
                <text:p>56200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2176545">
                <text:p>2176545</text:p>
              </table:table-cell>
              <table:table-cell office:value-type="float" office:value="112600">
                <text:p>112600</text:p>
              </table:table-cell>
              <table:table-cell office:value-type="float" office:value="1043504">
                <text:p>1043504</text:p>
              </table:table-cell>
              <table:table-cell office:value-type="float" office:value="56300">
                <text:p>56300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2090313">
                <text:p>2090313</text:p>
              </table:table-cell>
              <table:table-cell office:value-type="float" office:value="112800">
                <text:p>112800</text:p>
              </table:table-cell>
              <table:table-cell office:value-type="float" office:value="1170863">
                <text:p>1170863</text:p>
              </table:table-cell>
              <table:table-cell office:value-type="float" office:value="56400">
                <text:p>56400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2041134">
                <text:p>2041134</text:p>
              </table:table-cell>
              <table:table-cell office:value-type="float" office:value="113000">
                <text:p>113000</text:p>
              </table:table-cell>
              <table:table-cell office:value-type="float" office:value="1011424">
                <text:p>1011424</text:p>
              </table:table-cell>
              <table:table-cell office:value-type="float" office:value="56500">
                <text:p>56500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1862480">
                <text:p>1862480</text:p>
              </table:table-cell>
              <table:table-cell office:value-type="float" office:value="113200">
                <text:p>113200</text:p>
              </table:table-cell>
              <table:table-cell office:value-type="float" office:value="1135061">
                <text:p>1135061</text:p>
              </table:table-cell>
              <table:table-cell office:value-type="float" office:value="56600">
                <text:p>56600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1983743">
                <text:p>1983743</text:p>
              </table:table-cell>
              <table:table-cell office:value-type="float" office:value="113400">
                <text:p>113400</text:p>
              </table:table-cell>
              <table:table-cell office:value-type="float" office:value="987652">
                <text:p>987652</text:p>
              </table:table-cell>
              <table:table-cell office:value-type="float" office:value="56700">
                <text:p>56700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1985218">
                <text:p>1985218</text:p>
              </table:table-cell>
              <table:table-cell office:value-type="float" office:value="113600">
                <text:p>113600</text:p>
              </table:table-cell>
              <table:table-cell office:value-type="float" office:value="1018834">
                <text:p>1018834</text:p>
              </table:table-cell>
              <table:table-cell office:value-type="float" office:value="56800">
                <text:p>56800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2080593">
                <text:p>2080593</text:p>
              </table:table-cell>
              <table:table-cell office:value-type="float" office:value="113800">
                <text:p>113800</text:p>
              </table:table-cell>
              <table:table-cell office:value-type="float" office:value="1007157">
                <text:p>1007157</text:p>
              </table:table-cell>
              <table:table-cell office:value-type="float" office:value="56900">
                <text:p>56900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009150">
                <text:p>2009150</text:p>
              </table:table-cell>
              <table:table-cell office:value-type="float" office:value="114000">
                <text:p>114000</text:p>
              </table:table-cell>
              <table:table-cell office:value-type="float" office:value="1192099">
                <text:p>1192099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1896549">
                <text:p>1896549</text:p>
              </table:table-cell>
              <table:table-cell office:value-type="float" office:value="114200">
                <text:p>114200</text:p>
              </table:table-cell>
              <table:table-cell office:value-type="float" office:value="1072505">
                <text:p>1072505</text:p>
              </table:table-cell>
              <table:table-cell office:value-type="float" office:value="57100">
                <text:p>57100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1976589">
                <text:p>1976589</text:p>
              </table:table-cell>
              <table:table-cell office:value-type="float" office:value="114400">
                <text:p>114400</text:p>
              </table:table-cell>
              <table:table-cell office:value-type="float" office:value="954867">
                <text:p>954867</text:p>
              </table:table-cell>
              <table:table-cell office:value-type="float" office:value="57200">
                <text:p>57200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2134038">
                <text:p>2134038</text:p>
              </table:table-cell>
              <table:table-cell office:value-type="float" office:value="114600">
                <text:p>114600</text:p>
              </table:table-cell>
              <table:table-cell office:value-type="float" office:value="1028683">
                <text:p>1028683</text:p>
              </table:table-cell>
              <table:table-cell office:value-type="float" office:value="57300">
                <text:p>57300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2089928">
                <text:p>2089928</text:p>
              </table:table-cell>
              <table:table-cell office:value-type="float" office:value="114800">
                <text:p>114800</text:p>
              </table:table-cell>
              <table:table-cell office:value-type="float" office:value="1038820">
                <text:p>1038820</text:p>
              </table:table-cell>
              <table:table-cell office:value-type="float" office:value="57400">
                <text:p>57400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2046876">
                <text:p>2046876</text:p>
              </table:table-cell>
              <table:table-cell office:value-type="float" office:value="115000">
                <text:p>115000</text:p>
              </table:table-cell>
              <table:table-cell office:value-type="float" office:value="982006">
                <text:p>982006</text:p>
              </table:table-cell>
              <table:table-cell office:value-type="float" office:value="57500">
                <text:p>57500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2124960">
                <text:p>2124960</text:p>
              </table:table-cell>
              <table:table-cell office:value-type="float" office:value="115200">
                <text:p>115200</text:p>
              </table:table-cell>
              <table:table-cell office:value-type="float" office:value="1015209">
                <text:p>1015209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1997954">
                <text:p>1997954</text:p>
              </table:table-cell>
              <table:table-cell office:value-type="float" office:value="115400">
                <text:p>115400</text:p>
              </table:table-cell>
              <table:table-cell office:value-type="float" office:value="997405">
                <text:p>997405</text:p>
              </table:table-cell>
              <table:table-cell office:value-type="float" office:value="57700">
                <text:p>57700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1994361">
                <text:p>1994361</text:p>
              </table:table-cell>
              <table:table-cell office:value-type="float" office:value="115600">
                <text:p>115600</text:p>
              </table:table-cell>
              <table:table-cell office:value-type="float" office:value="983129">
                <text:p>983129</text:p>
              </table:table-cell>
              <table:table-cell office:value-type="float" office:value="57800">
                <text:p>57800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1933088">
                <text:p>1933088</text:p>
              </table:table-cell>
              <table:table-cell office:value-type="float" office:value="115800">
                <text:p>115800</text:p>
              </table:table-cell>
              <table:table-cell office:value-type="float" office:value="1014215">
                <text:p>1014215</text:p>
              </table:table-cell>
              <table:table-cell office:value-type="float" office:value="57900">
                <text:p>5790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927602">
                <text:p>1927602</text:p>
              </table:table-cell>
              <table:table-cell office:value-type="float" office:value="116000">
                <text:p>116000</text:p>
              </table:table-cell>
              <table:table-cell office:value-type="float" office:value="1031634">
                <text:p>1031634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1986181">
                <text:p>1986181</text:p>
              </table:table-cell>
              <table:table-cell office:value-type="float" office:value="116200">
                <text:p>116200</text:p>
              </table:table-cell>
              <table:table-cell office:value-type="float" office:value="995929">
                <text:p>995929</text:p>
              </table:table-cell>
              <table:table-cell office:value-type="float" office:value="58100">
                <text:p>58100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1976749">
                <text:p>1976749</text:p>
              </table:table-cell>
              <table:table-cell office:value-type="float" office:value="116400">
                <text:p>116400</text:p>
              </table:table-cell>
              <table:table-cell office:value-type="float" office:value="1077830">
                <text:p>1077830</text:p>
              </table:table-cell>
              <table:table-cell office:value-type="float" office:value="58200">
                <text:p>58200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1975915">
                <text:p>1975915</text:p>
              </table:table-cell>
              <table:table-cell office:value-type="float" office:value="116600">
                <text:p>116600</text:p>
              </table:table-cell>
              <table:table-cell office:value-type="float" office:value="1062752">
                <text:p>1062752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1972611">
                <text:p>1972611</text:p>
              </table:table-cell>
              <table:table-cell office:value-type="float" office:value="116800">
                <text:p>116800</text:p>
              </table:table-cell>
              <table:table-cell office:value-type="float" office:value="961154">
                <text:p>961154</text:p>
              </table:table-cell>
              <table:table-cell office:value-type="float" office:value="58400">
                <text:p>58400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2099167">
                <text:p>2099167</text:p>
              </table:table-cell>
              <table:table-cell office:value-type="float" office:value="117000">
                <text:p>117000</text:p>
              </table:table-cell>
              <table:table-cell office:value-type="float" office:value="984188">
                <text:p>984188</text:p>
              </table:table-cell>
              <table:table-cell office:value-type="float" office:value="58500">
                <text:p>58500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1942134">
                <text:p>1942134</text:p>
              </table:table-cell>
              <table:table-cell office:value-type="float" office:value="117200">
                <text:p>117200</text:p>
              </table:table-cell>
              <table:table-cell office:value-type="float" office:value="1005104">
                <text:p>1005104</text:p>
              </table:table-cell>
              <table:table-cell office:value-type="float" office:value="58600">
                <text:p>58600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2133589">
                <text:p>2133589</text:p>
              </table:table-cell>
              <table:table-cell office:value-type="float" office:value="117400">
                <text:p>117400</text:p>
              </table:table-cell>
              <table:table-cell office:value-type="float" office:value="1019636">
                <text:p>1019636</text:p>
              </table:table-cell>
              <table:table-cell office:value-type="float" office:value="58700">
                <text:p>58700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1898538">
                <text:p>1898538</text:p>
              </table:table-cell>
              <table:table-cell office:value-type="float" office:value="117600">
                <text:p>117600</text:p>
              </table:table-cell>
              <table:table-cell office:value-type="float" office:value="1055085">
                <text:p>1055085</text:p>
              </table:table-cell>
              <table:table-cell office:value-type="float" office:value="58800">
                <text:p>58800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2011203">
                <text:p>2011203</text:p>
              </table:table-cell>
              <table:table-cell office:value-type="float" office:value="117800">
                <text:p>117800</text:p>
              </table:table-cell>
              <table:table-cell office:value-type="float" office:value="1004687">
                <text:p>1004687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052619">
                <text:p>2052619</text:p>
              </table:table-cell>
              <table:table-cell office:value-type="float" office:value="118000">
                <text:p>118000</text:p>
              </table:table-cell>
              <table:table-cell office:value-type="float" office:value="1048990">
                <text:p>1048990</text:p>
              </table:table-cell>
              <table:table-cell office:value-type="float" office:value="59000">
                <text:p>59000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2167755">
                <text:p>2167755</text:p>
              </table:table-cell>
              <table:table-cell office:value-type="float" office:value="118200">
                <text:p>118200</text:p>
              </table:table-cell>
              <table:table-cell office:value-type="float" office:value="1052872">
                <text:p>1052872</text:p>
              </table:table-cell>
              <table:table-cell office:value-type="float" office:value="59100">
                <text:p>59100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2087490">
                <text:p>2087490</text:p>
              </table:table-cell>
              <table:table-cell office:value-type="float" office:value="118400">
                <text:p>118400</text:p>
              </table:table-cell>
              <table:table-cell office:value-type="float" office:value="970939">
                <text:p>970939</text:p>
              </table:table-cell>
              <table:table-cell office:value-type="float" office:value="59200">
                <text:p>59200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2049892">
                <text:p>2049892</text:p>
              </table:table-cell>
              <table:table-cell office:value-type="float" office:value="118600">
                <text:p>118600</text:p>
              </table:table-cell>
              <table:table-cell office:value-type="float" office:value="1010462">
                <text:p>1010462</text:p>
              </table:table-cell>
              <table:table-cell office:value-type="float" office:value="59300">
                <text:p>59300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2110620">
                <text:p>2110620</text:p>
              </table:table-cell>
              <table:table-cell office:value-type="float" office:value="118800">
                <text:p>118800</text:p>
              </table:table-cell>
              <table:table-cell office:value-type="float" office:value="1077766">
                <text:p>1077766</text:p>
              </table:table-cell>
              <table:table-cell office:value-type="float" office:value="59400">
                <text:p>5940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2040909">
                <text:p>2040909</text:p>
              </table:table-cell>
              <table:table-cell office:value-type="float" office:value="119000">
                <text:p>119000</text:p>
              </table:table-cell>
              <table:table-cell office:value-type="float" office:value="1030608">
                <text:p>1030608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2144400">
                <text:p>2144400</text:p>
              </table:table-cell>
              <table:table-cell office:value-type="float" office:value="119200">
                <text:p>119200</text:p>
              </table:table-cell>
              <table:table-cell office:value-type="float" office:value="1036703">
                <text:p>1036703</text:p>
              </table:table-cell>
              <table:table-cell office:value-type="float" office:value="59600">
                <text:p>59600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2049860">
                <text:p>2049860</text:p>
              </table:table-cell>
              <table:table-cell office:value-type="float" office:value="119400">
                <text:p>119400</text:p>
              </table:table-cell>
              <table:table-cell office:value-type="float" office:value="1038596">
                <text:p>1038596</text:p>
              </table:table-cell>
              <table:table-cell office:value-type="float" office:value="59700">
                <text:p>59700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2149180">
                <text:p>2149180</text:p>
              </table:table-cell>
              <table:table-cell office:value-type="float" office:value="119600">
                <text:p>119600</text:p>
              </table:table-cell>
              <table:table-cell office:value-type="float" office:value="1155368">
                <text:p>1155368</text:p>
              </table:table-cell>
              <table:table-cell office:value-type="float" office:value="59800">
                <text:p>59800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2044310">
                <text:p>2044310</text:p>
              </table:table-cell>
              <table:table-cell office:value-type="float" office:value="119800">
                <text:p>119800</text:p>
              </table:table-cell>
              <table:table-cell office:value-type="float" office:value="1037056">
                <text:p>1037056</text:p>
              </table:table-cell>
              <table:table-cell office:value-type="float" office:value="59900">
                <text:p>599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064488">
                <text:p>2064488</text:p>
              </table:table-cell>
              <table:table-cell office:value-type="float" office:value="120000">
                <text:p>120000</text:p>
              </table:table-cell>
              <table:table-cell office:value-type="float" office:value="1277946">
                <text:p>1277946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2058105">
                <text:p>2058105</text:p>
              </table:table-cell>
              <table:table-cell office:value-type="float" office:value="120200">
                <text:p>120200</text:p>
              </table:table-cell>
              <table:table-cell office:value-type="float" office:value="1054989">
                <text:p>1054989</text:p>
              </table:table-cell>
              <table:table-cell office:value-type="float" office:value="60100">
                <text:p>60100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2048095">
                <text:p>2048095</text:p>
              </table:table-cell>
              <table:table-cell office:value-type="float" office:value="120400">
                <text:p>120400</text:p>
              </table:table-cell>
              <table:table-cell office:value-type="float" office:value="997373">
                <text:p>997373</text:p>
              </table:table-cell>
              <table:table-cell office:value-type="float" office:value="60200">
                <text:p>60200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031510">
                <text:p>2031510</text:p>
              </table:table-cell>
              <table:table-cell office:value-type="float" office:value="120600">
                <text:p>120600</text:p>
              </table:table-cell>
              <table:table-cell office:value-type="float" office:value="1041387">
                <text:p>1041387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239742">
                <text:p>2239742</text:p>
              </table:table-cell>
              <table:table-cell office:value-type="float" office:value="120800">
                <text:p>120800</text:p>
              </table:table-cell>
              <table:table-cell office:value-type="float" office:value="1047995">
                <text:p>1047995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172438">
                <text:p>2172438</text:p>
              </table:table-cell>
              <table:table-cell office:value-type="float" office:value="121000">
                <text:p>121000</text:p>
              </table:table-cell>
              <table:table-cell office:value-type="float" office:value="1048476">
                <text:p>1048476</text:p>
              </table:table-cell>
              <table:table-cell office:value-type="float" office:value="60500">
                <text:p>6050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2078572">
                <text:p>2078572</text:p>
              </table:table-cell>
              <table:table-cell office:value-type="float" office:value="121200">
                <text:p>121200</text:p>
              </table:table-cell>
              <table:table-cell office:value-type="float" office:value="1004559">
                <text:p>1004559</text:p>
              </table:table-cell>
              <table:table-cell office:value-type="float" office:value="60600">
                <text:p>60600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1999334">
                <text:p>1999334</text:p>
              </table:table-cell>
              <table:table-cell office:value-type="float" office:value="121400">
                <text:p>121400</text:p>
              </table:table-cell>
              <table:table-cell office:value-type="float" office:value="1018001">
                <text:p>1018001</text:p>
              </table:table-cell>
              <table:table-cell office:value-type="float" office:value="60700">
                <text:p>60700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129291">
                <text:p>2129291</text:p>
              </table:table-cell>
              <table:table-cell office:value-type="float" office:value="121600">
                <text:p>121600</text:p>
              </table:table-cell>
              <table:table-cell office:value-type="float" office:value="1013252">
                <text:p>1013252</text:p>
              </table:table-cell>
              <table:table-cell office:value-type="float" office:value="60800">
                <text:p>60800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2110235">
                <text:p>2110235</text:p>
              </table:table-cell>
              <table:table-cell office:value-type="float" office:value="121800">
                <text:p>121800</text:p>
              </table:table-cell>
              <table:table-cell office:value-type="float" office:value="1147316">
                <text:p>1147316</text:p>
              </table:table-cell>
              <table:table-cell office:value-type="float" office:value="60900">
                <text:p>60900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395011">
                <text:p>2395011</text:p>
              </table:table-cell>
              <table:table-cell office:value-type="float" office:value="122000">
                <text:p>122000</text:p>
              </table:table-cell>
              <table:table-cell office:value-type="float" office:value="1056882">
                <text:p>1056882</text:p>
              </table:table-cell>
              <table:table-cell office:value-type="float" office:value="61000">
                <text:p>61000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2058233">
                <text:p>2058233</text:p>
              </table:table-cell>
              <table:table-cell office:value-type="float" office:value="122200">
                <text:p>122200</text:p>
              </table:table-cell>
              <table:table-cell office:value-type="float" office:value="1163997">
                <text:p>1163997</text:p>
              </table:table-cell>
              <table:table-cell office:value-type="float" office:value="61100">
                <text:p>61100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2136188">
                <text:p>2136188</text:p>
              </table:table-cell>
              <table:table-cell office:value-type="float" office:value="122400">
                <text:p>122400</text:p>
              </table:table-cell>
              <table:table-cell office:value-type="float" office:value="1044787">
                <text:p>1044787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2151458">
                <text:p>2151458</text:p>
              </table:table-cell>
              <table:table-cell office:value-type="float" office:value="122600">
                <text:p>122600</text:p>
              </table:table-cell>
              <table:table-cell office:value-type="float" office:value="1049600">
                <text:p>1049600</text:p>
              </table:table-cell>
              <table:table-cell office:value-type="float" office:value="61300">
                <text:p>61300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2116747">
                <text:p>2116747</text:p>
              </table:table-cell>
              <table:table-cell office:value-type="float" office:value="122800">
                <text:p>122800</text:p>
              </table:table-cell>
              <table:table-cell office:value-type="float" office:value="1120304">
                <text:p>1120304</text:p>
              </table:table-cell>
              <table:table-cell office:value-type="float" office:value="61400">
                <text:p>61400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2038375">
                <text:p>2038375</text:p>
              </table:table-cell>
              <table:table-cell office:value-type="float" office:value="123000">
                <text:p>123000</text:p>
              </table:table-cell>
              <table:table-cell office:value-type="float" office:value="1070516">
                <text:p>1070516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2147512">
                <text:p>2147512</text:p>
              </table:table-cell>
              <table:table-cell office:value-type="float" office:value="123200">
                <text:p>123200</text:p>
              </table:table-cell>
              <table:table-cell office:value-type="float" office:value="1074269">
                <text:p>1074269</text:p>
              </table:table-cell>
              <table:table-cell office:value-type="float" office:value="61600">
                <text:p>61600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2097371">
                <text:p>2097371</text:p>
              </table:table-cell>
              <table:table-cell office:value-type="float" office:value="123400">
                <text:p>123400</text:p>
              </table:table-cell>
              <table:table-cell office:value-type="float" office:value="1053032">
                <text:p>1053032</text:p>
              </table:table-cell>
              <table:table-cell office:value-type="float" office:value="61700">
                <text:p>61700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2218890">
                <text:p>2218890</text:p>
              </table:table-cell>
              <table:table-cell office:value-type="float" office:value="123600">
                <text:p>123600</text:p>
              </table:table-cell>
              <table:table-cell office:value-type="float" office:value="1070355">
                <text:p>1070355</text:p>
              </table:table-cell>
              <table:table-cell office:value-type="float" office:value="61800">
                <text:p>61800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2179528">
                <text:p>2179528</text:p>
              </table:table-cell>
              <table:table-cell office:value-type="float" office:value="123800">
                <text:p>123800</text:p>
              </table:table-cell>
              <table:table-cell office:value-type="float" office:value="1053545">
                <text:p>1053545</text:p>
              </table:table-cell>
              <table:table-cell office:value-type="float" office:value="61900">
                <text:p>6190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215522">
                <text:p>2215522</text:p>
              </table:table-cell>
              <table:table-cell office:value-type="float" office:value="124000">
                <text:p>124000</text:p>
              </table:table-cell>
              <table:table-cell office:value-type="float" office:value="1081455">
                <text:p>1081455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2140390">
                <text:p>2140390</text:p>
              </table:table-cell>
              <table:table-cell office:value-type="float" office:value="124200">
                <text:p>124200</text:p>
              </table:table-cell>
              <table:table-cell office:value-type="float" office:value="1091881">
                <text:p>1091881</text:p>
              </table:table-cell>
              <table:table-cell office:value-type="float" office:value="62100">
                <text:p>62100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2102247">
                <text:p>2102247</text:p>
              </table:table-cell>
              <table:table-cell office:value-type="float" office:value="124400">
                <text:p>124400</text:p>
              </table:table-cell>
              <table:table-cell office:value-type="float" office:value="1060924">
                <text:p>1060924</text:p>
              </table:table-cell>
              <table:table-cell office:value-type="float" office:value="62200">
                <text:p>62200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2226782">
                <text:p>2226782</text:p>
              </table:table-cell>
              <table:table-cell office:value-type="float" office:value="124600">
                <text:p>124600</text:p>
              </table:table-cell>
              <table:table-cell office:value-type="float" office:value="1118507">
                <text:p>1118507</text:p>
              </table:table-cell>
              <table:table-cell office:value-type="float" office:value="62300">
                <text:p>62300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2212218">
                <text:p>2212218</text:p>
              </table:table-cell>
              <table:table-cell office:value-type="float" office:value="124800">
                <text:p>124800</text:p>
              </table:table-cell>
              <table:table-cell office:value-type="float" office:value="1102788">
                <text:p>1102788</text:p>
              </table:table-cell>
              <table:table-cell office:value-type="float" office:value="62400">
                <text:p>62400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094932">
                <text:p>2094932</text:p>
              </table:table-cell>
              <table:table-cell office:value-type="float" office:value="125000">
                <text:p>125000</text:p>
              </table:table-cell>
              <table:table-cell office:value-type="float" office:value="1133585">
                <text:p>1133585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2123484">
                <text:p>2123484</text:p>
              </table:table-cell>
              <table:table-cell office:value-type="float" office:value="125200">
                <text:p>125200</text:p>
              </table:table-cell>
              <table:table-cell office:value-type="float" office:value="1124827">
                <text:p>1124827</text:p>
              </table:table-cell>
              <table:table-cell office:value-type="float" office:value="62600">
                <text:p>62600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2214399">
                <text:p>2214399</text:p>
              </table:table-cell>
              <table:table-cell office:value-type="float" office:value="125400">
                <text:p>125400</text:p>
              </table:table-cell>
              <table:table-cell office:value-type="float" office:value="1195083">
                <text:p>1195083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2130991">
                <text:p>2130991</text:p>
              </table:table-cell>
              <table:table-cell office:value-type="float" office:value="125600">
                <text:p>125600</text:p>
              </table:table-cell>
              <table:table-cell office:value-type="float" office:value="1082578">
                <text:p>1082578</text:p>
              </table:table-cell>
              <table:table-cell office:value-type="float" office:value="62800">
                <text:p>62800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2214175">
                <text:p>2214175</text:p>
              </table:table-cell>
              <table:table-cell office:value-type="float" office:value="125800">
                <text:p>125800</text:p>
              </table:table-cell>
              <table:table-cell office:value-type="float" office:value="1093678">
                <text:p>1093678</text:p>
              </table:table-cell>
              <table:table-cell office:value-type="float" office:value="62900">
                <text:p>62900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154987">
                <text:p>2154987</text:p>
              </table:table-cell>
              <table:table-cell office:value-type="float" office:value="126000">
                <text:p>126000</text:p>
              </table:table-cell>
              <table:table-cell office:value-type="float" office:value="1092908">
                <text:p>1092908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2198744">
                <text:p>2198744</text:p>
              </table:table-cell>
              <table:table-cell office:value-type="float" office:value="126200">
                <text:p>126200</text:p>
              </table:table-cell>
              <table:table-cell office:value-type="float" office:value="1084054">
                <text:p>1084054</text:p>
              </table:table-cell>
              <table:table-cell office:value-type="float" office:value="63100">
                <text:p>63100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2148057">
                <text:p>2148057</text:p>
              </table:table-cell>
              <table:table-cell office:value-type="float" office:value="126400">
                <text:p>126400</text:p>
              </table:table-cell>
              <table:table-cell office:value-type="float" office:value="1088577">
                <text:p>1088577</text:p>
              </table:table-cell>
              <table:table-cell office:value-type="float" office:value="63200">
                <text:p>63200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2119185">
                <text:p>2119185</text:p>
              </table:table-cell>
              <table:table-cell office:value-type="float" office:value="126600">
                <text:p>126600</text:p>
              </table:table-cell>
              <table:table-cell office:value-type="float" office:value="1091592">
                <text:p>1091592</text:p>
              </table:table-cell>
              <table:table-cell office:value-type="float" office:value="63300">
                <text:p>63300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2106802">
                <text:p>2106802</text:p>
              </table:table-cell>
              <table:table-cell office:value-type="float" office:value="126800">
                <text:p>126800</text:p>
              </table:table-cell>
              <table:table-cell office:value-type="float" office:value="1208364">
                <text:p>1208364</text:p>
              </table:table-cell>
              <table:table-cell office:value-type="float" office:value="63400">
                <text:p>63400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2283211">
                <text:p>2283211</text:p>
              </table:table-cell>
              <table:table-cell office:value-type="float" office:value="127000">
                <text:p>127000</text:p>
              </table:table-cell>
              <table:table-cell office:value-type="float" office:value="1088962">
                <text:p>1088962</text:p>
              </table:table-cell>
              <table:table-cell office:value-type="float" office:value="63500">
                <text:p>63500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2197942">
                <text:p>2197942</text:p>
              </table:table-cell>
              <table:table-cell office:value-type="float" office:value="127200">
                <text:p>127200</text:p>
              </table:table-cell>
              <table:table-cell office:value-type="float" office:value="1162650">
                <text:p>1162650</text:p>
              </table:table-cell>
              <table:table-cell office:value-type="float" office:value="63600">
                <text:p>63600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2174491">
                <text:p>2174491</text:p>
              </table:table-cell>
              <table:table-cell office:value-type="float" office:value="127400">
                <text:p>127400</text:p>
              </table:table-cell>
              <table:table-cell office:value-type="float" office:value="1075231">
                <text:p>1075231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2190884">
                <text:p>2190884</text:p>
              </table:table-cell>
              <table:table-cell office:value-type="float" office:value="127600">
                <text:p>127600</text:p>
              </table:table-cell>
              <table:table-cell office:value-type="float" office:value="1143947">
                <text:p>1143947</text:p>
              </table:table-cell>
              <table:table-cell office:value-type="float" office:value="63800">
                <text:p>63800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2174171">
                <text:p>2174171</text:p>
              </table:table-cell>
              <table:table-cell office:value-type="float" office:value="127800">
                <text:p>127800</text:p>
              </table:table-cell>
              <table:table-cell office:value-type="float" office:value="1133200">
                <text:p>1133200</text:p>
              </table:table-cell>
              <table:table-cell office:value-type="float" office:value="63900">
                <text:p>6390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102824">
                <text:p>2102824</text:p>
              </table:table-cell>
              <table:table-cell office:value-type="float" office:value="128000">
                <text:p>128000</text:p>
              </table:table-cell>
              <table:table-cell office:value-type="float" office:value="1326291">
                <text:p>1326291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2376629">
                <text:p>2376629</text:p>
              </table:table-cell>
              <table:table-cell office:value-type="float" office:value="128200">
                <text:p>128200</text:p>
              </table:table-cell>
              <table:table-cell office:value-type="float" office:value="1101922">
                <text:p>1101922</text:p>
              </table:table-cell>
              <table:table-cell office:value-type="float" office:value="64100">
                <text:p>64100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2120180">
                <text:p>2120180</text:p>
              </table:table-cell>
              <table:table-cell office:value-type="float" office:value="128400">
                <text:p>128400</text:p>
              </table:table-cell>
              <table:table-cell office:value-type="float" office:value="1338867">
                <text:p>1338867</text:p>
              </table:table-cell>
              <table:table-cell office:value-type="float" office:value="64200">
                <text:p>64200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2135707">
                <text:p>2135707</text:p>
              </table:table-cell>
              <table:table-cell office:value-type="float" office:value="128600">
                <text:p>128600</text:p>
              </table:table-cell>
              <table:table-cell office:value-type="float" office:value="1179171">
                <text:p>1179171</text:p>
              </table:table-cell>
              <table:table-cell office:value-type="float" office:value="64300">
                <text:p>64300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2176031">
                <text:p>2176031</text:p>
              </table:table-cell>
              <table:table-cell office:value-type="float" office:value="128800">
                <text:p>128800</text:p>
              </table:table-cell>
              <table:table-cell office:value-type="float" office:value="1123769">
                <text:p>1123769</text:p>
              </table:table-cell>
              <table:table-cell office:value-type="float" office:value="64400">
                <text:p>64400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2198584">
                <text:p>2198584</text:p>
              </table:table-cell>
              <table:table-cell office:value-type="float" office:value="129000">
                <text:p>129000</text:p>
              </table:table-cell>
              <table:table-cell office:value-type="float" office:value="1293056">
                <text:p>1293056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2223189">
                <text:p>2223189</text:p>
              </table:table-cell>
              <table:table-cell office:value-type="float" office:value="129200">
                <text:p>129200</text:p>
              </table:table-cell>
              <table:table-cell office:value-type="float" office:value="1163709">
                <text:p>1163709</text:p>
              </table:table-cell>
              <table:table-cell office:value-type="float" office:value="64600">
                <text:p>64600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2301914">
                <text:p>2301914</text:p>
              </table:table-cell>
              <table:table-cell office:value-type="float" office:value="129400">
                <text:p>129400</text:p>
              </table:table-cell>
              <table:table-cell office:value-type="float" office:value="1310123">
                <text:p>1310123</text:p>
              </table:table-cell>
              <table:table-cell office:value-type="float" office:value="64700">
                <text:p>64700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2124190">
                <text:p>2124190</text:p>
              </table:table-cell>
              <table:table-cell office:value-type="float" office:value="129600">
                <text:p>129600</text:p>
              </table:table-cell>
              <table:table-cell office:value-type="float" office:value="1250421">
                <text:p>1250421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2199546">
                <text:p>2199546</text:p>
              </table:table-cell>
              <table:table-cell office:value-type="float" office:value="129800">
                <text:p>129800</text:p>
              </table:table-cell>
              <table:table-cell office:value-type="float" office:value="1276856">
                <text:p>1276856</text:p>
              </table:table-cell>
              <table:table-cell office:value-type="float" office:value="64900">
                <text:p>649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224408">
                <text:p>2224408</text:p>
              </table:table-cell>
              <table:table-cell office:value-type="float" office:value="130000">
                <text:p>130000</text:p>
              </table:table-cell>
              <table:table-cell office:value-type="float" office:value="1334151">
                <text:p>1334151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2226429">
                <text:p>2226429</text:p>
              </table:table-cell>
              <table:table-cell office:value-type="float" office:value="130200">
                <text:p>130200</text:p>
              </table:table-cell>
              <table:table-cell office:value-type="float" office:value="1205830">
                <text:p>1205830</text:p>
              </table:table-cell>
              <table:table-cell office:value-type="float" office:value="65100">
                <text:p>65100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2209074">
                <text:p>2209074</text:p>
              </table:table-cell>
              <table:table-cell office:value-type="float" office:value="130400">
                <text:p>130400</text:p>
              </table:table-cell>
              <table:table-cell office:value-type="float" office:value="1419805">
                <text:p>1419805</text:p>
              </table:table-cell>
              <table:table-cell office:value-type="float" office:value="65200">
                <text:p>65200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2183762">
                <text:p>2183762</text:p>
              </table:table-cell>
              <table:table-cell office:value-type="float" office:value="130600">
                <text:p>130600</text:p>
              </table:table-cell>
              <table:table-cell office:value-type="float" office:value="1168071">
                <text:p>1168071</text:p>
              </table:table-cell>
              <table:table-cell office:value-type="float" office:value="65300">
                <text:p>65300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2281479">
                <text:p>2281479</text:p>
              </table:table-cell>
              <table:table-cell office:value-type="float" office:value="130800">
                <text:p>130800</text:p>
              </table:table-cell>
              <table:table-cell office:value-type="float" office:value="1164703">
                <text:p>1164703</text:p>
              </table:table-cell>
              <table:table-cell office:value-type="float" office:value="65400">
                <text:p>65400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2248115">
                <text:p>2248115</text:p>
              </table:table-cell>
              <table:table-cell office:value-type="float" office:value="131000">
                <text:p>131000</text:p>
              </table:table-cell>
              <table:table-cell office:value-type="float" office:value="1234413">
                <text:p>1234413</text:p>
              </table:table-cell>
              <table:table-cell office:value-type="float" office:value="65500">
                <text:p>65500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2226494">
                <text:p>2226494</text:p>
              </table:table-cell>
              <table:table-cell office:value-type="float" office:value="131200">
                <text:p>131200</text:p>
              </table:table-cell>
              <table:table-cell office:value-type="float" office:value="1185555">
                <text:p>1185555</text:p>
              </table:table-cell>
              <table:table-cell office:value-type="float" office:value="65600">
                <text:p>65600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2253377">
                <text:p>2253377</text:p>
              </table:table-cell>
              <table:table-cell office:value-type="float" office:value="131400">
                <text:p>131400</text:p>
              </table:table-cell>
              <table:table-cell office:value-type="float" office:value="1192677">
                <text:p>1192677</text:p>
              </table:table-cell>
              <table:table-cell office:value-type="float" office:value="65700">
                <text:p>65700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2240513">
                <text:p>2240513</text:p>
              </table:table-cell>
              <table:table-cell office:value-type="float" office:value="131600">
                <text:p>131600</text:p>
              </table:table-cell>
              <table:table-cell office:value-type="float" office:value="1088417">
                <text:p>1088417</text:p>
              </table:table-cell>
              <table:table-cell office:value-type="float" office:value="65800">
                <text:p>65800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2621080">
                <text:p>2621080</text:p>
              </table:table-cell>
              <table:table-cell office:value-type="float" office:value="131800">
                <text:p>131800</text:p>
              </table:table-cell>
              <table:table-cell office:value-type="float" office:value="1188057">
                <text:p>1188057</text:p>
              </table:table-cell>
              <table:table-cell office:value-type="float" office:value="65900">
                <text:p>65900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300117">
                <text:p>2300117</text:p>
              </table:table-cell>
              <table:table-cell office:value-type="float" office:value="132000">
                <text:p>132000</text:p>
              </table:table-cell>
              <table:table-cell office:value-type="float" office:value="1213722">
                <text:p>1213722</text:p>
              </table:table-cell>
              <table:table-cell office:value-type="float" office:value="66000">
                <text:p>66000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2479318">
                <text:p>2479318</text:p>
              </table:table-cell>
              <table:table-cell office:value-type="float" office:value="132200">
                <text:p>132200</text:p>
              </table:table-cell>
              <table:table-cell office:value-type="float" office:value="1153956">
                <text:p>1153956</text:p>
              </table:table-cell>
              <table:table-cell office:value-type="float" office:value="66100">
                <text:p>66100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2216228">
                <text:p>2216228</text:p>
              </table:table-cell>
              <table:table-cell office:value-type="float" office:value="132400">
                <text:p>132400</text:p>
              </table:table-cell>
              <table:table-cell office:value-type="float" office:value="1149465">
                <text:p>1149465</text:p>
              </table:table-cell>
              <table:table-cell office:value-type="float" office:value="66200">
                <text:p>66200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2263642">
                <text:p>2263642</text:p>
              </table:table-cell>
              <table:table-cell office:value-type="float" office:value="132600">
                <text:p>132600</text:p>
              </table:table-cell>
              <table:table-cell office:value-type="float" office:value="1242658">
                <text:p>1242658</text:p>
              </table:table-cell>
              <table:table-cell office:value-type="float" office:value="66300">
                <text:p>66300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2314874">
                <text:p>2314874</text:p>
              </table:table-cell>
              <table:table-cell office:value-type="float" office:value="132800">
                <text:p>132800</text:p>
              </table:table-cell>
              <table:table-cell office:value-type="float" office:value="1142118">
                <text:p>1142118</text:p>
              </table:table-cell>
              <table:table-cell office:value-type="float" office:value="66400">
                <text:p>66400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2176833">
                <text:p>2176833</text:p>
              </table:table-cell>
              <table:table-cell office:value-type="float" office:value="133000">
                <text:p>133000</text:p>
              </table:table-cell>
              <table:table-cell office:value-type="float" office:value="1165184">
                <text:p>1165184</text:p>
              </table:table-cell>
              <table:table-cell office:value-type="float" office:value="66500">
                <text:p>66500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2267749">
                <text:p>2267749</text:p>
              </table:table-cell>
              <table:table-cell office:value-type="float" office:value="133200">
                <text:p>133200</text:p>
              </table:table-cell>
              <table:table-cell office:value-type="float" office:value="1227933">
                <text:p>1227933</text:p>
              </table:table-cell>
              <table:table-cell office:value-type="float" office:value="66600">
                <text:p>66600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2353788">
                <text:p>2353788</text:p>
              </table:table-cell>
              <table:table-cell office:value-type="float" office:value="133400">
                <text:p>133400</text:p>
              </table:table-cell>
              <table:table-cell office:value-type="float" office:value="1139360">
                <text:p>1139360</text:p>
              </table:table-cell>
              <table:table-cell office:value-type="float" office:value="66700">
                <text:p>66700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2351734">
                <text:p>2351734</text:p>
              </table:table-cell>
              <table:table-cell office:value-type="float" office:value="133600">
                <text:p>133600</text:p>
              </table:table-cell>
              <table:table-cell office:value-type="float" office:value="1390483">
                <text:p>1390483</text:p>
              </table:table-cell>
              <table:table-cell office:value-type="float" office:value="66800">
                <text:p>66800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2319911">
                <text:p>2319911</text:p>
              </table:table-cell>
              <table:table-cell office:value-type="float" office:value="133800">
                <text:p>133800</text:p>
              </table:table-cell>
              <table:table-cell office:value-type="float" office:value="1201499">
                <text:p>1201499</text:p>
              </table:table-cell>
              <table:table-cell office:value-type="float" office:value="66900">
                <text:p>66900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653064">
                <text:p>2653064</text:p>
              </table:table-cell>
              <table:table-cell office:value-type="float" office:value="134000">
                <text:p>134000</text:p>
              </table:table-cell>
              <table:table-cell office:value-type="float" office:value="1215614">
                <text:p>1215614</text:p>
              </table:table-cell>
              <table:table-cell office:value-type="float" office:value="67000">
                <text:p>67000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2392476">
                <text:p>2392476</text:p>
              </table:table-cell>
              <table:table-cell office:value-type="float" office:value="134200">
                <text:p>134200</text:p>
              </table:table-cell>
              <table:table-cell office:value-type="float" office:value="1409860">
                <text:p>1409860</text:p>
              </table:table-cell>
              <table:table-cell office:value-type="float" office:value="67100">
                <text:p>67100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2406752">
                <text:p>2406752</text:p>
              </table:table-cell>
              <table:table-cell office:value-type="float" office:value="134400">
                <text:p>134400</text:p>
              </table:table-cell>
              <table:table-cell office:value-type="float" office:value="1157325">
                <text:p>1157325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2406110">
                <text:p>2406110</text:p>
              </table:table-cell>
              <table:table-cell office:value-type="float" office:value="134600">
                <text:p>134600</text:p>
              </table:table-cell>
              <table:table-cell office:value-type="float" office:value="1146321">
                <text:p>1146321</text:p>
              </table:table-cell>
              <table:table-cell office:value-type="float" office:value="67300">
                <text:p>67300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2536613">
                <text:p>2536613</text:p>
              </table:table-cell>
              <table:table-cell office:value-type="float" office:value="134800">
                <text:p>134800</text:p>
              </table:table-cell>
              <table:table-cell office:value-type="float" office:value="1355548">
                <text:p>1355548</text:p>
              </table:table-cell>
              <table:table-cell office:value-type="float" office:value="67400">
                <text:p>67400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2394850">
                <text:p>2394850</text:p>
              </table:table-cell>
              <table:table-cell office:value-type="float" office:value="135000">
                <text:p>135000</text:p>
              </table:table-cell>
              <table:table-cell office:value-type="float" office:value="1331841">
                <text:p>1331841</text:p>
              </table:table-cell>
              <table:table-cell office:value-type="float" office:value="67500">
                <text:p>67500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2406303">
                <text:p>2406303</text:p>
              </table:table-cell>
              <table:table-cell office:value-type="float" office:value="135200">
                <text:p>135200</text:p>
              </table:table-cell>
              <table:table-cell office:value-type="float" office:value="1233868">
                <text:p>1233868</text:p>
              </table:table-cell>
              <table:table-cell office:value-type="float" office:value="67600">
                <text:p>67600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2414002">
                <text:p>2414002</text:p>
              </table:table-cell>
              <table:table-cell office:value-type="float" office:value="135400">
                <text:p>135400</text:p>
              </table:table-cell>
              <table:table-cell office:value-type="float" office:value="1145583">
                <text:p>1145583</text:p>
              </table:table-cell>
              <table:table-cell office:value-type="float" office:value="67700">
                <text:p>67700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2483520">
                <text:p>2483520</text:p>
              </table:table-cell>
              <table:table-cell office:value-type="float" office:value="135600">
                <text:p>135600</text:p>
              </table:table-cell>
              <table:table-cell office:value-type="float" office:value="1186229">
                <text:p>1186229</text:p>
              </table:table-cell>
              <table:table-cell office:value-type="float" office:value="67800">
                <text:p>67800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2487594">
                <text:p>2487594</text:p>
              </table:table-cell>
              <table:table-cell office:value-type="float" office:value="135800">
                <text:p>135800</text:p>
              </table:table-cell>
              <table:table-cell office:value-type="float" office:value="1288308">
                <text:p>1288308</text:p>
              </table:table-cell>
              <table:table-cell office:value-type="float" office:value="67900">
                <text:p>67900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524486">
                <text:p>2524486</text:p>
              </table:table-cell>
              <table:table-cell office:value-type="float" office:value="136000">
                <text:p>136000</text:p>
              </table:table-cell>
              <table:table-cell office:value-type="float" office:value="1225495">
                <text:p>1225495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2361583">
                <text:p>2361583</text:p>
              </table:table-cell>
              <table:table-cell office:value-type="float" office:value="136200">
                <text:p>136200</text:p>
              </table:table-cell>
              <table:table-cell office:value-type="float" office:value="1243717">
                <text:p>1243717</text:p>
              </table:table-cell>
              <table:table-cell office:value-type="float" office:value="68100">
                <text:p>68100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2290301">
                <text:p>2290301</text:p>
              </table:table-cell>
              <table:table-cell office:value-type="float" office:value="136400">
                <text:p>136400</text:p>
              </table:table-cell>
              <table:table-cell office:value-type="float" office:value="1262933">
                <text:p>1262933</text:p>
              </table:table-cell>
              <table:table-cell office:value-type="float" office:value="68200">
                <text:p>68200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2487145">
                <text:p>2487145</text:p>
              </table:table-cell>
              <table:table-cell office:value-type="float" office:value="136600">
                <text:p>136600</text:p>
              </table:table-cell>
              <table:table-cell office:value-type="float" office:value="1155464">
                <text:p>1155464</text:p>
              </table:table-cell>
              <table:table-cell office:value-type="float" office:value="68300">
                <text:p>68300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2496192">
                <text:p>2496192</text:p>
              </table:table-cell>
              <table:table-cell office:value-type="float" office:value="136800">
                <text:p>136800</text:p>
              </table:table-cell>
              <table:table-cell office:value-type="float" office:value="1207466">
                <text:p>1207466</text:p>
              </table:table-cell>
              <table:table-cell office:value-type="float" office:value="68400">
                <text:p>68400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2467865">
                <text:p>2467865</text:p>
              </table:table-cell>
              <table:table-cell office:value-type="float" office:value="137000">
                <text:p>137000</text:p>
              </table:table-cell>
              <table:table-cell office:value-type="float" office:value="1248144">
                <text:p>1248144</text:p>
              </table:table-cell>
              <table:table-cell office:value-type="float" office:value="68500">
                <text:p>68500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2437132">
                <text:p>2437132</text:p>
              </table:table-cell>
              <table:table-cell office:value-type="float" office:value="137200">
                <text:p>137200</text:p>
              </table:table-cell>
              <table:table-cell office:value-type="float" office:value="1526471">
                <text:p>1526471</text:p>
              </table:table-cell>
              <table:table-cell office:value-type="float" office:value="68600">
                <text:p>68600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2477970">
                <text:p>2477970</text:p>
              </table:table-cell>
              <table:table-cell office:value-type="float" office:value="137400">
                <text:p>137400</text:p>
              </table:table-cell>
              <table:table-cell office:value-type="float" office:value="1257030">
                <text:p>1257030</text:p>
              </table:table-cell>
              <table:table-cell office:value-type="float" office:value="68700">
                <text:p>68700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2445697">
                <text:p>2445697</text:p>
              </table:table-cell>
              <table:table-cell office:value-type="float" office:value="137600">
                <text:p>137600</text:p>
              </table:table-cell>
              <table:table-cell office:value-type="float" office:value="1454772">
                <text:p>1454772</text:p>
              </table:table-cell>
              <table:table-cell office:value-type="float" office:value="68800">
                <text:p>68800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2498469">
                <text:p>2498469</text:p>
              </table:table-cell>
              <table:table-cell office:value-type="float" office:value="137800">
                <text:p>137800</text:p>
              </table:table-cell>
              <table:table-cell office:value-type="float" office:value="1444154">
                <text:p>1444154</text:p>
              </table:table-cell>
              <table:table-cell office:value-type="float" office:value="68900">
                <text:p>68900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316061">
                <text:p>2316061</text:p>
              </table:table-cell>
              <table:table-cell office:value-type="float" office:value="138000">
                <text:p>138000</text:p>
              </table:table-cell>
              <table:table-cell office:value-type="float" office:value="1316090">
                <text:p>1316090</text:p>
              </table:table-cell>
              <table:table-cell office:value-type="float" office:value="69000">
                <text:p>69000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2410249">
                <text:p>2410249</text:p>
              </table:table-cell>
              <table:table-cell office:value-type="float" office:value="138200">
                <text:p>138200</text:p>
              </table:table-cell>
              <table:table-cell office:value-type="float" office:value="1215486">
                <text:p>1215486</text:p>
              </table:table-cell>
              <table:table-cell office:value-type="float" office:value="69100">
                <text:p>69100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2557882">
                <text:p>2557882</text:p>
              </table:table-cell>
              <table:table-cell office:value-type="float" office:value="138400">
                <text:p>138400</text:p>
              </table:table-cell>
              <table:table-cell office:value-type="float" office:value="1473667">
                <text:p>1473667</text:p>
              </table:table-cell>
              <table:table-cell office:value-type="float" office:value="69200">
                <text:p>69200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2476013">
                <text:p>2476013</text:p>
              </table:table-cell>
              <table:table-cell office:value-type="float" office:value="138600">
                <text:p>138600</text:p>
              </table:table-cell>
              <table:table-cell office:value-type="float" office:value="1234349">
                <text:p>1234349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2556085">
                <text:p>2556085</text:p>
              </table:table-cell>
              <table:table-cell office:value-type="float" office:value="138800">
                <text:p>138800</text:p>
              </table:table-cell>
              <table:table-cell office:value-type="float" office:value="1405240">
                <text:p>1405240</text:p>
              </table:table-cell>
              <table:table-cell office:value-type="float" office:value="69400">
                <text:p>69400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2461673">
                <text:p>2461673</text:p>
              </table:table-cell>
              <table:table-cell office:value-type="float" office:value="139000">
                <text:p>139000</text:p>
              </table:table-cell>
              <table:table-cell office:value-type="float" office:value="1165473">
                <text:p>1165473</text:p>
              </table:table-cell>
              <table:table-cell office:value-type="float" office:value="69500">
                <text:p>69500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2570425">
                <text:p>2570425</text:p>
              </table:table-cell>
              <table:table-cell office:value-type="float" office:value="139200">
                <text:p>139200</text:p>
              </table:table-cell>
              <table:table-cell office:value-type="float" office:value="1288404">
                <text:p>1288404</text:p>
              </table:table-cell>
              <table:table-cell office:value-type="float" office:value="69600">
                <text:p>69600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2557272">
                <text:p>2557272</text:p>
              </table:table-cell>
              <table:table-cell office:value-type="float" office:value="139400">
                <text:p>139400</text:p>
              </table:table-cell>
              <table:table-cell office:value-type="float" office:value="1407967">
                <text:p>1407967</text:p>
              </table:table-cell>
              <table:table-cell office:value-type="float" office:value="69700">
                <text:p>69700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2696789">
                <text:p>2696789</text:p>
              </table:table-cell>
              <table:table-cell office:value-type="float" office:value="139600">
                <text:p>139600</text:p>
              </table:table-cell>
              <table:table-cell office:value-type="float" office:value="1224404">
                <text:p>1224404</text:p>
              </table:table-cell>
              <table:table-cell office:value-type="float" office:value="69800">
                <text:p>69800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2457150">
                <text:p>2457150</text:p>
              </table:table-cell>
              <table:table-cell office:value-type="float" office:value="139800">
                <text:p>139800</text:p>
              </table:table-cell>
              <table:table-cell office:value-type="float" office:value="1206760">
                <text:p>1206760</text:p>
              </table:table-cell>
              <table:table-cell office:value-type="float" office:value="69900">
                <text:p>699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580980">
                <text:p>2580980</text:p>
              </table:table-cell>
              <table:table-cell office:value-type="float" office:value="140000">
                <text:p>140000</text:p>
              </table:table-cell>
              <table:table-cell office:value-type="float" office:value="1218630">
                <text:p>1218630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2514060">
                <text:p>2514060</text:p>
              </table:table-cell>
              <table:table-cell office:value-type="float" office:value="140200">
                <text:p>140200</text:p>
              </table:table-cell>
              <table:table-cell office:value-type="float" office:value="1200119">
                <text:p>1200119</text:p>
              </table:table-cell>
              <table:table-cell office:value-type="float" office:value="70100">
                <text:p>70100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2538217">
                <text:p>2538217</text:p>
              </table:table-cell>
              <table:table-cell office:value-type="float" office:value="140400">
                <text:p>140400</text:p>
              </table:table-cell>
              <table:table-cell office:value-type="float" office:value="1234542">
                <text:p>1234542</text:p>
              </table:table-cell>
              <table:table-cell office:value-type="float" office:value="70200">
                <text:p>70200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2477617">
                <text:p>2477617</text:p>
              </table:table-cell>
              <table:table-cell office:value-type="float" office:value="140600">
                <text:p>140600</text:p>
              </table:table-cell>
              <table:table-cell office:value-type="float" office:value="1313555">
                <text:p>1313555</text:p>
              </table:table-cell>
              <table:table-cell office:value-type="float" office:value="70300">
                <text:p>70300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2518712">
                <text:p>2518712</text:p>
              </table:table-cell>
              <table:table-cell office:value-type="float" office:value="140800">
                <text:p>140800</text:p>
              </table:table-cell>
              <table:table-cell office:value-type="float" office:value="1173589">
                <text:p>1173589</text:p>
              </table:table-cell>
              <table:table-cell office:value-type="float" office:value="70400">
                <text:p>70400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2566993">
                <text:p>2566993</text:p>
              </table:table-cell>
              <table:table-cell office:value-type="float" office:value="141000">
                <text:p>141000</text:p>
              </table:table-cell>
              <table:table-cell office:value-type="float" office:value="1316218">
                <text:p>1316218</text:p>
              </table:table-cell>
              <table:table-cell office:value-type="float" office:value="70500">
                <text:p>70500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2512296">
                <text:p>2512296</text:p>
              </table:table-cell>
              <table:table-cell office:value-type="float" office:value="141200">
                <text:p>141200</text:p>
              </table:table-cell>
              <table:table-cell office:value-type="float" office:value="1277625">
                <text:p>1277625</text:p>
              </table:table-cell>
              <table:table-cell office:value-type="float" office:value="70600">
                <text:p>70600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2493529">
                <text:p>2493529</text:p>
              </table:table-cell>
              <table:table-cell office:value-type="float" office:value="141400">
                <text:p>141400</text:p>
              </table:table-cell>
              <table:table-cell office:value-type="float" office:value="1279486">
                <text:p>1279486</text:p>
              </table:table-cell>
              <table:table-cell office:value-type="float" office:value="70700">
                <text:p>70700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2539660">
                <text:p>2539660</text:p>
              </table:table-cell>
              <table:table-cell office:value-type="float" office:value="141600">
                <text:p>141600</text:p>
              </table:table-cell>
              <table:table-cell office:value-type="float" office:value="1292992">
                <text:p>1292992</text:p>
              </table:table-cell>
              <table:table-cell office:value-type="float" office:value="70800">
                <text:p>70800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2521086">
                <text:p>2521086</text:p>
              </table:table-cell>
              <table:table-cell office:value-type="float" office:value="141800">
                <text:p>141800</text:p>
              </table:table-cell>
              <table:table-cell office:value-type="float" office:value="1251705">
                <text:p>1251705</text:p>
              </table:table-cell>
              <table:table-cell office:value-type="float" office:value="70900">
                <text:p>70900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475019">
                <text:p>2475019</text:p>
              </table:table-cell>
              <table:table-cell office:value-type="float" office:value="142000">
                <text:p>142000</text:p>
              </table:table-cell>
              <table:table-cell office:value-type="float" office:value="1272140">
                <text:p>1272140</text:p>
              </table:table-cell>
              <table:table-cell office:value-type="float" office:value="71000">
                <text:p>71000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2636190">
                <text:p>2636190</text:p>
              </table:table-cell>
              <table:table-cell office:value-type="float" office:value="142200">
                <text:p>142200</text:p>
              </table:table-cell>
              <table:table-cell office:value-type="float" office:value="1287282">
                <text:p>1287282</text:p>
              </table:table-cell>
              <table:table-cell office:value-type="float" office:value="71100">
                <text:p>71100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2495005">
                <text:p>2495005</text:p>
              </table:table-cell>
              <table:table-cell office:value-type="float" office:value="142400">
                <text:p>142400</text:p>
              </table:table-cell>
              <table:table-cell office:value-type="float" office:value="1232842">
                <text:p>1232842</text:p>
              </table:table-cell>
              <table:table-cell office:value-type="float" office:value="71200">
                <text:p>71200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2701216">
                <text:p>2701216</text:p>
              </table:table-cell>
              <table:table-cell office:value-type="float" office:value="142600">
                <text:p>142600</text:p>
              </table:table-cell>
              <table:table-cell office:value-type="float" office:value="1329756">
                <text:p>1329756</text:p>
              </table:table-cell>
              <table:table-cell office:value-type="float" office:value="71300">
                <text:p>71300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2512937">
                <text:p>2512937</text:p>
              </table:table-cell>
              <table:table-cell office:value-type="float" office:value="142800">
                <text:p>142800</text:p>
              </table:table-cell>
              <table:table-cell office:value-type="float" office:value="1307556">
                <text:p>1307556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2457695">
                <text:p>2457695</text:p>
              </table:table-cell>
              <table:table-cell office:value-type="float" office:value="143000">
                <text:p>143000</text:p>
              </table:table-cell>
              <table:table-cell office:value-type="float" office:value="1319843">
                <text:p>1319843</text:p>
              </table:table-cell>
              <table:table-cell office:value-type="float" office:value="71500">
                <text:p>71500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2583450">
                <text:p>2583450</text:p>
              </table:table-cell>
              <table:table-cell office:value-type="float" office:value="143200">
                <text:p>143200</text:p>
              </table:table-cell>
              <table:table-cell office:value-type="float" office:value="1508090">
                <text:p>1508090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2690565">
                <text:p>2690565</text:p>
              </table:table-cell>
              <table:table-cell office:value-type="float" office:value="143400">
                <text:p>143400</text:p>
              </table:table-cell>
              <table:table-cell office:value-type="float" office:value="1365269">
                <text:p>1365269</text:p>
              </table:table-cell>
              <table:table-cell office:value-type="float" office:value="71700">
                <text:p>71700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2623903">
                <text:p>2623903</text:p>
              </table:table-cell>
              <table:table-cell office:value-type="float" office:value="143600">
                <text:p>143600</text:p>
              </table:table-cell>
              <table:table-cell office:value-type="float" office:value="1369728">
                <text:p>1369728</text:p>
              </table:table-cell>
              <table:table-cell office:value-type="float" office:value="71800">
                <text:p>71800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2728901">
                <text:p>2728901</text:p>
              </table:table-cell>
              <table:table-cell office:value-type="float" office:value="143800">
                <text:p>143800</text:p>
              </table:table-cell>
              <table:table-cell office:value-type="float" office:value="1344834">
                <text:p>1344834</text:p>
              </table:table-cell>
              <table:table-cell office:value-type="float" office:value="71900">
                <text:p>71900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563977">
                <text:p>2563977</text:p>
              </table:table-cell>
              <table:table-cell office:value-type="float" office:value="144000">
                <text:p>144000</text:p>
              </table:table-cell>
              <table:table-cell office:value-type="float" office:value="1678275">
                <text:p>1678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2751005">
                <text:p>2751005</text:p>
              </table:table-cell>
              <table:table-cell office:value-type="float" office:value="144200">
                <text:p>144200</text:p>
              </table:table-cell>
              <table:table-cell office:value-type="float" office:value="1341144">
                <text:p>1341144</text:p>
              </table:table-cell>
              <table:table-cell office:value-type="float" office:value="72100">
                <text:p>72100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2830820">
                <text:p>2830820</text:p>
              </table:table-cell>
              <table:table-cell office:value-type="float" office:value="144400">
                <text:p>144400</text:p>
              </table:table-cell>
              <table:table-cell office:value-type="float" office:value="1352693">
                <text:p>1352693</text:p>
              </table:table-cell>
              <table:table-cell office:value-type="float" office:value="72200">
                <text:p>72200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2670002">
                <text:p>2670002</text:p>
              </table:table-cell>
              <table:table-cell office:value-type="float" office:value="144600">
                <text:p>144600</text:p>
              </table:table-cell>
              <table:table-cell office:value-type="float" office:value="1247983">
                <text:p>1247983</text:p>
              </table:table-cell>
              <table:table-cell office:value-type="float" office:value="72300">
                <text:p>72300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2831301">
                <text:p>2831301</text:p>
              </table:table-cell>
              <table:table-cell office:value-type="float" office:value="144800">
                <text:p>144800</text:p>
              </table:table-cell>
              <table:table-cell office:value-type="float" office:value="1353014">
                <text:p>1353014</text:p>
              </table:table-cell>
              <table:table-cell office:value-type="float" office:value="72400">
                <text:p>72400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2573120">
                <text:p>2573120</text:p>
              </table:table-cell>
              <table:table-cell office:value-type="float" office:value="145000">
                <text:p>145000</text:p>
              </table:table-cell>
              <table:table-cell office:value-type="float" office:value="1341946">
                <text:p>1341946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2576841">
                <text:p>2576841</text:p>
              </table:table-cell>
              <table:table-cell office:value-type="float" office:value="145200">
                <text:p>145200</text:p>
              </table:table-cell>
              <table:table-cell office:value-type="float" office:value="1451917">
                <text:p>1451917</text:p>
              </table:table-cell>
              <table:table-cell office:value-type="float" office:value="72600">
                <text:p>72600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2528753">
                <text:p>2528753</text:p>
              </table:table-cell>
              <table:table-cell office:value-type="float" office:value="145400">
                <text:p>145400</text:p>
              </table:table-cell>
              <table:table-cell office:value-type="float" office:value="1269349">
                <text:p>1269349</text:p>
              </table:table-cell>
              <table:table-cell office:value-type="float" office:value="72700">
                <text:p>72700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2942555">
                <text:p>2942555</text:p>
              </table:table-cell>
              <table:table-cell office:value-type="float" office:value="145600">
                <text:p>145600</text:p>
              </table:table-cell>
              <table:table-cell office:value-type="float" office:value="1318496">
                <text:p>1318496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2595384">
                <text:p>2595384</text:p>
              </table:table-cell>
              <table:table-cell office:value-type="float" office:value="145800">
                <text:p>145800</text:p>
              </table:table-cell>
              <table:table-cell office:value-type="float" office:value="1286800">
                <text:p>1286800</text:p>
              </table:table-cell>
              <table:table-cell office:value-type="float" office:value="72900">
                <text:p>72900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706445">
                <text:p>2706445</text:p>
              </table:table-cell>
              <table:table-cell office:value-type="float" office:value="146000">
                <text:p>146000</text:p>
              </table:table-cell>
              <table:table-cell office:value-type="float" office:value="1314293">
                <text:p>1314293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2594357">
                <text:p>2594357</text:p>
              </table:table-cell>
              <table:table-cell office:value-type="float" office:value="146200">
                <text:p>146200</text:p>
              </table:table-cell>
              <table:table-cell office:value-type="float" office:value="1305311">
                <text:p>1305311</text:p>
              </table:table-cell>
              <table:table-cell office:value-type="float" office:value="73100">
                <text:p>73100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2564394">
                <text:p>2564394</text:p>
              </table:table-cell>
              <table:table-cell office:value-type="float" office:value="146400">
                <text:p>146400</text:p>
              </table:table-cell>
              <table:table-cell office:value-type="float" office:value="1318720">
                <text:p>1318720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2648797">
                <text:p>2648797</text:p>
              </table:table-cell>
              <table:table-cell office:value-type="float" office:value="146600">
                <text:p>146600</text:p>
              </table:table-cell>
              <table:table-cell office:value-type="float" office:value="1258730">
                <text:p>1258730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2661148">
                <text:p>2661148</text:p>
              </table:table-cell>
              <table:table-cell office:value-type="float" office:value="146800">
                <text:p>146800</text:p>
              </table:table-cell>
              <table:table-cell office:value-type="float" office:value="1311309">
                <text:p>1311309</text:p>
              </table:table-cell>
              <table:table-cell office:value-type="float" office:value="73400">
                <text:p>73400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2680685">
                <text:p>2680685</text:p>
              </table:table-cell>
              <table:table-cell office:value-type="float" office:value="147000">
                <text:p>147000</text:p>
              </table:table-cell>
              <table:table-cell office:value-type="float" office:value="1368958">
                <text:p>1368958</text:p>
              </table:table-cell>
              <table:table-cell office:value-type="float" office:value="73500">
                <text:p>73500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2520188">
                <text:p>2520188</text:p>
              </table:table-cell>
              <table:table-cell office:value-type="float" office:value="147200">
                <text:p>147200</text:p>
              </table:table-cell>
              <table:table-cell office:value-type="float" office:value="1299087">
                <text:p>1299087</text:p>
              </table:table-cell>
              <table:table-cell office:value-type="float" office:value="73600">
                <text:p>73600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2661629">
                <text:p>2661629</text:p>
              </table:table-cell>
              <table:table-cell office:value-type="float" office:value="147400">
                <text:p>147400</text:p>
              </table:table-cell>
              <table:table-cell office:value-type="float" office:value="1438155">
                <text:p>1438155</text:p>
              </table:table-cell>
              <table:table-cell office:value-type="float" office:value="73700">
                <text:p>73700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2743370">
                <text:p>2743370</text:p>
              </table:table-cell>
              <table:table-cell office:value-type="float" office:value="147600">
                <text:p>147600</text:p>
              </table:table-cell>
              <table:table-cell office:value-type="float" office:value="1375567">
                <text:p>1375567</text:p>
              </table:table-cell>
              <table:table-cell office:value-type="float" office:value="73800">
                <text:p>73800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2662720">
                <text:p>2662720</text:p>
              </table:table-cell>
              <table:table-cell office:value-type="float" office:value="147800">
                <text:p>147800</text:p>
              </table:table-cell>
              <table:table-cell office:value-type="float" office:value="1338995">
                <text:p>1338995</text:p>
              </table:table-cell>
              <table:table-cell office:value-type="float" office:value="73900">
                <text:p>73900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661052">
                <text:p>2661052</text:p>
              </table:table-cell>
              <table:table-cell office:value-type="float" office:value="148000">
                <text:p>148000</text:p>
              </table:table-cell>
              <table:table-cell office:value-type="float" office:value="1320420">
                <text:p>1320420</text:p>
              </table:table-cell>
              <table:table-cell office:value-type="float" office:value="74000">
                <text:p>74000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2582615">
                <text:p>2582615</text:p>
              </table:table-cell>
              <table:table-cell office:value-type="float" office:value="148200">
                <text:p>148200</text:p>
              </table:table-cell>
              <table:table-cell office:value-type="float" office:value="1335306">
                <text:p>1335306</text:p>
              </table:table-cell>
              <table:table-cell office:value-type="float" office:value="74100">
                <text:p>74100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2669842">
                <text:p>2669842</text:p>
              </table:table-cell>
              <table:table-cell office:value-type="float" office:value="148400">
                <text:p>148400</text:p>
              </table:table-cell>
              <table:table-cell office:value-type="float" office:value="1333541">
                <text:p>1333541</text:p>
              </table:table-cell>
              <table:table-cell office:value-type="float" office:value="74200">
                <text:p>74200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2686138">
                <text:p>2686138</text:p>
              </table:table-cell>
              <table:table-cell office:value-type="float" office:value="148600">
                <text:p>148600</text:p>
              </table:table-cell>
              <table:table-cell office:value-type="float" office:value="1336493">
                <text:p>1336493</text:p>
              </table:table-cell>
              <table:table-cell office:value-type="float" office:value="74300">
                <text:p>74300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2682738">
                <text:p>2682738</text:p>
              </table:table-cell>
              <table:table-cell office:value-type="float" office:value="148800">
                <text:p>148800</text:p>
              </table:table-cell>
              <table:table-cell office:value-type="float" office:value="1302006">
                <text:p>1302006</text:p>
              </table:table-cell>
              <table:table-cell office:value-type="float" office:value="74400">
                <text:p>74400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2678086">
                <text:p>2678086</text:p>
              </table:table-cell>
              <table:table-cell office:value-type="float" office:value="149000">
                <text:p>149000</text:p>
              </table:table-cell>
              <table:table-cell office:value-type="float" office:value="1415474">
                <text:p>1415474</text:p>
              </table:table-cell>
              <table:table-cell office:value-type="float" office:value="74500">
                <text:p>74500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2628651">
                <text:p>2628651</text:p>
              </table:table-cell>
              <table:table-cell office:value-type="float" office:value="149200">
                <text:p>149200</text:p>
              </table:table-cell>
              <table:table-cell office:value-type="float" office:value="1312304">
                <text:p>1312304</text:p>
              </table:table-cell>
              <table:table-cell office:value-type="float" office:value="74600">
                <text:p>74600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2710616">
                <text:p>2710616</text:p>
              </table:table-cell>
              <table:table-cell office:value-type="float" office:value="149400">
                <text:p>149400</text:p>
              </table:table-cell>
              <table:table-cell office:value-type="float" office:value="1423334">
                <text:p>1423334</text:p>
              </table:table-cell>
              <table:table-cell office:value-type="float" office:value="74700">
                <text:p>74700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2649471">
                <text:p>2649471</text:p>
              </table:table-cell>
              <table:table-cell office:value-type="float" office:value="149600">
                <text:p>149600</text:p>
              </table:table-cell>
              <table:table-cell office:value-type="float" office:value="1357954">
                <text:p>1357954</text:p>
              </table:table-cell>
              <table:table-cell office:value-type="float" office:value="74800">
                <text:p>74800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2694062">
                <text:p>2694062</text:p>
              </table:table-cell>
              <table:table-cell office:value-type="float" office:value="149800">
                <text:p>149800</text:p>
              </table:table-cell>
              <table:table-cell office:value-type="float" office:value="1357184">
                <text:p>1357184</text:p>
              </table:table-cell>
              <table:table-cell office:value-type="float" office:value="74900">
                <text:p>749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685176">
                <text:p>2685176</text:p>
              </table:table-cell>
              <table:table-cell office:value-type="float" office:value="150000">
                <text:p>150000</text:p>
              </table:table-cell>
              <table:table-cell office:value-type="float" office:value="1314903">
                <text:p>1314903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2922409">
                <text:p>2922409</text:p>
              </table:table-cell>
              <table:table-cell office:value-type="float" office:value="150200">
                <text:p>150200</text:p>
              </table:table-cell>
              <table:table-cell office:value-type="float" office:value="1292254">
                <text:p>1292254</text:p>
              </table:table-cell>
              <table:table-cell office:value-type="float" office:value="75100">
                <text:p>75100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2686876">
                <text:p>2686876</text:p>
              </table:table-cell>
              <table:table-cell office:value-type="float" office:value="150400">
                <text:p>150400</text:p>
              </table:table-cell>
              <table:table-cell office:value-type="float" office:value="1294371">
                <text:p>1294371</text:p>
              </table:table-cell>
              <table:table-cell office:value-type="float" office:value="75200">
                <text:p>75200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2603757">
                <text:p>2603757</text:p>
              </table:table-cell>
              <table:table-cell office:value-type="float" office:value="150600">
                <text:p>150600</text:p>
              </table:table-cell>
              <table:table-cell office:value-type="float" office:value="1410277">
                <text:p>1410277</text:p>
              </table:table-cell>
              <table:table-cell office:value-type="float" office:value="75300">
                <text:p>75300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2652101">
                <text:p>2652101</text:p>
              </table:table-cell>
              <table:table-cell office:value-type="float" office:value="150800">
                <text:p>150800</text:p>
              </table:table-cell>
              <table:table-cell office:value-type="float" office:value="1359590">
                <text:p>1359590</text:p>
              </table:table-cell>
              <table:table-cell office:value-type="float" office:value="75400">
                <text:p>75400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2801274">
                <text:p>2801274</text:p>
              </table:table-cell>
              <table:table-cell office:value-type="float" office:value="151000">
                <text:p>151000</text:p>
              </table:table-cell>
              <table:table-cell office:value-type="float" office:value="1425002">
                <text:p>1425002</text:p>
              </table:table-cell>
              <table:table-cell office:value-type="float" office:value="75500">
                <text:p>75500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2716711">
                <text:p>2716711</text:p>
              </table:table-cell>
              <table:table-cell office:value-type="float" office:value="151200">
                <text:p>151200</text:p>
              </table:table-cell>
              <table:table-cell office:value-type="float" office:value="1404855">
                <text:p>1404855</text:p>
              </table:table-cell>
              <table:table-cell office:value-type="float" office:value="75600">
                <text:p>75600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2716583">
                <text:p>2716583</text:p>
              </table:table-cell>
              <table:table-cell office:value-type="float" office:value="151400">
                <text:p>151400</text:p>
              </table:table-cell>
              <table:table-cell office:value-type="float" office:value="1387725">
                <text:p>1387725</text:p>
              </table:table-cell>
              <table:table-cell office:value-type="float" office:value="75700">
                <text:p>75700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2633912">
                <text:p>2633912</text:p>
              </table:table-cell>
              <table:table-cell office:value-type="float" office:value="151600">
                <text:p>151600</text:p>
              </table:table-cell>
              <table:table-cell office:value-type="float" office:value="1337038">
                <text:p>1337038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2759667">
                <text:p>2759667</text:p>
              </table:table-cell>
              <table:table-cell office:value-type="float" office:value="151800">
                <text:p>151800</text:p>
              </table:table-cell>
              <table:table-cell office:value-type="float" office:value="1287538">
                <text:p>1287538</text:p>
              </table:table-cell>
              <table:table-cell office:value-type="float" office:value="75900">
                <text:p>75900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638467">
                <text:p>2638467</text:p>
              </table:table-cell>
              <table:table-cell office:value-type="float" office:value="152000">
                <text:p>152000</text:p>
              </table:table-cell>
              <table:table-cell office:value-type="float" office:value="1392890">
                <text:p>1392890</text:p>
              </table:table-cell>
              <table:table-cell office:value-type="float" office:value="76000">
                <text:p>76000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2663586">
                <text:p>2663586</text:p>
              </table:table-cell>
              <table:table-cell office:value-type="float" office:value="152200">
                <text:p>152200</text:p>
              </table:table-cell>
              <table:table-cell office:value-type="float" office:value="1309642">
                <text:p>1309642</text:p>
              </table:table-cell>
              <table:table-cell office:value-type="float" office:value="76100">
                <text:p>76100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2746514">
                <text:p>2746514</text:p>
              </table:table-cell>
              <table:table-cell office:value-type="float" office:value="152400">
                <text:p>152400</text:p>
              </table:table-cell>
              <table:table-cell office:value-type="float" office:value="1487045">
                <text:p>1487045</text:p>
              </table:table-cell>
              <table:table-cell office:value-type="float" office:value="76200">
                <text:p>76200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2648380">
                <text:p>2648380</text:p>
              </table:table-cell>
              <table:table-cell office:value-type="float" office:value="152600">
                <text:p>152600</text:p>
              </table:table-cell>
              <table:table-cell office:value-type="float" office:value="1315127">
                <text:p>1315127</text:p>
              </table:table-cell>
              <table:table-cell office:value-type="float" office:value="76300">
                <text:p>76300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2653064">
                <text:p>2653064</text:p>
              </table:table-cell>
              <table:table-cell office:value-type="float" office:value="152800">
                <text:p>152800</text:p>
              </table:table-cell>
              <table:table-cell office:value-type="float" office:value="1355323">
                <text:p>1355323</text:p>
              </table:table-cell>
              <table:table-cell office:value-type="float" office:value="76400">
                <text:p>76400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2802205">
                <text:p>2802205</text:p>
              </table:table-cell>
              <table:table-cell office:value-type="float" office:value="153000">
                <text:p>153000</text:p>
              </table:table-cell>
              <table:table-cell office:value-type="float" office:value="1322826">
                <text:p>1322826</text:p>
              </table:table-cell>
              <table:table-cell office:value-type="float" office:value="76500">
                <text:p>76500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2878491">
                <text:p>2878491</text:p>
              </table:table-cell>
              <table:table-cell office:value-type="float" office:value="153200">
                <text:p>153200</text:p>
              </table:table-cell>
              <table:table-cell office:value-type="float" office:value="1391446">
                <text:p>1391446</text:p>
              </table:table-cell>
              <table:table-cell office:value-type="float" office:value="76600">
                <text:p>76600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2775578">
                <text:p>2775578</text:p>
              </table:table-cell>
              <table:table-cell office:value-type="float" office:value="153400">
                <text:p>153400</text:p>
              </table:table-cell>
              <table:table-cell office:value-type="float" office:value="1418201">
                <text:p>1418201</text:p>
              </table:table-cell>
              <table:table-cell office:value-type="float" office:value="76700">
                <text:p>76700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2830949">
                <text:p>2830949</text:p>
              </table:table-cell>
              <table:table-cell office:value-type="float" office:value="153600">
                <text:p>153600</text:p>
              </table:table-cell>
              <table:table-cell office:value-type="float" office:value="1346726">
                <text:p>1346726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3000204">
                <text:p>3000204</text:p>
              </table:table-cell>
              <table:table-cell office:value-type="float" office:value="153800">
                <text:p>153800</text:p>
              </table:table-cell>
              <table:table-cell office:value-type="float" office:value="1455670">
                <text:p>1455670</text:p>
              </table:table-cell>
              <table:table-cell office:value-type="float" office:value="76900">
                <text:p>76900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796783">
                <text:p>2796783</text:p>
              </table:table-cell>
              <table:table-cell office:value-type="float" office:value="154000">
                <text:p>154000</text:p>
              </table:table-cell>
              <table:table-cell office:value-type="float" office:value="1487558">
                <text:p>1487558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2743273">
                <text:p>2743273</text:p>
              </table:table-cell>
              <table:table-cell office:value-type="float" office:value="154200">
                <text:p>154200</text:p>
              </table:table-cell>
              <table:table-cell office:value-type="float" office:value="1427472">
                <text:p>1427472</text:p>
              </table:table-cell>
              <table:table-cell office:value-type="float" office:value="77100">
                <text:p>77100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2980667">
                <text:p>2980667</text:p>
              </table:table-cell>
              <table:table-cell office:value-type="float" office:value="154400">
                <text:p>154400</text:p>
              </table:table-cell>
              <table:table-cell office:value-type="float" office:value="1353976">
                <text:p>1353976</text:p>
              </table:table-cell>
              <table:table-cell office:value-type="float" office:value="77200">
                <text:p>77200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2872524">
                <text:p>2872524</text:p>
              </table:table-cell>
              <table:table-cell office:value-type="float" office:value="154600">
                <text:p>154600</text:p>
              </table:table-cell>
              <table:table-cell office:value-type="float" office:value="1481206">
                <text:p>1481206</text:p>
              </table:table-cell>
              <table:table-cell office:value-type="float" office:value="77300">
                <text:p>77300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2778433">
                <text:p>2778433</text:p>
              </table:table-cell>
              <table:table-cell office:value-type="float" office:value="154800">
                <text:p>154800</text:p>
              </table:table-cell>
              <table:table-cell office:value-type="float" office:value="1402161">
                <text:p>1402161</text:p>
              </table:table-cell>
              <table:table-cell office:value-type="float" office:value="77400">
                <text:p>77400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2878684">
                <text:p>2878684</text:p>
              </table:table-cell>
              <table:table-cell office:value-type="float" office:value="155000">
                <text:p>155000</text:p>
              </table:table-cell>
              <table:table-cell office:value-type="float" office:value="1389393">
                <text:p>1389393</text:p>
              </table:table-cell>
              <table:table-cell office:value-type="float" office:value="77500">
                <text:p>77500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2717385">
                <text:p>2717385</text:p>
              </table:table-cell>
              <table:table-cell office:value-type="float" office:value="155200">
                <text:p>155200</text:p>
              </table:table-cell>
              <table:table-cell office:value-type="float" office:value="1300338">
                <text:p>1300338</text:p>
              </table:table-cell>
              <table:table-cell office:value-type="float" office:value="77600">
                <text:p>77600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2810385">
                <text:p>2810385</text:p>
              </table:table-cell>
              <table:table-cell office:value-type="float" office:value="155400">
                <text:p>155400</text:p>
              </table:table-cell>
              <table:table-cell office:value-type="float" office:value="1386249">
                <text:p>1386249</text:p>
              </table:table-cell>
              <table:table-cell office:value-type="float" office:value="77700">
                <text:p>77700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2871530">
                <text:p>2871530</text:p>
              </table:table-cell>
              <table:table-cell office:value-type="float" office:value="155600">
                <text:p>155600</text:p>
              </table:table-cell>
              <table:table-cell office:value-type="float" office:value="1370530">
                <text:p>1370530</text:p>
              </table:table-cell>
              <table:table-cell office:value-type="float" office:value="77800">
                <text:p>77800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3087333">
                <text:p>3087333</text:p>
              </table:table-cell>
              <table:table-cell office:value-type="float" office:value="155800">
                <text:p>155800</text:p>
              </table:table-cell>
              <table:table-cell office:value-type="float" office:value="1463338">
                <text:p>1463338</text:p>
              </table:table-cell>
              <table:table-cell office:value-type="float" office:value="77900">
                <text:p>7790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2811957">
                <text:p>2811957</text:p>
              </table:table-cell>
              <table:table-cell office:value-type="float" office:value="156000">
                <text:p>156000</text:p>
              </table:table-cell>
              <table:table-cell office:value-type="float" office:value="1657679">
                <text:p>1657679</text:p>
              </table:table-cell>
              <table:table-cell office:value-type="float" office:value="78000">
                <text:p>78000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3105619">
                <text:p>3105619</text:p>
              </table:table-cell>
              <table:table-cell office:value-type="float" office:value="156200">
                <text:p>156200</text:p>
              </table:table-cell>
              <table:table-cell office:value-type="float" office:value="1345154">
                <text:p>1345154</text:p>
              </table:table-cell>
              <table:table-cell office:value-type="float" office:value="78100">
                <text:p>78100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2833355">
                <text:p>2833355</text:p>
              </table:table-cell>
              <table:table-cell office:value-type="float" office:value="156400">
                <text:p>156400</text:p>
              </table:table-cell>
              <table:table-cell office:value-type="float" office:value="1495257">
                <text:p>1495257</text:p>
              </table:table-cell>
              <table:table-cell office:value-type="float" office:value="78200">
                <text:p>78200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2845031">
                <text:p>2845031</text:p>
              </table:table-cell>
              <table:table-cell office:value-type="float" office:value="156600">
                <text:p>156600</text:p>
              </table:table-cell>
              <table:table-cell office:value-type="float" office:value="1446752">
                <text:p>1446752</text:p>
              </table:table-cell>
              <table:table-cell office:value-type="float" office:value="78300">
                <text:p>78300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2961611">
                <text:p>2961611</text:p>
              </table:table-cell>
              <table:table-cell office:value-type="float" office:value="156800">
                <text:p>156800</text:p>
              </table:table-cell>
              <table:table-cell office:value-type="float" office:value="1416757">
                <text:p>1416757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2784240">
                <text:p>2784240</text:p>
              </table:table-cell>
              <table:table-cell office:value-type="float" office:value="157000">
                <text:p>157000</text:p>
              </table:table-cell>
              <table:table-cell office:value-type="float" office:value="1451885">
                <text:p>1451885</text:p>
              </table:table-cell>
              <table:table-cell office:value-type="float" office:value="78500">
                <text:p>78500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2888404">
                <text:p>2888404</text:p>
              </table:table-cell>
              <table:table-cell office:value-type="float" office:value="157200">
                <text:p>157200</text:p>
              </table:table-cell>
              <table:table-cell office:value-type="float" office:value="1430231">
                <text:p>1430231</text:p>
              </table:table-cell>
              <table:table-cell office:value-type="float" office:value="78600">
                <text:p>78600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2771632">
                <text:p>2771632</text:p>
              </table:table-cell>
              <table:table-cell office:value-type="float" office:value="157400">
                <text:p>157400</text:p>
              </table:table-cell>
              <table:table-cell office:value-type="float" office:value="1415667">
                <text:p>1415667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3111458">
                <text:p>3111458</text:p>
              </table:table-cell>
              <table:table-cell office:value-type="float" office:value="157600">
                <text:p>157600</text:p>
              </table:table-cell>
              <table:table-cell office:value-type="float" office:value="1722738">
                <text:p>1722738</text:p>
              </table:table-cell>
              <table:table-cell office:value-type="float" office:value="78800">
                <text:p>78800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3027632">
                <text:p>3027632</text:p>
              </table:table-cell>
              <table:table-cell office:value-type="float" office:value="157800">
                <text:p>157800</text:p>
              </table:table-cell>
              <table:table-cell office:value-type="float" office:value="1630989">
                <text:p>1630989</text:p>
              </table:table-cell>
              <table:table-cell office:value-type="float" office:value="78900">
                <text:p>78900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3028755">
                <text:p>3028755</text:p>
              </table:table-cell>
              <table:table-cell office:value-type="float" office:value="158000">
                <text:p>158000</text:p>
              </table:table-cell>
              <table:table-cell office:value-type="float" office:value="1647061">
                <text:p>1647061</text:p>
              </table:table-cell>
              <table:table-cell office:value-type="float" office:value="79000">
                <text:p>79000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2936877">
                <text:p>2936877</text:p>
              </table:table-cell>
              <table:table-cell office:value-type="float" office:value="158200">
                <text:p>158200</text:p>
              </table:table-cell>
              <table:table-cell office:value-type="float" office:value="1608051">
                <text:p>1608051</text:p>
              </table:table-cell>
              <table:table-cell office:value-type="float" office:value="79100">
                <text:p>79100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2933894">
                <text:p>2933894</text:p>
              </table:table-cell>
              <table:table-cell office:value-type="float" office:value="158400">
                <text:p>158400</text:p>
              </table:table-cell>
              <table:table-cell office:value-type="float" office:value="1376080">
                <text:p>137608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2879390">
                <text:p>2879390</text:p>
              </table:table-cell>
              <table:table-cell office:value-type="float" office:value="158600">
                <text:p>158600</text:p>
              </table:table-cell>
              <table:table-cell office:value-type="float" office:value="1464140">
                <text:p>1464140</text:p>
              </table:table-cell>
              <table:table-cell office:value-type="float" office:value="79300">
                <text:p>79300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2903899">
                <text:p>2903899</text:p>
              </table:table-cell>
              <table:table-cell office:value-type="float" office:value="158800">
                <text:p>158800</text:p>
              </table:table-cell>
              <table:table-cell office:value-type="float" office:value="1707019">
                <text:p>1707019</text:p>
              </table:table-cell>
              <table:table-cell office:value-type="float" office:value="79400">
                <text:p>79400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2884073">
                <text:p>2884073</text:p>
              </table:table-cell>
              <table:table-cell office:value-type="float" office:value="159000">
                <text:p>159000</text:p>
              </table:table-cell>
              <table:table-cell office:value-type="float" office:value="1626337">
                <text:p>1626337</text:p>
              </table:table-cell>
              <table:table-cell office:value-type="float" office:value="79500">
                <text:p>79500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2954842">
                <text:p>2954842</text:p>
              </table:table-cell>
              <table:table-cell office:value-type="float" office:value="159200">
                <text:p>159200</text:p>
              </table:table-cell>
              <table:table-cell office:value-type="float" office:value="1483837">
                <text:p>1483837</text:p>
              </table:table-cell>
              <table:table-cell office:value-type="float" office:value="79600">
                <text:p>79600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2955676">
                <text:p>2955676</text:p>
              </table:table-cell>
              <table:table-cell office:value-type="float" office:value="159400">
                <text:p>159400</text:p>
              </table:table-cell>
              <table:table-cell office:value-type="float" office:value="1789529">
                <text:p>1789529</text:p>
              </table:table-cell>
              <table:table-cell office:value-type="float" office:value="79700">
                <text:p>79700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2909481">
                <text:p>2909481</text:p>
              </table:table-cell>
              <table:table-cell office:value-type="float" office:value="159600">
                <text:p>159600</text:p>
              </table:table-cell>
              <table:table-cell office:value-type="float" office:value="1629866">
                <text:p>1629866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2925906">
                <text:p>2925906</text:p>
              </table:table-cell>
              <table:table-cell office:value-type="float" office:value="159800">
                <text:p>159800</text:p>
              </table:table-cell>
              <table:table-cell office:value-type="float" office:value="1362798">
                <text:p>1362798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042774">
                <text:p>3042774</text:p>
              </table:table-cell>
              <table:table-cell office:value-type="float" office:value="160000">
                <text:p>160000</text:p>
              </table:table-cell>
              <table:table-cell office:value-type="float" office:value="1384741">
                <text:p>1384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2864280">
                <text:p>2864280</text:p>
              </table:table-cell>
              <table:table-cell office:value-type="float" office:value="160200">
                <text:p>160200</text:p>
              </table:table-cell>
              <table:table-cell office:value-type="float" office:value="1495642">
                <text:p>1495642</text:p>
              </table:table-cell>
              <table:table-cell office:value-type="float" office:value="80100">
                <text:p>80100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2906946">
                <text:p>2906946</text:p>
              </table:table-cell>
              <table:table-cell office:value-type="float" office:value="160400">
                <text:p>160400</text:p>
              </table:table-cell>
              <table:table-cell office:value-type="float" office:value="1800533">
                <text:p>1800533</text:p>
              </table:table-cell>
              <table:table-cell office:value-type="float" office:value="80200">
                <text:p>80200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2894788">
                <text:p>2894788</text:p>
              </table:table-cell>
              <table:table-cell office:value-type="float" office:value="160600">
                <text:p>160600</text:p>
              </table:table-cell>
              <table:table-cell office:value-type="float" office:value="1608693">
                <text:p>1608693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2887249">
                <text:p>2887249</text:p>
              </table:table-cell>
              <table:table-cell office:value-type="float" office:value="160800">
                <text:p>160800</text:p>
              </table:table-cell>
              <table:table-cell office:value-type="float" office:value="1564743">
                <text:p>1564743</text:p>
              </table:table-cell>
              <table:table-cell office:value-type="float" office:value="80400">
                <text:p>80400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2779620">
                <text:p>2779620</text:p>
              </table:table-cell>
              <table:table-cell office:value-type="float" office:value="161000">
                <text:p>161000</text:p>
              </table:table-cell>
              <table:table-cell office:value-type="float" office:value="1386153">
                <text:p>1386153</text:p>
              </table:table-cell>
              <table:table-cell office:value-type="float" office:value="80500">
                <text:p>80500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2965332">
                <text:p>2965332</text:p>
              </table:table-cell>
              <table:table-cell office:value-type="float" office:value="161200">
                <text:p>161200</text:p>
              </table:table-cell>
              <table:table-cell office:value-type="float" office:value="1459231">
                <text:p>1459231</text:p>
              </table:table-cell>
              <table:table-cell office:value-type="float" office:value="80600">
                <text:p>80600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2779107">
                <text:p>2779107</text:p>
              </table:table-cell>
              <table:table-cell office:value-type="float" office:value="161400">
                <text:p>161400</text:p>
              </table:table-cell>
              <table:table-cell office:value-type="float" office:value="1424713">
                <text:p>1424713</text:p>
              </table:table-cell>
              <table:table-cell office:value-type="float" office:value="80700">
                <text:p>80700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2697623">
                <text:p>2697623</text:p>
              </table:table-cell>
              <table:table-cell office:value-type="float" office:value="161600">
                <text:p>161600</text:p>
              </table:table-cell>
              <table:table-cell office:value-type="float" office:value="1458782">
                <text:p>1458782</text:p>
              </table:table-cell>
              <table:table-cell office:value-type="float" office:value="80800">
                <text:p>80800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2891869">
                <text:p>2891869</text:p>
              </table:table-cell>
              <table:table-cell office:value-type="float" office:value="161800">
                <text:p>161800</text:p>
              </table:table-cell>
              <table:table-cell office:value-type="float" office:value="1450088">
                <text:p>1450088</text:p>
              </table:table-cell>
              <table:table-cell office:value-type="float" office:value="80900">
                <text:p>80900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3159417">
                <text:p>3159417</text:p>
              </table:table-cell>
              <table:table-cell office:value-type="float" office:value="162000">
                <text:p>162000</text:p>
              </table:table-cell>
              <table:table-cell office:value-type="float" office:value="1432348">
                <text:p>1432348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3080212">
                <text:p>3080212</text:p>
              </table:table-cell>
              <table:table-cell office:value-type="float" office:value="162200">
                <text:p>162200</text:p>
              </table:table-cell>
              <table:table-cell office:value-type="float" office:value="1509598">
                <text:p>1509598</text:p>
              </table:table-cell>
              <table:table-cell office:value-type="float" office:value="81100">
                <text:p>81100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3162465">
                <text:p>3162465</text:p>
              </table:table-cell>
              <table:table-cell office:value-type="float" office:value="162400">
                <text:p>162400</text:p>
              </table:table-cell>
              <table:table-cell office:value-type="float" office:value="1449511">
                <text:p>1449511</text:p>
              </table:table-cell>
              <table:table-cell office:value-type="float" office:value="81200">
                <text:p>81200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3124963">
                <text:p>3124963</text:p>
              </table:table-cell>
              <table:table-cell office:value-type="float" office:value="162600">
                <text:p>162600</text:p>
              </table:table-cell>
              <table:table-cell office:value-type="float" office:value="1448100">
                <text:p>1448100</text:p>
              </table:table-cell>
              <table:table-cell office:value-type="float" office:value="81300">
                <text:p>81300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2971492">
                <text:p>2971492</text:p>
              </table:table-cell>
              <table:table-cell office:value-type="float" office:value="162800">
                <text:p>162800</text:p>
              </table:table-cell>
              <table:table-cell office:value-type="float" office:value="1473924">
                <text:p>1473924</text:p>
              </table:table-cell>
              <table:table-cell office:value-type="float" office:value="81400">
                <text:p>81400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3034497">
                <text:p>3034497</text:p>
              </table:table-cell>
              <table:table-cell office:value-type="float" office:value="163000">
                <text:p>163000</text:p>
              </table:table-cell>
              <table:table-cell office:value-type="float" office:value="1457691">
                <text:p>1457691</text:p>
              </table:table-cell>
              <table:table-cell office:value-type="float" office:value="81500">
                <text:p>81500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2967546">
                <text:p>2967546</text:p>
              </table:table-cell>
              <table:table-cell office:value-type="float" office:value="163200">
                <text:p>163200</text:p>
              </table:table-cell>
              <table:table-cell office:value-type="float" office:value="1490189">
                <text:p>1490189</text:p>
              </table:table-cell>
              <table:table-cell office:value-type="float" office:value="81600">
                <text:p>81600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3224637">
                <text:p>3224637</text:p>
              </table:table-cell>
              <table:table-cell office:value-type="float" office:value="163400">
                <text:p>163400</text:p>
              </table:table-cell>
              <table:table-cell office:value-type="float" office:value="1587777">
                <text:p>1587777</text:p>
              </table:table-cell>
              <table:table-cell office:value-type="float" office:value="81700">
                <text:p>81700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3159738">
                <text:p>3159738</text:p>
              </table:table-cell>
              <table:table-cell office:value-type="float" office:value="163600">
                <text:p>163600</text:p>
              </table:table-cell>
              <table:table-cell office:value-type="float" office:value="1459103">
                <text:p>1459103</text:p>
              </table:table-cell>
              <table:table-cell office:value-type="float" office:value="81800">
                <text:p>81800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2987243">
                <text:p>2987243</text:p>
              </table:table-cell>
              <table:table-cell office:value-type="float" office:value="163800">
                <text:p>163800</text:p>
              </table:table-cell>
              <table:table-cell office:value-type="float" office:value="1557172">
                <text:p>1557172</text:p>
              </table:table-cell>
              <table:table-cell office:value-type="float" office:value="81900">
                <text:p>81900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3350840">
                <text:p>3350840</text:p>
              </table:table-cell>
              <table:table-cell office:value-type="float" office:value="164000">
                <text:p>164000</text:p>
              </table:table-cell>
              <table:table-cell office:value-type="float" office:value="1565128">
                <text:p>1565128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2994782">
                <text:p>2994782</text:p>
              </table:table-cell>
              <table:table-cell office:value-type="float" office:value="164200">
                <text:p>164200</text:p>
              </table:table-cell>
              <table:table-cell office:value-type="float" office:value="1506614">
                <text:p>1506614</text:p>
              </table:table-cell>
              <table:table-cell office:value-type="float" office:value="82100">
                <text:p>82100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3356134">
                <text:p>3356134</text:p>
              </table:table-cell>
              <table:table-cell office:value-type="float" office:value="164400">
                <text:p>164400</text:p>
              </table:table-cell>
              <table:table-cell office:value-type="float" office:value="1466257">
                <text:p>1466257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2895301">
                <text:p>2895301</text:p>
              </table:table-cell>
              <table:table-cell office:value-type="float" office:value="164600">
                <text:p>164600</text:p>
              </table:table-cell>
              <table:table-cell office:value-type="float" office:value="1443544">
                <text:p>1443544</text:p>
              </table:table-cell>
              <table:table-cell office:value-type="float" office:value="82300">
                <text:p>82300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2960809">
                <text:p>2960809</text:p>
              </table:table-cell>
              <table:table-cell office:value-type="float" office:value="164800">
                <text:p>164800</text:p>
              </table:table-cell>
              <table:table-cell office:value-type="float" office:value="1642153">
                <text:p>1642153</text:p>
              </table:table-cell>
              <table:table-cell office:value-type="float" office:value="82400">
                <text:p>82400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3873041">
                <text:p>3873041</text:p>
              </table:table-cell>
              <table:table-cell office:value-type="float" office:value="165000">
                <text:p>165000</text:p>
              </table:table-cell>
              <table:table-cell office:value-type="float" office:value="1579885">
                <text:p>1579885</text:p>
              </table:table-cell>
              <table:table-cell office:value-type="float" office:value="82500">
                <text:p>82500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2945988">
                <text:p>2945988</text:p>
              </table:table-cell>
              <table:table-cell office:value-type="float" office:value="165200">
                <text:p>165200</text:p>
              </table:table-cell>
              <table:table-cell office:value-type="float" office:value="1515051">
                <text:p>1515051</text:p>
              </table:table-cell>
              <table:table-cell office:value-type="float" office:value="82600">
                <text:p>82600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3045212">
                <text:p>3045212</text:p>
              </table:table-cell>
              <table:table-cell office:value-type="float" office:value="165400">
                <text:p>165400</text:p>
              </table:table-cell>
              <table:table-cell office:value-type="float" office:value="1488970">
                <text:p>1488970</text:p>
              </table:table-cell>
              <table:table-cell office:value-type="float" office:value="82700">
                <text:p>82700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3156081">
                <text:p>3156081</text:p>
              </table:table-cell>
              <table:table-cell office:value-type="float" office:value="165600">
                <text:p>165600</text:p>
              </table:table-cell>
              <table:table-cell office:value-type="float" office:value="1592460">
                <text:p>1592460</text:p>
              </table:table-cell>
              <table:table-cell office:value-type="float" office:value="82800">
                <text:p>82800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2921575">
                <text:p>2921575</text:p>
              </table:table-cell>
              <table:table-cell office:value-type="float" office:value="165800">
                <text:p>165800</text:p>
              </table:table-cell>
              <table:table-cell office:value-type="float" office:value="1617451">
                <text:p>1617451</text:p>
              </table:table-cell>
              <table:table-cell office:value-type="float" office:value="82900">
                <text:p>82900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952212">
                <text:p>2952212</text:p>
              </table:table-cell>
              <table:table-cell office:value-type="float" office:value="166000">
                <text:p>166000</text:p>
              </table:table-cell>
              <table:table-cell office:value-type="float" office:value="1594225">
                <text:p>1594225</text:p>
              </table:table-cell>
              <table:table-cell office:value-type="float" office:value="83000">
                <text:p>83000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3214371">
                <text:p>3214371</text:p>
              </table:table-cell>
              <table:table-cell office:value-type="float" office:value="166200">
                <text:p>166200</text:p>
              </table:table-cell>
              <table:table-cell office:value-type="float" office:value="1479859">
                <text:p>1479859</text:p>
              </table:table-cell>
              <table:table-cell office:value-type="float" office:value="83100">
                <text:p>83100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2852602">
                <text:p>2852602</text:p>
              </table:table-cell>
              <table:table-cell office:value-type="float" office:value="166400">
                <text:p>166400</text:p>
              </table:table-cell>
              <table:table-cell office:value-type="float" office:value="1496252">
                <text:p>1496252</text:p>
              </table:table-cell>
              <table:table-cell office:value-type="float" office:value="83200">
                <text:p>83200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2923307">
                <text:p>2923307</text:p>
              </table:table-cell>
              <table:table-cell office:value-type="float" office:value="166600">
                <text:p>166600</text:p>
              </table:table-cell>
              <table:table-cell office:value-type="float" office:value="1504047">
                <text:p>1504047</text:p>
              </table:table-cell>
              <table:table-cell office:value-type="float" office:value="83300">
                <text:p>83300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2962349">
                <text:p>2962349</text:p>
              </table:table-cell>
              <table:table-cell office:value-type="float" office:value="166800">
                <text:p>166800</text:p>
              </table:table-cell>
              <table:table-cell office:value-type="float" office:value="1511490">
                <text:p>1511490</text:p>
              </table:table-cell>
              <table:table-cell office:value-type="float" office:value="83400">
                <text:p>83400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2976625">
                <text:p>2976625</text:p>
              </table:table-cell>
              <table:table-cell office:value-type="float" office:value="167000">
                <text:p>167000</text:p>
              </table:table-cell>
              <table:table-cell office:value-type="float" office:value="1472256">
                <text:p>1472256</text:p>
              </table:table-cell>
              <table:table-cell office:value-type="float" office:value="83500">
                <text:p>83500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3050954">
                <text:p>3050954</text:p>
              </table:table-cell>
              <table:table-cell office:value-type="float" office:value="167200">
                <text:p>167200</text:p>
              </table:table-cell>
              <table:table-cell office:value-type="float" office:value="1595027">
                <text:p>1595027</text:p>
              </table:table-cell>
              <table:table-cell office:value-type="float" office:value="83600">
                <text:p>83600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3057659">
                <text:p>3057659</text:p>
              </table:table-cell>
              <table:table-cell office:value-type="float" office:value="167400">
                <text:p>167400</text:p>
              </table:table-cell>
              <table:table-cell office:value-type="float" office:value="1482682">
                <text:p>1482682</text:p>
              </table:table-cell>
              <table:table-cell office:value-type="float" office:value="83700">
                <text:p>83700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2916410">
                <text:p>2916410</text:p>
              </table:table-cell>
              <table:table-cell office:value-type="float" office:value="167600">
                <text:p>167600</text:p>
              </table:table-cell>
              <table:table-cell office:value-type="float" office:value="1547773">
                <text:p>1547773</text:p>
              </table:table-cell>
              <table:table-cell office:value-type="float" office:value="83800">
                <text:p>83800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2873583">
                <text:p>2873583</text:p>
              </table:table-cell>
              <table:table-cell office:value-type="float" office:value="167800">
                <text:p>167800</text:p>
              </table:table-cell>
              <table:table-cell office:value-type="float" office:value="1731592">
                <text:p>1731592</text:p>
              </table:table-cell>
              <table:table-cell office:value-type="float" office:value="83900">
                <text:p>83900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3111778">
                <text:p>3111778</text:p>
              </table:table-cell>
              <table:table-cell office:value-type="float" office:value="168000">
                <text:p>168000</text:p>
              </table:table-cell>
              <table:table-cell office:value-type="float" office:value="1489355">
                <text:p>1489355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2984869">
                <text:p>2984869</text:p>
              </table:table-cell>
              <table:table-cell office:value-type="float" office:value="168200">
                <text:p>168200</text:p>
              </table:table-cell>
              <table:table-cell office:value-type="float" office:value="1527530">
                <text:p>1527530</text:p>
              </table:table-cell>
              <table:table-cell office:value-type="float" office:value="84100">
                <text:p>84100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2965653">
                <text:p>2965653</text:p>
              </table:table-cell>
              <table:table-cell office:value-type="float" office:value="168400">
                <text:p>168400</text:p>
              </table:table-cell>
              <table:table-cell office:value-type="float" office:value="1656332">
                <text:p>1656332</text:p>
              </table:table-cell>
              <table:table-cell office:value-type="float" office:value="84200">
                <text:p>84200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2983843">
                <text:p>2983843</text:p>
              </table:table-cell>
              <table:table-cell office:value-type="float" office:value="168600">
                <text:p>168600</text:p>
              </table:table-cell>
              <table:table-cell office:value-type="float" office:value="1520184">
                <text:p>1520184</text:p>
              </table:table-cell>
              <table:table-cell office:value-type="float" office:value="84300">
                <text:p>84300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3048260">
                <text:p>3048260</text:p>
              </table:table-cell>
              <table:table-cell office:value-type="float" office:value="168800">
                <text:p>168800</text:p>
              </table:table-cell>
              <table:table-cell office:value-type="float" office:value="1514891">
                <text:p>1514891</text:p>
              </table:table-cell>
              <table:table-cell office:value-type="float" office:value="84400">
                <text:p>84400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3356326">
                <text:p>3356326</text:p>
              </table:table-cell>
              <table:table-cell office:value-type="float" office:value="169000">
                <text:p>169000</text:p>
              </table:table-cell>
              <table:table-cell office:value-type="float" office:value="1530963">
                <text:p>1530963</text:p>
              </table:table-cell>
              <table:table-cell office:value-type="float" office:value="84500">
                <text:p>84500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3005240">
                <text:p>3005240</text:p>
              </table:table-cell>
              <table:table-cell office:value-type="float" office:value="169200">
                <text:p>169200</text:p>
              </table:table-cell>
              <table:table-cell office:value-type="float" office:value="1821481">
                <text:p>1821481</text:p>
              </table:table-cell>
              <table:table-cell office:value-type="float" office:value="84600">
                <text:p>84600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3007999">
                <text:p>3007999</text:p>
              </table:table-cell>
              <table:table-cell office:value-type="float" office:value="169400">
                <text:p>169400</text:p>
              </table:table-cell>
              <table:table-cell office:value-type="float" office:value="1695085">
                <text:p>1695085</text:p>
              </table:table-cell>
              <table:table-cell office:value-type="float" office:value="84700">
                <text:p>84700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3159963">
                <text:p>3159963</text:p>
              </table:table-cell>
              <table:table-cell office:value-type="float" office:value="169600">
                <text:p>169600</text:p>
              </table:table-cell>
              <table:table-cell office:value-type="float" office:value="1907392">
                <text:p>1907392</text:p>
              </table:table-cell>
              <table:table-cell office:value-type="float" office:value="84800">
                <text:p>84800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3593687">
                <text:p>3593687</text:p>
              </table:table-cell>
              <table:table-cell office:value-type="float" office:value="169800">
                <text:p>169800</text:p>
              </table:table-cell>
              <table:table-cell office:value-type="float" office:value="1790555">
                <text:p>1790555</text:p>
              </table:table-cell>
              <table:table-cell office:value-type="float" office:value="84900">
                <text:p>849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805898">
                <text:p>3805898</text:p>
              </table:table-cell>
              <table:table-cell office:value-type="float" office:value="170000">
                <text:p>170000</text:p>
              </table:table-cell>
              <table:table-cell office:value-type="float" office:value="1829341">
                <text:p>182934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3214948">
                <text:p>3214948</text:p>
              </table:table-cell>
              <table:table-cell office:value-type="float" office:value="170200">
                <text:p>170200</text:p>
              </table:table-cell>
              <table:table-cell office:value-type="float" office:value="1755364">
                <text:p>1755364</text:p>
              </table:table-cell>
              <table:table-cell office:value-type="float" office:value="85100">
                <text:p>85100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3297234">
                <text:p>3297234</text:p>
              </table:table-cell>
              <table:table-cell office:value-type="float" office:value="170400">
                <text:p>170400</text:p>
              </table:table-cell>
              <table:table-cell office:value-type="float" office:value="1531444">
                <text:p>1531444</text:p>
              </table:table-cell>
              <table:table-cell office:value-type="float" office:value="85200">
                <text:p>85200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3138790">
                <text:p>3138790</text:p>
              </table:table-cell>
              <table:table-cell office:value-type="float" office:value="170600">
                <text:p>170600</text:p>
              </table:table-cell>
              <table:table-cell office:value-type="float" office:value="1563332">
                <text:p>1563332</text:p>
              </table:table-cell>
              <table:table-cell office:value-type="float" office:value="85300">
                <text:p>85300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3195764">
                <text:p>3195764</text:p>
              </table:table-cell>
              <table:table-cell office:value-type="float" office:value="170800">
                <text:p>170800</text:p>
              </table:table-cell>
              <table:table-cell office:value-type="float" office:value="1668106">
                <text:p>1668106</text:p>
              </table:table-cell>
              <table:table-cell office:value-type="float" office:value="85400">
                <text:p>85400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3111682">
                <text:p>3111682</text:p>
              </table:table-cell>
              <table:table-cell office:value-type="float" office:value="171000">
                <text:p>171000</text:p>
              </table:table-cell>
              <table:table-cell office:value-type="float" office:value="1554413">
                <text:p>1554413</text:p>
              </table:table-cell>
              <table:table-cell office:value-type="float" office:value="85500">
                <text:p>85500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3012394">
                <text:p>3012394</text:p>
              </table:table-cell>
              <table:table-cell office:value-type="float" office:value="171200">
                <text:p>171200</text:p>
              </table:table-cell>
              <table:table-cell office:value-type="float" office:value="1584184">
                <text:p>1584184</text:p>
              </table:table-cell>
              <table:table-cell office:value-type="float" office:value="85600">
                <text:p>85600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2943646">
                <text:p>2943646</text:p>
              </table:table-cell>
              <table:table-cell office:value-type="float" office:value="171400">
                <text:p>171400</text:p>
              </table:table-cell>
              <table:table-cell office:value-type="float" office:value="1595636">
                <text:p>1595636</text:p>
              </table:table-cell>
              <table:table-cell office:value-type="float" office:value="85700">
                <text:p>85700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3001647">
                <text:p>3001647</text:p>
              </table:table-cell>
              <table:table-cell office:value-type="float" office:value="171600">
                <text:p>171600</text:p>
              </table:table-cell>
              <table:table-cell office:value-type="float" office:value="1622648">
                <text:p>1622648</text:p>
              </table:table-cell>
              <table:table-cell office:value-type="float" office:value="85800">
                <text:p>85800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3121659">
                <text:p>3121659</text:p>
              </table:table-cell>
              <table:table-cell office:value-type="float" office:value="171800">
                <text:p>171800</text:p>
              </table:table-cell>
              <table:table-cell office:value-type="float" office:value="1568849">
                <text:p>1568849</text:p>
              </table:table-cell>
              <table:table-cell office:value-type="float" office:value="85900">
                <text:p>85900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3043448">
                <text:p>3043448</text:p>
              </table:table-cell>
              <table:table-cell office:value-type="float" office:value="172000">
                <text:p>172000</text:p>
              </table:table-cell>
              <table:table-cell office:value-type="float" office:value="1585884">
                <text:p>1585884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3157461">
                <text:p>3157461</text:p>
              </table:table-cell>
              <table:table-cell office:value-type="float" office:value="172200">
                <text:p>172200</text:p>
              </table:table-cell>
              <table:table-cell office:value-type="float" office:value="1598395">
                <text:p>1598395</text:p>
              </table:table-cell>
              <table:table-cell office:value-type="float" office:value="86100">
                <text:p>86100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2987468">
                <text:p>2987468</text:p>
              </table:table-cell>
              <table:table-cell office:value-type="float" office:value="172400">
                <text:p>172400</text:p>
              </table:table-cell>
              <table:table-cell office:value-type="float" office:value="1493044">
                <text:p>1493044</text:p>
              </table:table-cell>
              <table:table-cell office:value-type="float" office:value="86200">
                <text:p>86200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3015827">
                <text:p>3015827</text:p>
              </table:table-cell>
              <table:table-cell office:value-type="float" office:value="172600">
                <text:p>172600</text:p>
              </table:table-cell>
              <table:table-cell office:value-type="float" office:value="1651776">
                <text:p>1651776</text:p>
              </table:table-cell>
              <table:table-cell office:value-type="float" office:value="86300">
                <text:p>86300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3191786">
                <text:p>3191786</text:p>
              </table:table-cell>
              <table:table-cell office:value-type="float" office:value="172800">
                <text:p>172800</text:p>
              </table:table-cell>
              <table:table-cell office:value-type="float" office:value="1487590">
                <text:p>148759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2989168">
                <text:p>2989168</text:p>
              </table:table-cell>
              <table:table-cell office:value-type="float" office:value="173000">
                <text:p>173000</text:p>
              </table:table-cell>
              <table:table-cell office:value-type="float" office:value="1664063">
                <text:p>1664063</text:p>
              </table:table-cell>
              <table:table-cell office:value-type="float" office:value="86500">
                <text:p>86500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2974604">
                <text:p>2974604</text:p>
              </table:table-cell>
              <table:table-cell office:value-type="float" office:value="173200">
                <text:p>173200</text:p>
              </table:table-cell>
              <table:table-cell office:value-type="float" office:value="1666502">
                <text:p>1666502</text:p>
              </table:table-cell>
              <table:table-cell office:value-type="float" office:value="86600">
                <text:p>86600</text:p>
              </table:table-cell>
            </table:table-row>
            <table:table-row>
              <table:table-cell office:value-type="float" office:value="86700">
                <text:p>86700</text:p>
              </table:table-cell>
              <table:table-cell office:value-type="float" office:value="3045084">
                <text:p>3045084</text:p>
              </table:table-cell>
              <table:table-cell office:value-type="float" office:value="173400">
                <text:p>173400</text:p>
              </table:table-cell>
              <table:table-cell office:value-type="float" office:value="1529776">
                <text:p>1529776</text:p>
              </table:table-cell>
              <table:table-cell office:value-type="float" office:value="86700">
                <text:p>86700</text:p>
              </table:table-cell>
            </table:table-row>
            <table:table-row>
              <table:table-cell office:value-type="float" office:value="86800">
                <text:p>86800</text:p>
              </table:table-cell>
              <table:table-cell office:value-type="float" office:value="3347696">
                <text:p>3347696</text:p>
              </table:table-cell>
              <table:table-cell office:value-type="float" office:value="173600">
                <text:p>173600</text:p>
              </table:table-cell>
              <table:table-cell office:value-type="float" office:value="1503117">
                <text:p>1503117</text:p>
              </table:table-cell>
              <table:table-cell office:value-type="float" office:value="86800">
                <text:p>86800</text:p>
              </table:table-cell>
            </table:table-row>
            <table:table-row>
              <table:table-cell office:value-type="float" office:value="86900">
                <text:p>86900</text:p>
              </table:table-cell>
              <table:table-cell office:value-type="float" office:value="3258834">
                <text:p>3258834</text:p>
              </table:table-cell>
              <table:table-cell office:value-type="float" office:value="173800">
                <text:p>173800</text:p>
              </table:table-cell>
              <table:table-cell office:value-type="float" office:value="1603849">
                <text:p>1603849</text:p>
              </table:table-cell>
              <table:table-cell office:value-type="float" office:value="86900">
                <text:p>86900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3211035">
                <text:p>3211035</text:p>
              </table:table-cell>
              <table:table-cell office:value-type="float" office:value="174000">
                <text:p>174000</text:p>
              </table:table-cell>
              <table:table-cell office:value-type="float" office:value="1494071">
                <text:p>1494071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3167662">
                <text:p>3167662</text:p>
              </table:table-cell>
              <table:table-cell office:value-type="float" office:value="174200">
                <text:p>174200</text:p>
              </table:table-cell>
              <table:table-cell office:value-type="float" office:value="1619825">
                <text:p>1619825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float" office:value="87200">
                <text:p>87200</text:p>
              </table:table-cell>
              <table:table-cell office:value-type="float" office:value="3166507">
                <text:p>3166507</text:p>
              </table:table-cell>
              <table:table-cell office:value-type="float" office:value="174400">
                <text:p>174400</text:p>
              </table:table-cell>
              <table:table-cell office:value-type="float" office:value="1619376">
                <text:p>1619376</text:p>
              </table:table-cell>
              <table:table-cell office:value-type="float" office:value="87200">
                <text:p>87200</text:p>
              </table:table-cell>
            </table:table-row>
            <table:table-row>
              <table:table-cell office:value-type="float" office:value="87300">
                <text:p>87300</text:p>
              </table:table-cell>
              <table:table-cell office:value-type="float" office:value="2946919">
                <text:p>2946919</text:p>
              </table:table-cell>
              <table:table-cell office:value-type="float" office:value="174600">
                <text:p>174600</text:p>
              </table:table-cell>
              <table:table-cell office:value-type="float" office:value="1528011">
                <text:p>1528011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float" office:value="87400">
                <text:p>87400</text:p>
              </table:table-cell>
              <table:table-cell office:value-type="float" office:value="2896809">
                <text:p>2896809</text:p>
              </table:table-cell>
              <table:table-cell office:value-type="float" office:value="174800">
                <text:p>174800</text:p>
              </table:table-cell>
              <table:table-cell office:value-type="float" office:value="1473411">
                <text:p>1473411</text:p>
              </table:table-cell>
              <table:table-cell office:value-type="float" office:value="87400">
                <text:p>87400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2948523">
                <text:p>2948523</text:p>
              </table:table-cell>
              <table:table-cell office:value-type="float" office:value="175000">
                <text:p>175000</text:p>
              </table:table-cell>
              <table:table-cell office:value-type="float" office:value="1532246">
                <text:p>1532246</text:p>
              </table:table-cell>
              <table:table-cell office:value-type="float" office:value="87500">
                <text:p>87500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3037160">
                <text:p>3037160</text:p>
              </table:table-cell>
              <table:table-cell office:value-type="float" office:value="175200">
                <text:p>175200</text:p>
              </table:table-cell>
              <table:table-cell office:value-type="float" office:value="1582227">
                <text:p>1582227</text:p>
              </table:table-cell>
              <table:table-cell office:value-type="float" office:value="87600">
                <text:p>87600</text:p>
              </table:table-cell>
            </table:table-row>
            <table:table-row>
              <table:table-cell office:value-type="float" office:value="87700">
                <text:p>87700</text:p>
              </table:table-cell>
              <table:table-cell office:value-type="float" office:value="3069401">
                <text:p>3069401</text:p>
              </table:table-cell>
              <table:table-cell office:value-type="float" office:value="175400">
                <text:p>175400</text:p>
              </table:table-cell>
              <table:table-cell office:value-type="float" office:value="1604106">
                <text:p>1604106</text:p>
              </table:table-cell>
              <table:table-cell office:value-type="float" office:value="87700">
                <text:p>87700</text:p>
              </table:table-cell>
            </table:table-row>
            <table:table-row>
              <table:table-cell office:value-type="float" office:value="87800">
                <text:p>87800</text:p>
              </table:table-cell>
              <table:table-cell office:value-type="float" office:value="3167341">
                <text:p>3167341</text:p>
              </table:table-cell>
              <table:table-cell office:value-type="float" office:value="175600">
                <text:p>175600</text:p>
              </table:table-cell>
              <table:table-cell office:value-type="float" office:value="1776408">
                <text:p>1776408</text:p>
              </table:table-cell>
              <table:table-cell office:value-type="float" office:value="87800">
                <text:p>87800</text:p>
              </table:table-cell>
            </table:table-row>
            <table:table-row>
              <table:table-cell office:value-type="float" office:value="87900">
                <text:p>87900</text:p>
              </table:table-cell>
              <table:table-cell office:value-type="float" office:value="3285557">
                <text:p>3285557</text:p>
              </table:table-cell>
              <table:table-cell office:value-type="float" office:value="175800">
                <text:p>175800</text:p>
              </table:table-cell>
              <table:table-cell office:value-type="float" office:value="1550692">
                <text:p>1550692</text:p>
              </table:table-cell>
              <table:table-cell office:value-type="float" office:value="87900">
                <text:p>87900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3154445">
                <text:p>3154445</text:p>
              </table:table-cell>
              <table:table-cell office:value-type="float" office:value="176000">
                <text:p>176000</text:p>
              </table:table-cell>
              <table:table-cell office:value-type="float" office:value="1652996">
                <text:p>1652996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3024232">
                <text:p>3024232</text:p>
              </table:table-cell>
              <table:table-cell office:value-type="float" office:value="176200">
                <text:p>176200</text:p>
              </table:table-cell>
              <table:table-cell office:value-type="float" office:value="1509244">
                <text:p>1509244</text:p>
              </table:table-cell>
              <table:table-cell office:value-type="float" office:value="88100">
                <text:p>88100</text:p>
              </table:table-cell>
            </table:table-row>
            <table:table-row>
              <table:table-cell office:value-type="float" office:value="88200">
                <text:p>88200</text:p>
              </table:table-cell>
              <table:table-cell office:value-type="float" office:value="3138822">
                <text:p>3138822</text:p>
              </table:table-cell>
              <table:table-cell office:value-type="float" office:value="176400">
                <text:p>176400</text:p>
              </table:table-cell>
              <table:table-cell office:value-type="float" office:value="1572988">
                <text:p>1572988</text:p>
              </table:table-cell>
              <table:table-cell office:value-type="float" office:value="88200">
                <text:p>88200</text:p>
              </table:table-cell>
            </table:table-row>
            <table:table-row>
              <table:table-cell office:value-type="float" office:value="88300">
                <text:p>88300</text:p>
              </table:table-cell>
              <table:table-cell office:value-type="float" office:value="3176324">
                <text:p>3176324</text:p>
              </table:table-cell>
              <table:table-cell office:value-type="float" office:value="176600">
                <text:p>176600</text:p>
              </table:table-cell>
              <table:table-cell office:value-type="float" office:value="1578762">
                <text:p>1578762</text:p>
              </table:table-cell>
              <table:table-cell office:value-type="float" office:value="88300">
                <text:p>88300</text:p>
              </table:table-cell>
            </table:table-row>
            <table:table-row>
              <table:table-cell office:value-type="float" office:value="88400">
                <text:p>88400</text:p>
              </table:table-cell>
              <table:table-cell office:value-type="float" office:value="3312184">
                <text:p>3312184</text:p>
              </table:table-cell>
              <table:table-cell office:value-type="float" office:value="176800">
                <text:p>176800</text:p>
              </table:table-cell>
              <table:table-cell office:value-type="float" office:value="1560284">
                <text:p>1560284</text:p>
              </table:table-cell>
              <table:table-cell office:value-type="float" office:value="88400">
                <text:p>88400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3100807">
                <text:p>3100807</text:p>
              </table:table-cell>
              <table:table-cell office:value-type="float" office:value="177000">
                <text:p>177000</text:p>
              </table:table-cell>
              <table:table-cell office:value-type="float" office:value="1592076">
                <text:p>1592076</text:p>
              </table:table-cell>
              <table:table-cell office:value-type="float" office:value="88500">
                <text:p>88500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3198812">
                <text:p>3198812</text:p>
              </table:table-cell>
              <table:table-cell office:value-type="float" office:value="177200">
                <text:p>177200</text:p>
              </table:table-cell>
              <table:table-cell office:value-type="float" office:value="1572667">
                <text:p>1572667</text:p>
              </table:table-cell>
              <table:table-cell office:value-type="float" office:value="88600">
                <text:p>88600</text:p>
              </table:table-cell>
            </table:table-row>
            <table:table-row>
              <table:table-cell office:value-type="float" office:value="88700">
                <text:p>88700</text:p>
              </table:table-cell>
              <table:table-cell office:value-type="float" office:value="3035973">
                <text:p>3035973</text:p>
              </table:table-cell>
              <table:table-cell office:value-type="float" office:value="177400">
                <text:p>177400</text:p>
              </table:table-cell>
              <table:table-cell office:value-type="float" office:value="1814648">
                <text:p>1814648</text:p>
              </table:table-cell>
              <table:table-cell office:value-type="float" office:value="88700">
                <text:p>88700</text:p>
              </table:table-cell>
            </table:table-row>
            <table:table-row>
              <table:table-cell office:value-type="float" office:value="88800">
                <text:p>88800</text:p>
              </table:table-cell>
              <table:table-cell office:value-type="float" office:value="3087173">
                <text:p>3087173</text:p>
              </table:table-cell>
              <table:table-cell office:value-type="float" office:value="177600">
                <text:p>177600</text:p>
              </table:table-cell>
              <table:table-cell office:value-type="float" office:value="1581778">
                <text:p>1581778</text:p>
              </table:table-cell>
              <table:table-cell office:value-type="float" office:value="88800">
                <text:p>88800</text:p>
              </table:table-cell>
            </table:table-row>
            <table:table-row>
              <table:table-cell office:value-type="float" office:value="88900">
                <text:p>88900</text:p>
              </table:table-cell>
              <table:table-cell office:value-type="float" office:value="3085312">
                <text:p>3085312</text:p>
              </table:table-cell>
              <table:table-cell office:value-type="float" office:value="177800">
                <text:p>177800</text:p>
              </table:table-cell>
              <table:table-cell office:value-type="float" office:value="1542255">
                <text:p>1542255</text:p>
              </table:table-cell>
              <table:table-cell office:value-type="float" office:value="88900">
                <text:p>88900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3179468">
                <text:p>3179468</text:p>
              </table:table-cell>
              <table:table-cell office:value-type="float" office:value="178000">
                <text:p>178000</text:p>
              </table:table-cell>
              <table:table-cell office:value-type="float" office:value="1568561">
                <text:p>1568561</text:p>
              </table:table-cell>
              <table:table-cell office:value-type="float" office:value="89000">
                <text:p>89000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3269805">
                <text:p>3269805</text:p>
              </table:table-cell>
              <table:table-cell office:value-type="float" office:value="178200">
                <text:p>178200</text:p>
              </table:table-cell>
              <table:table-cell office:value-type="float" office:value="1783434">
                <text:p>1783434</text:p>
              </table:table-cell>
              <table:table-cell office:value-type="float" office:value="89100">
                <text:p>89100</text:p>
              </table:table-cell>
            </table:table-row>
            <table:table-row>
              <table:table-cell office:value-type="float" office:value="89200">
                <text:p>89200</text:p>
              </table:table-cell>
              <table:table-cell office:value-type="float" office:value="3129390">
                <text:p>3129390</text:p>
              </table:table-cell>
              <table:table-cell office:value-type="float" office:value="178400">
                <text:p>178400</text:p>
              </table:table-cell>
              <table:table-cell office:value-type="float" office:value="1596310">
                <text:p>1596310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float" office:value="89300">
                <text:p>89300</text:p>
              </table:table-cell>
              <table:table-cell office:value-type="float" office:value="3142030">
                <text:p>3142030</text:p>
              </table:table-cell>
              <table:table-cell office:value-type="float" office:value="178600">
                <text:p>178600</text:p>
              </table:table-cell>
              <table:table-cell office:value-type="float" office:value="1678981">
                <text:p>1678981</text:p>
              </table:table-cell>
              <table:table-cell office:value-type="float" office:value="89300">
                <text:p>89300</text:p>
              </table:table-cell>
            </table:table-row>
            <table:table-row>
              <table:table-cell office:value-type="float" office:value="89400">
                <text:p>89400</text:p>
              </table:table-cell>
              <table:table-cell office:value-type="float" office:value="3124194">
                <text:p>3124194</text:p>
              </table:table-cell>
              <table:table-cell office:value-type="float" office:value="178800">
                <text:p>178800</text:p>
              </table:table-cell>
              <table:table-cell office:value-type="float" office:value="1511234">
                <text:p>1511234</text:p>
              </table:table-cell>
              <table:table-cell office:value-type="float" office:value="89400">
                <text:p>89400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3268554">
                <text:p>3268554</text:p>
              </table:table-cell>
              <table:table-cell office:value-type="float" office:value="179000">
                <text:p>179000</text:p>
              </table:table-cell>
              <table:table-cell office:value-type="float" office:value="1768998">
                <text:p>1768998</text:p>
              </table:table-cell>
              <table:table-cell office:value-type="float" office:value="89500">
                <text:p>89500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3283279">
                <text:p>3283279</text:p>
              </table:table-cell>
              <table:table-cell office:value-type="float" office:value="179200">
                <text:p>179200</text:p>
              </table:table-cell>
              <table:table-cell office:value-type="float" office:value="1824914">
                <text:p>1824914</text:p>
              </table:table-cell>
              <table:table-cell office:value-type="float" office:value="89600">
                <text:p>89600</text:p>
              </table:table-cell>
            </table:table-row>
            <table:table-row>
              <table:table-cell office:value-type="float" office:value="89700">
                <text:p>89700</text:p>
              </table:table-cell>
              <table:table-cell office:value-type="float" office:value="3143891">
                <text:p>3143891</text:p>
              </table:table-cell>
              <table:table-cell office:value-type="float" office:value="179400">
                <text:p>179400</text:p>
              </table:table-cell>
              <table:table-cell office:value-type="float" office:value="1810381">
                <text:p>1810381</text:p>
              </table:table-cell>
              <table:table-cell office:value-type="float" office:value="89700">
                <text:p>89700</text:p>
              </table:table-cell>
            </table:table-row>
            <table:table-row>
              <table:table-cell office:value-type="float" office:value="89800">
                <text:p>89800</text:p>
              </table:table-cell>
              <table:table-cell office:value-type="float" office:value="3289727">
                <text:p>3289727</text:p>
              </table:table-cell>
              <table:table-cell office:value-type="float" office:value="179600">
                <text:p>179600</text:p>
              </table:table-cell>
              <table:table-cell office:value-type="float" office:value="1559193">
                <text:p>1559193</text:p>
              </table:table-cell>
              <table:table-cell office:value-type="float" office:value="89800">
                <text:p>89800</text:p>
              </table:table-cell>
            </table:table-row>
            <table:table-row>
              <table:table-cell office:value-type="float" office:value="89900">
                <text:p>89900</text:p>
              </table:table-cell>
              <table:table-cell office:value-type="float" office:value="3659420">
                <text:p>3659420</text:p>
              </table:table-cell>
              <table:table-cell office:value-type="float" office:value="179800">
                <text:p>179800</text:p>
              </table:table-cell>
              <table:table-cell office:value-type="float" office:value="1637341">
                <text:p>1637341</text:p>
              </table:table-cell>
              <table:table-cell office:value-type="float" office:value="89900">
                <text:p>89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093781">
                <text:p>3093781</text:p>
              </table:table-cell>
              <table:table-cell office:value-type="float" office:value="180000">
                <text:p>180000</text:p>
              </table:table-cell>
              <table:table-cell office:value-type="float" office:value="1828121">
                <text:p>1828121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3228615">
                <text:p>3228615</text:p>
              </table:table-cell>
              <table:table-cell office:value-type="float" office:value="180200">
                <text:p>180200</text:p>
              </table:table-cell>
              <table:table-cell office:value-type="float" office:value="1532503">
                <text:p>1532503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float" office:value="90200">
                <text:p>90200</text:p>
              </table:table-cell>
              <table:table-cell office:value-type="float" office:value="3179404">
                <text:p>3179404</text:p>
              </table:table-cell>
              <table:table-cell office:value-type="float" office:value="180400">
                <text:p>180400</text:p>
              </table:table-cell>
              <table:table-cell office:value-type="float" office:value="1885320">
                <text:p>1885320</text:p>
              </table:table-cell>
              <table:table-cell office:value-type="float" office:value="90200">
                <text:p>90200</text:p>
              </table:table-cell>
            </table:table-row>
            <table:table-row>
              <table:table-cell office:value-type="float" office:value="90300">
                <text:p>90300</text:p>
              </table:table-cell>
              <table:table-cell office:value-type="float" office:value="3212895">
                <text:p>3212895</text:p>
              </table:table-cell>
              <table:table-cell office:value-type="float" office:value="180600">
                <text:p>180600</text:p>
              </table:table-cell>
              <table:table-cell office:value-type="float" office:value="1607827">
                <text:p>1607827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float" office:value="90400">
                <text:p>90400</text:p>
              </table:table-cell>
              <table:table-cell office:value-type="float" office:value="3026157">
                <text:p>3026157</text:p>
              </table:table-cell>
              <table:table-cell office:value-type="float" office:value="180800">
                <text:p>180800</text:p>
              </table:table-cell>
              <table:table-cell office:value-type="float" office:value="1727262">
                <text:p>1727262</text:p>
              </table:table-cell>
              <table:table-cell office:value-type="float" office:value="90400">
                <text:p>90400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3170421">
                <text:p>3170421</text:p>
              </table:table-cell>
              <table:table-cell office:value-type="float" office:value="181000">
                <text:p>181000</text:p>
              </table:table-cell>
              <table:table-cell office:value-type="float" office:value="1678179">
                <text:p>1678179</text:p>
              </table:table-cell>
              <table:table-cell office:value-type="float" office:value="90500">
                <text:p>90500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3257455">
                <text:p>3257455</text:p>
              </table:table-cell>
              <table:table-cell office:value-type="float" office:value="181200">
                <text:p>181200</text:p>
              </table:table-cell>
              <table:table-cell office:value-type="float" office:value="1559739">
                <text:p>1559739</text:p>
              </table:table-cell>
              <table:table-cell office:value-type="float" office:value="90600">
                <text:p>90600</text:p>
              </table:table-cell>
            </table:table-row>
            <table:table-row>
              <table:table-cell office:value-type="float" office:value="90700">
                <text:p>90700</text:p>
              </table:table-cell>
              <table:table-cell office:value-type="float" office:value="3352188">
                <text:p>3352188</text:p>
              </table:table-cell>
              <table:table-cell office:value-type="float" office:value="181400">
                <text:p>181400</text:p>
              </table:table-cell>
              <table:table-cell office:value-type="float" office:value="1688861">
                <text:p>1688861</text:p>
              </table:table-cell>
              <table:table-cell office:value-type="float" office:value="90700">
                <text:p>90700</text:p>
              </table:table-cell>
            </table:table-row>
            <table:table-row>
              <table:table-cell office:value-type="float" office:value="90800">
                <text:p>90800</text:p>
              </table:table-cell>
              <table:table-cell office:value-type="float" office:value="3187359">
                <text:p>3187359</text:p>
              </table:table-cell>
              <table:table-cell office:value-type="float" office:value="181600">
                <text:p>181600</text:p>
              </table:table-cell>
              <table:table-cell office:value-type="float" office:value="1601732">
                <text:p>1601732</text:p>
              </table:table-cell>
              <table:table-cell office:value-type="float" office:value="90800">
                <text:p>90800</text:p>
              </table:table-cell>
            </table:table-row>
            <table:table-row>
              <table:table-cell office:value-type="float" office:value="90900">
                <text:p>90900</text:p>
              </table:table-cell>
              <table:table-cell office:value-type="float" office:value="3242890">
                <text:p>3242890</text:p>
              </table:table-cell>
              <table:table-cell office:value-type="float" office:value="181800">
                <text:p>181800</text:p>
              </table:table-cell>
              <table:table-cell office:value-type="float" office:value="1589092">
                <text:p>1589092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3066962">
                <text:p>3066962</text:p>
              </table:table-cell>
              <table:table-cell office:value-type="float" office:value="182000">
                <text:p>182000</text:p>
              </table:table-cell>
              <table:table-cell office:value-type="float" office:value="1746702">
                <text:p>1746702</text:p>
              </table:table-cell>
              <table:table-cell office:value-type="float" office:value="91000">
                <text:p>91000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3141324">
                <text:p>3141324</text:p>
              </table:table-cell>
              <table:table-cell office:value-type="float" office:value="182200">
                <text:p>182200</text:p>
              </table:table-cell>
              <table:table-cell office:value-type="float" office:value="1552136">
                <text:p>1552136</text:p>
              </table:table-cell>
              <table:table-cell office:value-type="float" office:value="91100">
                <text:p>91100</text:p>
              </table:table-cell>
            </table:table-row>
            <table:table-row>
              <table:table-cell office:value-type="float" office:value="91200">
                <text:p>91200</text:p>
              </table:table-cell>
              <table:table-cell office:value-type="float" office:value="3350038">
                <text:p>3350038</text:p>
              </table:table-cell>
              <table:table-cell office:value-type="float" office:value="182400">
                <text:p>182400</text:p>
              </table:table-cell>
              <table:table-cell office:value-type="float" office:value="1686488">
                <text:p>1686488</text:p>
              </table:table-cell>
              <table:table-cell office:value-type="float" office:value="91200">
                <text:p>91200</text:p>
              </table:table-cell>
            </table:table-row>
            <table:table-row>
              <table:table-cell office:value-type="float" office:value="91300">
                <text:p>91300</text:p>
              </table:table-cell>
              <table:table-cell office:value-type="float" office:value="3307564">
                <text:p>3307564</text:p>
              </table:table-cell>
              <table:table-cell office:value-type="float" office:value="182600">
                <text:p>182600</text:p>
              </table:table-cell>
              <table:table-cell office:value-type="float" office:value="1618221">
                <text:p>1618221</text:p>
              </table:table-cell>
              <table:table-cell office:value-type="float" office:value="91300">
                <text:p>91300</text:p>
              </table:table-cell>
            </table:table-row>
            <table:table-row>
              <table:table-cell office:value-type="float" office:value="91400">
                <text:p>91400</text:p>
              </table:table-cell>
              <table:table-cell office:value-type="float" office:value="3160124">
                <text:p>3160124</text:p>
              </table:table-cell>
              <table:table-cell office:value-type="float" office:value="182800">
                <text:p>182800</text:p>
              </table:table-cell>
              <table:table-cell office:value-type="float" office:value="1700314">
                <text:p>1700314</text:p>
              </table:table-cell>
              <table:table-cell office:value-type="float" office:value="91400">
                <text:p>91400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3218093">
                <text:p>3218093</text:p>
              </table:table-cell>
              <table:table-cell office:value-type="float" office:value="183000">
                <text:p>183000</text:p>
              </table:table-cell>
              <table:table-cell office:value-type="float" office:value="1553804">
                <text:p>1553804</text:p>
              </table:table-cell>
              <table:table-cell office:value-type="float" office:value="91500">
                <text:p>91500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3297619">
                <text:p>3297619</text:p>
              </table:table-cell>
              <table:table-cell office:value-type="float" office:value="183200">
                <text:p>183200</text:p>
              </table:table-cell>
              <table:table-cell office:value-type="float" office:value="1584825">
                <text:p>1584825</text:p>
              </table:table-cell>
              <table:table-cell office:value-type="float" office:value="91600">
                <text:p>91600</text:p>
              </table:table-cell>
            </table:table-row>
            <table:table-row>
              <table:table-cell office:value-type="float" office:value="91700">
                <text:p>91700</text:p>
              </table:table-cell>
              <table:table-cell office:value-type="float" office:value="3310997">
                <text:p>3310997</text:p>
              </table:table-cell>
              <table:table-cell office:value-type="float" office:value="183400">
                <text:p>183400</text:p>
              </table:table-cell>
              <table:table-cell office:value-type="float" office:value="1690818">
                <text:p>1690818</text:p>
              </table:table-cell>
              <table:table-cell office:value-type="float" office:value="91700">
                <text:p>91700</text:p>
              </table:table-cell>
            </table:table-row>
            <table:table-row>
              <table:table-cell office:value-type="float" office:value="91800">
                <text:p>91800</text:p>
              </table:table-cell>
              <table:table-cell office:value-type="float" office:value="3130225">
                <text:p>3130225</text:p>
              </table:table-cell>
              <table:table-cell office:value-type="float" office:value="183600">
                <text:p>183600</text:p>
              </table:table-cell>
              <table:table-cell office:value-type="float" office:value="1625792">
                <text:p>1625792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float" office:value="91900">
                <text:p>91900</text:p>
              </table:table-cell>
              <table:table-cell office:value-type="float" office:value="3328993">
                <text:p>3328993</text:p>
              </table:table-cell>
              <table:table-cell office:value-type="float" office:value="183800">
                <text:p>183800</text:p>
              </table:table-cell>
              <table:table-cell office:value-type="float" office:value="1636635">
                <text:p>1636635</text:p>
              </table:table-cell>
              <table:table-cell office:value-type="float" office:value="91900">
                <text:p>91900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3394629">
                <text:p>3394629</text:p>
              </table:table-cell>
              <table:table-cell office:value-type="float" office:value="184000">
                <text:p>184000</text:p>
              </table:table-cell>
              <table:table-cell office:value-type="float" office:value="1741473">
                <text:p>1741473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3215943">
                <text:p>3215943</text:p>
              </table:table-cell>
              <table:table-cell office:value-type="float" office:value="184200">
                <text:p>184200</text:p>
              </table:table-cell>
              <table:table-cell office:value-type="float" office:value="1675741">
                <text:p>1675741</text:p>
              </table:table-cell>
              <table:table-cell office:value-type="float" office:value="92100">
                <text:p>92100</text:p>
              </table:table-cell>
            </table:table-row>
            <table:table-row>
              <table:table-cell office:value-type="float" office:value="92200">
                <text:p>92200</text:p>
              </table:table-cell>
              <table:table-cell office:value-type="float" office:value="3190888">
                <text:p>3190888</text:p>
              </table:table-cell>
              <table:table-cell office:value-type="float" office:value="184400">
                <text:p>184400</text:p>
              </table:table-cell>
              <table:table-cell office:value-type="float" office:value="1545944">
                <text:p>1545944</text:p>
              </table:table-cell>
              <table:table-cell office:value-type="float" office:value="92200">
                <text:p>92200</text:p>
              </table:table-cell>
            </table:table-row>
            <table:table-row>
              <table:table-cell office:value-type="float" office:value="92300">
                <text:p>92300</text:p>
              </table:table-cell>
              <table:table-cell office:value-type="float" office:value="3029140">
                <text:p>3029140</text:p>
              </table:table-cell>
              <table:table-cell office:value-type="float" office:value="184600">
                <text:p>184600</text:p>
              </table:table-cell>
              <table:table-cell office:value-type="float" office:value="1585403">
                <text:p>1585403</text:p>
              </table:table-cell>
              <table:table-cell office:value-type="float" office:value="92300">
                <text:p>92300</text:p>
              </table:table-cell>
            </table:table-row>
            <table:table-row>
              <table:table-cell office:value-type="float" office:value="92400">
                <text:p>92400</text:p>
              </table:table-cell>
              <table:table-cell office:value-type="float" office:value="3050409">
                <text:p>3050409</text:p>
              </table:table-cell>
              <table:table-cell office:value-type="float" office:value="184800">
                <text:p>184800</text:p>
              </table:table-cell>
              <table:table-cell office:value-type="float" office:value="1592011">
                <text:p>1592011</text:p>
              </table:table-cell>
              <table:table-cell office:value-type="float" office:value="92400">
                <text:p>92400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3275901">
                <text:p>3275901</text:p>
              </table:table-cell>
              <table:table-cell office:value-type="float" office:value="185000">
                <text:p>185000</text:p>
              </table:table-cell>
              <table:table-cell office:value-type="float" office:value="1553611">
                <text:p>1553611</text:p>
              </table:table-cell>
              <table:table-cell office:value-type="float" office:value="92500">
                <text:p>92500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3252579">
                <text:p>3252579</text:p>
              </table:table-cell>
              <table:table-cell office:value-type="float" office:value="185200">
                <text:p>185200</text:p>
              </table:table-cell>
              <table:table-cell office:value-type="float" office:value="1737784">
                <text:p>1737784</text:p>
              </table:table-cell>
              <table:table-cell office:value-type="float" office:value="92600">
                <text:p>92600</text:p>
              </table:table-cell>
            </table:table-row>
            <table:table-row>
              <table:table-cell office:value-type="float" office:value="92700">
                <text:p>92700</text:p>
              </table:table-cell>
              <table:table-cell office:value-type="float" office:value="3187680">
                <text:p>3187680</text:p>
              </table:table-cell>
              <table:table-cell office:value-type="float" office:value="185400">
                <text:p>185400</text:p>
              </table:table-cell>
              <table:table-cell office:value-type="float" office:value="1584087">
                <text:p>1584087</text:p>
              </table:table-cell>
              <table:table-cell office:value-type="float" office:value="92700">
                <text:p>92700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3158166">
                <text:p>3158166</text:p>
              </table:table-cell>
              <table:table-cell office:value-type="float" office:value="185600">
                <text:p>185600</text:p>
              </table:table-cell>
              <table:table-cell office:value-type="float" office:value="1661272">
                <text:p>1661272</text:p>
              </table:table-cell>
              <table:table-cell office:value-type="float" office:value="92800">
                <text:p>92800</text:p>
              </table:table-cell>
            </table:table-row>
            <table:table-row>
              <table:table-cell office:value-type="float" office:value="92900">
                <text:p>92900</text:p>
              </table:table-cell>
              <table:table-cell office:value-type="float" office:value="3128043">
                <text:p>3128043</text:p>
              </table:table-cell>
              <table:table-cell office:value-type="float" office:value="185800">
                <text:p>185800</text:p>
              </table:table-cell>
              <table:table-cell office:value-type="float" office:value="1589958">
                <text:p>1589958</text:p>
              </table:table-cell>
              <table:table-cell office:value-type="float" office:value="92900">
                <text:p>92900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3221204">
                <text:p>3221204</text:p>
              </table:table-cell>
              <table:table-cell office:value-type="float" office:value="186000">
                <text:p>186000</text:p>
              </table:table-cell>
              <table:table-cell office:value-type="float" office:value="1707371">
                <text:p>1707371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3243339">
                <text:p>3243339</text:p>
              </table:table-cell>
              <table:table-cell office:value-type="float" office:value="186200">
                <text:p>186200</text:p>
              </table:table-cell>
              <table:table-cell office:value-type="float" office:value="1593327">
                <text:p>1593327</text:p>
              </table:table-cell>
              <table:table-cell office:value-type="float" office:value="93100">
                <text:p>93100</text:p>
              </table:table-cell>
            </table:table-row>
            <table:table-row>
              <table:table-cell office:value-type="float" office:value="93200">
                <text:p>93200</text:p>
              </table:table-cell>
              <table:table-cell office:value-type="float" office:value="3107800">
                <text:p>3107800</text:p>
              </table:table-cell>
              <table:table-cell office:value-type="float" office:value="186400">
                <text:p>186400</text:p>
              </table:table-cell>
              <table:table-cell office:value-type="float" office:value="1617804">
                <text:p>1617804</text:p>
              </table:table-cell>
              <table:table-cell office:value-type="float" office:value="93200">
                <text:p>93200</text:p>
              </table:table-cell>
            </table:table-row>
            <table:table-row>
              <table:table-cell office:value-type="float" office:value="93300">
                <text:p>93300</text:p>
              </table:table-cell>
              <table:table-cell office:value-type="float" office:value="3100069">
                <text:p>3100069</text:p>
              </table:table-cell>
              <table:table-cell office:value-type="float" office:value="186600">
                <text:p>186600</text:p>
              </table:table-cell>
              <table:table-cell office:value-type="float" office:value="1620499">
                <text:p>1620499</text:p>
              </table:table-cell>
              <table:table-cell office:value-type="float" office:value="93300">
                <text:p>93300</text:p>
              </table:table-cell>
            </table:table-row>
            <table:table-row>
              <table:table-cell office:value-type="float" office:value="93400">
                <text:p>93400</text:p>
              </table:table-cell>
              <table:table-cell office:value-type="float" office:value="3120440">
                <text:p>3120440</text:p>
              </table:table-cell>
              <table:table-cell office:value-type="float" office:value="186800">
                <text:p>186800</text:p>
              </table:table-cell>
              <table:table-cell office:value-type="float" office:value="1652996">
                <text:p>1652996</text:p>
              </table:table-cell>
              <table:table-cell office:value-type="float" office:value="93400">
                <text:p>93400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3298132">
                <text:p>3298132</text:p>
              </table:table-cell>
              <table:table-cell office:value-type="float" office:value="187000">
                <text:p>187000</text:p>
              </table:table-cell>
              <table:table-cell office:value-type="float" office:value="1757192">
                <text:p>1757192</text:p>
              </table:table-cell>
              <table:table-cell office:value-type="float" office:value="93500">
                <text:p>93500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3234453">
                <text:p>3234453</text:p>
              </table:table-cell>
              <table:table-cell office:value-type="float" office:value="187200">
                <text:p>187200</text:p>
              </table:table-cell>
              <table:table-cell office:value-type="float" office:value="1694925">
                <text:p>1694925</text:p>
              </table:table-cell>
              <table:table-cell office:value-type="float" office:value="93600">
                <text:p>93600</text:p>
              </table:table-cell>
            </table:table-row>
            <table:table-row>
              <table:table-cell office:value-type="float" office:value="93700">
                <text:p>93700</text:p>
              </table:table-cell>
              <table:table-cell office:value-type="float" office:value="3298100">
                <text:p>3298100</text:p>
              </table:table-cell>
              <table:table-cell office:value-type="float" office:value="187400">
                <text:p>187400</text:p>
              </table:table-cell>
              <table:table-cell office:value-type="float" office:value="1609046">
                <text:p>1609046</text:p>
              </table:table-cell>
              <table:table-cell office:value-type="float" office:value="93700">
                <text:p>93700</text:p>
              </table:table-cell>
            </table:table-row>
            <table:table-row>
              <table:table-cell office:value-type="float" office:value="93800">
                <text:p>93800</text:p>
              </table:table-cell>
              <table:table-cell office:value-type="float" office:value="3234421">
                <text:p>3234421</text:p>
              </table:table-cell>
              <table:table-cell office:value-type="float" office:value="187600">
                <text:p>187600</text:p>
              </table:table-cell>
              <table:table-cell office:value-type="float" office:value="1651135">
                <text:p>1651135</text:p>
              </table:table-cell>
              <table:table-cell office:value-type="float" office:value="93800">
                <text:p>93800</text:p>
              </table:table-cell>
            </table:table-row>
            <table:table-row>
              <table:table-cell office:value-type="float" office:value="93900">
                <text:p>93900</text:p>
              </table:table-cell>
              <table:table-cell office:value-type="float" office:value="3218477">
                <text:p>3218477</text:p>
              </table:table-cell>
              <table:table-cell office:value-type="float" office:value="187800">
                <text:p>187800</text:p>
              </table:table-cell>
              <table:table-cell office:value-type="float" office:value="1533497">
                <text:p>1533497</text:p>
              </table:table-cell>
              <table:table-cell office:value-type="float" office:value="93900">
                <text:p>93900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3222937">
                <text:p>3222937</text:p>
              </table:table-cell>
              <table:table-cell office:value-type="float" office:value="188000">
                <text:p>188000</text:p>
              </table:table-cell>
              <table:table-cell office:value-type="float" office:value="1622327">
                <text:p>1622327</text:p>
              </table:table-cell>
              <table:table-cell office:value-type="float" office:value="94000">
                <text:p>94000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3421866">
                <text:p>3421866</text:p>
              </table:table-cell>
              <table:table-cell office:value-type="float" office:value="188200">
                <text:p>188200</text:p>
              </table:table-cell>
              <table:table-cell office:value-type="float" office:value="1687610">
                <text:p>1687610</text:p>
              </table:table-cell>
              <table:table-cell office:value-type="float" office:value="94100">
                <text:p>94100</text:p>
              </table:table-cell>
            </table:table-row>
            <table:table-row>
              <table:table-cell office:value-type="float" office:value="94200">
                <text:p>94200</text:p>
              </table:table-cell>
              <table:table-cell office:value-type="float" office:value="3309906">
                <text:p>3309906</text:p>
              </table:table-cell>
              <table:table-cell office:value-type="float" office:value="188400">
                <text:p>188400</text:p>
              </table:table-cell>
              <table:table-cell office:value-type="float" office:value="1564454">
                <text:p>1564454</text:p>
              </table:table-cell>
              <table:table-cell office:value-type="float" office:value="94200">
                <text:p>94200</text:p>
              </table:table-cell>
            </table:table-row>
            <table:table-row>
              <table:table-cell office:value-type="float" office:value="94300">
                <text:p>94300</text:p>
              </table:table-cell>
              <table:table-cell office:value-type="float" office:value="3165641">
                <text:p>3165641</text:p>
              </table:table-cell>
              <table:table-cell office:value-type="float" office:value="188600">
                <text:p>188600</text:p>
              </table:table-cell>
              <table:table-cell office:value-type="float" office:value="1633812">
                <text:p>1633812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float" office:value="94400">
                <text:p>94400</text:p>
              </table:table-cell>
              <table:table-cell office:value-type="float" office:value="3258545">
                <text:p>3258545</text:p>
              </table:table-cell>
              <table:table-cell office:value-type="float" office:value="188800">
                <text:p>188800</text:p>
              </table:table-cell>
              <table:table-cell office:value-type="float" office:value="1784910">
                <text:p>1784910</text:p>
              </table:table-cell>
              <table:table-cell office:value-type="float" office:value="94400">
                <text:p>94400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3490004">
                <text:p>3490004</text:p>
              </table:table-cell>
              <table:table-cell office:value-type="float" office:value="189000">
                <text:p>189000</text:p>
              </table:table-cell>
              <table:table-cell office:value-type="float" office:value="1720203">
                <text:p>1720203</text:p>
              </table:table-cell>
              <table:table-cell office:value-type="float" office:value="94500">
                <text:p>94500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3439253">
                <text:p>3439253</text:p>
              </table:table-cell>
              <table:table-cell office:value-type="float" office:value="189200">
                <text:p>189200</text:p>
              </table:table-cell>
              <table:table-cell office:value-type="float" office:value="1729635">
                <text:p>1729635</text:p>
              </table:table-cell>
              <table:table-cell office:value-type="float" office:value="94600">
                <text:p>94600</text:p>
              </table:table-cell>
            </table:table-row>
            <table:table-row>
              <table:table-cell office:value-type="float" office:value="94700">
                <text:p>94700</text:p>
              </table:table-cell>
              <table:table-cell office:value-type="float" office:value="3243917">
                <text:p>3243917</text:p>
              </table:table-cell>
              <table:table-cell office:value-type="float" office:value="189400">
                <text:p>189400</text:p>
              </table:table-cell>
              <table:table-cell office:value-type="float" office:value="1898858">
                <text:p>1898858</text:p>
              </table:table-cell>
              <table:table-cell office:value-type="float" office:value="94700">
                <text:p>94700</text:p>
              </table:table-cell>
            </table:table-row>
            <table:table-row>
              <table:table-cell office:value-type="float" office:value="94800">
                <text:p>94800</text:p>
              </table:table-cell>
              <table:table-cell office:value-type="float" office:value="3369062">
                <text:p>3369062</text:p>
              </table:table-cell>
              <table:table-cell office:value-type="float" office:value="189600">
                <text:p>189600</text:p>
              </table:table-cell>
              <table:table-cell office:value-type="float" office:value="1862576">
                <text:p>1862576</text:p>
              </table:table-cell>
              <table:table-cell office:value-type="float" office:value="94800">
                <text:p>94800</text:p>
              </table:table-cell>
            </table:table-row>
            <table:table-row>
              <table:table-cell office:value-type="float" office:value="94900">
                <text:p>94900</text:p>
              </table:table-cell>
              <table:table-cell office:value-type="float" office:value="3430046">
                <text:p>3430046</text:p>
              </table:table-cell>
              <table:table-cell office:value-type="float" office:value="189800">
                <text:p>189800</text:p>
              </table:table-cell>
              <table:table-cell office:value-type="float" office:value="1700475">
                <text:p>1700475</text:p>
              </table:table-cell>
              <table:table-cell office:value-type="float" office:value="94900">
                <text:p>949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351033">
                <text:p>3351033</text:p>
              </table:table-cell>
              <table:table-cell office:value-type="float" office:value="190000">
                <text:p>190000</text:p>
              </table:table-cell>
              <table:table-cell office:value-type="float" office:value="1664063">
                <text:p>1664063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3274970">
                <text:p>3274970</text:p>
              </table:table-cell>
              <table:table-cell office:value-type="float" office:value="190200">
                <text:p>190200</text:p>
              </table:table-cell>
              <table:table-cell office:value-type="float" office:value="1587199">
                <text:p>1587199</text:p>
              </table:table-cell>
              <table:table-cell office:value-type="float" office:value="95100">
                <text:p>95100</text:p>
              </table:table-cell>
            </table:table-row>
            <table:table-row>
              <table:table-cell office:value-type="float" office:value="95200">
                <text:p>95200</text:p>
              </table:table-cell>
              <table:table-cell office:value-type="float" office:value="3245457">
                <text:p>3245457</text:p>
              </table:table-cell>
              <table:table-cell office:value-type="float" office:value="190400">
                <text:p>190400</text:p>
              </table:table-cell>
              <table:table-cell office:value-type="float" office:value="1743654">
                <text:p>1743654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float" office:value="95300">
                <text:p>95300</text:p>
              </table:table-cell>
              <table:table-cell office:value-type="float" office:value="3307724">
                <text:p>3307724</text:p>
              </table:table-cell>
              <table:table-cell office:value-type="float" office:value="190600">
                <text:p>190600</text:p>
              </table:table-cell>
              <table:table-cell office:value-type="float" office:value="1742147">
                <text:p>1742147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float" office:value="95400">
                <text:p>95400</text:p>
              </table:table-cell>
              <table:table-cell office:value-type="float" office:value="3233555">
                <text:p>3233555</text:p>
              </table:table-cell>
              <table:table-cell office:value-type="float" office:value="190800">
                <text:p>190800</text:p>
              </table:table-cell>
              <table:table-cell office:value-type="float" office:value="1711093">
                <text:p>1711093</text:p>
              </table:table-cell>
              <table:table-cell office:value-type="float" office:value="95400">
                <text:p>95400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3265250">
                <text:p>3265250</text:p>
              </table:table-cell>
              <table:table-cell office:value-type="float" office:value="191000">
                <text:p>191000</text:p>
              </table:table-cell>
              <table:table-cell office:value-type="float" office:value="1692583">
                <text:p>1692583</text:p>
              </table:table-cell>
              <table:table-cell office:value-type="float" office:value="95500">
                <text:p>95500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3272629">
                <text:p>3272629</text:p>
              </table:table-cell>
              <table:table-cell office:value-type="float" office:value="191200">
                <text:p>191200</text:p>
              </table:table-cell>
              <table:table-cell office:value-type="float" office:value="1659829">
                <text:p>1659829</text:p>
              </table:table-cell>
              <table:table-cell office:value-type="float" office:value="95600">
                <text:p>95600</text:p>
              </table:table-cell>
            </table:table-row>
            <table:table-row>
              <table:table-cell office:value-type="float" office:value="95700">
                <text:p>95700</text:p>
              </table:table-cell>
              <table:table-cell office:value-type="float" office:value="3266052">
                <text:p>3266052</text:p>
              </table:table-cell>
              <table:table-cell office:value-type="float" office:value="191400">
                <text:p>191400</text:p>
              </table:table-cell>
              <table:table-cell office:value-type="float" office:value="1695694">
                <text:p>1695694</text:p>
              </table:table-cell>
              <table:table-cell office:value-type="float" office:value="95700">
                <text:p>95700</text:p>
              </table:table-cell>
            </table:table-row>
            <table:table-row>
              <table:table-cell office:value-type="float" office:value="95800">
                <text:p>95800</text:p>
              </table:table-cell>
              <table:table-cell office:value-type="float" office:value="3334768">
                <text:p>3334768</text:p>
              </table:table-cell>
              <table:table-cell office:value-type="float" office:value="191600">
                <text:p>191600</text:p>
              </table:table-cell>
              <table:table-cell office:value-type="float" office:value="1644879">
                <text:p>1644879</text:p>
              </table:table-cell>
              <table:table-cell office:value-type="float" office:value="95800">
                <text:p>95800</text:p>
              </table:table-cell>
            </table:table-row>
            <table:table-row>
              <table:table-cell office:value-type="float" office:value="95900">
                <text:p>95900</text:p>
              </table:table-cell>
              <table:table-cell office:value-type="float" office:value="3313852">
                <text:p>3313852</text:p>
              </table:table-cell>
              <table:table-cell office:value-type="float" office:value="191800">
                <text:p>191800</text:p>
              </table:table-cell>
              <table:table-cell office:value-type="float" office:value="1701308">
                <text:p>1701308</text:p>
              </table:table-cell>
              <table:table-cell office:value-type="float" office:value="95900">
                <text:p>95900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3271698">
                <text:p>3271698</text:p>
              </table:table-cell>
              <table:table-cell office:value-type="float" office:value="192000">
                <text:p>192000</text:p>
              </table:table-cell>
              <table:table-cell office:value-type="float" office:value="1590375">
                <text:p>1590375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3354978">
                <text:p>3354978</text:p>
              </table:table-cell>
              <table:table-cell office:value-type="float" office:value="192200">
                <text:p>192200</text:p>
              </table:table-cell>
              <table:table-cell office:value-type="float" office:value="1702848">
                <text:p>1702848</text:p>
              </table:table-cell>
              <table:table-cell office:value-type="float" office:value="96100">
                <text:p>96100</text:p>
              </table:table-cell>
            </table:table-row>
            <table:table-row>
              <table:table-cell office:value-type="float" office:value="96200">
                <text:p>96200</text:p>
              </table:table-cell>
              <table:table-cell office:value-type="float" office:value="3340286">
                <text:p>3340286</text:p>
              </table:table-cell>
              <table:table-cell office:value-type="float" office:value="192400">
                <text:p>192400</text:p>
              </table:table-cell>
              <table:table-cell office:value-type="float" office:value="1831265">
                <text:p>1831265</text:p>
              </table:table-cell>
              <table:table-cell office:value-type="float" office:value="96200">
                <text:p>96200</text:p>
              </table:table-cell>
            </table:table-row>
            <table:table-row>
              <table:table-cell office:value-type="float" office:value="96300">
                <text:p>96300</text:p>
              </table:table-cell>
              <table:table-cell office:value-type="float" office:value="3316963">
                <text:p>3316963</text:p>
              </table:table-cell>
              <table:table-cell office:value-type="float" office:value="192600">
                <text:p>192600</text:p>
              </table:table-cell>
              <table:table-cell office:value-type="float" office:value="1709874">
                <text:p>1709874</text:p>
              </table:table-cell>
              <table:table-cell office:value-type="float" office:value="96300">
                <text:p>96300</text:p>
              </table:table-cell>
            </table:table-row>
            <table:table-row>
              <table:table-cell office:value-type="float" office:value="96400">
                <text:p>96400</text:p>
              </table:table-cell>
              <table:table-cell office:value-type="float" office:value="3298774">
                <text:p>3298774</text:p>
              </table:table-cell>
              <table:table-cell office:value-type="float" office:value="192800">
                <text:p>192800</text:p>
              </table:table-cell>
              <table:table-cell office:value-type="float" office:value="1716514">
                <text:p>1716514</text:p>
              </table:table-cell>
              <table:table-cell office:value-type="float" office:value="96400">
                <text:p>96400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3331977">
                <text:p>3331977</text:p>
              </table:table-cell>
              <table:table-cell office:value-type="float" office:value="193000">
                <text:p>193000</text:p>
              </table:table-cell>
              <table:table-cell office:value-type="float" office:value="1615719">
                <text:p>1615719</text:p>
              </table:table-cell>
              <table:table-cell office:value-type="float" office:value="96500">
                <text:p>96500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3294475">
                <text:p>3294475</text:p>
              </table:table-cell>
              <table:table-cell office:value-type="float" office:value="193200">
                <text:p>193200</text:p>
              </table:table-cell>
              <table:table-cell office:value-type="float" office:value="1723348">
                <text:p>1723348</text:p>
              </table:table-cell>
              <table:table-cell office:value-type="float" office:value="96600">
                <text:p>96600</text:p>
              </table:table-cell>
            </table:table-row>
            <table:table-row>
              <table:table-cell office:value-type="float" office:value="96700">
                <text:p>96700</text:p>
              </table:table-cell>
              <table:table-cell office:value-type="float" office:value="3259636">
                <text:p>3259636</text:p>
              </table:table-cell>
              <table:table-cell office:value-type="float" office:value="193400">
                <text:p>193400</text:p>
              </table:table-cell>
              <table:table-cell office:value-type="float" office:value="1725818">
                <text:p>1725818</text:p>
              </table:table-cell>
              <table:table-cell office:value-type="float" office:value="96700">
                <text:p>96700</text:p>
              </table:table-cell>
            </table:table-row>
            <table:table-row>
              <table:table-cell office:value-type="float" office:value="96800">
                <text:p>96800</text:p>
              </table:table-cell>
              <table:table-cell office:value-type="float" office:value="3300250">
                <text:p>3300250</text:p>
              </table:table-cell>
              <table:table-cell office:value-type="float" office:value="193600">
                <text:p>193600</text:p>
              </table:table-cell>
              <table:table-cell office:value-type="float" office:value="1643019">
                <text:p>1643019</text:p>
              </table:table-cell>
              <table:table-cell office:value-type="float" office:value="96800">
                <text:p>96800</text:p>
              </table:table-cell>
            </table:table-row>
            <table:table-row>
              <table:table-cell office:value-type="float" office:value="96900">
                <text:p>96900</text:p>
              </table:table-cell>
              <table:table-cell office:value-type="float" office:value="3340157">
                <text:p>3340157</text:p>
              </table:table-cell>
              <table:table-cell office:value-type="float" office:value="193800">
                <text:p>193800</text:p>
              </table:table-cell>
              <table:table-cell office:value-type="float" office:value="1722898">
                <text:p>1722898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3464789">
                <text:p>3464789</text:p>
              </table:table-cell>
              <table:table-cell office:value-type="float" office:value="194000">
                <text:p>194000</text:p>
              </table:table-cell>
              <table:table-cell office:value-type="float" office:value="1631085">
                <text:p>1631085</text:p>
              </table:table-cell>
              <table:table-cell office:value-type="float" office:value="97000">
                <text:p>97000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3273110">
                <text:p>3273110</text:p>
              </table:table-cell>
              <table:table-cell office:value-type="float" office:value="194200">
                <text:p>194200</text:p>
              </table:table-cell>
              <table:table-cell office:value-type="float" office:value="1845349">
                <text:p>1845349</text:p>
              </table:table-cell>
              <table:table-cell office:value-type="float" office:value="97100">
                <text:p>97100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3279494">
                <text:p>3279494</text:p>
              </table:table-cell>
              <table:table-cell office:value-type="float" office:value="194400">
                <text:p>194400</text:p>
              </table:table-cell>
              <table:table-cell office:value-type="float" office:value="1697106">
                <text:p>1697106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float" office:value="97300">
                <text:p>97300</text:p>
              </table:table-cell>
              <table:table-cell office:value-type="float" office:value="3413942">
                <text:p>3413942</text:p>
              </table:table-cell>
              <table:table-cell office:value-type="float" office:value="194600">
                <text:p>194600</text:p>
              </table:table-cell>
              <table:table-cell office:value-type="float" office:value="1626722">
                <text:p>1626722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float" office:value="97400">
                <text:p>97400</text:p>
              </table:table-cell>
              <table:table-cell office:value-type="float" office:value="3275805">
                <text:p>3275805</text:p>
              </table:table-cell>
              <table:table-cell office:value-type="float" office:value="194800">
                <text:p>194800</text:p>
              </table:table-cell>
              <table:table-cell office:value-type="float" office:value="1738457">
                <text:p>1738457</text:p>
              </table:table-cell>
              <table:table-cell office:value-type="float" office:value="97400">
                <text:p>97400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3326074">
                <text:p>3326074</text:p>
              </table:table-cell>
              <table:table-cell office:value-type="float" office:value="195000">
                <text:p>195000</text:p>
              </table:table-cell>
              <table:table-cell office:value-type="float" office:value="1725112">
                <text:p>1725112</text:p>
              </table:table-cell>
              <table:table-cell office:value-type="float" office:value="97500">
                <text:p>97500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3387315">
                <text:p>3387315</text:p>
              </table:table-cell>
              <table:table-cell office:value-type="float" office:value="195200">
                <text:p>195200</text:p>
              </table:table-cell>
              <table:table-cell office:value-type="float" office:value="1735089">
                <text:p>1735089</text:p>
              </table:table-cell>
              <table:table-cell office:value-type="float" office:value="97600">
                <text:p>97600</text:p>
              </table:table-cell>
            </table:table-row>
            <table:table-row>
              <table:table-cell office:value-type="float" office:value="97700">
                <text:p>97700</text:p>
              </table:table-cell>
              <table:table-cell office:value-type="float" office:value="3319883">
                <text:p>3319883</text:p>
              </table:table-cell>
              <table:table-cell office:value-type="float" office:value="195400">
                <text:p>195400</text:p>
              </table:table-cell>
              <table:table-cell office:value-type="float" office:value="1775189">
                <text:p>1775189</text:p>
              </table:table-cell>
              <table:table-cell office:value-type="float" office:value="97700">
                <text:p>97700</text:p>
              </table:table-cell>
            </table:table-row>
            <table:table-row>
              <table:table-cell office:value-type="float" office:value="97800">
                <text:p>97800</text:p>
              </table:table-cell>
              <table:table-cell office:value-type="float" office:value="3336950">
                <text:p>3336950</text:p>
              </table:table-cell>
              <table:table-cell office:value-type="float" office:value="195600">
                <text:p>195600</text:p>
              </table:table-cell>
              <table:table-cell office:value-type="float" office:value="1627556">
                <text:p>1627556</text:p>
              </table:table-cell>
              <table:table-cell office:value-type="float" office:value="97800">
                <text:p>97800</text:p>
              </table:table-cell>
            </table:table-row>
            <table:table-row>
              <table:table-cell office:value-type="float" office:value="97900">
                <text:p>97900</text:p>
              </table:table-cell>
              <table:table-cell office:value-type="float" office:value="3374804">
                <text:p>3374804</text:p>
              </table:table-cell>
              <table:table-cell office:value-type="float" office:value="195800">
                <text:p>195800</text:p>
              </table:table-cell>
              <table:table-cell office:value-type="float" office:value="1690401">
                <text:p>1690401</text:p>
              </table:table-cell>
              <table:table-cell office:value-type="float" office:value="97900">
                <text:p>97900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3327197">
                <text:p>3327197</text:p>
              </table:table-cell>
              <table:table-cell office:value-type="float" office:value="196000">
                <text:p>196000</text:p>
              </table:table-cell>
              <table:table-cell office:value-type="float" office:value="1708591">
                <text:p>1708591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3400628">
                <text:p>3400628</text:p>
              </table:table-cell>
              <table:table-cell office:value-type="float" office:value="196200">
                <text:p>196200</text:p>
              </table:table-cell>
              <table:table-cell office:value-type="float" office:value="1749750">
                <text:p>1749750</text:p>
              </table:table-cell>
              <table:table-cell office:value-type="float" office:value="98100">
                <text:p>98100</text:p>
              </table:table-cell>
            </table:table-row>
            <table:table-row>
              <table:table-cell office:value-type="float" office:value="98200">
                <text:p>98200</text:p>
              </table:table-cell>
              <table:table-cell office:value-type="float" office:value="3623682">
                <text:p>3623682</text:p>
              </table:table-cell>
              <table:table-cell office:value-type="float" office:value="196400">
                <text:p>196400</text:p>
              </table:table-cell>
              <table:table-cell office:value-type="float" office:value="1963115">
                <text:p>1963115</text:p>
              </table:table-cell>
              <table:table-cell office:value-type="float" office:value="98200">
                <text:p>98200</text:p>
              </table:table-cell>
            </table:table-row>
            <table:table-row>
              <table:table-cell office:value-type="float" office:value="98300">
                <text:p>98300</text:p>
              </table:table-cell>
              <table:table-cell office:value-type="float" office:value="3511049">
                <text:p>3511049</text:p>
              </table:table-cell>
              <table:table-cell office:value-type="float" office:value="196600">
                <text:p>196600</text:p>
              </table:table-cell>
              <table:table-cell office:value-type="float" office:value="2045401">
                <text:p>2045401</text:p>
              </table:table-cell>
              <table:table-cell office:value-type="float" office:value="98300">
                <text:p>98300</text:p>
              </table:table-cell>
            </table:table-row>
            <table:table-row>
              <table:table-cell office:value-type="float" office:value="98400">
                <text:p>98400</text:p>
              </table:table-cell>
              <table:table-cell office:value-type="float" office:value="3459881">
                <text:p>3459881</text:p>
              </table:table-cell>
              <table:table-cell office:value-type="float" office:value="196800">
                <text:p>196800</text:p>
              </table:table-cell>
              <table:table-cell office:value-type="float" office:value="2002221">
                <text:p>2002221</text:p>
              </table:table-cell>
              <table:table-cell office:value-type="float" office:value="98400">
                <text:p>98400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3431041">
                <text:p>3431041</text:p>
              </table:table-cell>
              <table:table-cell office:value-type="float" office:value="197000">
                <text:p>197000</text:p>
              </table:table-cell>
              <table:table-cell office:value-type="float" office:value="1870852">
                <text:p>1870852</text:p>
              </table:table-cell>
              <table:table-cell office:value-type="float" office:value="98500">
                <text:p>98500</text:p>
              </table:table-cell>
            </table:table-row>
            <table:table-row>
              <table:table-cell office:value-type="float" office:value="98600">
                <text:p>98600</text:p>
              </table:table-cell>
              <table:table-cell office:value-type="float" office:value="3697435">
                <text:p>3697435</text:p>
              </table:table-cell>
              <table:table-cell office:value-type="float" office:value="197200">
                <text:p>197200</text:p>
              </table:table-cell>
              <table:table-cell office:value-type="float" office:value="1696849">
                <text:p>1696849</text:p>
              </table:table-cell>
              <table:table-cell office:value-type="float" office:value="98600">
                <text:p>98600</text:p>
              </table:table-cell>
            </table:table-row>
            <table:table-row>
              <table:table-cell office:value-type="float" office:value="98700">
                <text:p>98700</text:p>
              </table:table-cell>
              <table:table-cell office:value-type="float" office:value="3387187">
                <text:p>3387187</text:p>
              </table:table-cell>
              <table:table-cell office:value-type="float" office:value="197400">
                <text:p>197400</text:p>
              </table:table-cell>
              <table:table-cell office:value-type="float" office:value="1739452">
                <text:p>1739452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float" office:value="98800">
                <text:p>98800</text:p>
              </table:table-cell>
              <table:table-cell office:value-type="float" office:value="3361170">
                <text:p>3361170</text:p>
              </table:table-cell>
              <table:table-cell office:value-type="float" office:value="197600">
                <text:p>197600</text:p>
              </table:table-cell>
              <table:table-cell office:value-type="float" office:value="1744617">
                <text:p>1744617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float" office:value="98900">
                <text:p>98900</text:p>
              </table:table-cell>
              <table:table-cell office:value-type="float" office:value="3613095">
                <text:p>3613095</text:p>
              </table:table-cell>
              <table:table-cell office:value-type="float" office:value="197800">
                <text:p>197800</text:p>
              </table:table-cell>
              <table:table-cell office:value-type="float" office:value="1784236">
                <text:p>1784236</text:p>
              </table:table-cell>
              <table:table-cell office:value-type="float" office:value="98900">
                <text:p>98900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3387829">
                <text:p>3387829</text:p>
              </table:table-cell>
              <table:table-cell office:value-type="float" office:value="198000">
                <text:p>198000</text:p>
              </table:table-cell>
              <table:table-cell office:value-type="float" office:value="1708879">
                <text:p>1708879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float" office:value="99100">
                <text:p>99100</text:p>
              </table:table-cell>
              <table:table-cell office:value-type="float" office:value="3557469">
                <text:p>3557469</text:p>
              </table:table-cell>
              <table:table-cell office:value-type="float" office:value="198200">
                <text:p>198200</text:p>
              </table:table-cell>
              <table:table-cell office:value-type="float" office:value="1823117">
                <text:p>1823117</text:p>
              </table:table-cell>
              <table:table-cell office:value-type="float" office:value="99100">
                <text:p>99100</text:p>
              </table:table-cell>
            </table:table-row>
            <table:table-row>
              <table:table-cell office:value-type="float" office:value="99200">
                <text:p>99200</text:p>
              </table:table-cell>
              <table:table-cell office:value-type="float" office:value="3520544">
                <text:p>3520544</text:p>
              </table:table-cell>
              <table:table-cell office:value-type="float" office:value="198400">
                <text:p>198400</text:p>
              </table:table-cell>
              <table:table-cell office:value-type="float" office:value="1784524">
                <text:p>1784524</text:p>
              </table:table-cell>
              <table:table-cell office:value-type="float" office:value="99200">
                <text:p>99200</text:p>
              </table:table-cell>
            </table:table-row>
            <table:table-row>
              <table:table-cell office:value-type="float" office:value="99300">
                <text:p>99300</text:p>
              </table:table-cell>
              <table:table-cell office:value-type="float" office:value="3341762">
                <text:p>3341762</text:p>
              </table:table-cell>
              <table:table-cell office:value-type="float" office:value="198600">
                <text:p>198600</text:p>
              </table:table-cell>
              <table:table-cell office:value-type="float" office:value="1690241">
                <text:p>1690241</text:p>
              </table:table-cell>
              <table:table-cell office:value-type="float" office:value="99300">
                <text:p>99300</text:p>
              </table:table-cell>
            </table:table-row>
            <table:table-row>
              <table:table-cell office:value-type="float" office:value="99400">
                <text:p>99400</text:p>
              </table:table-cell>
              <table:table-cell office:value-type="float" office:value="3454748">
                <text:p>3454748</text:p>
              </table:table-cell>
              <table:table-cell office:value-type="float" office:value="198800">
                <text:p>198800</text:p>
              </table:table-cell>
              <table:table-cell office:value-type="float" office:value="1695342">
                <text:p>1695342</text:p>
              </table:table-cell>
              <table:table-cell office:value-type="float" office:value="99400">
                <text:p>99400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3650565">
                <text:p>3650565</text:p>
              </table:table-cell>
              <table:table-cell office:value-type="float" office:value="199000">
                <text:p>199000</text:p>
              </table:table-cell>
              <table:table-cell office:value-type="float" office:value="1718696">
                <text:p>1718696</text:p>
              </table:table-cell>
              <table:table-cell office:value-type="float" office:value="99500">
                <text:p>99500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3392127">
                <text:p>3392127</text:p>
              </table:table-cell>
              <table:table-cell office:value-type="float" office:value="199200">
                <text:p>199200</text:p>
              </table:table-cell>
              <table:table-cell office:value-type="float" office:value="1627556">
                <text:p>1627556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float" office:value="99700">
                <text:p>99700</text:p>
              </table:table-cell>
              <table:table-cell office:value-type="float" office:value="3503670">
                <text:p>3503670</text:p>
              </table:table-cell>
              <table:table-cell office:value-type="float" office:value="199400">
                <text:p>199400</text:p>
              </table:table-cell>
              <table:table-cell office:value-type="float" office:value="2014540">
                <text:p>2014540</text:p>
              </table:table-cell>
              <table:table-cell office:value-type="float" office:value="99700">
                <text:p>99700</text:p>
              </table:table-cell>
            </table:table-row>
            <table:table-row>
              <table:table-cell office:value-type="float" office:value="99800">
                <text:p>99800</text:p>
              </table:table-cell>
              <table:table-cell office:value-type="float" office:value="3492121">
                <text:p>3492121</text:p>
              </table:table-cell>
              <table:table-cell office:value-type="float" office:value="199600">
                <text:p>199600</text:p>
              </table:table-cell>
              <table:table-cell office:value-type="float" office:value="1787091">
                <text:p>1787091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float" office:value="99900">
                <text:p>99900</text:p>
              </table:table-cell>
              <table:table-cell office:value-type="float" office:value="3548550">
                <text:p>3548550</text:p>
              </table:table-cell>
              <table:table-cell office:value-type="float" office:value="199800">
                <text:p>199800</text:p>
              </table:table-cell>
              <table:table-cell office:value-type="float" office:value="1795817">
                <text:p>1795817</text:p>
              </table:table-cell>
              <table:table-cell office:value-type="float" office:value="99900">
                <text:p>99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